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665in"/>
    </style:style>
    <style:style style:name="co2" style:family="table-column">
      <style:table-column-properties fo:break-before="auto" style:column-width="1.4882in"/>
    </style:style>
    <style:style style:name="co3" style:family="table-column">
      <style:table-column-properties fo:break-before="auto" style:column-width="0.3043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0.2717in"/>
    </style:style>
    <style:style style:name="co6" style:family="table-column">
      <style:table-column-properties fo:break-before="auto" style:column-width="0.3146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4" table:default-cell-style-name="ce1"/>
        <table:table-column table:style-name="co6" table:default-cell-style-name="Default"/>
        <table:table-row table:style-name="ro1">
          <table:table-cell office:value-type="string">
            <text:p>domain</text:p>
          </table:table-cell>
          <table:table-cell office:value-type="string">
            <text:p>problem</text:p>
          </table:table-cell>
          <table:table-cell office:value-type="string">
            <text:p>plb</text:p>
          </table:table-cell>
          <table:table-cell table:style-name="Default" office:value-type="string">
            <text:p>pex</text:p>
          </table:table-cell>
          <table:table-cell office:value-type="string">
            <text:p>flb</text:p>
          </table:table-cell>
          <table:table-cell table:style-name="Default" office:value-type="string">
            <text:p>fex</text:p>
          </table:table-cell>
          <table:table-cell office:value-type="string">
            <text:p>fub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0-0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0-1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0-2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1-0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1-1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1-2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2-0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2-1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3-0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3-1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4-0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4-1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5-0</text:p>
          </table:table-cell>
          <table:table-cell office:value-type="float" office:value="28">
            <text:p>28</text:p>
          </table:table-cell>
          <table:table-cell office:value-type="string">
            <text:p>TRUE</text:p>
          </table:table-cell>
          <table:table-cell office:value-type="float" office:value="28">
            <text:p>28</text:p>
          </table:table-cell>
          <table:table-cell office:value-type="string">
            <text:p>TRUE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5-1</text:p>
          </table:table-cell>
          <table:table-cell office:value-type="float" office:value="28">
            <text:p>28</text:p>
          </table:table-cell>
          <table:table-cell office:value-type="string">
            <text:p>TRUE</text:p>
          </table:table-cell>
          <table:table-cell office:value-type="float" office:value="28">
            <text:p>28</text:p>
          </table:table-cell>
          <table:table-cell office:value-type="string">
            <text:p>TRUE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6-1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6-2</text:p>
          </table:table-cell>
          <table:table-cell office:value-type="float" office:value="28">
            <text:p>28</text:p>
          </table:table-cell>
          <table:table-cell office:value-type="string">
            <text:p>TRUE</text:p>
          </table:table-cell>
          <table:table-cell office:value-type="float" office:value="28">
            <text:p>28</text:p>
          </table:table-cell>
          <table:table-cell office:value-type="string">
            <text:p>TRUE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7-0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4-0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4-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4-2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5-0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5-1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5-2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6-0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6-1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6-2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7-0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7-1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7-2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8-0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8-1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8-2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9-0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9-1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9-2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0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1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  <table:table-cell office:value-type="string">
            <text:p>FALSE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2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38">
            <text:p>38</text:p>
          </table:table-cell>
          <table:table-cell office:value-type="string">
            <text:p>FALSE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3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4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5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  <table:table-cell office:value-type="string">
            <text:p>FALSE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6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7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8</text:p>
          </table:table-cell>
          <table:table-cell office:value-type="float" office:value="47">
            <text:p>47</text:p>
          </table:table-cell>
          <table:table-cell office:value-type="string">
            <text:p>FALSE</text:p>
          </table:table-cell>
          <table:table-cell office:value-type="float" office:value="38">
            <text:p>38</text:p>
          </table:table-cell>
          <table:table-cell office:value-type="string">
            <text:p>FALSE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9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  <table:table-cell office:value-type="string">
            <text:p>FALS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2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20</text:p>
          </table:table-cell>
          <table:table-cell office:value-type="float" office:value="51">
            <text:p>51</text:p>
          </table:table-cell>
          <table:table-cell office:value-type="string">
            <text:p>FALSE</text:p>
          </table:table-cell>
          <table:table-cell office:value-type="float" office:value="32">
            <text:p>32</text:p>
          </table:table-cell>
          <table:table-cell office:value-type="string">
            <text:p>FALSE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21</text:p>
          </table:table-cell>
          <table:table-cell office:value-type="float" office:value="30">
            <text:p>30</text:p>
          </table:table-cell>
          <table:table-cell office:value-type="string">
            <text:p>FALSE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22</text:p>
          </table:table-cell>
          <table:table-cell office:value-type="float" office:value="66">
            <text:p>66</text:p>
          </table:table-cell>
          <table:table-cell office:value-type="string">
            <text:p>FALSE</text:p>
          </table:table-cell>
          <table:table-cell office:value-type="float" office:value="61">
            <text:p>61</text:p>
          </table:table-cell>
          <table:table-cell office:value-type="string">
            <text:p>FALSE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3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4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5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6</text:p>
          </table:table-cell>
          <table:table-cell office:value-type="float" office:value="42">
            <text:p>42</text:p>
          </table:table-cell>
          <table:table-cell office:value-type="string">
            <text:p>TRUE</text:p>
          </table:table-cell>
          <table:table-cell office:value-type="float" office:value="42">
            <text:p>42</text:p>
          </table:table-cell>
          <table:table-cell office:value-type="string">
            <text:p>TRUE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7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8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9</text:p>
          </table:table-cell>
          <table:table-cell office:value-type="float" office:value="44">
            <text:p>44</text:p>
          </table:table-cell>
          <table:table-cell office:value-type="string">
            <text:p>TRUE</text:p>
          </table:table-cell>
          <table:table-cell office:value-type="float" office:value="44">
            <text:p>44</text:p>
          </table:table-cell>
          <table:table-cell office:value-type="string">
            <text:p>TRUE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0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1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2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3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4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5</text:p>
          </table:table-cell>
          <table:table-cell office:value-type="float" office:value="26">
            <text:p>26</text:p>
          </table:table-cell>
          <table:table-cell office:value-type="string">
            <text:p>FALSE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6</text:p>
          </table:table-cell>
          <table:table-cell office:value-type="float" office:value="39">
            <text:p>39</text:p>
          </table:table-cell>
          <table:table-cell office:value-type="string">
            <text:p>FALSE</text:p>
          </table:table-cell>
          <table:table-cell office:value-type="float" office:value="43">
            <text:p>43</text:p>
          </table:table-cell>
          <table:table-cell office:value-type="string">
            <text:p>FALSE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7</text:p>
          </table:table-cell>
          <table:table-cell office:value-type="float" office:value="43">
            <text:p>43</text:p>
          </table:table-cell>
          <table:table-cell office:value-type="string">
            <text:p>FALSE</text:p>
          </table:table-cell>
          <table:table-cell office:value-type="float" office:value="50">
            <text:p>50</text:p>
          </table:table-cell>
          <table:table-cell office:value-type="string">
            <text:p>FALSE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8</text:p>
          </table:table-cell>
          <table:table-cell office:value-type="float" office:value="44">
            <text:p>44</text:p>
          </table:table-cell>
          <table:table-cell office:value-type="string">
            <text:p>FALSE</text:p>
          </table:table-cell>
          <table:table-cell office:value-type="float" office:value="52">
            <text:p>52</text:p>
          </table:table-cell>
          <table:table-cell office:value-type="string">
            <text:p>FALS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9</text:p>
          </table:table-cell>
          <table:table-cell office:value-type="float" office:value="62">
            <text:p>62</text:p>
          </table:table-cell>
          <table:table-cell office:value-type="string">
            <text:p>FALSE</text:p>
          </table:table-cell>
          <table:table-cell office:value-type="float" office:value="71">
            <text:p>71</text:p>
          </table:table-cell>
          <table:table-cell office:value-type="string">
            <text:p>FALSE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2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20</text:p>
          </table:table-cell>
          <table:table-cell office:value-type="float" office:value="48">
            <text:p>48</text:p>
          </table:table-cell>
          <table:table-cell office:value-type="string">
            <text:p>FALSE</text:p>
          </table:table-cell>
          <table:table-cell office:value-type="float" office:value="65">
            <text:p>65</text:p>
          </table:table-cell>
          <table:table-cell office:value-type="string">
            <text:p>FALSE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3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4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5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6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7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8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9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0-1</text:p>
          </table:table-cell>
          <table:table-cell office:value-type="float" office:value="48">
            <text:p>48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  <table:table-cell office:value-type="string">
            <text:p>FALSE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0-2</text:p>
          </table:table-cell>
          <table:table-cell office:value-type="float" office:value="50">
            <text:p>50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  <table:table-cell office:value-type="string">
            <text:p>FALSE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0-3</text:p>
          </table:table-cell>
          <table:table-cell office:value-type="float" office:value="47">
            <text:p>47</text:p>
          </table:table-cell>
          <table:table-cell office:value-type="string">
            <text:p>FALSE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0-4</text:p>
          </table:table-cell>
          <table:table-cell office:value-type="float" office:value="48">
            <text:p>48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  <table:table-cell office:value-type="string">
            <text:p>FALSE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0-5</text:p>
          </table:table-cell>
          <table:table-cell office:value-type="float" office:value="46">
            <text:p>46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  <table:table-cell office:value-type="string">
            <text:p>FALSE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1-1</text:p>
          </table:table-cell>
          <table:table-cell office:value-type="float" office:value="49">
            <text:p>49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  <table:table-cell office:value-type="string">
            <text:p>FALSE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1-2</text:p>
          </table:table-cell>
          <table:table-cell office:value-type="float" office:value="50">
            <text:p>50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  <table:table-cell office:value-type="string">
            <text:p>FALSE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1-3</text:p>
          </table:table-cell>
          <table:table-cell office:value-type="float" office:value="49">
            <text:p>49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  <table:table-cell office:value-type="string">
            <text:p>FALSE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1-4</text:p>
          </table:table-cell>
          <table:table-cell office:value-type="float" office:value="52">
            <text:p>52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  <table:table-cell office:value-type="string">
            <text:p>FALSE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1-5</text:p>
          </table:table-cell>
          <table:table-cell office:value-type="float" office:value="53">
            <text:p>53</text:p>
          </table:table-cell>
          <table:table-cell office:value-type="string">
            <text:p>FALSE</text:p>
          </table:table-cell>
          <table:table-cell office:value-type="float" office:value="21">
            <text:p>21</text:p>
          </table:table-cell>
          <table:table-cell office:value-type="string">
            <text:p>FALSE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2-1</text:p>
          </table:table-cell>
          <table:table-cell office:value-type="float" office:value="55">
            <text:p>55</text:p>
          </table:table-cell>
          <table:table-cell office:value-type="string">
            <text:p>FALSE</text:p>
          </table:table-cell>
          <table:table-cell office:value-type="float" office:value="22">
            <text:p>22</text:p>
          </table:table-cell>
          <table:table-cell office:value-type="string">
            <text:p>FALSE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2-2</text:p>
          </table:table-cell>
          <table:table-cell office:value-type="float" office:value="51">
            <text:p>51</text:p>
          </table:table-cell>
          <table:table-cell office:value-type="string">
            <text:p>FALSE</text:p>
          </table:table-cell>
          <table:table-cell office:value-type="float" office:value="21">
            <text:p>21</text:p>
          </table:table-cell>
          <table:table-cell office:value-type="string">
            <text:p>FALSE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2-3</text:p>
          </table:table-cell>
          <table:table-cell office:value-type="float" office:value="53">
            <text:p>53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  <table:table-cell office:value-type="string">
            <text:p>FALSE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2-4</text:p>
          </table:table-cell>
          <table:table-cell office:value-type="float" office:value="54">
            <text:p>54</text:p>
          </table:table-cell>
          <table:table-cell office:value-type="string">
            <text:p>FALSE</text:p>
          </table:table-cell>
          <table:table-cell office:value-type="float" office:value="22">
            <text:p>22</text:p>
          </table:table-cell>
          <table:table-cell office:value-type="string">
            <text:p>FALSE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2-5</text:p>
          </table:table-cell>
          <table:table-cell office:value-type="float" office:value="53">
            <text:p>53</text:p>
          </table:table-cell>
          <table:table-cell office:value-type="string">
            <text:p>FALSE</text:p>
          </table:table-cell>
          <table:table-cell office:value-type="float" office:value="24">
            <text:p>24</text:p>
          </table:table-cell>
          <table:table-cell office:value-type="string">
            <text:p>FALSE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3-1</text:p>
          </table:table-cell>
          <table:table-cell office:value-type="float" office:value="58">
            <text:p>58</text:p>
          </table:table-cell>
          <table:table-cell office:value-type="string">
            <text:p>FALSE</text:p>
          </table:table-cell>
          <table:table-cell office:value-type="float" office:value="23">
            <text:p>23</text:p>
          </table:table-cell>
          <table:table-cell office:value-type="string">
            <text:p>FALSE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3-2</text:p>
          </table:table-cell>
          <table:table-cell office:value-type="float" office:value="58">
            <text:p>58</text:p>
          </table:table-cell>
          <table:table-cell office:value-type="string">
            <text:p>FALSE</text:p>
          </table:table-cell>
          <table:table-cell office:value-type="float" office:value="23">
            <text:p>23</text:p>
          </table:table-cell>
          <table:table-cell office:value-type="string">
            <text:p>FALSE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3-3</text:p>
          </table:table-cell>
          <table:table-cell office:value-type="float" office:value="59">
            <text:p>59</text:p>
          </table:table-cell>
          <table:table-cell office:value-type="string">
            <text:p>FALSE</text:p>
          </table:table-cell>
          <table:table-cell office:value-type="float" office:value="22">
            <text:p>22</text:p>
          </table:table-cell>
          <table:table-cell office:value-type="string">
            <text:p>FALSE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3-4</text:p>
          </table:table-cell>
          <table:table-cell office:value-type="float" office:value="58">
            <text:p>58</text:p>
          </table:table-cell>
          <table:table-cell office:value-type="string">
            <text:p>FALSE</text:p>
          </table:table-cell>
          <table:table-cell office:value-type="float" office:value="23">
            <text:p>23</text:p>
          </table:table-cell>
          <table:table-cell office:value-type="string">
            <text:p>FALSE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3-5</text:p>
          </table:table-cell>
          <table:table-cell office:value-type="float" office:value="60">
            <text:p>60</text:p>
          </table:table-cell>
          <table:table-cell office:value-type="string">
            <text:p>FALSE</text:p>
          </table:table-cell>
          <table:table-cell office:value-type="float" office:value="26">
            <text:p>26</text:p>
          </table:table-cell>
          <table:table-cell office:value-type="string">
            <text:p>FALSE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2-1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2-2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2-3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2-4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2-5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3-1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3-2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3-3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3-4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3-5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4-1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4-2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4-3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4-4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4-5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5-1</text:p>
          </table:table-cell>
          <table:table-cell office:value-type="float" office:value="24">
            <text:p>24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5-2</text:p>
          </table:table-cell>
          <table:table-cell office:value-type="float" office:value="23">
            <text:p>23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5-3</text:p>
          </table:table-cell>
          <table:table-cell office:value-type="float" office:value="24">
            <text:p>24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5-4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5-5</text:p>
          </table:table-cell>
          <table:table-cell office:value-type="float" office:value="25">
            <text:p>25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6-1</text:p>
          </table:table-cell>
          <table:table-cell office:value-type="float" office:value="29">
            <text:p>29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6-2</text:p>
          </table:table-cell>
          <table:table-cell office:value-type="float" office:value="28">
            <text:p>28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6-3</text:p>
          </table:table-cell>
          <table:table-cell office:value-type="float" office:value="28">
            <text:p>28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6-4</text:p>
          </table:table-cell>
          <table:table-cell office:value-type="float" office:value="28">
            <text:p>28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6-5</text:p>
          </table:table-cell>
          <table:table-cell office:value-type="float" office:value="32">
            <text:p>32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7-1</text:p>
          </table:table-cell>
          <table:table-cell office:value-type="float" office:value="35">
            <text:p>35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7-2</text:p>
          </table:table-cell>
          <table:table-cell office:value-type="float" office:value="34">
            <text:p>34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7-3</text:p>
          </table:table-cell>
          <table:table-cell office:value-type="float" office:value="31">
            <text:p>31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7-4</text:p>
          </table:table-cell>
          <table:table-cell office:value-type="float" office:value="35">
            <text:p>35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7-5</text:p>
          </table:table-cell>
          <table:table-cell office:value-type="float" office:value="34">
            <text:p>34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8-1</text:p>
          </table:table-cell>
          <table:table-cell office:value-type="float" office:value="38">
            <text:p>38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8-2</text:p>
          </table:table-cell>
          <table:table-cell office:value-type="float" office:value="38">
            <text:p>38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8-3</text:p>
          </table:table-cell>
          <table:table-cell office:value-type="float" office:value="38">
            <text:p>38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8-4</text:p>
          </table:table-cell>
          <table:table-cell office:value-type="float" office:value="40">
            <text:p>40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8-5</text:p>
          </table:table-cell>
          <table:table-cell office:value-type="float" office:value="39">
            <text:p>39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9-1</text:p>
          </table:table-cell>
          <table:table-cell office:value-type="float" office:value="44">
            <text:p>44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9-2</text:p>
          </table:table-cell>
          <table:table-cell office:value-type="float" office:value="43">
            <text:p>43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9-3</text:p>
          </table:table-cell>
          <table:table-cell office:value-type="float" office:value="41">
            <text:p>41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9-4</text:p>
          </table:table-cell>
          <table:table-cell office:value-type="float" office:value="44">
            <text:p>44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9-5</text:p>
          </table:table-cell>
          <table:table-cell office:value-type="float" office:value="41">
            <text:p>41</text:p>
          </table:table-cell>
          <table:table-cell office:value-type="string">
            <text:p>FALSE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01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02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03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04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05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06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07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08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09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0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1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2</text:p>
          </table:table-cell>
          <table:table-cell office:value-type="float" office:value="53">
            <text:p>53</text:p>
          </table:table-cell>
          <table:table-cell office:value-type="string">
            <text:p>TRUE</text:p>
          </table:table-cell>
          <table:table-cell office:value-type="float" office:value="53">
            <text:p>53</text:p>
          </table:table-cell>
          <table:table-cell office:value-type="string">
            <text:p>TRUE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3</text:p>
          </table:table-cell>
          <table:table-cell office:value-type="float" office:value="57">
            <text:p>57</text:p>
          </table:table-cell>
          <table:table-cell office:value-type="string">
            <text:p>TRUE</text:p>
          </table:table-cell>
          <table:table-cell office:value-type="float" office:value="57">
            <text:p>57</text:p>
          </table:table-cell>
          <table:table-cell office:value-type="string">
            <text:p>TRUE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4</text:p>
          </table:table-cell>
          <table:table-cell office:value-type="float" office:value="61">
            <text:p>61</text:p>
          </table:table-cell>
          <table:table-cell office:value-type="string">
            <text:p>TRUE</text:p>
          </table:table-cell>
          <table:table-cell office:value-type="float" office:value="61">
            <text:p>61</text:p>
          </table:table-cell>
          <table:table-cell office:value-type="string">
            <text:p>TRUE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5</text:p>
          </table:table-cell>
          <table:table-cell office:value-type="float" office:value="65">
            <text:p>65</text:p>
          </table:table-cell>
          <table:table-cell office:value-type="string">
            <text:p>TRUE</text:p>
          </table:table-cell>
          <table:table-cell office:value-type="float" office:value="65">
            <text:p>65</text:p>
          </table:table-cell>
          <table:table-cell office:value-type="string">
            <text:p>TRUE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6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7</text:p>
          </table:table-cell>
          <table:table-cell office:value-type="float" office:value="73">
            <text:p>73</text:p>
          </table:table-cell>
          <table:table-cell office:value-type="string">
            <text:p>TRUE</text:p>
          </table:table-cell>
          <table:table-cell office:value-type="float" office:value="73">
            <text:p>73</text:p>
          </table:table-cell>
          <table:table-cell office:value-type="string">
            <text:p>TRUE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8</text:p>
          </table:table-cell>
          <table:table-cell office:value-type="float" office:value="77">
            <text:p>77</text:p>
          </table:table-cell>
          <table:table-cell office:value-type="string">
            <text:p>TRUE</text:p>
          </table:table-cell>
          <table:table-cell office:value-type="float" office:value="77">
            <text:p>77</text:p>
          </table:table-cell>
          <table:table-cell office:value-type="string">
            <text:p>TRUE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9</text:p>
          </table:table-cell>
          <table:table-cell office:value-type="float" office:value="81">
            <text:p>81</text:p>
          </table:table-cell>
          <table:table-cell office:value-type="string">
            <text:p>TRUE</text:p>
          </table:table-cell>
          <table:table-cell office:value-type="float" office:value="81">
            <text:p>81</text:p>
          </table:table-cell>
          <table:table-cell office:value-type="string">
            <text:p>TRUE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20</text:p>
          </table:table-cell>
          <table:table-cell office:value-type="float" office:value="85">
            <text:p>85</text:p>
          </table:table-cell>
          <table:table-cell office:value-type="string">
            <text:p>TRUE</text:p>
          </table:table-cell>
          <table:table-cell office:value-type="float" office:value="85">
            <text:p>85</text:p>
          </table:table-cell>
          <table:table-cell office:value-type="string">
            <text:p>TRUE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0-0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0-1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1-0</text:p>
          </table:table-cell>
          <table:table-cell office:value-type="string">
            <text:p>Inf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1-1</text:p>
          </table:table-cell>
          <table:table-cell office:value-type="float" office:value="55">
            <text:p>55</text:p>
          </table:table-cell>
          <table:table-cell office:value-type="string">
            <text:p>TRUE</text:p>
          </table:table-cell>
          <table:table-cell office:value-type="float" office:value="55">
            <text:p>55</text:p>
          </table:table-cell>
          <table:table-cell office:value-type="string">
            <text:p>TRUE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2-0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2-1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3-0</text:p>
          </table:table-cell>
          <table:table-cell office:value-type="float" office:value="67">
            <text:p>67</text:p>
          </table:table-cell>
          <table:table-cell office:value-type="string">
            <text:p>TRUE</text:p>
          </table:table-cell>
          <table:table-cell office:value-type="float" office:value="67">
            <text:p>67</text:p>
          </table:table-cell>
          <table:table-cell office:value-type="string">
            <text:p>TRUE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3-1</text:p>
          </table:table-cell>
          <table:table-cell office:value-type="float" office:value="57">
            <text:p>57</text:p>
          </table:table-cell>
          <table:table-cell office:value-type="string">
            <text:p>TRUE</text:p>
          </table:table-cell>
          <table:table-cell office:value-type="float" office:value="57">
            <text:p>57</text:p>
          </table:table-cell>
          <table:table-cell office:value-type="string">
            <text:p>TRUE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4-0</text:p>
          </table:table-cell>
          <table:table-cell office:value-type="float" office:value="55">
            <text:p>55</text:p>
          </table:table-cell>
          <table:table-cell office:value-type="string">
            <text:p>TRUE</text:p>
          </table:table-cell>
          <table:table-cell office:value-type="float" office:value="55">
            <text:p>55</text:p>
          </table:table-cell>
          <table:table-cell office:value-type="string">
            <text:p>TRUE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4-1</text:p>
          </table:table-cell>
          <table:table-cell office:value-type="float" office:value="67">
            <text:p>67</text:p>
          </table:table-cell>
          <table:table-cell office:value-type="string">
            <text:p>TRUE</text:p>
          </table:table-cell>
          <table:table-cell office:value-type="float" office:value="67">
            <text:p>67</text:p>
          </table:table-cell>
          <table:table-cell office:value-type="string">
            <text:p>TRUE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5-0</text:p>
          </table:table-cell>
          <table:table-cell office:value-type="float" office:value="71">
            <text:p>71</text:p>
          </table:table-cell>
          <table:table-cell office:value-type="string">
            <text:p>TRUE</text:p>
          </table:table-cell>
          <table:table-cell office:value-type="float" office:value="71">
            <text:p>71</text:p>
          </table:table-cell>
          <table:table-cell office:value-type="string">
            <text:p>TRUE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5-1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4-0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4-1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4-2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5-0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5-1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5-2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6-0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6-1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6-2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7-0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7-1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8-0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8-1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9-0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9-1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01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02</text:p>
          </table:table-cell>
          <table:table-cell office:value-type="float" office:value="26">
            <text:p>26</text:p>
          </table:table-cell>
          <table:table-cell office:value-type="string">
            <text:p>FALSE</text:p>
          </table:table-cell>
          <table:table-cell office:value-type="float" office:value="28">
            <text:p>28</text:p>
          </table:table-cell>
          <table:table-cell office:value-type="string">
            <text:p>TRUE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03</text:p>
          </table:table-cell>
          <table:table-cell office:value-type="float" office:value="50">
            <text:p>50</text:p>
          </table:table-cell>
          <table:table-cell office:value-type="string">
            <text:p>TRUE</text:p>
          </table:table-cell>
          <table:table-cell office:value-type="float" office:value="50">
            <text:p>50</text:p>
          </table:table-cell>
          <table:table-cell office:value-type="string">
            <text:p>TRU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04</text:p>
          </table:table-cell>
          <table:table-cell office:value-type="float" office:value="53">
            <text:p>53</text:p>
          </table:table-cell>
          <table:table-cell office:value-type="string">
            <text:p>FALSE</text:p>
          </table:table-cell>
          <table:table-cell office:value-type="float" office:value="53">
            <text:p>53</text:p>
          </table:table-cell>
          <table:table-cell office:value-type="string">
            <text:p>TRUE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05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06</text:p>
          </table:table-cell>
          <table:table-cell office:value-type="float" office:value="65">
            <text:p>65</text:p>
          </table:table-cell>
          <table:table-cell office:value-type="string">
            <text:p>TRUE</text:p>
          </table:table-cell>
          <table:table-cell office:value-type="float" office:value="65">
            <text:p>65</text:p>
          </table:table-cell>
          <table:table-cell office:value-type="string">
            <text:p>TRUE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07</text:p>
          </table:table-cell>
          <table:table-cell office:value-type="float" office:value="26">
            <text:p>26</text:p>
          </table:table-cell>
          <table:table-cell office:value-type="string">
            <text:p>FALSE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08</text:p>
          </table:table-cell>
          <table:table-cell office:value-type="float" office:value="35">
            <text:p>35</text:p>
          </table:table-cell>
          <table:table-cell office:value-type="string">
            <text:p>FALSE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09</text:p>
          </table:table-cell>
          <table:table-cell office:value-type="float" office:value="75">
            <text:p>75</text:p>
          </table:table-cell>
          <table:table-cell office:value-type="string">
            <text:p>TRUE</text:p>
          </table:table-cell>
          <table:table-cell office:value-type="float" office:value="74">
            <text:p>74</text:p>
          </table:table-cell>
          <table:table-cell office:value-type="string">
            <text:p>FALSE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0</text:p>
          </table:table-cell>
          <table:table-cell office:value-type="float" office:value="87">
            <text:p>87</text:p>
          </table:table-cell>
          <table:table-cell office:value-type="string">
            <text:p>FALSE</text:p>
          </table:table-cell>
          <table:table-cell office:value-type="float" office:value="92">
            <text:p>92</text:p>
          </table:table-cell>
          <table:table-cell office:value-type="string">
            <text:p>FALSE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1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2</text:p>
          </table:table-cell>
          <table:table-cell office:value-type="float" office:value="28">
            <text:p>28</text:p>
          </table:table-cell>
          <table:table-cell office:value-type="string">
            <text:p>FALSE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3</text:p>
          </table:table-cell>
          <table:table-cell office:value-type="float" office:value="52">
            <text:p>52</text:p>
          </table:table-cell>
          <table:table-cell office:value-type="string">
            <text:p>FALSE</text:p>
          </table:table-cell>
          <table:table-cell office:value-type="float" office:value="65">
            <text:p>65</text:p>
          </table:table-cell>
          <table:table-cell office:value-type="string">
            <text:p>TRUE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4</text:p>
          </table:table-cell>
          <table:table-cell office:value-type="float" office:value="66">
            <text:p>66</text:p>
          </table:table-cell>
          <table:table-cell office:value-type="string">
            <text:p>FALSE</text:p>
          </table:table-cell>
          <table:table-cell office:value-type="float" office:value="80">
            <text:p>80</text:p>
          </table:table-cell>
          <table:table-cell office:value-type="string">
            <text:p>FALSE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5</text:p>
          </table:table-cell>
          <table:table-cell office:value-type="float" office:value="82">
            <text:p>82</text:p>
          </table:table-cell>
          <table:table-cell office:value-type="string">
            <text:p>TRUE</text:p>
          </table:table-cell>
          <table:table-cell office:value-type="float" office:value="81">
            <text:p>81</text:p>
          </table:table-cell>
          <table:table-cell office:value-type="string">
            <text:p>FALSE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6</text:p>
          </table:table-cell>
          <table:table-cell office:value-type="float" office:value="49">
            <text:p>49</text:p>
          </table:table-cell>
          <table:table-cell office:value-type="string">
            <text:p>FALSE</text:p>
          </table:table-cell>
          <table:table-cell office:value-type="float" office:value="51">
            <text:p>51</text:p>
          </table:table-cell>
          <table:table-cell office:value-type="string">
            <text:p>FALSE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7</text:p>
          </table:table-cell>
          <table:table-cell office:value-type="float" office:value="42">
            <text:p>42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  <table:table-cell office:value-type="string">
            <text:p>FALSE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8</text:p>
          </table:table-cell>
          <table:table-cell office:value-type="float" office:value="122">
            <text:p>122</text:p>
          </table:table-cell>
          <table:table-cell office:value-type="string">
            <text:p>FALSE</text:p>
          </table:table-cell>
          <table:table-cell office:value-type="float" office:value="150">
            <text:p>150</text:p>
          </table:table-cell>
          <table:table-cell office:value-type="string">
            <text:p>FALSE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9</text:p>
          </table:table-cell>
          <table:table-cell office:value-type="float" office:value="103">
            <text:p>103</text:p>
          </table:table-cell>
          <table:table-cell office:value-type="string">
            <text:p>FALSE</text:p>
          </table:table-cell>
          <table:table-cell office:value-type="float" office:value="126">
            <text:p>126</text:p>
          </table:table-cell>
          <table:table-cell office:value-type="string">
            <text:p>FALSE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0</text:p>
          </table:table-cell>
          <table:table-cell office:value-type="float" office:value="118">
            <text:p>118</text:p>
          </table:table-cell>
          <table:table-cell office:value-type="string">
            <text:p>FALSE</text:p>
          </table:table-cell>
          <table:table-cell office:value-type="float" office:value="127">
            <text:p>127</text:p>
          </table:table-cell>
          <table:table-cell office:value-type="string">
            <text:p>FALSE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1</text:p>
          </table:table-cell>
          <table:table-cell office:value-type="float" office:value="77">
            <text:p>77</text:p>
          </table:table-cell>
          <table:table-cell office:value-type="string">
            <text:p>FALSE</text:p>
          </table:table-cell>
          <table:table-cell office:value-type="float" office:value="94">
            <text:p>94</text:p>
          </table:table-cell>
          <table:table-cell office:value-type="string">
            <text:p>FALSE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2</text:p>
          </table:table-cell>
          <table:table-cell office:value-type="float" office:value="210">
            <text:p>210</text:p>
          </table:table-cell>
          <table:table-cell office:value-type="string">
            <text:p>FALSE</text:p>
          </table:table-cell>
          <table:table-cell office:value-type="float" office:value="247">
            <text:p>247</text:p>
          </table:table-cell>
          <table:table-cell office:value-type="string">
            <text:p>FALSE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3</text:p>
          </table:table-cell>
          <table:table-cell office:value-type="float" office:value="95">
            <text:p>95</text:p>
          </table:table-cell>
          <table:table-cell office:value-type="string">
            <text:p>FALSE</text:p>
          </table:table-cell>
          <table:table-cell office:value-type="float" office:value="99">
            <text:p>99</text:p>
          </table:table-cell>
          <table:table-cell office:value-type="string">
            <text:p>FALSE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4</text:p>
          </table:table-cell>
          <table:table-cell office:value-type="float" office:value="37">
            <text:p>37</text:p>
          </table:table-cell>
          <table:table-cell office:value-type="string">
            <text:p>FALSE</text:p>
          </table:table-cell>
          <table:table-cell office:value-type="float" office:value="38">
            <text:p>38</text:p>
          </table:table-cell>
          <table:table-cell office:value-type="string">
            <text:p>FALS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5</text:p>
          </table:table-cell>
          <table:table-cell office:value-type="string">
            <text:p>Inf</text:p>
          </table:table-cell>
          <table:table-cell office:value-type="string">
            <text:p>FALSE</text:p>
          </table:table-cell>
          <table:table-cell office:value-type="float" office:value="173">
            <text:p>173</text:p>
          </table:table-cell>
          <table:table-cell office:value-type="string">
            <text:p>FALSE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6</text:p>
          </table:table-cell>
          <table:table-cell office:value-type="float" office:value="168">
            <text:p>168</text:p>
          </table:table-cell>
          <table:table-cell office:value-type="string">
            <text:p>FALSE</text:p>
          </table:table-cell>
          <table:table-cell office:value-type="float" office:value="175">
            <text:p>175</text:p>
          </table:table-cell>
          <table:table-cell office:value-type="string">
            <text:p>TRUE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7</text:p>
          </table:table-cell>
          <table:table-cell office:value-type="float" office:value="121">
            <text:p>121</text:p>
          </table:table-cell>
          <table:table-cell office:value-type="string">
            <text:p>FALSE</text:p>
          </table:table-cell>
          <table:table-cell office:value-type="float" office:value="133">
            <text:p>133</text:p>
          </table:table-cell>
          <table:table-cell office:value-type="string">
            <text:p>FALSE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8</text:p>
          </table:table-cell>
          <table:table-cell office:value-type="string">
            <text:p>Inf</text:p>
          </table:table-cell>
          <table:table-cell office:value-type="string">
            <text:p>FALSE</text:p>
          </table:table-cell>
          <table:table-cell office:value-type="float" office:value="240">
            <text:p>240</text:p>
          </table:table-cell>
          <table:table-cell office:value-type="string">
            <text:p>FALSE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9</text:p>
          </table:table-cell>
          <table:table-cell office:value-type="float" office:value="228">
            <text:p>228</text:p>
          </table:table-cell>
          <table:table-cell office:value-type="string">
            <text:p>FALSE</text:p>
          </table:table-cell>
          <table:table-cell office:value-type="float" office:value="270">
            <text:p>270</text:p>
          </table:table-cell>
          <table:table-cell office:value-type="string">
            <text:p>FALSE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30</text:p>
          </table:table-cell>
          <table:table-cell office:value-type="string">
            <text:p>Inf</text:p>
          </table:table-cell>
          <table:table-cell office:value-type="string">
            <text:p>FALSE</text:p>
          </table:table-cell>
          <table:table-cell office:value-type="float" office:value="123">
            <text:p>123</text:p>
          </table:table-cell>
          <table:table-cell office:value-type="string">
            <text:p>FALSE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31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32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33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34</text:p>
          </table:table-cell>
          <table:table-cell office:value-type="float" office:value="42">
            <text:p>42</text:p>
          </table:table-cell>
          <table:table-cell office:value-type="string">
            <text:p>TRUE</text:p>
          </table:table-cell>
          <table:table-cell office:value-type="float" office:value="42">
            <text:p>42</text:p>
          </table:table-cell>
          <table:table-cell office:value-type="string">
            <text:p>TRUE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35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-0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0-0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0-1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0-2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0-3</text:p>
          </table:table-cell>
          <table:table-cell office:value-type="float" office:value="34">
            <text:p>34</text:p>
          </table:table-cell>
          <table:table-cell office:value-type="string">
            <text:p>TRUE</text:p>
          </table:table-cell>
          <table:table-cell office:value-type="float" office:value="34">
            <text:p>34</text:p>
          </table:table-cell>
          <table:table-cell office:value-type="string">
            <text:p>TRUE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0-4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-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1-0</text:p>
          </table:table-cell>
          <table:table-cell office:value-type="float" office:value="36">
            <text:p>36</text:p>
          </table:table-cell>
          <table:table-cell office:value-type="string">
            <text:p>TRUE</text:p>
          </table:table-cell>
          <table:table-cell office:value-type="float" office:value="36">
            <text:p>36</text:p>
          </table:table-cell>
          <table:table-cell office:value-type="string">
            <text:p>TRUE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1-1</text:p>
          </table:table-cell>
          <table:table-cell office:value-type="float" office:value="34">
            <text:p>34</text:p>
          </table:table-cell>
          <table:table-cell office:value-type="string">
            <text:p>TRUE</text:p>
          </table:table-cell>
          <table:table-cell office:value-type="float" office:value="34">
            <text:p>34</text:p>
          </table:table-cell>
          <table:table-cell office:value-type="string">
            <text:p>TRUE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1-2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1-3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1-4</text:p>
          </table:table-cell>
          <table:table-cell office:value-type="float" office:value="34">
            <text:p>34</text:p>
          </table:table-cell>
          <table:table-cell office:value-type="string">
            <text:p>TRUE</text:p>
          </table:table-cell>
          <table:table-cell office:value-type="float" office:value="34">
            <text:p>34</text:p>
          </table:table-cell>
          <table:table-cell office:value-type="string">
            <text:p>TRUE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-2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2-0</text:p>
          </table:table-cell>
          <table:table-cell office:value-type="float" office:value="40">
            <text:p>40</text:p>
          </table:table-cell>
          <table:table-cell office:value-type="string">
            <text:p>TRUE</text:p>
          </table:table-cell>
          <table:table-cell office:value-type="float" office:value="40">
            <text:p>40</text:p>
          </table:table-cell>
          <table:table-cell office:value-type="string">
            <text:p>TRUE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2-1</text:p>
          </table:table-cell>
          <table:table-cell office:value-type="float" office:value="40">
            <text:p>40</text:p>
          </table:table-cell>
          <table:table-cell office:value-type="string">
            <text:p>TRUE</text:p>
          </table:table-cell>
          <table:table-cell office:value-type="float" office:value="40">
            <text:p>40</text:p>
          </table:table-cell>
          <table:table-cell office:value-type="string">
            <text:p>TRUE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2-2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2-3</text:p>
          </table:table-cell>
          <table:table-cell office:value-type="float" office:value="38">
            <text:p>38</text:p>
          </table:table-cell>
          <table:table-cell office:value-type="string">
            <text:p>TRUE</text:p>
          </table:table-cell>
          <table:table-cell office:value-type="float" office:value="38">
            <text:p>38</text:p>
          </table:table-cell>
          <table:table-cell office:value-type="string">
            <text:p>TRUE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2-4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-3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3-0</text:p>
          </table:table-cell>
          <table:table-cell office:value-type="float" office:value="43">
            <text:p>43</text:p>
          </table:table-cell>
          <table:table-cell office:value-type="string">
            <text:p>TRUE</text:p>
          </table:table-cell>
          <table:table-cell office:value-type="float" office:value="43">
            <text:p>43</text:p>
          </table:table-cell>
          <table:table-cell office:value-type="string">
            <text:p>TRUE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3-1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3-2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3-3</text:p>
          </table:table-cell>
          <table:table-cell office:value-type="float" office:value="43">
            <text:p>43</text:p>
          </table:table-cell>
          <table:table-cell office:value-type="string">
            <text:p>TRUE</text:p>
          </table:table-cell>
          <table:table-cell office:value-type="float" office:value="43">
            <text:p>43</text:p>
          </table:table-cell>
          <table:table-cell office:value-type="string">
            <text:p>TRUE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3-4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-4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4-0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4-1</text:p>
          </table:table-cell>
          <table:table-cell office:value-type="float" office:value="47">
            <text:p>47</text:p>
          </table:table-cell>
          <table:table-cell office:value-type="string">
            <text:p>TRUE</text:p>
          </table:table-cell>
          <table:table-cell office:value-type="float" office:value="47">
            <text:p>47</text:p>
          </table:table-cell>
          <table:table-cell office:value-type="string">
            <text:p>TRUE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4-2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4-3</text:p>
          </table:table-cell>
          <table:table-cell office:value-type="float" office:value="42">
            <text:p>42</text:p>
          </table:table-cell>
          <table:table-cell office:value-type="string">
            <text:p>TRUE</text:p>
          </table:table-cell>
          <table:table-cell office:value-type="float" office:value="42">
            <text:p>42</text:p>
          </table:table-cell>
          <table:table-cell office:value-type="string">
            <text:p>TRUE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4-4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5-0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5-1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5-2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5-3</text:p>
          </table:table-cell>
          <table:table-cell office:value-type="float" office:value="50">
            <text:p>50</text:p>
          </table:table-cell>
          <table:table-cell office:value-type="string">
            <text:p>TRUE</text:p>
          </table:table-cell>
          <table:table-cell office:value-type="float" office:value="50">
            <text:p>50</text:p>
          </table:table-cell>
          <table:table-cell office:value-type="string">
            <text:p>TRU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5-4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6-0</text:p>
          </table:table-cell>
          <table:table-cell office:value-type="float" office:value="53">
            <text:p>53</text:p>
          </table:table-cell>
          <table:table-cell office:value-type="string">
            <text:p>TRUE</text:p>
          </table:table-cell>
          <table:table-cell office:value-type="float" office:value="53">
            <text:p>53</text:p>
          </table:table-cell>
          <table:table-cell office:value-type="string">
            <text:p>TRUE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6-1</text:p>
          </table:table-cell>
          <table:table-cell office:value-type="float" office:value="52">
            <text:p>52</text:p>
          </table:table-cell>
          <table:table-cell office:value-type="string">
            <text:p>TRUE</text:p>
          </table:table-cell>
          <table:table-cell office:value-type="float" office:value="52">
            <text:p>52</text:p>
          </table:table-cell>
          <table:table-cell office:value-type="string">
            <text:p>TRUE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6-2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6-3</text:p>
          </table:table-cell>
          <table:table-cell office:value-type="float" office:value="51">
            <text:p>51</text:p>
          </table:table-cell>
          <table:table-cell office:value-type="string">
            <text:p>TRUE</text:p>
          </table:table-cell>
          <table:table-cell office:value-type="float" office:value="51">
            <text:p>51</text:p>
          </table:table-cell>
          <table:table-cell office:value-type="string">
            <text:p>TRUE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6-4</text:p>
          </table:table-cell>
          <table:table-cell office:value-type="float" office:value="53">
            <text:p>53</text:p>
          </table:table-cell>
          <table:table-cell office:value-type="string">
            <text:p>TRUE</text:p>
          </table:table-cell>
          <table:table-cell office:value-type="float" office:value="53">
            <text:p>53</text:p>
          </table:table-cell>
          <table:table-cell office:value-type="string">
            <text:p>TRUE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7-0</text:p>
          </table:table-cell>
          <table:table-cell office:value-type="float" office:value="55">
            <text:p>55</text:p>
          </table:table-cell>
          <table:table-cell office:value-type="string">
            <text:p>TRUE</text:p>
          </table:table-cell>
          <table:table-cell office:value-type="float" office:value="55">
            <text:p>55</text:p>
          </table:table-cell>
          <table:table-cell office:value-type="string">
            <text:p>TRUE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7-1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7-2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7-3</text:p>
          </table:table-cell>
          <table:table-cell office:value-type="float" office:value="59">
            <text:p>59</text:p>
          </table:table-cell>
          <table:table-cell office:value-type="string">
            <text:p>TRUE</text:p>
          </table:table-cell>
          <table:table-cell office:value-type="float" office:value="59">
            <text:p>59</text:p>
          </table:table-cell>
          <table:table-cell office:value-type="string">
            <text:p>TRUE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7-4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8-0</text:p>
          </table:table-cell>
          <table:table-cell office:value-type="float" office:value="59">
            <text:p>59</text:p>
          </table:table-cell>
          <table:table-cell office:value-type="string">
            <text:p>TRUE</text:p>
          </table:table-cell>
          <table:table-cell office:value-type="float" office:value="59">
            <text:p>59</text:p>
          </table:table-cell>
          <table:table-cell office:value-type="string">
            <text:p>TRUE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8-1</text:p>
          </table:table-cell>
          <table:table-cell office:value-type="float" office:value="58">
            <text:p>58</text:p>
          </table:table-cell>
          <table:table-cell office:value-type="string">
            <text:p>TRUE</text:p>
          </table:table-cell>
          <table:table-cell office:value-type="float" office:value="58">
            <text:p>58</text:p>
          </table:table-cell>
          <table:table-cell office:value-type="string">
            <text:p>TRUE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8-2</text:p>
          </table:table-cell>
          <table:table-cell office:value-type="float" office:value="58">
            <text:p>58</text:p>
          </table:table-cell>
          <table:table-cell office:value-type="string">
            <text:p>TRUE</text:p>
          </table:table-cell>
          <table:table-cell office:value-type="float" office:value="58">
            <text:p>58</text:p>
          </table:table-cell>
          <table:table-cell office:value-type="string">
            <text:p>TRUE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8-3</text:p>
          </table:table-cell>
          <table:table-cell office:value-type="float" office:value="59">
            <text:p>59</text:p>
          </table:table-cell>
          <table:table-cell office:value-type="string">
            <text:p>TRUE</text:p>
          </table:table-cell>
          <table:table-cell office:value-type="float" office:value="59">
            <text:p>59</text:p>
          </table:table-cell>
          <table:table-cell office:value-type="string">
            <text:p>TRUE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8-4</text:p>
          </table:table-cell>
          <table:table-cell office:value-type="float" office:value="56">
            <text:p>56</text:p>
          </table:table-cell>
          <table:table-cell office:value-type="string">
            <text:p>TRUE</text:p>
          </table:table-cell>
          <table:table-cell office:value-type="float" office:value="56">
            <text:p>56</text:p>
          </table:table-cell>
          <table:table-cell office:value-type="string">
            <text:p>TRUE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9-0</text:p>
          </table:table-cell>
          <table:table-cell office:value-type="float" office:value="62">
            <text:p>62</text:p>
          </table:table-cell>
          <table:table-cell office:value-type="string">
            <text:p>TRUE</text:p>
          </table:table-cell>
          <table:table-cell office:value-type="float" office:value="62">
            <text:p>62</text:p>
          </table:table-cell>
          <table:table-cell office:value-type="string">
            <text:p>TRUE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9-1</text:p>
          </table:table-cell>
          <table:table-cell office:value-type="float" office:value="65">
            <text:p>65</text:p>
          </table:table-cell>
          <table:table-cell office:value-type="string">
            <text:p>TRUE</text:p>
          </table:table-cell>
          <table:table-cell office:value-type="float" office:value="65">
            <text:p>65</text:p>
          </table:table-cell>
          <table:table-cell office:value-type="string">
            <text:p>TRUE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9-2</text:p>
          </table:table-cell>
          <table:table-cell office:value-type="float" office:value="61">
            <text:p>61</text:p>
          </table:table-cell>
          <table:table-cell office:value-type="string">
            <text:p>TRUE</text:p>
          </table:table-cell>
          <table:table-cell office:value-type="float" office:value="61">
            <text:p>61</text:p>
          </table:table-cell>
          <table:table-cell office:value-type="string">
            <text:p>TRUE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9-3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9-4</text:p>
          </table:table-cell>
          <table:table-cell office:value-type="float" office:value="62">
            <text:p>62</text:p>
          </table:table-cell>
          <table:table-cell office:value-type="string">
            <text:p>TRUE</text:p>
          </table:table-cell>
          <table:table-cell office:value-type="float" office:value="62">
            <text:p>62</text:p>
          </table:table-cell>
          <table:table-cell office:value-type="string">
            <text:p>TRUE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-0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0-0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0-1</text:p>
          </table:table-cell>
          <table:table-cell office:value-type="float" office:value="66">
            <text:p>66</text:p>
          </table:table-cell>
          <table:table-cell office:value-type="string">
            <text:p>TRUE</text:p>
          </table:table-cell>
          <table:table-cell office:value-type="float" office:value="66">
            <text:p>66</text:p>
          </table:table-cell>
          <table:table-cell office:value-type="string">
            <text:p>TRUE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0-2</text:p>
          </table:table-cell>
          <table:table-cell office:value-type="float" office:value="62">
            <text:p>62</text:p>
          </table:table-cell>
          <table:table-cell office:value-type="string">
            <text:p>TRUE</text:p>
          </table:table-cell>
          <table:table-cell office:value-type="float" office:value="62">
            <text:p>62</text:p>
          </table:table-cell>
          <table:table-cell office:value-type="string">
            <text:p>TRUE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0-3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0-4</text:p>
          </table:table-cell>
          <table:table-cell office:value-type="float" office:value="64">
            <text:p>64</text:p>
          </table:table-cell>
          <table:table-cell office:value-type="string">
            <text:p>TRUE</text:p>
          </table:table-cell>
          <table:table-cell office:value-type="float" office:value="64">
            <text:p>64</text:p>
          </table:table-cell>
          <table:table-cell office:value-type="string">
            <text:p>TRU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-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1-0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1-1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1-2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1-3</text:p>
          </table:table-cell>
          <table:table-cell office:value-type="float" office:value="66">
            <text:p>66</text:p>
          </table:table-cell>
          <table:table-cell office:value-type="string">
            <text:p>TRUE</text:p>
          </table:table-cell>
          <table:table-cell office:value-type="float" office:value="66">
            <text:p>66</text:p>
          </table:table-cell>
          <table:table-cell office:value-type="string">
            <text:p>TRUE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1-4</text:p>
          </table:table-cell>
          <table:table-cell office:value-type="float" office:value="70">
            <text:p>70</text:p>
          </table:table-cell>
          <table:table-cell office:value-type="string">
            <text:p>TRUE</text:p>
          </table:table-cell>
          <table:table-cell office:value-type="float" office:value="70">
            <text:p>70</text:p>
          </table:table-cell>
          <table:table-cell office:value-type="string">
            <text:p>TRUE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-2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2-0</text:p>
          </table:table-cell>
          <table:table-cell office:value-type="float" office:value="72">
            <text:p>72</text:p>
          </table:table-cell>
          <table:table-cell office:value-type="string">
            <text:p>TRUE</text:p>
          </table:table-cell>
          <table:table-cell office:value-type="float" office:value="72">
            <text:p>72</text:p>
          </table:table-cell>
          <table:table-cell office:value-type="string">
            <text:p>TRUE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2-1</text:p>
          </table:table-cell>
          <table:table-cell office:value-type="float" office:value="70">
            <text:p>70</text:p>
          </table:table-cell>
          <table:table-cell office:value-type="string">
            <text:p>TRUE</text:p>
          </table:table-cell>
          <table:table-cell office:value-type="float" office:value="70">
            <text:p>70</text:p>
          </table:table-cell>
          <table:table-cell office:value-type="string">
            <text:p>TRUE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2-2</text:p>
          </table:table-cell>
          <table:table-cell office:value-type="float" office:value="71">
            <text:p>71</text:p>
          </table:table-cell>
          <table:table-cell office:value-type="string">
            <text:p>TRUE</text:p>
          </table:table-cell>
          <table:table-cell office:value-type="float" office:value="71">
            <text:p>71</text:p>
          </table:table-cell>
          <table:table-cell office:value-type="string">
            <text:p>TRUE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2-3</text:p>
          </table:table-cell>
          <table:table-cell office:value-type="float" office:value="75">
            <text:p>75</text:p>
          </table:table-cell>
          <table:table-cell office:value-type="string">
            <text:p>TRUE</text:p>
          </table:table-cell>
          <table:table-cell office:value-type="float" office:value="75">
            <text:p>75</text:p>
          </table:table-cell>
          <table:table-cell office:value-type="string">
            <text:p>TRUE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2-4</text:p>
          </table:table-cell>
          <table:table-cell office:value-type="float" office:value="71">
            <text:p>71</text:p>
          </table:table-cell>
          <table:table-cell office:value-type="string">
            <text:p>TRUE</text:p>
          </table:table-cell>
          <table:table-cell office:value-type="float" office:value="71">
            <text:p>71</text:p>
          </table:table-cell>
          <table:table-cell office:value-type="string">
            <text:p>TRUE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-3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3-0</text:p>
          </table:table-cell>
          <table:table-cell office:value-type="float" office:value="75">
            <text:p>75</text:p>
          </table:table-cell>
          <table:table-cell office:value-type="string">
            <text:p>TRUE</text:p>
          </table:table-cell>
          <table:table-cell office:value-type="float" office:value="75">
            <text:p>75</text:p>
          </table:table-cell>
          <table:table-cell office:value-type="string">
            <text:p>TRUE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3-1</text:p>
          </table:table-cell>
          <table:table-cell office:value-type="float" office:value="74">
            <text:p>74</text:p>
          </table:table-cell>
          <table:table-cell office:value-type="string">
            <text:p>TRUE</text:p>
          </table:table-cell>
          <table:table-cell office:value-type="float" office:value="74">
            <text:p>74</text:p>
          </table:table-cell>
          <table:table-cell office:value-type="string">
            <text:p>TRUE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3-2</text:p>
          </table:table-cell>
          <table:table-cell office:value-type="float" office:value="73">
            <text:p>73</text:p>
          </table:table-cell>
          <table:table-cell office:value-type="string">
            <text:p>TRUE</text:p>
          </table:table-cell>
          <table:table-cell office:value-type="float" office:value="73">
            <text:p>73</text:p>
          </table:table-cell>
          <table:table-cell office:value-type="string">
            <text:p>TRUE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3-3</text:p>
          </table:table-cell>
          <table:table-cell office:value-type="float" office:value="71">
            <text:p>71</text:p>
          </table:table-cell>
          <table:table-cell office:value-type="string">
            <text:p>TRUE</text:p>
          </table:table-cell>
          <table:table-cell office:value-type="float" office:value="71">
            <text:p>71</text:p>
          </table:table-cell>
          <table:table-cell office:value-type="string">
            <text:p>TRUE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3-4</text:p>
          </table:table-cell>
          <table:table-cell office:value-type="float" office:value="74">
            <text:p>74</text:p>
          </table:table-cell>
          <table:table-cell office:value-type="string">
            <text:p>TRUE</text:p>
          </table:table-cell>
          <table:table-cell office:value-type="float" office:value="74">
            <text:p>74</text:p>
          </table:table-cell>
          <table:table-cell office:value-type="string">
            <text:p>TRUE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-4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4-0</text:p>
          </table:table-cell>
          <table:table-cell office:value-type="float" office:value="79">
            <text:p>79</text:p>
          </table:table-cell>
          <table:table-cell office:value-type="string">
            <text:p>TRUE</text:p>
          </table:table-cell>
          <table:table-cell office:value-type="float" office:value="79">
            <text:p>79</text:p>
          </table:table-cell>
          <table:table-cell office:value-type="string">
            <text:p>TRUE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4-1</text:p>
          </table:table-cell>
          <table:table-cell office:value-type="float" office:value="78">
            <text:p>78</text:p>
          </table:table-cell>
          <table:table-cell office:value-type="string">
            <text:p>TRUE</text:p>
          </table:table-cell>
          <table:table-cell office:value-type="float" office:value="78">
            <text:p>78</text:p>
          </table:table-cell>
          <table:table-cell office:value-type="string">
            <text:p>TRUE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4-2</text:p>
          </table:table-cell>
          <table:table-cell office:value-type="float" office:value="77">
            <text:p>77</text:p>
          </table:table-cell>
          <table:table-cell office:value-type="string">
            <text:p>TRUE</text:p>
          </table:table-cell>
          <table:table-cell office:value-type="float" office:value="77">
            <text:p>77</text:p>
          </table:table-cell>
          <table:table-cell office:value-type="string">
            <text:p>TRUE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4-3</text:p>
          </table:table-cell>
          <table:table-cell office:value-type="float" office:value="79">
            <text:p>79</text:p>
          </table:table-cell>
          <table:table-cell office:value-type="string">
            <text:p>TRUE</text:p>
          </table:table-cell>
          <table:table-cell office:value-type="float" office:value="79">
            <text:p>79</text:p>
          </table:table-cell>
          <table:table-cell office:value-type="string">
            <text:p>TRUE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4-4</text:p>
          </table:table-cell>
          <table:table-cell office:value-type="float" office:value="77">
            <text:p>77</text:p>
          </table:table-cell>
          <table:table-cell office:value-type="string">
            <text:p>TRUE</text:p>
          </table:table-cell>
          <table:table-cell office:value-type="float" office:value="77">
            <text:p>77</text:p>
          </table:table-cell>
          <table:table-cell office:value-type="string">
            <text:p>TRUE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5-0</text:p>
          </table:table-cell>
          <table:table-cell office:value-type="float" office:value="81">
            <text:p>81</text:p>
          </table:table-cell>
          <table:table-cell office:value-type="string">
            <text:p>TRUE</text:p>
          </table:table-cell>
          <table:table-cell office:value-type="float" office:value="81">
            <text:p>81</text:p>
          </table:table-cell>
          <table:table-cell office:value-type="string">
            <text:p>TRUE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5-1</text:p>
          </table:table-cell>
          <table:table-cell office:value-type="float" office:value="85">
            <text:p>85</text:p>
          </table:table-cell>
          <table:table-cell office:value-type="string">
            <text:p>TRUE</text:p>
          </table:table-cell>
          <table:table-cell office:value-type="float" office:value="85">
            <text:p>85</text:p>
          </table:table-cell>
          <table:table-cell office:value-type="string">
            <text:p>TRUE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5-2</text:p>
          </table:table-cell>
          <table:table-cell office:value-type="float" office:value="78">
            <text:p>78</text:p>
          </table:table-cell>
          <table:table-cell office:value-type="string">
            <text:p>TRUE</text:p>
          </table:table-cell>
          <table:table-cell office:value-type="float" office:value="78">
            <text:p>78</text:p>
          </table:table-cell>
          <table:table-cell office:value-type="string">
            <text:p>TRUE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5-3</text:p>
          </table:table-cell>
          <table:table-cell office:value-type="float" office:value="84">
            <text:p>84</text:p>
          </table:table-cell>
          <table:table-cell office:value-type="string">
            <text:p>TRUE</text:p>
          </table:table-cell>
          <table:table-cell office:value-type="float" office:value="84">
            <text:p>84</text:p>
          </table:table-cell>
          <table:table-cell office:value-type="string">
            <text:p>TRUE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5-4</text:p>
          </table:table-cell>
          <table:table-cell office:value-type="float" office:value="82">
            <text:p>82</text:p>
          </table:table-cell>
          <table:table-cell office:value-type="string">
            <text:p>TRUE</text:p>
          </table:table-cell>
          <table:table-cell office:value-type="float" office:value="82">
            <text:p>82</text:p>
          </table:table-cell>
          <table:table-cell office:value-type="string">
            <text:p>TRUE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6-0</text:p>
          </table:table-cell>
          <table:table-cell office:value-type="float" office:value="83">
            <text:p>83</text:p>
          </table:table-cell>
          <table:table-cell office:value-type="string">
            <text:p>TRUE</text:p>
          </table:table-cell>
          <table:table-cell office:value-type="float" office:value="83">
            <text:p>83</text:p>
          </table:table-cell>
          <table:table-cell office:value-type="string">
            <text:p>TRUE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6-1</text:p>
          </table:table-cell>
          <table:table-cell office:value-type="float" office:value="83">
            <text:p>83</text:p>
          </table:table-cell>
          <table:table-cell office:value-type="string">
            <text:p>TRUE</text:p>
          </table:table-cell>
          <table:table-cell office:value-type="float" office:value="83">
            <text:p>83</text:p>
          </table:table-cell>
          <table:table-cell office:value-type="string">
            <text:p>TRUE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6-2</text:p>
          </table:table-cell>
          <table:table-cell office:value-type="float" office:value="90">
            <text:p>90</text:p>
          </table:table-cell>
          <table:table-cell office:value-type="string">
            <text:p>TRUE</text:p>
          </table:table-cell>
          <table:table-cell office:value-type="float" office:value="90">
            <text:p>90</text:p>
          </table:table-cell>
          <table:table-cell office:value-type="string">
            <text:p>TRUE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6-3</text:p>
          </table:table-cell>
          <table:table-cell office:value-type="float" office:value="88">
            <text:p>88</text:p>
          </table:table-cell>
          <table:table-cell office:value-type="string">
            <text:p>TRUE</text:p>
          </table:table-cell>
          <table:table-cell office:value-type="float" office:value="88">
            <text:p>88</text:p>
          </table:table-cell>
          <table:table-cell office:value-type="string">
            <text:p>TRUE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6-4</text:p>
          </table:table-cell>
          <table:table-cell office:value-type="float" office:value="82">
            <text:p>82</text:p>
          </table:table-cell>
          <table:table-cell office:value-type="string">
            <text:p>TRUE</text:p>
          </table:table-cell>
          <table:table-cell office:value-type="float" office:value="82">
            <text:p>82</text:p>
          </table:table-cell>
          <table:table-cell office:value-type="string">
            <text:p>TRUE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7-0</text:p>
          </table:table-cell>
          <table:table-cell office:value-type="float" office:value="87">
            <text:p>87</text:p>
          </table:table-cell>
          <table:table-cell office:value-type="string">
            <text:p>TRUE</text:p>
          </table:table-cell>
          <table:table-cell office:value-type="float" office:value="87">
            <text:p>87</text:p>
          </table:table-cell>
          <table:table-cell office:value-type="string">
            <text:p>TRUE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7-1</text:p>
          </table:table-cell>
          <table:table-cell office:value-type="float" office:value="91">
            <text:p>91</text:p>
          </table:table-cell>
          <table:table-cell office:value-type="string">
            <text:p>TRUE</text:p>
          </table:table-cell>
          <table:table-cell office:value-type="float" office:value="91">
            <text:p>91</text:p>
          </table:table-cell>
          <table:table-cell office:value-type="string">
            <text:p>TRUE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7-2</text:p>
          </table:table-cell>
          <table:table-cell office:value-type="float" office:value="87">
            <text:p>87</text:p>
          </table:table-cell>
          <table:table-cell office:value-type="string">
            <text:p>TRUE</text:p>
          </table:table-cell>
          <table:table-cell office:value-type="float" office:value="87">
            <text:p>87</text:p>
          </table:table-cell>
          <table:table-cell office:value-type="string">
            <text:p>TRUE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7-3</text:p>
          </table:table-cell>
          <table:table-cell office:value-type="float" office:value="89">
            <text:p>89</text:p>
          </table:table-cell>
          <table:table-cell office:value-type="string">
            <text:p>TRUE</text:p>
          </table:table-cell>
          <table:table-cell office:value-type="float" office:value="89">
            <text:p>89</text:p>
          </table:table-cell>
          <table:table-cell office:value-type="string">
            <text:p>TRUE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7-4</text:p>
          </table:table-cell>
          <table:table-cell office:value-type="float" office:value="88">
            <text:p>88</text:p>
          </table:table-cell>
          <table:table-cell office:value-type="string">
            <text:p>TRUE</text:p>
          </table:table-cell>
          <table:table-cell office:value-type="float" office:value="88">
            <text:p>88</text:p>
          </table:table-cell>
          <table:table-cell office:value-type="string">
            <text:p>TRUE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8-0</text:p>
          </table:table-cell>
          <table:table-cell office:value-type="float" office:value="94">
            <text:p>94</text:p>
          </table:table-cell>
          <table:table-cell office:value-type="string">
            <text:p>TRUE</text:p>
          </table:table-cell>
          <table:table-cell office:value-type="float" office:value="94">
            <text:p>94</text:p>
          </table:table-cell>
          <table:table-cell office:value-type="string">
            <text:p>TRUE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8-1</text:p>
          </table:table-cell>
          <table:table-cell office:value-type="float" office:value="92">
            <text:p>92</text:p>
          </table:table-cell>
          <table:table-cell office:value-type="string">
            <text:p>TRUE</text:p>
          </table:table-cell>
          <table:table-cell office:value-type="float" office:value="92">
            <text:p>92</text:p>
          </table:table-cell>
          <table:table-cell office:value-type="string">
            <text:p>TRUE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8-2</text:p>
          </table:table-cell>
          <table:table-cell office:value-type="float" office:value="93">
            <text:p>93</text:p>
          </table:table-cell>
          <table:table-cell office:value-type="string">
            <text:p>TRUE</text:p>
          </table:table-cell>
          <table:table-cell office:value-type="float" office:value="93">
            <text:p>93</text:p>
          </table:table-cell>
          <table:table-cell office:value-type="string">
            <text:p>TRUE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8-3</text:p>
          </table:table-cell>
          <table:table-cell office:value-type="float" office:value="87">
            <text:p>87</text:p>
          </table:table-cell>
          <table:table-cell office:value-type="string">
            <text:p>TRUE</text:p>
          </table:table-cell>
          <table:table-cell office:value-type="float" office:value="87">
            <text:p>87</text:p>
          </table:table-cell>
          <table:table-cell office:value-type="string">
            <text:p>TRUE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8-4</text:p>
          </table:table-cell>
          <table:table-cell office:value-type="float" office:value="92">
            <text:p>92</text:p>
          </table:table-cell>
          <table:table-cell office:value-type="string">
            <text:p>TRUE</text:p>
          </table:table-cell>
          <table:table-cell office:value-type="float" office:value="92">
            <text:p>92</text:p>
          </table:table-cell>
          <table:table-cell office:value-type="string">
            <text:p>TRUE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9-0</text:p>
          </table:table-cell>
          <table:table-cell office:value-type="float" office:value="94">
            <text:p>94</text:p>
          </table:table-cell>
          <table:table-cell office:value-type="string">
            <text:p>TRUE</text:p>
          </table:table-cell>
          <table:table-cell office:value-type="float" office:value="94">
            <text:p>94</text:p>
          </table:table-cell>
          <table:table-cell office:value-type="string">
            <text:p>TRUE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9-1</text:p>
          </table:table-cell>
          <table:table-cell office:value-type="float" office:value="91">
            <text:p>91</text:p>
          </table:table-cell>
          <table:table-cell office:value-type="string">
            <text:p>TRUE</text:p>
          </table:table-cell>
          <table:table-cell office:value-type="float" office:value="91">
            <text:p>91</text:p>
          </table:table-cell>
          <table:table-cell office:value-type="string">
            <text:p>TRUE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9-2</text:p>
          </table:table-cell>
          <table:table-cell office:value-type="float" office:value="95">
            <text:p>95</text:p>
          </table:table-cell>
          <table:table-cell office:value-type="string">
            <text:p>TRUE</text:p>
          </table:table-cell>
          <table:table-cell office:value-type="float" office:value="95">
            <text:p>95</text:p>
          </table:table-cell>
          <table:table-cell office:value-type="string">
            <text:p>TRUE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9-3</text:p>
          </table:table-cell>
          <table:table-cell office:value-type="float" office:value="96">
            <text:p>96</text:p>
          </table:table-cell>
          <table:table-cell office:value-type="string">
            <text:p>TRUE</text:p>
          </table:table-cell>
          <table:table-cell office:value-type="float" office:value="96">
            <text:p>96</text:p>
          </table:table-cell>
          <table:table-cell office:value-type="string">
            <text:p>TRUE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9-4</text:p>
          </table:table-cell>
          <table:table-cell office:value-type="float" office:value="99">
            <text:p>99</text:p>
          </table:table-cell>
          <table:table-cell office:value-type="string">
            <text:p>TRUE</text:p>
          </table:table-cell>
          <table:table-cell office:value-type="float" office:value="99">
            <text:p>99</text:p>
          </table:table-cell>
          <table:table-cell office:value-type="string">
            <text:p>TRUE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-0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0-0</text:p>
          </table:table-cell>
          <table:table-cell office:value-type="float" office:value="95">
            <text:p>95</text:p>
          </table:table-cell>
          <table:table-cell office:value-type="string">
            <text:p>TRUE</text:p>
          </table:table-cell>
          <table:table-cell office:value-type="float" office:value="95">
            <text:p>95</text:p>
          </table:table-cell>
          <table:table-cell office:value-type="string">
            <text:p>TRUE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0-1</text:p>
          </table:table-cell>
          <table:table-cell office:value-type="float" office:value="98">
            <text:p>98</text:p>
          </table:table-cell>
          <table:table-cell office:value-type="string">
            <text:p>TRUE</text:p>
          </table:table-cell>
          <table:table-cell office:value-type="float" office:value="98">
            <text:p>98</text:p>
          </table:table-cell>
          <table:table-cell office:value-type="string">
            <text:p>TRUE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0-2</text:p>
          </table:table-cell>
          <table:table-cell office:value-type="float" office:value="96">
            <text:p>96</text:p>
          </table:table-cell>
          <table:table-cell office:value-type="string">
            <text:p>TRUE</text:p>
          </table:table-cell>
          <table:table-cell office:value-type="float" office:value="96">
            <text:p>96</text:p>
          </table:table-cell>
          <table:table-cell office:value-type="string">
            <text:p>TRUE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0-3</text:p>
          </table:table-cell>
          <table:table-cell office:value-type="float" office:value="100">
            <text:p>100</text:p>
          </table:table-cell>
          <table:table-cell office:value-type="string">
            <text:p>TRUE</text:p>
          </table:table-cell>
          <table:table-cell office:value-type="float" office:value="100">
            <text:p>100</text:p>
          </table:table-cell>
          <table:table-cell office:value-type="string">
            <text:p>TRUE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0-4</text:p>
          </table:table-cell>
          <table:table-cell office:value-type="float" office:value="99">
            <text:p>99</text:p>
          </table:table-cell>
          <table:table-cell office:value-type="string">
            <text:p>TRUE</text:p>
          </table:table-cell>
          <table:table-cell office:value-type="float" office:value="99">
            <text:p>99</text:p>
          </table:table-cell>
          <table:table-cell office:value-type="string">
            <text:p>TRUE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-1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-2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-3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-4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4-0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4-1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4-2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4-3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4-4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5-0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5-1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5-2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5-3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5-4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6-0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6-1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6-2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6-3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6-4</text:p>
          </table:table-cell>
          <table:table-cell office:value-type="float" office:value="20">
            <text:p>20</text:p>
          </table:table-cell>
          <table:table-cell office:value-type="string">
            <text:p>TRUE</text:p>
          </table:table-cell>
          <table:table-cell office:value-type="float" office:value="20">
            <text:p>20</text:p>
          </table:table-cell>
          <table:table-cell office:value-type="string">
            <text:p>TRU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7-0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7-1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7-2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7-3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7-4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8-0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8-1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8-2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8-3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8-4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9-0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9-1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9-2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9-3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9-4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0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02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03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04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05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06</text:p>
          </table:table-cell>
          <table:table-cell office:value-type="float" office:value="9">
            <text:p>9</text:p>
          </table:table-cell>
          <table:table-cell office:value-type="string">
            <text:p>FALSE</text:p>
          </table:table-cell>
          <table:table-cell office:value-type="float" office:value="7">
            <text:p>7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07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08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09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0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1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2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3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4</text:p>
          </table:table-cell>
          <table:table-cell office:value-type="float" office:value="8">
            <text:p>8</text:p>
          </table:table-cell>
          <table:table-cell office:value-type="string">
            <text:p>FALS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5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6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7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8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9">
            <text:p>9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9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0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2</text:p>
          </table:table-cell>
          <table:table-cell office:value-type="float" office:value="7">
            <text:p>7</text:p>
          </table:table-cell>
          <table:table-cell office:value-type="string">
            <text:p>FALSE</text:p>
          </table:table-cell>
          <table:table-cell office:value-type="float" office:value="7">
            <text:p>7</text:p>
          </table:table-cell>
          <table:table-cell office:value-type="string">
            <text:p>FALS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3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FALS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4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5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6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7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8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9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30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3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32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33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34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35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0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02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03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04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05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06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07</text:p>
          </table:table-cell>
          <table:table-cell office:value-type="string">
            <text:p>Inf</text:p>
          </table:table-cell>
          <table:table-cell office:value-type="string">
            <text:p>TRUE</text:p>
          </table:table-cell>
          <table:table-cell office:value-type="string">
            <text:p>Inf</text:p>
          </table:table-cell>
          <table:table-cell office:value-type="string">
            <text:p>TRUE</text:p>
          </table:table-cell>
          <table:table-cell office:value-type="string">
            <text:p>Inf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08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09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0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1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2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3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4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5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6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7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8</text:p>
          </table:table-cell>
          <table:table-cell office:value-type="string">
            <text:p>Inf</text:p>
          </table:table-cell>
          <table:table-cell office:value-type="string">
            <text:p>TRUE</text:p>
          </table:table-cell>
          <table:table-cell office:value-type="string">
            <text:p>Inf</text:p>
          </table:table-cell>
          <table:table-cell office:value-type="string">
            <text:p>TRUE</text:p>
          </table:table-cell>
          <table:table-cell office:value-type="string">
            <text:p>Inf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9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0</text:p>
          </table:table-cell>
          <table:table-cell office:value-type="float" office:value="7">
            <text:p>7</text:p>
          </table:table-cell>
          <table:table-cell office:value-type="string">
            <text:p>FALS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2</text:p>
          </table:table-cell>
          <table:table-cell office:value-type="float" office:value="9">
            <text:p>9</text:p>
          </table:table-cell>
          <table:table-cell office:value-type="string">
            <text:p>FALSE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3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4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5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6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7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8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9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30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0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02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03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04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05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06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4">
            <text:p>44</text:p>
          </table:table-cell>
          <table:table-cell office:value-type="string">
            <text:p>FALSE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07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3">
            <text:p>43</text:p>
          </table:table-cell>
          <table:table-cell office:value-type="string">
            <text:p>FALSE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08</text:p>
          </table:table-cell>
          <table:table-cell office:value-type="float" office:value="66">
            <text:p>66</text:p>
          </table:table-cell>
          <table:table-cell office:value-type="string">
            <text:p>TRUE</text:p>
          </table:table-cell>
          <table:table-cell office:value-type="float" office:value="62">
            <text:p>62</text:p>
          </table:table-cell>
          <table:table-cell office:value-type="string">
            <text:p>FALSE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09</text:p>
          </table:table-cell>
          <table:table-cell office:value-type="float" office:value="50">
            <text:p>50</text:p>
          </table:table-cell>
          <table:table-cell office:value-type="string">
            <text:p>TRUE</text:p>
          </table:table-cell>
          <table:table-cell office:value-type="float" office:value="48">
            <text:p>48</text:p>
          </table:table-cell>
          <table:table-cell office:value-type="string">
            <text:p>FALS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0</text:p>
          </table:table-cell>
          <table:table-cell office:value-type="float" office:value="58">
            <text:p>58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  <table:table-cell office:value-type="string">
            <text:p>FALSE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1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1">
            <text:p>51</text:p>
          </table:table-cell>
          <table:table-cell office:value-type="string">
            <text:p>FALSE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2</text:p>
          </table:table-cell>
          <table:table-cell office:value-type="float" office:value="80">
            <text:p>80</text:p>
          </table:table-cell>
          <table:table-cell office:value-type="string">
            <text:p>TRUE</text:p>
          </table:table-cell>
          <table:table-cell office:value-type="float" office:value="64">
            <text:p>64</text:p>
          </table:table-cell>
          <table:table-cell office:value-type="string">
            <text:p>FALSE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3</text:p>
          </table:table-cell>
          <table:table-cell office:value-type="float" office:value="75">
            <text:p>75</text:p>
          </table:table-cell>
          <table:table-cell office:value-type="string">
            <text:p>TRUE</text:p>
          </table:table-cell>
          <table:table-cell office:value-type="float" office:value="70">
            <text:p>70</text:p>
          </table:table-cell>
          <table:table-cell office:value-type="string">
            <text:p>FALSE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4</text:p>
          </table:table-cell>
          <table:table-cell office:value-type="float" office:value="76">
            <text:p>76</text:p>
          </table:table-cell>
          <table:table-cell office:value-type="string">
            <text:p>TRUE</text:p>
          </table:table-cell>
          <table:table-cell office:value-type="float" office:value="67">
            <text:p>67</text:p>
          </table:table-cell>
          <table:table-cell office:value-type="string">
            <text:p>FALSE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5</text:p>
          </table:table-cell>
          <table:table-cell office:value-type="float" office:value="78">
            <text:p>78</text:p>
          </table:table-cell>
          <table:table-cell office:value-type="string">
            <text:p>TRUE</text:p>
          </table:table-cell>
          <table:table-cell office:value-type="float" office:value="76">
            <text:p>76</text:p>
          </table:table-cell>
          <table:table-cell office:value-type="string">
            <text:p>FALSE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6</text:p>
          </table:table-cell>
          <table:table-cell office:value-type="float" office:value="89">
            <text:p>89</text:p>
          </table:table-cell>
          <table:table-cell office:value-type="string">
            <text:p>TRUE</text:p>
          </table:table-cell>
          <table:table-cell office:value-type="float" office:value="73">
            <text:p>73</text:p>
          </table:table-cell>
          <table:table-cell office:value-type="string">
            <text:p>FALSE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7</text:p>
          </table:table-cell>
          <table:table-cell office:value-type="float" office:value="97">
            <text:p>97</text:p>
          </table:table-cell>
          <table:table-cell office:value-type="string">
            <text:p>TRUE</text:p>
          </table:table-cell>
          <table:table-cell office:value-type="float" office:value="89">
            <text:p>89</text:p>
          </table:table-cell>
          <table:table-cell office:value-type="string">
            <text:p>FALSE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8</text:p>
          </table:table-cell>
          <table:table-cell office:value-type="float" office:value="98">
            <text:p>98</text:p>
          </table:table-cell>
          <table:table-cell office:value-type="string">
            <text:p>TRUE</text:p>
          </table:table-cell>
          <table:table-cell office:value-type="float" office:value="88">
            <text:p>88</text:p>
          </table:table-cell>
          <table:table-cell office:value-type="string">
            <text:p>FALSE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9</text:p>
          </table:table-cell>
          <table:table-cell office:value-type="float" office:value="106">
            <text:p>106</text:p>
          </table:table-cell>
          <table:table-cell office:value-type="string">
            <text:p>TRUE</text:p>
          </table:table-cell>
          <table:table-cell office:value-type="float" office:value="92">
            <text:p>92</text:p>
          </table:table-cell>
          <table:table-cell office:value-type="string">
            <text:p>FALSE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0</text:p>
          </table:table-cell>
          <table:table-cell office:value-type="float" office:value="102">
            <text:p>102</text:p>
          </table:table-cell>
          <table:table-cell office:value-type="string">
            <text:p>TRUE</text:p>
          </table:table-cell>
          <table:table-cell office:value-type="float" office:value="91">
            <text:p>91</text:p>
          </table:table-cell>
          <table:table-cell office:value-type="string">
            <text:p>FALSE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1</text:p>
          </table:table-cell>
          <table:table-cell office:value-type="float" office:value="106">
            <text:p>106</text:p>
          </table:table-cell>
          <table:table-cell office:value-type="string">
            <text:p>TRUE</text:p>
          </table:table-cell>
          <table:table-cell office:value-type="float" office:value="97">
            <text:p>97</text:p>
          </table:table-cell>
          <table:table-cell office:value-type="string">
            <text:p>FALSE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2</text:p>
          </table:table-cell>
          <table:table-cell office:value-type="float" office:value="106">
            <text:p>106</text:p>
          </table:table-cell>
          <table:table-cell office:value-type="string">
            <text:p>TRUE</text:p>
          </table:table-cell>
          <table:table-cell office:value-type="float" office:value="95">
            <text:p>95</text:p>
          </table:table-cell>
          <table:table-cell office:value-type="string">
            <text:p>FALSE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3</text:p>
          </table:table-cell>
          <table:table-cell office:value-type="float" office:value="112">
            <text:p>112</text:p>
          </table:table-cell>
          <table:table-cell office:value-type="string">
            <text:p>TRUE</text:p>
          </table:table-cell>
          <table:table-cell office:value-type="float" office:value="97">
            <text:p>97</text:p>
          </table:table-cell>
          <table:table-cell office:value-type="string">
            <text:p>FALSE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4</text:p>
          </table:table-cell>
          <table:table-cell office:value-type="float" office:value="117">
            <text:p>117</text:p>
          </table:table-cell>
          <table:table-cell office:value-type="string">
            <text:p>TRUE</text:p>
          </table:table-cell>
          <table:table-cell office:value-type="float" office:value="107">
            <text:p>107</text:p>
          </table:table-cell>
          <table:table-cell office:value-type="string">
            <text:p>FALSE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5</text:p>
          </table:table-cell>
          <table:table-cell office:value-type="float" office:value="127">
            <text:p>127</text:p>
          </table:table-cell>
          <table:table-cell office:value-type="string">
            <text:p>TRUE</text:p>
          </table:table-cell>
          <table:table-cell office:value-type="float" office:value="109">
            <text:p>109</text:p>
          </table:table-cell>
          <table:table-cell office:value-type="string">
            <text:p>FALSE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6</text:p>
          </table:table-cell>
          <table:table-cell office:value-type="float" office:value="129">
            <text:p>129</text:p>
          </table:table-cell>
          <table:table-cell office:value-type="string">
            <text:p>TRUE</text:p>
          </table:table-cell>
          <table:table-cell office:value-type="float" office:value="119">
            <text:p>119</text:p>
          </table:table-cell>
          <table:table-cell office:value-type="string">
            <text:p>FALSE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7</text:p>
          </table:table-cell>
          <table:table-cell office:value-type="float" office:value="127">
            <text:p>127</text:p>
          </table:table-cell>
          <table:table-cell office:value-type="string">
            <text:p>TRUE</text:p>
          </table:table-cell>
          <table:table-cell office:value-type="float" office:value="116">
            <text:p>116</text:p>
          </table:table-cell>
          <table:table-cell office:value-type="string">
            <text:p>FALSE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8</text:p>
          </table:table-cell>
          <table:table-cell office:value-type="float" office:value="127">
            <text:p>127</text:p>
          </table:table-cell>
          <table:table-cell office:value-type="string">
            <text:p>TRUE</text:p>
          </table:table-cell>
          <table:table-cell office:value-type="float" office:value="113">
            <text:p>113</text:p>
          </table:table-cell>
          <table:table-cell office:value-type="string">
            <text:p>FALSE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9</text:p>
          </table:table-cell>
          <table:table-cell office:value-type="float" office:value="140">
            <text:p>140</text:p>
          </table:table-cell>
          <table:table-cell office:value-type="string">
            <text:p>FALSE</text:p>
          </table:table-cell>
          <table:table-cell office:value-type="float" office:value="121">
            <text:p>121</text:p>
          </table:table-cell>
          <table:table-cell office:value-type="string">
            <text:p>FALSE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30</text:p>
          </table:table-cell>
          <table:table-cell office:value-type="float" office:value="131">
            <text:p>131</text:p>
          </table:table-cell>
          <table:table-cell office:value-type="string">
            <text:p>TRUE</text:p>
          </table:table-cell>
          <table:table-cell office:value-type="float" office:value="117">
            <text:p>117</text:p>
          </table:table-cell>
          <table:table-cell office:value-type="string">
            <text:p>FALSE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01_net1_b6_g2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02_net1_b6_g4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03_net1_b8_g3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04_net1_b8_g5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05_net1_b10_g4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06_net1_b10_g6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07_net1_b12_g5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08_net1_b12_g7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09_net1_b14_g6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0_net1_b14_g8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1_net2_b10_g2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2_net2_b10_g4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3_net2_b12_g3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4_net2_b12_g5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5_net2_b14_g4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6_net2_b14_g6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7_net2_b16_g5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8_net2_b16_g7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9_net2_b18_g6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0_net2_b18_g8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1_net3_b12_g2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2_net3_b12_g4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3_net3_b14_g3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4_net3_b14_g5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5_net3_b16_g5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6_net3_b16_g7</text:p>
          </table:table-cell>
          <table:table-cell office:value-type="float" office:value="21">
            <text:p>21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7_net3_b18_g6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8_net3_b18_g7</text:p>
          </table:table-cell>
          <table:table-cell office:value-type="float" office:value="21">
            <text:p>21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9_net3_b20_g6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0_net3_b20_g8</text:p>
          </table:table-cell>
          <table:table-cell office:value-type="float" office:value="25">
            <text:p>25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1_net4_b14_g3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2_net4_b14_g5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3_net4_b16_g5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4_net4_b16_g6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5_net4_b18_g4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6_net4_b18_g6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7_net4_b20_g5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8_net4_b20_g7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9_net4_b22_g7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0_net4_b22_g8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1_net5_b22_g2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2_net5_b22_g4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3_net5_b24_g3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4_net5_b24_g5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5_net5_b26_g4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6_net5_b26_g6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7_net5_b28_g5</text:p>
          </table:table-cell>
          <table:table-cell office:value-type="float" office:value="21">
            <text:p>21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8_net5_b28_g7</text:p>
          </table:table-cell>
          <table:table-cell office:value-type="float" office:value="24">
            <text:p>24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9_net5_b30_g6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50_net5_b30_g8</text:p>
          </table:table-cell>
          <table:table-cell office:value-type="float" office:value="21">
            <text:p>21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01_net1_b6_g2_t50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02_net1_b6_g4_t50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03_net1_b8_g3_t80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04_net1_b8_g5_t80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05_net1_b10_g4_t50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06_net1_b10_g6_t50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07_net1_b12_g5_t80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08_net1_b12_g7_t80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09_net1_b14_g6_t50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0_net1_b14_g8_t50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1_net2_b10_g2_t30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2_net2_b10_g4_t60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3_net2_b12_g3_t70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4_net2_b12_g5_t30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5_net2_b14_g4_t30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6_net2_b14_g6_t80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7_net2_b16_g5_t20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8_net2_b16_g7_t60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9_net2_b18_g6_t60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0_net2_b18_g8_t90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1_net3_b12_g2_t60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2_net3_b12_g4_t60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3_net3_b14_g3_t60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4_net3_b14_g5_t60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5_net3_b16_g5_t60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6_net3_b16_g7_t70</text:p>
          </table:table-cell>
          <table:table-cell office:value-type="float" office:value="19">
            <text:p>19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7_net3_b18_g6_t70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8_net3_b18_g7_t70</text:p>
          </table:table-cell>
          <table:table-cell office:value-type="float" office:value="19">
            <text:p>19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9_net3_b20_g6_t70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0_net3_b20_g8_t70</text:p>
          </table:table-cell>
          <table:table-cell office:value-type="float" office:value="21">
            <text:p>21</text:p>
          </table:table-cell>
          <table:table-cell office:value-type="string">
            <text:p>FALSE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1_net4_b14_g3_t20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2_net4_b14_g5_t30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3_net4_b16_g5_t60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4_net4_b16_g6_t60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5_net4_b18_g4_t90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6_net4_b18_g6_t90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7_net4_b20_g5_t60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8_net4_b20_g7_t60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9_net4_b22_g7_t50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0_net4_b22_g8_t50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1_net5_b22_g2_t20</text:p>
          </table:table-cell>
          <table:table-cell office:value-type="float" office:value="8">
            <text:p>8</text:p>
          </table:table-cell>
          <table:table-cell office:value-type="string">
            <text:p>FALS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2_net5_b22_g4_t50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3_net5_b24_g3_t80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4_net5_b24_g5_t80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5_net5_b26_g4_t50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6_net5_b26_g6_t50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7_net5_b28_g5_t50</text:p>
          </table:table-cell>
          <table:table-cell office:value-type="float" office:value="19">
            <text:p>19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8_net5_b28_g7_t50</text:p>
          </table:table-cell>
          <table:table-cell office:value-type="float" office:value="21">
            <text:p>21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9_net5_b30_g6_t50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50_net5_b30_g8_t50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01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02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03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04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05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06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07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08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09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0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2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3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4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5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6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7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8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9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0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2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3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4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5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6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7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8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9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0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2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3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4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5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6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7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8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9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0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2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3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4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5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6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7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8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9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50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01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02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03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04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05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06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07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08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09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0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1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2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3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4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5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6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7</text:p>
          </table:table-cell>
          <table:table-cell office:value-type="float" office:value="36">
            <text:p>36</text:p>
          </table:table-cell>
          <table:table-cell office:value-type="string">
            <text:p>TRUE</text:p>
          </table:table-cell>
          <table:table-cell office:value-type="float" office:value="36">
            <text:p>36</text:p>
          </table:table-cell>
          <table:table-cell office:value-type="string">
            <text:p>TRUE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8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9</text:p>
          </table:table-cell>
          <table:table-cell office:value-type="float" office:value="45">
            <text:p>45</text:p>
          </table:table-cell>
          <table:table-cell office:value-type="string">
            <text:p>FALSE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0</text:p>
          </table:table-cell>
          <table:table-cell office:value-type="float" office:value="56">
            <text:p>56</text:p>
          </table:table-cell>
          <table:table-cell office:value-type="string">
            <text:p>FALSE</text:p>
          </table:table-cell>
          <table:table-cell office:value-type="float" office:value="56">
            <text:p>56</text:p>
          </table:table-cell>
          <table:table-cell office:value-type="string">
            <text:p>FALSE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1</text:p>
          </table:table-cell>
          <table:table-cell office:value-type="float" office:value="39">
            <text:p>39</text:p>
          </table:table-cell>
          <table:table-cell office:value-type="string">
            <text:p>FALSE</text:p>
          </table:table-cell>
          <table:table-cell office:value-type="float" office:value="38">
            <text:p>38</text:p>
          </table:table-cell>
          <table:table-cell office:value-type="string">
            <text:p>FALSE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2</text:p>
          </table:table-cell>
          <table:table-cell office:value-type="float" office:value="41">
            <text:p>41</text:p>
          </table:table-cell>
          <table:table-cell office:value-type="string">
            <text:p>FALSE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3</text:p>
          </table:table-cell>
          <table:table-cell office:value-type="float" office:value="45">
            <text:p>45</text:p>
          </table:table-cell>
          <table:table-cell office:value-type="string">
            <text:p>FALSE</text:p>
          </table:table-cell>
          <table:table-cell office:value-type="float" office:value="46">
            <text:p>46</text:p>
          </table:table-cell>
          <table:table-cell office:value-type="string">
            <text:p>FALSE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4</text:p>
          </table:table-cell>
          <table:table-cell office:value-type="float" office:value="56">
            <text:p>56</text:p>
          </table:table-cell>
          <table:table-cell office:value-type="string">
            <text:p>FALSE</text:p>
          </table:table-cell>
          <table:table-cell office:value-type="float" office:value="59">
            <text:p>59</text:p>
          </table:table-cell>
          <table:table-cell office:value-type="string">
            <text:p>FALSE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5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6</text:p>
          </table:table-cell>
          <table:table-cell office:value-type="float" office:value="36">
            <text:p>36</text:p>
          </table:table-cell>
          <table:table-cell office:value-type="string">
            <text:p>FALSE</text:p>
          </table:table-cell>
          <table:table-cell office:value-type="float" office:value="40">
            <text:p>40</text:p>
          </table:table-cell>
          <table:table-cell office:value-type="string">
            <text:p>TRUE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7</text:p>
          </table:table-cell>
          <table:table-cell office:value-type="float" office:value="54">
            <text:p>54</text:p>
          </table:table-cell>
          <table:table-cell office:value-type="string">
            <text:p>FALSE</text:p>
          </table:table-cell>
          <table:table-cell office:value-type="float" office:value="59">
            <text:p>59</text:p>
          </table:table-cell>
          <table:table-cell office:value-type="string">
            <text:p>TRUE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8</text:p>
          </table:table-cell>
          <table:table-cell office:value-type="float" office:value="49">
            <text:p>49</text:p>
          </table:table-cell>
          <table:table-cell office:value-type="string">
            <text:p>FALSE</text:p>
          </table:table-cell>
          <table:table-cell office:value-type="float" office:value="47">
            <text:p>47</text:p>
          </table:table-cell>
          <table:table-cell office:value-type="string">
            <text:p>FALSE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9</text:p>
          </table:table-cell>
          <table:table-cell office:value-type="float" office:value="38">
            <text:p>38</text:p>
          </table:table-cell>
          <table:table-cell office:value-type="string">
            <text:p>FALSE</text:p>
          </table:table-cell>
          <table:table-cell office:value-type="float" office:value="39">
            <text:p>39</text:p>
          </table:table-cell>
          <table:table-cell office:value-type="string">
            <text:p>FALSE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0</text:p>
          </table:table-cell>
          <table:table-cell office:value-type="float" office:value="58">
            <text:p>58</text:p>
          </table:table-cell>
          <table:table-cell office:value-type="string">
            <text:p>FALSE</text:p>
          </table:table-cell>
          <table:table-cell office:value-type="float" office:value="61">
            <text:p>61</text:p>
          </table:table-cell>
          <table:table-cell office:value-type="string">
            <text:p>FALSE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1</text:p>
          </table:table-cell>
          <table:table-cell office:value-type="float" office:value="62">
            <text:p>62</text:p>
          </table:table-cell>
          <table:table-cell office:value-type="string">
            <text:p>FALSE</text:p>
          </table:table-cell>
          <table:table-cell office:value-type="float" office:value="66">
            <text:p>66</text:p>
          </table:table-cell>
          <table:table-cell office:value-type="string">
            <text:p>FALSE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2</text:p>
          </table:table-cell>
          <table:table-cell office:value-type="float" office:value="79">
            <text:p>79</text:p>
          </table:table-cell>
          <table:table-cell office:value-type="string">
            <text:p>FALSE</text:p>
          </table:table-cell>
          <table:table-cell office:value-type="float" office:value="90">
            <text:p>90</text:p>
          </table:table-cell>
          <table:table-cell office:value-type="string">
            <text:p>FALSE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3</text:p>
          </table:table-cell>
          <table:table-cell office:value-type="float" office:value="111">
            <text:p>111</text:p>
          </table:table-cell>
          <table:table-cell office:value-type="string">
            <text:p>FALSE</text:p>
          </table:table-cell>
          <table:table-cell office:value-type="float" office:value="115">
            <text:p>115</text:p>
          </table:table-cell>
          <table:table-cell office:value-type="string">
            <text:p>FALSE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4</text:p>
          </table:table-cell>
          <table:table-cell office:value-type="float" office:value="70">
            <text:p>70</text:p>
          </table:table-cell>
          <table:table-cell office:value-type="string">
            <text:p>FALSE</text:p>
          </table:table-cell>
          <table:table-cell office:value-type="float" office:value="79">
            <text:p>79</text:p>
          </table:table-cell>
          <table:table-cell office:value-type="string">
            <text:p>FALSE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5</text:p>
          </table:table-cell>
          <table:table-cell office:value-type="float" office:value="146">
            <text:p>146</text:p>
          </table:table-cell>
          <table:table-cell office:value-type="string">
            <text:p>FALSE</text:p>
          </table:table-cell>
          <table:table-cell office:value-type="float" office:value="163">
            <text:p>163</text:p>
          </table:table-cell>
          <table:table-cell office:value-type="string">
            <text:p>FALSE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6</text:p>
          </table:table-cell>
          <table:table-cell office:value-type="float" office:value="95">
            <text:p>95</text:p>
          </table:table-cell>
          <table:table-cell office:value-type="string">
            <text:p>FALSE</text:p>
          </table:table-cell>
          <table:table-cell office:value-type="float" office:value="107">
            <text:p>107</text:p>
          </table:table-cell>
          <table:table-cell office:value-type="string">
            <text:p>FALSE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7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office:value-type="float" office:value="148">
            <text:p>148</text:p>
          </table:table-cell>
          <table:table-cell office:value-type="string">
            <text:p>FALSE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8</text:p>
          </table:table-cell>
          <table:table-cell office:value-type="float" office:value="113">
            <text:p>113</text:p>
          </table:table-cell>
          <table:table-cell office:value-type="string">
            <text:p>FALSE</text:p>
          </table:table-cell>
          <table:table-cell office:value-type="float" office:value="135">
            <text:p>135</text:p>
          </table:table-cell>
          <table:table-cell office:value-type="string">
            <text:p>FALSE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9</text:p>
          </table:table-cell>
          <table:table-cell office:value-type="float" office:value="148">
            <text:p>148</text:p>
          </table:table-cell>
          <table:table-cell office:value-type="string">
            <text:p>FALSE</text:p>
          </table:table-cell>
          <table:table-cell office:value-type="float" office:value="172">
            <text:p>172</text:p>
          </table:table-cell>
          <table:table-cell office:value-type="string">
            <text:p>FALSE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40</text:p>
          </table:table-cell>
          <table:table-cell office:value-type="float" office:value="137">
            <text:p>137</text:p>
          </table:table-cell>
          <table:table-cell office:value-type="string">
            <text:p>FALSE</text:p>
          </table:table-cell>
          <table:table-cell office:value-type="float" office:value="163">
            <text:p>163</text:p>
          </table:table-cell>
          <table:table-cell office:value-type="string">
            <text:p>FALSE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0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02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03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04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05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06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07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08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09</text:p>
          </table:table-cell>
          <table:table-cell office:value-type="float" office:value="35">
            <text:p>35</text:p>
          </table:table-cell>
          <table:table-cell office:value-type="string">
            <text:p>TRUE</text:p>
          </table:table-cell>
          <table:table-cell office:value-type="float" office:value="35">
            <text:p>35</text:p>
          </table:table-cell>
          <table:table-cell office:value-type="string">
            <text:p>TRUE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0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1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2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3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4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5</text:p>
          </table:table-cell>
          <table:table-cell office:value-type="float" office:value="45">
            <text:p>45</text:p>
          </table:table-cell>
          <table:table-cell office:value-type="string">
            <text:p>FALSE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6</text:p>
          </table:table-cell>
          <table:table-cell office:value-type="float" office:value="51">
            <text:p>51</text:p>
          </table:table-cell>
          <table:table-cell office:value-type="string">
            <text:p>FALSE</text:p>
          </table:table-cell>
          <table:table-cell office:value-type="float" office:value="52">
            <text:p>52</text:p>
          </table:table-cell>
          <table:table-cell office:value-type="string">
            <text:p>TRUE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7</text:p>
          </table:table-cell>
          <table:table-cell office:value-type="float" office:value="48">
            <text:p>48</text:p>
          </table:table-cell>
          <table:table-cell office:value-type="string">
            <text:p>FALSE</text:p>
          </table:table-cell>
          <table:table-cell office:value-type="float" office:value="50">
            <text:p>50</text:p>
          </table:table-cell>
          <table:table-cell office:value-type="string">
            <text:p>TRU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8</text:p>
          </table:table-cell>
          <table:table-cell office:value-type="float" office:value="49">
            <text:p>49</text:p>
          </table:table-cell>
          <table:table-cell office:value-type="string">
            <text:p>FALSE</text:p>
          </table:table-cell>
          <table:table-cell office:value-type="float" office:value="51">
            <text:p>51</text:p>
          </table:table-cell>
          <table:table-cell office:value-type="string">
            <text:p>TRUE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9</text:p>
          </table:table-cell>
          <table:table-cell office:value-type="float" office:value="59">
            <text:p>59</text:p>
          </table:table-cell>
          <table:table-cell office:value-type="string">
            <text:p>FALSE</text:p>
          </table:table-cell>
          <table:table-cell office:value-type="float" office:value="62">
            <text:p>62</text:p>
          </table:table-cell>
          <table:table-cell office:value-type="string">
            <text:p>TRUE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0</text:p>
          </table:table-cell>
          <table:table-cell office:value-type="float" office:value="65">
            <text:p>65</text:p>
          </table:table-cell>
          <table:table-cell office:value-type="string">
            <text:p>FALSE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1</text:p>
          </table:table-cell>
          <table:table-cell office:value-type="float" office:value="58">
            <text:p>58</text:p>
          </table:table-cell>
          <table:table-cell office:value-type="string">
            <text:p>FALSE</text:p>
          </table:table-cell>
          <table:table-cell office:value-type="float" office:value="60">
            <text:p>60</text:p>
          </table:table-cell>
          <table:table-cell office:value-type="string">
            <text:p>TRUE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2</text:p>
          </table:table-cell>
          <table:table-cell office:value-type="float" office:value="52">
            <text:p>52</text:p>
          </table:table-cell>
          <table:table-cell office:value-type="string">
            <text:p>FALSE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3</text:p>
          </table:table-cell>
          <table:table-cell office:value-type="float" office:value="61">
            <text:p>61</text:p>
          </table:table-cell>
          <table:table-cell office:value-type="string">
            <text:p>FALSE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4</text:p>
          </table:table-cell>
          <table:table-cell office:value-type="float" office:value="63">
            <text:p>63</text:p>
          </table:table-cell>
          <table:table-cell office:value-type="string">
            <text:p>FALSE</text:p>
          </table:table-cell>
          <table:table-cell office:value-type="float" office:value="65">
            <text:p>65</text:p>
          </table:table-cell>
          <table:table-cell office:value-type="string">
            <text:p>TRUE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5</text:p>
          </table:table-cell>
          <table:table-cell office:value-type="float" office:value="73">
            <text:p>73</text:p>
          </table:table-cell>
          <table:table-cell office:value-type="string">
            <text:p>FALSE</text:p>
          </table:table-cell>
          <table:table-cell office:value-type="float" office:value="74">
            <text:p>74</text:p>
          </table:table-cell>
          <table:table-cell office:value-type="string">
            <text:p>TRUE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6</text:p>
          </table:table-cell>
          <table:table-cell office:value-type="float" office:value="75">
            <text:p>75</text:p>
          </table:table-cell>
          <table:table-cell office:value-type="string">
            <text:p>FALSE</text:p>
          </table:table-cell>
          <table:table-cell office:value-type="float" office:value="75">
            <text:p>75</text:p>
          </table:table-cell>
          <table:table-cell office:value-type="string">
            <text:p>FALSE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7</text:p>
          </table:table-cell>
          <table:table-cell office:value-type="float" office:value="82">
            <text:p>82</text:p>
          </table:table-cell>
          <table:table-cell office:value-type="string">
            <text:p>FALSE</text:p>
          </table:table-cell>
          <table:table-cell office:value-type="float" office:value="79">
            <text:p>79</text:p>
          </table:table-cell>
          <table:table-cell office:value-type="string">
            <text:p>FALSE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8</text:p>
          </table:table-cell>
          <table:table-cell office:value-type="float" office:value="86">
            <text:p>86</text:p>
          </table:table-cell>
          <table:table-cell office:value-type="string">
            <text:p>FALSE</text:p>
          </table:table-cell>
          <table:table-cell office:value-type="float" office:value="87">
            <text:p>87</text:p>
          </table:table-cell>
          <table:table-cell office:value-type="string">
            <text:p>TRUE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9</text:p>
          </table:table-cell>
          <table:table-cell office:value-type="float" office:value="97">
            <text:p>97</text:p>
          </table:table-cell>
          <table:table-cell office:value-type="string">
            <text:p>FALSE</text:p>
          </table:table-cell>
          <table:table-cell office:value-type="float" office:value="101">
            <text:p>101</text:p>
          </table:table-cell>
          <table:table-cell office:value-type="string">
            <text:p>FALSE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30</text:p>
          </table:table-cell>
          <table:table-cell office:value-type="float" office:value="96">
            <text:p>96</text:p>
          </table:table-cell>
          <table:table-cell office:value-type="string">
            <text:p>FALSE</text:p>
          </table:table-cell>
          <table:table-cell office:value-type="float" office:value="99">
            <text:p>99</text:p>
          </table:table-cell>
          <table:table-cell office:value-type="string">
            <text:p>FALSE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01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02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03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04</text:p>
          </table:table-cell>
          <table:table-cell office:value-type="float" office:value="20">
            <text:p>20</text:p>
          </table:table-cell>
          <table:table-cell office:value-type="string">
            <text:p>TRUE</text:p>
          </table:table-cell>
          <table:table-cell office:value-type="float" office:value="20">
            <text:p>20</text:p>
          </table:table-cell>
          <table:table-cell office:value-type="string">
            <text:p>TRU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05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06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07</text:p>
          </table:table-cell>
          <table:table-cell office:value-type="float" office:value="20">
            <text:p>20</text:p>
          </table:table-cell>
          <table:table-cell office:value-type="string">
            <text:p>TRUE</text:p>
          </table:table-cell>
          <table:table-cell office:value-type="float" office:value="20">
            <text:p>20</text:p>
          </table:table-cell>
          <table:table-cell office:value-type="string">
            <text:p>TRU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08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09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0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1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2</text:p>
          </table:table-cell>
          <table:table-cell office:value-type="float" office:value="36">
            <text:p>36</text:p>
          </table:table-cell>
          <table:table-cell office:value-type="string">
            <text:p>TRUE</text:p>
          </table:table-cell>
          <table:table-cell office:value-type="float" office:value="36">
            <text:p>36</text:p>
          </table:table-cell>
          <table:table-cell office:value-type="string">
            <text:p>TRUE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3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  <table:table-cell office:value-type="string">
            <text:p>FALS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4</text:p>
          </table:table-cell>
          <table:table-cell office:value-type="float" office:value="34">
            <text:p>34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  <table:table-cell office:value-type="string">
            <text:p>FALSE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5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35">
            <text:p>35</text:p>
          </table:table-cell>
          <table:table-cell office:value-type="string">
            <text:p>FALSE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6</text:p>
          </table:table-cell>
          <table:table-cell office:value-type="float" office:value="40">
            <text:p>40</text:p>
          </table:table-cell>
          <table:table-cell office:value-type="string">
            <text:p>TRUE</text:p>
          </table:table-cell>
          <table:table-cell office:value-type="float" office:value="37">
            <text:p>37</text:p>
          </table:table-cell>
          <table:table-cell office:value-type="string">
            <text:p>FALSE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7</text:p>
          </table:table-cell>
          <table:table-cell office:value-type="float" office:value="43">
            <text:p>43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  <table:table-cell office:value-type="string">
            <text:p>FALSE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8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3">
            <text:p>43</text:p>
          </table:table-cell>
          <table:table-cell office:value-type="string">
            <text:p>FALSE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9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38">
            <text:p>38</text:p>
          </table:table-cell>
          <table:table-cell office:value-type="string">
            <text:p>FALSE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0</text:p>
          </table:table-cell>
          <table:table-cell office:value-type="float" office:value="44">
            <text:p>44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  <table:table-cell office:value-type="string">
            <text:p>FALSE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1</text:p>
          </table:table-cell>
          <table:table-cell office:value-type="float" office:value="47">
            <text:p>47</text:p>
          </table:table-cell>
          <table:table-cell office:value-type="string">
            <text:p>TRUE</text:p>
          </table:table-cell>
          <table:table-cell office:value-type="float" office:value="44">
            <text:p>44</text:p>
          </table:table-cell>
          <table:table-cell office:value-type="string">
            <text:p>FALSE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2</text:p>
          </table:table-cell>
          <table:table-cell office:value-type="float" office:value="50">
            <text:p>50</text:p>
          </table:table-cell>
          <table:table-cell office:value-type="string">
            <text:p>TRUE</text:p>
          </table:table-cell>
          <table:table-cell office:value-type="float" office:value="47">
            <text:p>47</text:p>
          </table:table-cell>
          <table:table-cell office:value-type="string">
            <text:p>FALS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3</text:p>
          </table:table-cell>
          <table:table-cell office:value-type="float" office:value="53">
            <text:p>53</text:p>
          </table:table-cell>
          <table:table-cell office:value-type="string">
            <text:p>TRUE</text:p>
          </table:table-cell>
          <table:table-cell office:value-type="float" office:value="50">
            <text:p>50</text:p>
          </table:table-cell>
          <table:table-cell office:value-type="string">
            <text:p>FALSE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4</text:p>
          </table:table-cell>
          <table:table-cell office:value-type="float" office:value="56">
            <text:p>56</text:p>
          </table:table-cell>
          <table:table-cell office:value-type="string">
            <text:p>TRUE</text:p>
          </table:table-cell>
          <table:table-cell office:value-type="float" office:value="53">
            <text:p>53</text:p>
          </table:table-cell>
          <table:table-cell office:value-type="string">
            <text:p>FALSE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5</text:p>
          </table:table-cell>
          <table:table-cell office:value-type="float" office:value="50">
            <text:p>50</text:p>
          </table:table-cell>
          <table:table-cell office:value-type="string">
            <text:p>TRUE</text:p>
          </table:table-cell>
          <table:table-cell office:value-type="float" office:value="46">
            <text:p>46</text:p>
          </table:table-cell>
          <table:table-cell office:value-type="string">
            <text:p>FALS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6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49">
            <text:p>49</text:p>
          </table:table-cell>
          <table:table-cell office:value-type="string">
            <text:p>FALSE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7</text:p>
          </table:table-cell>
          <table:table-cell office:value-type="float" office:value="57">
            <text:p>57</text:p>
          </table:table-cell>
          <table:table-cell office:value-type="string">
            <text:p>TRUE</text:p>
          </table:table-cell>
          <table:table-cell office:value-type="float" office:value="53">
            <text:p>53</text:p>
          </table:table-cell>
          <table:table-cell office:value-type="string">
            <text:p>FALS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8</text:p>
          </table:table-cell>
          <table:table-cell office:value-type="float" office:value="60">
            <text:p>60</text:p>
          </table:table-cell>
          <table:table-cell office:value-type="string">
            <text:p>TRUE</text:p>
          </table:table-cell>
          <table:table-cell office:value-type="float" office:value="56">
            <text:p>56</text:p>
          </table:table-cell>
          <table:table-cell office:value-type="string">
            <text:p>FALSE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9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59">
            <text:p>59</text:p>
          </table:table-cell>
          <table:table-cell office:value-type="string">
            <text:p>FALS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30</text:p>
          </table:table-cell>
          <table:table-cell office:value-type="float" office:value="66">
            <text:p>66</text:p>
          </table:table-cell>
          <table:table-cell office:value-type="string">
            <text:p>TRUE</text:p>
          </table:table-cell>
          <table:table-cell office:value-type="float" office:value="62">
            <text:p>62</text:p>
          </table:table-cell>
          <table:table-cell office:value-type="string">
            <text:p>FALSE</text:p>
          </table:table-cell>
          <table:table-cell office:value-type="float" office:value="66">
            <text:p>66</text:p>
          </table:table-cell>
        </table:table-row>
      </table:table>
      <table:table table:name="Sheet2" table:style-name="ta1" table:print="false">
        <table:table-column table:style-name="co7" table:number-columns-repeated="5" table:default-cell-style-name="Default"/>
        <table:table-row table:style-name="ro1">
          <table:table-cell office:value-type="string">
            <text:p>domain</text:p>
          </table:table-cell>
          <table:table-cell office:value-type="string">
            <text:p>problem</text:p>
          </table:table-cell>
          <table:table-cell office:value-type="string">
            <text:p>lower bound</text:p>
          </table:table-cell>
          <table:table-cell office:value-type="string">
            <text:p>upper bound</text:p>
          </table:table-cell>
          <table:table-cell office:value-type="string">
            <text:p>exact</text:p>
          </table:table-cell>
        </table:table-row>
        <table:table-row table:style-name="ro1">
          <table:table-cell table:formula="of:=[Sheet1.A2]" office:value-type="string" office:string-value="blocks4">
            <text:p>blocks4</text:p>
          </table:table-cell>
          <table:table-cell table:formula="of:=[Sheet1.B2]" office:value-type="string" office:string-value="blocks-10-0">
            <text:p>blocks-10-0</text:p>
          </table:table-cell>
          <table:table-cell table:formula="of:=MAX([Sheet1.C2];[Sheet1.E2])" office:value-type="float" office:value="18">
            <text:p>18</text:p>
          </table:table-cell>
          <table:table-cell table:formula="of:=[Sheet1.G2]" office:value-type="float" office:value="18">
            <text:p>18</text:p>
          </table:table-cell>
          <table:table-cell table:formula="of:=OR(NOT(NOT([Sheet1.D2])); NOT(NOT([Sheet1.F2])); [.C2]=[.D2])" office:value-type="boolean" office:boolean-value="true">
            <text:p>TRUE</text:p>
          </table:table-cell>
        </table:table-row>
        <table:table-row table:style-name="ro1">
          <table:table-cell table:formula="of:=[Sheet1.A3]" office:value-type="string" office:string-value="blocks4">
            <text:p>blocks4</text:p>
          </table:table-cell>
          <table:table-cell table:formula="of:=[Sheet1.B3]" office:value-type="string" office:string-value="blocks-10-1">
            <text:p>blocks-10-1</text:p>
          </table:table-cell>
          <table:table-cell table:formula="of:=MAX([Sheet1.C3];[Sheet1.E3])" office:value-type="float" office:value="19">
            <text:p>19</text:p>
          </table:table-cell>
          <table:table-cell table:formula="of:=[Sheet1.G3]" office:value-type="float" office:value="19">
            <text:p>19</text:p>
          </table:table-cell>
          <table:table-cell table:formula="of:=OR(NOT(NOT([Sheet1.D3])); NOT(NOT([Sheet1.F3])); [.C3]=[.D3])" office:value-type="boolean" office:boolean-value="true">
            <text:p>TRUE</text:p>
          </table:table-cell>
        </table:table-row>
        <table:table-row table:style-name="ro1">
          <table:table-cell table:formula="of:=[Sheet1.A4]" office:value-type="string" office:string-value="blocks4">
            <text:p>blocks4</text:p>
          </table:table-cell>
          <table:table-cell table:formula="of:=[Sheet1.B4]" office:value-type="string" office:string-value="blocks-10-2">
            <text:p>blocks-10-2</text:p>
          </table:table-cell>
          <table:table-cell table:formula="of:=MAX([Sheet1.C4];[Sheet1.E4])" office:value-type="float" office:value="19">
            <text:p>19</text:p>
          </table:table-cell>
          <table:table-cell table:formula="of:=[Sheet1.G4]" office:value-type="float" office:value="19">
            <text:p>19</text:p>
          </table:table-cell>
          <table:table-cell table:formula="of:=OR(NOT(NOT([Sheet1.D4])); NOT(NOT([Sheet1.F4])); [.C4]=[.D4])" office:value-type="boolean" office:boolean-value="true">
            <text:p>TRUE</text:p>
          </table:table-cell>
        </table:table-row>
        <table:table-row table:style-name="ro1">
          <table:table-cell table:formula="of:=[Sheet1.A5]" office:value-type="string" office:string-value="blocks4">
            <text:p>blocks4</text:p>
          </table:table-cell>
          <table:table-cell table:formula="of:=[Sheet1.B5]" office:value-type="string" office:string-value="blocks-11-0">
            <text:p>blocks-11-0</text:p>
          </table:table-cell>
          <table:table-cell table:formula="of:=MAX([Sheet1.C5];[Sheet1.E5])" office:value-type="float" office:value="19">
            <text:p>19</text:p>
          </table:table-cell>
          <table:table-cell table:formula="of:=[Sheet1.G5]" office:value-type="float" office:value="19">
            <text:p>19</text:p>
          </table:table-cell>
          <table:table-cell table:formula="of:=OR(NOT(NOT([Sheet1.D5])); NOT(NOT([Sheet1.F5])); [.C5]=[.D5])" office:value-type="boolean" office:boolean-value="true">
            <text:p>TRUE</text:p>
          </table:table-cell>
        </table:table-row>
        <table:table-row table:style-name="ro1">
          <table:table-cell table:formula="of:=[Sheet1.A6]" office:value-type="string" office:string-value="blocks4">
            <text:p>blocks4</text:p>
          </table:table-cell>
          <table:table-cell table:formula="of:=[Sheet1.B6]" office:value-type="string" office:string-value="blocks-11-1">
            <text:p>blocks-11-1</text:p>
          </table:table-cell>
          <table:table-cell table:formula="of:=MAX([Sheet1.C6];[Sheet1.E6])" office:value-type="float" office:value="21">
            <text:p>21</text:p>
          </table:table-cell>
          <table:table-cell table:formula="of:=[Sheet1.G6]" office:value-type="float" office:value="21">
            <text:p>21</text:p>
          </table:table-cell>
          <table:table-cell table:formula="of:=OR(NOT(NOT([Sheet1.D6])); NOT(NOT([Sheet1.F6])); [.C6]=[.D6])" office:value-type="boolean" office:boolean-value="true">
            <text:p>TRUE</text:p>
          </table:table-cell>
        </table:table-row>
        <table:table-row table:style-name="ro1">
          <table:table-cell table:formula="of:=[Sheet1.A7]" office:value-type="string" office:string-value="blocks4">
            <text:p>blocks4</text:p>
          </table:table-cell>
          <table:table-cell table:formula="of:=[Sheet1.B7]" office:value-type="string" office:string-value="blocks-11-2">
            <text:p>blocks-11-2</text:p>
          </table:table-cell>
          <table:table-cell table:formula="of:=MAX([Sheet1.C7];[Sheet1.E7])" office:value-type="float" office:value="19">
            <text:p>19</text:p>
          </table:table-cell>
          <table:table-cell table:formula="of:=[Sheet1.G7]" office:value-type="float" office:value="19">
            <text:p>19</text:p>
          </table:table-cell>
          <table:table-cell table:formula="of:=OR(NOT(NOT([Sheet1.D7])); NOT(NOT([Sheet1.F7])); [.C7]=[.D7])" office:value-type="boolean" office:boolean-value="true">
            <text:p>TRUE</text:p>
          </table:table-cell>
        </table:table-row>
        <table:table-row table:style-name="ro1">
          <table:table-cell table:formula="of:=[Sheet1.A8]" office:value-type="string" office:string-value="blocks4">
            <text:p>blocks4</text:p>
          </table:table-cell>
          <table:table-cell table:formula="of:=[Sheet1.B8]" office:value-type="string" office:string-value="blocks-12-0">
            <text:p>blocks-12-0</text:p>
          </table:table-cell>
          <table:table-cell table:formula="of:=MAX([Sheet1.C8];[Sheet1.E8])" office:value-type="float" office:value="22">
            <text:p>22</text:p>
          </table:table-cell>
          <table:table-cell table:formula="of:=[Sheet1.G8]" office:value-type="float" office:value="22">
            <text:p>22</text:p>
          </table:table-cell>
          <table:table-cell table:formula="of:=OR(NOT(NOT([Sheet1.D8])); NOT(NOT([Sheet1.F8])); [.C8]=[.D8])" office:value-type="boolean" office:boolean-value="true">
            <text:p>TRUE</text:p>
          </table:table-cell>
        </table:table-row>
        <table:table-row table:style-name="ro1">
          <table:table-cell table:formula="of:=[Sheet1.A9]" office:value-type="string" office:string-value="blocks4">
            <text:p>blocks4</text:p>
          </table:table-cell>
          <table:table-cell table:formula="of:=[Sheet1.B9]" office:value-type="string" office:string-value="blocks-12-1">
            <text:p>blocks-12-1</text:p>
          </table:table-cell>
          <table:table-cell table:formula="of:=MAX([Sheet1.C9];[Sheet1.E9])" office:value-type="float" office:value="22">
            <text:p>22</text:p>
          </table:table-cell>
          <table:table-cell table:formula="of:=[Sheet1.G9]" office:value-type="float" office:value="22">
            <text:p>22</text:p>
          </table:table-cell>
          <table:table-cell table:formula="of:=OR(NOT(NOT([Sheet1.D9])); NOT(NOT([Sheet1.F9])); [.C9]=[.D9])" office:value-type="boolean" office:boolean-value="true">
            <text:p>TRUE</text:p>
          </table:table-cell>
        </table:table-row>
        <table:table-row table:style-name="ro1">
          <table:table-cell table:formula="of:=[Sheet1.A10]" office:value-type="string" office:string-value="blocks4">
            <text:p>blocks4</text:p>
          </table:table-cell>
          <table:table-cell table:formula="of:=[Sheet1.B10]" office:value-type="string" office:string-value="blocks-13-0">
            <text:p>blocks-13-0</text:p>
          </table:table-cell>
          <table:table-cell table:formula="of:=MAX([Sheet1.C10];[Sheet1.E10])" office:value-type="float" office:value="24">
            <text:p>24</text:p>
          </table:table-cell>
          <table:table-cell table:formula="of:=[Sheet1.G10]" office:value-type="float" office:value="24">
            <text:p>24</text:p>
          </table:table-cell>
          <table:table-cell table:formula="of:=OR(NOT(NOT([Sheet1.D10])); NOT(NOT([Sheet1.F10])); [.C10]=[.D10])" office:value-type="boolean" office:boolean-value="true">
            <text:p>TRUE</text:p>
          </table:table-cell>
        </table:table-row>
        <table:table-row table:style-name="ro1">
          <table:table-cell table:formula="of:=[Sheet1.A11]" office:value-type="string" office:string-value="blocks4">
            <text:p>blocks4</text:p>
          </table:table-cell>
          <table:table-cell table:formula="of:=[Sheet1.B11]" office:value-type="string" office:string-value="blocks-13-1">
            <text:p>blocks-13-1</text:p>
          </table:table-cell>
          <table:table-cell table:formula="of:=MAX([Sheet1.C11];[Sheet1.E11])" office:value-type="float" office:value="25">
            <text:p>25</text:p>
          </table:table-cell>
          <table:table-cell table:formula="of:=[Sheet1.G11]" office:value-type="float" office:value="25">
            <text:p>25</text:p>
          </table:table-cell>
          <table:table-cell table:formula="of:=OR(NOT(NOT([Sheet1.D11])); NOT(NOT([Sheet1.F11])); [.C11]=[.D11])" office:value-type="boolean" office:boolean-value="true">
            <text:p>TRUE</text:p>
          </table:table-cell>
        </table:table-row>
        <table:table-row table:style-name="ro1">
          <table:table-cell table:formula="of:=[Sheet1.A12]" office:value-type="string" office:string-value="blocks4">
            <text:p>blocks4</text:p>
          </table:table-cell>
          <table:table-cell table:formula="of:=[Sheet1.B12]" office:value-type="string" office:string-value="blocks-14-0">
            <text:p>blocks-14-0</text:p>
          </table:table-cell>
          <table:table-cell table:formula="of:=MAX([Sheet1.C12];[Sheet1.E12])" office:value-type="float" office:value="25">
            <text:p>25</text:p>
          </table:table-cell>
          <table:table-cell table:formula="of:=[Sheet1.G12]" office:value-type="float" office:value="25">
            <text:p>25</text:p>
          </table:table-cell>
          <table:table-cell table:formula="of:=OR(NOT(NOT([Sheet1.D12])); NOT(NOT([Sheet1.F12])); [.C12]=[.D12])" office:value-type="boolean" office:boolean-value="true">
            <text:p>TRUE</text:p>
          </table:table-cell>
        </table:table-row>
        <table:table-row table:style-name="ro1">
          <table:table-cell table:formula="of:=[Sheet1.A13]" office:value-type="string" office:string-value="blocks4">
            <text:p>blocks4</text:p>
          </table:table-cell>
          <table:table-cell table:formula="of:=[Sheet1.B13]" office:value-type="string" office:string-value="blocks-14-1">
            <text:p>blocks-14-1</text:p>
          </table:table-cell>
          <table:table-cell table:formula="of:=MAX([Sheet1.C13];[Sheet1.E13])" office:value-type="float" office:value="27">
            <text:p>27</text:p>
          </table:table-cell>
          <table:table-cell table:formula="of:=[Sheet1.G13]" office:value-type="float" office:value="27">
            <text:p>27</text:p>
          </table:table-cell>
          <table:table-cell table:formula="of:=OR(NOT(NOT([Sheet1.D13])); NOT(NOT([Sheet1.F13])); [.C13]=[.D13])" office:value-type="boolean" office:boolean-value="true">
            <text:p>TRUE</text:p>
          </table:table-cell>
        </table:table-row>
        <table:table-row table:style-name="ro1">
          <table:table-cell table:formula="of:=[Sheet1.A14]" office:value-type="string" office:string-value="blocks4">
            <text:p>blocks4</text:p>
          </table:table-cell>
          <table:table-cell table:formula="of:=[Sheet1.B14]" office:value-type="string" office:string-value="blocks-15-0">
            <text:p>blocks-15-0</text:p>
          </table:table-cell>
          <table:table-cell table:formula="of:=MAX([Sheet1.C14];[Sheet1.E14])" office:value-type="float" office:value="28">
            <text:p>28</text:p>
          </table:table-cell>
          <table:table-cell table:formula="of:=[Sheet1.G14]" office:value-type="float" office:value="28">
            <text:p>28</text:p>
          </table:table-cell>
          <table:table-cell table:formula="of:=OR(NOT(NOT([Sheet1.D14])); NOT(NOT([Sheet1.F14])); [.C14]=[.D14])" office:value-type="boolean" office:boolean-value="true">
            <text:p>TRUE</text:p>
          </table:table-cell>
        </table:table-row>
        <table:table-row table:style-name="ro1">
          <table:table-cell table:formula="of:=[Sheet1.A15]" office:value-type="string" office:string-value="blocks4">
            <text:p>blocks4</text:p>
          </table:table-cell>
          <table:table-cell table:formula="of:=[Sheet1.B15]" office:value-type="string" office:string-value="blocks-15-1">
            <text:p>blocks-15-1</text:p>
          </table:table-cell>
          <table:table-cell table:formula="of:=MAX([Sheet1.C15];[Sheet1.E15])" office:value-type="float" office:value="28">
            <text:p>28</text:p>
          </table:table-cell>
          <table:table-cell table:formula="of:=[Sheet1.G15]" office:value-type="float" office:value="28">
            <text:p>28</text:p>
          </table:table-cell>
          <table:table-cell table:formula="of:=OR(NOT(NOT([Sheet1.D15])); NOT(NOT([Sheet1.F15])); [.C15]=[.D15])" office:value-type="boolean" office:boolean-value="true">
            <text:p>TRUE</text:p>
          </table:table-cell>
        </table:table-row>
        <table:table-row table:style-name="ro1">
          <table:table-cell table:formula="of:=[Sheet1.A16]" office:value-type="string" office:string-value="blocks4">
            <text:p>blocks4</text:p>
          </table:table-cell>
          <table:table-cell table:formula="of:=[Sheet1.B16]" office:value-type="string" office:string-value="blocks-16-1">
            <text:p>blocks-16-1</text:p>
          </table:table-cell>
          <table:table-cell table:formula="of:=MAX([Sheet1.C16];[Sheet1.E16])" office:value-type="float" office:value="31">
            <text:p>31</text:p>
          </table:table-cell>
          <table:table-cell table:formula="of:=[Sheet1.G16]" office:value-type="float" office:value="31">
            <text:p>31</text:p>
          </table:table-cell>
          <table:table-cell table:formula="of:=OR(NOT(NOT([Sheet1.D16])); NOT(NOT([Sheet1.F16])); [.C16]=[.D16])" office:value-type="boolean" office:boolean-value="true">
            <text:p>TRUE</text:p>
          </table:table-cell>
        </table:table-row>
        <table:table-row table:style-name="ro1">
          <table:table-cell table:formula="of:=[Sheet1.A17]" office:value-type="string" office:string-value="blocks4">
            <text:p>blocks4</text:p>
          </table:table-cell>
          <table:table-cell table:formula="of:=[Sheet1.B17]" office:value-type="string" office:string-value="blocks-16-2">
            <text:p>blocks-16-2</text:p>
          </table:table-cell>
          <table:table-cell table:formula="of:=MAX([Sheet1.C17];[Sheet1.E17])" office:value-type="float" office:value="28">
            <text:p>28</text:p>
          </table:table-cell>
          <table:table-cell table:formula="of:=[Sheet1.G17]" office:value-type="float" office:value="28">
            <text:p>28</text:p>
          </table:table-cell>
          <table:table-cell table:formula="of:=OR(NOT(NOT([Sheet1.D17])); NOT(NOT([Sheet1.F17])); [.C17]=[.D17])" office:value-type="boolean" office:boolean-value="true">
            <text:p>TRUE</text:p>
          </table:table-cell>
        </table:table-row>
        <table:table-row table:style-name="ro1">
          <table:table-cell table:formula="of:=[Sheet1.A18]" office:value-type="string" office:string-value="blocks4">
            <text:p>blocks4</text:p>
          </table:table-cell>
          <table:table-cell table:formula="of:=[Sheet1.B18]" office:value-type="string" office:string-value="blocks-17-0">
            <text:p>blocks-17-0</text:p>
          </table:table-cell>
          <table:table-cell table:formula="of:=MAX([Sheet1.C18];[Sheet1.E18])" office:value-type="float" office:value="33">
            <text:p>33</text:p>
          </table:table-cell>
          <table:table-cell table:formula="of:=[Sheet1.G18]" office:value-type="float" office:value="33">
            <text:p>33</text:p>
          </table:table-cell>
          <table:table-cell table:formula="of:=OR(NOT(NOT([Sheet1.D18])); NOT(NOT([Sheet1.F18])); [.C18]=[.D18])" office:value-type="boolean" office:boolean-value="true">
            <text:p>TRUE</text:p>
          </table:table-cell>
        </table:table-row>
        <table:table-row table:style-name="ro1">
          <table:table-cell table:formula="of:=[Sheet1.A19]" office:value-type="string" office:string-value="blocks4">
            <text:p>blocks4</text:p>
          </table:table-cell>
          <table:table-cell table:formula="of:=[Sheet1.B19]" office:value-type="string" office:string-value="blocks-4-0">
            <text:p>blocks-4-0</text:p>
          </table:table-cell>
          <table:table-cell table:formula="of:=MAX([Sheet1.C19];[Sheet1.E19])" office:value-type="float" office:value="6">
            <text:p>6</text:p>
          </table:table-cell>
          <table:table-cell table:formula="of:=[Sheet1.G19]" office:value-type="float" office:value="6">
            <text:p>6</text:p>
          </table:table-cell>
          <table:table-cell table:formula="of:=OR(NOT(NOT([Sheet1.D19])); NOT(NOT([Sheet1.F19])); [.C19]=[.D19])" office:value-type="boolean" office:boolean-value="true">
            <text:p>TRUE</text:p>
          </table:table-cell>
        </table:table-row>
        <table:table-row table:style-name="ro1">
          <table:table-cell table:formula="of:=[Sheet1.A20]" office:value-type="string" office:string-value="blocks4">
            <text:p>blocks4</text:p>
          </table:table-cell>
          <table:table-cell table:formula="of:=[Sheet1.B20]" office:value-type="string" office:string-value="blocks-4-1">
            <text:p>blocks-4-1</text:p>
          </table:table-cell>
          <table:table-cell table:formula="of:=MAX([Sheet1.C20];[Sheet1.E20])" office:value-type="float" office:value="6">
            <text:p>6</text:p>
          </table:table-cell>
          <table:table-cell table:formula="of:=[Sheet1.G20]" office:value-type="float" office:value="6">
            <text:p>6</text:p>
          </table:table-cell>
          <table:table-cell table:formula="of:=OR(NOT(NOT([Sheet1.D20])); NOT(NOT([Sheet1.F20])); [.C20]=[.D20])" office:value-type="boolean" office:boolean-value="true">
            <text:p>TRUE</text:p>
          </table:table-cell>
        </table:table-row>
        <table:table-row table:style-name="ro1">
          <table:table-cell table:formula="of:=[Sheet1.A21]" office:value-type="string" office:string-value="blocks4">
            <text:p>blocks4</text:p>
          </table:table-cell>
          <table:table-cell table:formula="of:=[Sheet1.B21]" office:value-type="string" office:string-value="blocks-4-2">
            <text:p>blocks-4-2</text:p>
          </table:table-cell>
          <table:table-cell table:formula="of:=MAX([Sheet1.C21];[Sheet1.E21])" office:value-type="float" office:value="6">
            <text:p>6</text:p>
          </table:table-cell>
          <table:table-cell table:formula="of:=[Sheet1.G21]" office:value-type="float" office:value="6">
            <text:p>6</text:p>
          </table:table-cell>
          <table:table-cell table:formula="of:=OR(NOT(NOT([Sheet1.D21])); NOT(NOT([Sheet1.F21])); [.C21]=[.D21])" office:value-type="boolean" office:boolean-value="true">
            <text:p>TRUE</text:p>
          </table:table-cell>
        </table:table-row>
        <table:table-row table:style-name="ro1">
          <table:table-cell table:formula="of:=[Sheet1.A22]" office:value-type="string" office:string-value="blocks4">
            <text:p>blocks4</text:p>
          </table:table-cell>
          <table:table-cell table:formula="of:=[Sheet1.B22]" office:value-type="string" office:string-value="blocks-5-0">
            <text:p>blocks-5-0</text:p>
          </table:table-cell>
          <table:table-cell table:formula="of:=MAX([Sheet1.C22];[Sheet1.E22])" office:value-type="float" office:value="8">
            <text:p>8</text:p>
          </table:table-cell>
          <table:table-cell table:formula="of:=[Sheet1.G22]" office:value-type="float" office:value="8">
            <text:p>8</text:p>
          </table:table-cell>
          <table:table-cell table:formula="of:=OR(NOT(NOT([Sheet1.D22])); NOT(NOT([Sheet1.F22])); [.C22]=[.D22])" office:value-type="boolean" office:boolean-value="true">
            <text:p>TRUE</text:p>
          </table:table-cell>
        </table:table-row>
        <table:table-row table:style-name="ro1">
          <table:table-cell table:formula="of:=[Sheet1.A23]" office:value-type="string" office:string-value="blocks4">
            <text:p>blocks4</text:p>
          </table:table-cell>
          <table:table-cell table:formula="of:=[Sheet1.B23]" office:value-type="string" office:string-value="blocks-5-1">
            <text:p>blocks-5-1</text:p>
          </table:table-cell>
          <table:table-cell table:formula="of:=MAX([Sheet1.C23];[Sheet1.E23])" office:value-type="float" office:value="7">
            <text:p>7</text:p>
          </table:table-cell>
          <table:table-cell table:formula="of:=[Sheet1.G23]" office:value-type="float" office:value="7">
            <text:p>7</text:p>
          </table:table-cell>
          <table:table-cell table:formula="of:=OR(NOT(NOT([Sheet1.D23])); NOT(NOT([Sheet1.F23])); [.C23]=[.D23])" office:value-type="boolean" office:boolean-value="true">
            <text:p>TRUE</text:p>
          </table:table-cell>
        </table:table-row>
        <table:table-row table:style-name="ro1">
          <table:table-cell table:formula="of:=[Sheet1.A24]" office:value-type="string" office:string-value="blocks4">
            <text:p>blocks4</text:p>
          </table:table-cell>
          <table:table-cell table:formula="of:=[Sheet1.B24]" office:value-type="string" office:string-value="blocks-5-2">
            <text:p>blocks-5-2</text:p>
          </table:table-cell>
          <table:table-cell table:formula="of:=MAX([Sheet1.C24];[Sheet1.E24])" office:value-type="float" office:value="9">
            <text:p>9</text:p>
          </table:table-cell>
          <table:table-cell table:formula="of:=[Sheet1.G24]" office:value-type="float" office:value="9">
            <text:p>9</text:p>
          </table:table-cell>
          <table:table-cell table:formula="of:=OR(NOT(NOT([Sheet1.D24])); NOT(NOT([Sheet1.F24])); [.C24]=[.D24])" office:value-type="boolean" office:boolean-value="true">
            <text:p>TRUE</text:p>
          </table:table-cell>
        </table:table-row>
        <table:table-row table:style-name="ro1">
          <table:table-cell table:formula="of:=[Sheet1.A25]" office:value-type="string" office:string-value="blocks4">
            <text:p>blocks4</text:p>
          </table:table-cell>
          <table:table-cell table:formula="of:=[Sheet1.B25]" office:value-type="string" office:string-value="blocks-6-0">
            <text:p>blocks-6-0</text:p>
          </table:table-cell>
          <table:table-cell table:formula="of:=MAX([Sheet1.C25];[Sheet1.E25])" office:value-type="float" office:value="11">
            <text:p>11</text:p>
          </table:table-cell>
          <table:table-cell table:formula="of:=[Sheet1.G25]" office:value-type="float" office:value="11">
            <text:p>11</text:p>
          </table:table-cell>
          <table:table-cell table:formula="of:=OR(NOT(NOT([Sheet1.D25])); NOT(NOT([Sheet1.F25])); [.C25]=[.D25])" office:value-type="boolean" office:boolean-value="true">
            <text:p>TRUE</text:p>
          </table:table-cell>
        </table:table-row>
        <table:table-row table:style-name="ro1">
          <table:table-cell table:formula="of:=[Sheet1.A26]" office:value-type="string" office:string-value="blocks4">
            <text:p>blocks4</text:p>
          </table:table-cell>
          <table:table-cell table:formula="of:=[Sheet1.B26]" office:value-type="string" office:string-value="blocks-6-1">
            <text:p>blocks-6-1</text:p>
          </table:table-cell>
          <table:table-cell table:formula="of:=MAX([Sheet1.C26];[Sheet1.E26])" office:value-type="float" office:value="10">
            <text:p>10</text:p>
          </table:table-cell>
          <table:table-cell table:formula="of:=[Sheet1.G26]" office:value-type="float" office:value="10">
            <text:p>10</text:p>
          </table:table-cell>
          <table:table-cell table:formula="of:=OR(NOT(NOT([Sheet1.D26])); NOT(NOT([Sheet1.F26])); [.C26]=[.D26])" office:value-type="boolean" office:boolean-value="true">
            <text:p>TRUE</text:p>
          </table:table-cell>
        </table:table-row>
        <table:table-row table:style-name="ro1">
          <table:table-cell table:formula="of:=[Sheet1.A27]" office:value-type="string" office:string-value="blocks4">
            <text:p>blocks4</text:p>
          </table:table-cell>
          <table:table-cell table:formula="of:=[Sheet1.B27]" office:value-type="string" office:string-value="blocks-6-2">
            <text:p>blocks-6-2</text:p>
          </table:table-cell>
          <table:table-cell table:formula="of:=MAX([Sheet1.C27];[Sheet1.E27])" office:value-type="float" office:value="11">
            <text:p>11</text:p>
          </table:table-cell>
          <table:table-cell table:formula="of:=[Sheet1.G27]" office:value-type="float" office:value="11">
            <text:p>11</text:p>
          </table:table-cell>
          <table:table-cell table:formula="of:=OR(NOT(NOT([Sheet1.D27])); NOT(NOT([Sheet1.F27])); [.C27]=[.D27])" office:value-type="boolean" office:boolean-value="true">
            <text:p>TRUE</text:p>
          </table:table-cell>
        </table:table-row>
        <table:table-row table:style-name="ro1">
          <table:table-cell table:formula="of:=[Sheet1.A28]" office:value-type="string" office:string-value="blocks4">
            <text:p>blocks4</text:p>
          </table:table-cell>
          <table:table-cell table:formula="of:=[Sheet1.B28]" office:value-type="string" office:string-value="blocks-7-0">
            <text:p>blocks-7-0</text:p>
          </table:table-cell>
          <table:table-cell table:formula="of:=MAX([Sheet1.C28];[Sheet1.E28])" office:value-type="float" office:value="13">
            <text:p>13</text:p>
          </table:table-cell>
          <table:table-cell table:formula="of:=[Sheet1.G28]" office:value-type="float" office:value="13">
            <text:p>13</text:p>
          </table:table-cell>
          <table:table-cell table:formula="of:=OR(NOT(NOT([Sheet1.D28])); NOT(NOT([Sheet1.F28])); [.C28]=[.D28])" office:value-type="boolean" office:boolean-value="true">
            <text:p>TRUE</text:p>
          </table:table-cell>
        </table:table-row>
        <table:table-row table:style-name="ro1">
          <table:table-cell table:formula="of:=[Sheet1.A29]" office:value-type="string" office:string-value="blocks4">
            <text:p>blocks4</text:p>
          </table:table-cell>
          <table:table-cell table:formula="of:=[Sheet1.B29]" office:value-type="string" office:string-value="blocks-7-1">
            <text:p>blocks-7-1</text:p>
          </table:table-cell>
          <table:table-cell table:formula="of:=MAX([Sheet1.C29];[Sheet1.E29])" office:value-type="float" office:value="12">
            <text:p>12</text:p>
          </table:table-cell>
          <table:table-cell table:formula="of:=[Sheet1.G29]" office:value-type="float" office:value="12">
            <text:p>12</text:p>
          </table:table-cell>
          <table:table-cell table:formula="of:=OR(NOT(NOT([Sheet1.D29])); NOT(NOT([Sheet1.F29])); [.C29]=[.D29])" office:value-type="boolean" office:boolean-value="true">
            <text:p>TRUE</text:p>
          </table:table-cell>
        </table:table-row>
        <table:table-row table:style-name="ro1">
          <table:table-cell table:formula="of:=[Sheet1.A30]" office:value-type="string" office:string-value="blocks4">
            <text:p>blocks4</text:p>
          </table:table-cell>
          <table:table-cell table:formula="of:=[Sheet1.B30]" office:value-type="string" office:string-value="blocks-7-2">
            <text:p>blocks-7-2</text:p>
          </table:table-cell>
          <table:table-cell table:formula="of:=MAX([Sheet1.C30];[Sheet1.E30])" office:value-type="float" office:value="12">
            <text:p>12</text:p>
          </table:table-cell>
          <table:table-cell table:formula="of:=[Sheet1.G30]" office:value-type="float" office:value="12">
            <text:p>12</text:p>
          </table:table-cell>
          <table:table-cell table:formula="of:=OR(NOT(NOT([Sheet1.D30])); NOT(NOT([Sheet1.F30])); [.C30]=[.D30])" office:value-type="boolean" office:boolean-value="true">
            <text:p>TRUE</text:p>
          </table:table-cell>
        </table:table-row>
        <table:table-row table:style-name="ro1">
          <table:table-cell table:formula="of:=[Sheet1.A31]" office:value-type="string" office:string-value="blocks4">
            <text:p>blocks4</text:p>
          </table:table-cell>
          <table:table-cell table:formula="of:=[Sheet1.B31]" office:value-type="string" office:string-value="blocks-8-0">
            <text:p>blocks-8-0</text:p>
          </table:table-cell>
          <table:table-cell table:formula="of:=MAX([Sheet1.C31];[Sheet1.E31])" office:value-type="float" office:value="13">
            <text:p>13</text:p>
          </table:table-cell>
          <table:table-cell table:formula="of:=[Sheet1.G31]" office:value-type="float" office:value="13">
            <text:p>13</text:p>
          </table:table-cell>
          <table:table-cell table:formula="of:=OR(NOT(NOT([Sheet1.D31])); NOT(NOT([Sheet1.F31])); [.C31]=[.D31])" office:value-type="boolean" office:boolean-value="true">
            <text:p>TRUE</text:p>
          </table:table-cell>
        </table:table-row>
        <table:table-row table:style-name="ro1">
          <table:table-cell table:formula="of:=[Sheet1.A32]" office:value-type="string" office:string-value="blocks4">
            <text:p>blocks4</text:p>
          </table:table-cell>
          <table:table-cell table:formula="of:=[Sheet1.B32]" office:value-type="string" office:string-value="blocks-8-1">
            <text:p>blocks-8-1</text:p>
          </table:table-cell>
          <table:table-cell table:formula="of:=MAX([Sheet1.C32];[Sheet1.E32])" office:value-type="float" office:value="13">
            <text:p>13</text:p>
          </table:table-cell>
          <table:table-cell table:formula="of:=[Sheet1.G32]" office:value-type="float" office:value="13">
            <text:p>13</text:p>
          </table:table-cell>
          <table:table-cell table:formula="of:=OR(NOT(NOT([Sheet1.D32])); NOT(NOT([Sheet1.F32])); [.C32]=[.D32])" office:value-type="boolean" office:boolean-value="true">
            <text:p>TRUE</text:p>
          </table:table-cell>
        </table:table-row>
        <table:table-row table:style-name="ro1">
          <table:table-cell table:formula="of:=[Sheet1.A33]" office:value-type="string" office:string-value="blocks4">
            <text:p>blocks4</text:p>
          </table:table-cell>
          <table:table-cell table:formula="of:=[Sheet1.B33]" office:value-type="string" office:string-value="blocks-8-2">
            <text:p>blocks-8-2</text:p>
          </table:table-cell>
          <table:table-cell table:formula="of:=MAX([Sheet1.C33];[Sheet1.E33])" office:value-type="float" office:value="14">
            <text:p>14</text:p>
          </table:table-cell>
          <table:table-cell table:formula="of:=[Sheet1.G33]" office:value-type="float" office:value="14">
            <text:p>14</text:p>
          </table:table-cell>
          <table:table-cell table:formula="of:=OR(NOT(NOT([Sheet1.D33])); NOT(NOT([Sheet1.F33])); [.C33]=[.D33])" office:value-type="boolean" office:boolean-value="true">
            <text:p>TRUE</text:p>
          </table:table-cell>
        </table:table-row>
        <table:table-row table:style-name="ro1">
          <table:table-cell table:formula="of:=[Sheet1.A34]" office:value-type="string" office:string-value="blocks4">
            <text:p>blocks4</text:p>
          </table:table-cell>
          <table:table-cell table:formula="of:=[Sheet1.B34]" office:value-type="string" office:string-value="blocks-9-0">
            <text:p>blocks-9-0</text:p>
          </table:table-cell>
          <table:table-cell table:formula="of:=MAX([Sheet1.C34];[Sheet1.E34])" office:value-type="float" office:value="16">
            <text:p>16</text:p>
          </table:table-cell>
          <table:table-cell table:formula="of:=[Sheet1.G34]" office:value-type="float" office:value="16">
            <text:p>16</text:p>
          </table:table-cell>
          <table:table-cell table:formula="of:=OR(NOT(NOT([Sheet1.D34])); NOT(NOT([Sheet1.F34])); [.C34]=[.D34])" office:value-type="boolean" office:boolean-value="true">
            <text:p>TRUE</text:p>
          </table:table-cell>
        </table:table-row>
        <table:table-row table:style-name="ro1">
          <table:table-cell table:formula="of:=[Sheet1.A35]" office:value-type="string" office:string-value="blocks4">
            <text:p>blocks4</text:p>
          </table:table-cell>
          <table:table-cell table:formula="of:=[Sheet1.B35]" office:value-type="string" office:string-value="blocks-9-1">
            <text:p>blocks-9-1</text:p>
          </table:table-cell>
          <table:table-cell table:formula="of:=MAX([Sheet1.C35];[Sheet1.E35])" office:value-type="float" office:value="16">
            <text:p>16</text:p>
          </table:table-cell>
          <table:table-cell table:formula="of:=[Sheet1.G35]" office:value-type="float" office:value="16">
            <text:p>16</text:p>
          </table:table-cell>
          <table:table-cell table:formula="of:=OR(NOT(NOT([Sheet1.D35])); NOT(NOT([Sheet1.F35])); [.C35]=[.D35])" office:value-type="boolean" office:boolean-value="true">
            <text:p>TRUE</text:p>
          </table:table-cell>
        </table:table-row>
        <table:table-row table:style-name="ro1">
          <table:table-cell table:formula="of:=[Sheet1.A36]" office:value-type="string" office:string-value="blocks4">
            <text:p>blocks4</text:p>
          </table:table-cell>
          <table:table-cell table:formula="of:=[Sheet1.B36]" office:value-type="string" office:string-value="blocks-9-2">
            <text:p>blocks-9-2</text:p>
          </table:table-cell>
          <table:table-cell table:formula="of:=MAX([Sheet1.C36];[Sheet1.E36])" office:value-type="float" office:value="17">
            <text:p>17</text:p>
          </table:table-cell>
          <table:table-cell table:formula="of:=[Sheet1.G36]" office:value-type="float" office:value="17">
            <text:p>17</text:p>
          </table:table-cell>
          <table:table-cell table:formula="of:=OR(NOT(NOT([Sheet1.D36])); NOT(NOT([Sheet1.F36])); [.C36]=[.D36])" office:value-type="boolean" office:boolean-value="true">
            <text:p>TRUE</text:p>
          </table:table-cell>
        </table:table-row>
        <table:table-row table:style-name="ro1">
          <table:table-cell table:formula="of:=[Sheet1.A37]" office:value-type="string" office:string-value="depots-strips">
            <text:p>depots-strips</text:p>
          </table:table-cell>
          <table:table-cell table:formula="of:=[Sheet1.B37]" office:value-type="string" office:string-value="pfile1">
            <text:p>pfile1</text:p>
          </table:table-cell>
          <table:table-cell table:formula="of:=MAX([Sheet1.C37];[Sheet1.E37])" office:value-type="float" office:value="10">
            <text:p>10</text:p>
          </table:table-cell>
          <table:table-cell table:formula="of:=[Sheet1.G37]" office:value-type="float" office:value="10">
            <text:p>10</text:p>
          </table:table-cell>
          <table:table-cell table:formula="of:=OR(NOT(NOT([Sheet1.D37])); NOT(NOT([Sheet1.F37])); [.C37]=[.D37])" office:value-type="boolean" office:boolean-value="true">
            <text:p>TRUE</text:p>
          </table:table-cell>
        </table:table-row>
        <table:table-row table:style-name="ro1">
          <table:table-cell table:formula="of:=[Sheet1.A38]" office:value-type="string" office:string-value="depots-strips">
            <text:p>depots-strips</text:p>
          </table:table-cell>
          <table:table-cell table:formula="of:=[Sheet1.B38]" office:value-type="string" office:string-value="pfile10">
            <text:p>pfile10</text:p>
          </table:table-cell>
          <table:table-cell table:formula="of:=MAX([Sheet1.C38];[Sheet1.E38])" office:value-type="float" office:value="22">
            <text:p>22</text:p>
          </table:table-cell>
          <table:table-cell table:formula="of:=[Sheet1.G38]" office:value-type="float" office:value="22">
            <text:p>22</text:p>
          </table:table-cell>
          <table:table-cell table:formula="of:=OR(NOT(NOT([Sheet1.D38])); NOT(NOT([Sheet1.F38])); [.C38]=[.D38])" office:value-type="boolean" office:boolean-value="true">
            <text:p>TRUE</text:p>
          </table:table-cell>
        </table:table-row>
        <table:table-row table:style-name="ro1">
          <table:table-cell table:formula="of:=[Sheet1.A39]" office:value-type="string" office:string-value="depots-strips">
            <text:p>depots-strips</text:p>
          </table:table-cell>
          <table:table-cell table:formula="of:=[Sheet1.B39]" office:value-type="string" office:string-value="pfile11">
            <text:p>pfile11</text:p>
          </table:table-cell>
          <table:table-cell table:formula="of:=MAX([Sheet1.C39];[Sheet1.E39])" office:value-type="float" office:value="41">
            <text:p>41</text:p>
          </table:table-cell>
          <table:table-cell table:formula="of:=[Sheet1.G39]" office:value-type="float" office:value="45">
            <text:p>45</text:p>
          </table:table-cell>
          <table:table-cell table:formula="of:=OR(NOT(NOT([Sheet1.D39])); NOT(NOT([Sheet1.F39])); [.C39]=[.D39])" office:value-type="boolean" office:boolean-value="true">
            <text:p>TRUE</text:p>
          </table:table-cell>
        </table:table-row>
        <table:table-row table:style-name="ro1">
          <table:table-cell table:formula="of:=[Sheet1.A40]" office:value-type="string" office:string-value="depots-strips">
            <text:p>depots-strips</text:p>
          </table:table-cell>
          <table:table-cell table:formula="of:=[Sheet1.B40]" office:value-type="string" office:string-value="pfile12">
            <text:p>pfile12</text:p>
          </table:table-cell>
          <table:table-cell table:formula="of:=MAX([Sheet1.C40];[Sheet1.E40])" office:value-type="float" office:value="45">
            <text:p>45</text:p>
          </table:table-cell>
          <table:table-cell table:formula="of:=[Sheet1.G40]" office:value-type="float" office:value="45">
            <text:p>45</text:p>
          </table:table-cell>
          <table:table-cell table:formula="of:=OR(NOT(NOT([Sheet1.D40])); NOT(NOT([Sheet1.F40])); [.C40]=[.D40])" office:value-type="boolean" office:boolean-value="true">
            <text:p>TRUE</text:p>
          </table:table-cell>
        </table:table-row>
        <table:table-row table:style-name="ro1">
          <table:table-cell table:formula="of:=[Sheet1.A41]" office:value-type="string" office:string-value="depots-strips">
            <text:p>depots-strips</text:p>
          </table:table-cell>
          <table:table-cell table:formula="of:=[Sheet1.B41]" office:value-type="string" office:string-value="pfile13">
            <text:p>pfile13</text:p>
          </table:table-cell>
          <table:table-cell table:formula="of:=MAX([Sheet1.C41];[Sheet1.E41])" office:value-type="float" office:value="24">
            <text:p>24</text:p>
          </table:table-cell>
          <table:table-cell table:formula="of:=[Sheet1.G41]" office:value-type="float" office:value="24">
            <text:p>24</text:p>
          </table:table-cell>
          <table:table-cell table:formula="of:=OR(NOT(NOT([Sheet1.D41])); NOT(NOT([Sheet1.F41])); [.C41]=[.D41])" office:value-type="boolean" office:boolean-value="true">
            <text:p>TRUE</text:p>
          </table:table-cell>
        </table:table-row>
        <table:table-row table:style-name="ro1">
          <table:table-cell table:formula="of:=[Sheet1.A42]" office:value-type="string" office:string-value="depots-strips">
            <text:p>depots-strips</text:p>
          </table:table-cell>
          <table:table-cell table:formula="of:=[Sheet1.B42]" office:value-type="string" office:string-value="pfile14">
            <text:p>pfile14</text:p>
          </table:table-cell>
          <table:table-cell table:formula="of:=MAX([Sheet1.C42];[Sheet1.E42])" office:value-type="float" office:value="23">
            <text:p>23</text:p>
          </table:table-cell>
          <table:table-cell table:formula="of:=[Sheet1.G42]" office:value-type="float" office:value="23">
            <text:p>23</text:p>
          </table:table-cell>
          <table:table-cell table:formula="of:=OR(NOT(NOT([Sheet1.D42])); NOT(NOT([Sheet1.F42])); [.C42]=[.D42])" office:value-type="boolean" office:boolean-value="true">
            <text:p>TRUE</text:p>
          </table:table-cell>
        </table:table-row>
        <table:table-row table:style-name="ro1">
          <table:table-cell table:formula="of:=[Sheet1.A43]" office:value-type="string" office:string-value="depots-strips">
            <text:p>depots-strips</text:p>
          </table:table-cell>
          <table:table-cell table:formula="of:=[Sheet1.B43]" office:value-type="string" office:string-value="pfile15">
            <text:p>pfile15</text:p>
          </table:table-cell>
          <table:table-cell table:formula="of:=MAX([Sheet1.C43];[Sheet1.E43])" office:value-type="float" office:value="49">
            <text:p>49</text:p>
          </table:table-cell>
          <table:table-cell table:formula="of:=[Sheet1.G43]" office:value-type="float" office:value="52">
            <text:p>52</text:p>
          </table:table-cell>
          <table:table-cell table:formula="of:=OR(NOT(NOT([Sheet1.D43])); NOT(NOT([Sheet1.F43])); [.C43]=[.D43])" office:value-type="boolean" office:boolean-value="true">
            <text:p>TRUE</text:p>
          </table:table-cell>
        </table:table-row>
        <table:table-row table:style-name="ro1">
          <table:table-cell table:formula="of:=[Sheet1.A44]" office:value-type="string" office:string-value="depots-strips">
            <text:p>depots-strips</text:p>
          </table:table-cell>
          <table:table-cell table:formula="of:=[Sheet1.B44]" office:value-type="string" office:string-value="pfile16">
            <text:p>pfile16</text:p>
          </table:table-cell>
          <table:table-cell table:formula="of:=MAX([Sheet1.C44];[Sheet1.E44])" office:value-type="float" office:value="24">
            <text:p>24</text:p>
          </table:table-cell>
          <table:table-cell table:formula="of:=[Sheet1.G44]" office:value-type="float" office:value="24">
            <text:p>24</text:p>
          </table:table-cell>
          <table:table-cell table:formula="of:=OR(NOT(NOT([Sheet1.D44])); NOT(NOT([Sheet1.F44])); [.C44]=[.D44])" office:value-type="boolean" office:boolean-value="true">
            <text:p>TRUE</text:p>
          </table:table-cell>
        </table:table-row>
        <table:table-row table:style-name="ro1">
          <table:table-cell table:formula="of:=[Sheet1.A45]" office:value-type="string" office:string-value="depots-strips">
            <text:p>depots-strips</text:p>
          </table:table-cell>
          <table:table-cell table:formula="of:=[Sheet1.B45]" office:value-type="string" office:string-value="pfile17">
            <text:p>pfile17</text:p>
          </table:table-cell>
          <table:table-cell table:formula="of:=MAX([Sheet1.C45];[Sheet1.E45])" office:value-type="float" office:value="22">
            <text:p>22</text:p>
          </table:table-cell>
          <table:table-cell table:formula="of:=[Sheet1.G45]" office:value-type="float" office:value="22">
            <text:p>22</text:p>
          </table:table-cell>
          <table:table-cell table:formula="of:=OR(NOT(NOT([Sheet1.D45])); NOT(NOT([Sheet1.F45])); [.C45]=[.D45])" office:value-type="boolean" office:boolean-value="true">
            <text:p>TRUE</text:p>
          </table:table-cell>
        </table:table-row>
        <table:table-row table:style-name="ro1">
          <table:table-cell table:formula="of:=[Sheet1.A46]" office:value-type="string" office:string-value="depots-strips">
            <text:p>depots-strips</text:p>
          </table:table-cell>
          <table:table-cell table:formula="of:=[Sheet1.B46]" office:value-type="string" office:string-value="pfile18">
            <text:p>pfile18</text:p>
          </table:table-cell>
          <table:table-cell table:formula="of:=MAX([Sheet1.C46];[Sheet1.E46])" office:value-type="float" office:value="47">
            <text:p>47</text:p>
          </table:table-cell>
          <table:table-cell table:formula="of:=[Sheet1.G46]" office:value-type="float" office:value="55">
            <text:p>55</text:p>
          </table:table-cell>
          <table:table-cell table:formula="of:=OR(NOT(NOT([Sheet1.D46])); NOT(NOT([Sheet1.F46])); [.C46]=[.D46])" office:value-type="boolean" office:boolean-value="false">
            <text:p>FALSE</text:p>
          </table:table-cell>
        </table:table-row>
        <table:table-row table:style-name="ro1">
          <table:table-cell table:formula="of:=[Sheet1.A47]" office:value-type="string" office:string-value="depots-strips">
            <text:p>depots-strips</text:p>
          </table:table-cell>
          <table:table-cell table:formula="of:=[Sheet1.B47]" office:value-type="string" office:string-value="pfile19">
            <text:p>pfile19</text:p>
          </table:table-cell>
          <table:table-cell table:formula="of:=MAX([Sheet1.C47];[Sheet1.E47])" office:value-type="float" office:value="32">
            <text:p>32</text:p>
          </table:table-cell>
          <table:table-cell table:formula="of:=[Sheet1.G47]" office:value-type="float" office:value="32">
            <text:p>32</text:p>
          </table:table-cell>
          <table:table-cell table:formula="of:=OR(NOT(NOT([Sheet1.D47])); NOT(NOT([Sheet1.F47])); [.C47]=[.D47])" office:value-type="boolean" office:boolean-value="true">
            <text:p>TRUE</text:p>
          </table:table-cell>
        </table:table-row>
        <table:table-row table:style-name="ro1">
          <table:table-cell table:formula="of:=[Sheet1.A48]" office:value-type="string" office:string-value="depots-strips">
            <text:p>depots-strips</text:p>
          </table:table-cell>
          <table:table-cell table:formula="of:=[Sheet1.B48]" office:value-type="string" office:string-value="pfile2">
            <text:p>pfile2</text:p>
          </table:table-cell>
          <table:table-cell table:formula="of:=MAX([Sheet1.C48];[Sheet1.E48])" office:value-type="float" office:value="14">
            <text:p>14</text:p>
          </table:table-cell>
          <table:table-cell table:formula="of:=[Sheet1.G48]" office:value-type="float" office:value="14">
            <text:p>14</text:p>
          </table:table-cell>
          <table:table-cell table:formula="of:=OR(NOT(NOT([Sheet1.D48])); NOT(NOT([Sheet1.F48])); [.C48]=[.D48])" office:value-type="boolean" office:boolean-value="true">
            <text:p>TRUE</text:p>
          </table:table-cell>
        </table:table-row>
        <table:table-row table:style-name="ro1">
          <table:table-cell table:formula="of:=[Sheet1.A49]" office:value-type="string" office:string-value="depots-strips">
            <text:p>depots-strips</text:p>
          </table:table-cell>
          <table:table-cell table:formula="of:=[Sheet1.B49]" office:value-type="string" office:string-value="pfile20">
            <text:p>pfile20</text:p>
          </table:table-cell>
          <table:table-cell table:formula="of:=MAX([Sheet1.C49];[Sheet1.E49])" office:value-type="float" office:value="51">
            <text:p>51</text:p>
          </table:table-cell>
          <table:table-cell table:formula="of:=[Sheet1.G49]" office:value-type="float" office:value="59">
            <text:p>59</text:p>
          </table:table-cell>
          <table:table-cell table:formula="of:=OR(NOT(NOT([Sheet1.D49])); NOT(NOT([Sheet1.F49])); [.C49]=[.D49])" office:value-type="boolean" office:boolean-value="false">
            <text:p>FALSE</text:p>
          </table:table-cell>
        </table:table-row>
        <table:table-row table:style-name="ro1">
          <table:table-cell table:formula="of:=[Sheet1.A50]" office:value-type="string" office:string-value="depots-strips">
            <text:p>depots-strips</text:p>
          </table:table-cell>
          <table:table-cell table:formula="of:=[Sheet1.B50]" office:value-type="string" office:string-value="pfile21">
            <text:p>pfile21</text:p>
          </table:table-cell>
          <table:table-cell table:formula="of:=MAX([Sheet1.C50];[Sheet1.E50])" office:value-type="float" office:value="32">
            <text:p>32</text:p>
          </table:table-cell>
          <table:table-cell table:formula="of:=[Sheet1.G50]" office:value-type="float" office:value="32">
            <text:p>32</text:p>
          </table:table-cell>
          <table:table-cell table:formula="of:=OR(NOT(NOT([Sheet1.D50])); NOT(NOT([Sheet1.F50])); [.C50]=[.D50])" office:value-type="boolean" office:boolean-value="true">
            <text:p>TRUE</text:p>
          </table:table-cell>
        </table:table-row>
        <table:table-row table:style-name="ro1">
          <table:table-cell table:formula="of:=[Sheet1.A51]" office:value-type="string" office:string-value="depots-strips">
            <text:p>depots-strips</text:p>
          </table:table-cell>
          <table:table-cell table:formula="of:=[Sheet1.B51]" office:value-type="string" office:string-value="pfile22">
            <text:p>pfile22</text:p>
          </table:table-cell>
          <table:table-cell table:formula="of:=MAX([Sheet1.C51];[Sheet1.E51])" office:value-type="float" office:value="66">
            <text:p>66</text:p>
          </table:table-cell>
          <table:table-cell table:formula="of:=[Sheet1.G51]" office:value-type="float" office:value="81">
            <text:p>81</text:p>
          </table:table-cell>
          <table:table-cell table:formula="of:=OR(NOT(NOT([Sheet1.D51])); NOT(NOT([Sheet1.F51])); [.C51]=[.D51])" office:value-type="boolean" office:boolean-value="false">
            <text:p>FALSE</text:p>
          </table:table-cell>
        </table:table-row>
        <table:table-row table:style-name="ro1">
          <table:table-cell table:formula="of:=[Sheet1.A52]" office:value-type="string" office:string-value="depots-strips">
            <text:p>depots-strips</text:p>
          </table:table-cell>
          <table:table-cell table:formula="of:=[Sheet1.B52]" office:value-type="string" office:string-value="pfile3">
            <text:p>pfile3</text:p>
          </table:table-cell>
          <table:table-cell table:formula="of:=MAX([Sheet1.C52];[Sheet1.E52])" office:value-type="float" office:value="22">
            <text:p>22</text:p>
          </table:table-cell>
          <table:table-cell table:formula="of:=[Sheet1.G52]" office:value-type="float" office:value="22">
            <text:p>22</text:p>
          </table:table-cell>
          <table:table-cell table:formula="of:=OR(NOT(NOT([Sheet1.D52])); NOT(NOT([Sheet1.F52])); [.C52]=[.D52])" office:value-type="boolean" office:boolean-value="true">
            <text:p>TRUE</text:p>
          </table:table-cell>
        </table:table-row>
        <table:table-row table:style-name="ro1">
          <table:table-cell table:formula="of:=[Sheet1.A53]" office:value-type="string" office:string-value="depots-strips">
            <text:p>depots-strips</text:p>
          </table:table-cell>
          <table:table-cell table:formula="of:=[Sheet1.B53]" office:value-type="string" office:string-value="pfile4">
            <text:p>pfile4</text:p>
          </table:table-cell>
          <table:table-cell table:formula="of:=MAX([Sheet1.C53];[Sheet1.E53])" office:value-type="float" office:value="17">
            <text:p>17</text:p>
          </table:table-cell>
          <table:table-cell table:formula="of:=[Sheet1.G53]" office:value-type="float" office:value="17">
            <text:p>17</text:p>
          </table:table-cell>
          <table:table-cell table:formula="of:=OR(NOT(NOT([Sheet1.D53])); NOT(NOT([Sheet1.F53])); [.C53]=[.D53])" office:value-type="boolean" office:boolean-value="true">
            <text:p>TRUE</text:p>
          </table:table-cell>
        </table:table-row>
        <table:table-row table:style-name="ro1">
          <table:table-cell table:formula="of:=[Sheet1.A54]" office:value-type="string" office:string-value="depots-strips">
            <text:p>depots-strips</text:p>
          </table:table-cell>
          <table:table-cell table:formula="of:=[Sheet1.B54]" office:value-type="string" office:string-value="pfile5">
            <text:p>pfile5</text:p>
          </table:table-cell>
          <table:table-cell table:formula="of:=MAX([Sheet1.C54];[Sheet1.E54])" office:value-type="float" office:value="33">
            <text:p>33</text:p>
          </table:table-cell>
          <table:table-cell table:formula="of:=[Sheet1.G54]" office:value-type="float" office:value="33">
            <text:p>33</text:p>
          </table:table-cell>
          <table:table-cell table:formula="of:=OR(NOT(NOT([Sheet1.D54])); NOT(NOT([Sheet1.F54])); [.C54]=[.D54])" office:value-type="boolean" office:boolean-value="true">
            <text:p>TRUE</text:p>
          </table:table-cell>
        </table:table-row>
        <table:table-row table:style-name="ro1">
          <table:table-cell table:formula="of:=[Sheet1.A55]" office:value-type="string" office:string-value="depots-strips">
            <text:p>depots-strips</text:p>
          </table:table-cell>
          <table:table-cell table:formula="of:=[Sheet1.B55]" office:value-type="string" office:string-value="pfile6">
            <text:p>pfile6</text:p>
          </table:table-cell>
          <table:table-cell table:formula="of:=MAX([Sheet1.C55];[Sheet1.E55])" office:value-type="float" office:value="42">
            <text:p>42</text:p>
          </table:table-cell>
          <table:table-cell table:formula="of:=[Sheet1.G55]" office:value-type="float" office:value="42">
            <text:p>42</text:p>
          </table:table-cell>
          <table:table-cell table:formula="of:=OR(NOT(NOT([Sheet1.D55])); NOT(NOT([Sheet1.F55])); [.C55]=[.D55])" office:value-type="boolean" office:boolean-value="true">
            <text:p>TRUE</text:p>
          </table:table-cell>
        </table:table-row>
        <table:table-row table:style-name="ro1">
          <table:table-cell table:formula="of:=[Sheet1.A56]" office:value-type="string" office:string-value="depots-strips">
            <text:p>depots-strips</text:p>
          </table:table-cell>
          <table:table-cell table:formula="of:=[Sheet1.B56]" office:value-type="string" office:string-value="pfile7">
            <text:p>pfile7</text:p>
          </table:table-cell>
          <table:table-cell table:formula="of:=MAX([Sheet1.C56];[Sheet1.E56])" office:value-type="float" office:value="18">
            <text:p>18</text:p>
          </table:table-cell>
          <table:table-cell table:formula="of:=[Sheet1.G56]" office:value-type="float" office:value="18">
            <text:p>18</text:p>
          </table:table-cell>
          <table:table-cell table:formula="of:=OR(NOT(NOT([Sheet1.D56])); NOT(NOT([Sheet1.F56])); [.C56]=[.D56])" office:value-type="boolean" office:boolean-value="true">
            <text:p>TRUE</text:p>
          </table:table-cell>
        </table:table-row>
        <table:table-row table:style-name="ro1">
          <table:table-cell table:formula="of:=[Sheet1.A57]" office:value-type="string" office:string-value="depots-strips">
            <text:p>depots-strips</text:p>
          </table:table-cell>
          <table:table-cell table:formula="of:=[Sheet1.B57]" office:value-type="string" office:string-value="pfile8">
            <text:p>pfile8</text:p>
          </table:table-cell>
          <table:table-cell table:formula="of:=MAX([Sheet1.C57];[Sheet1.E57])" office:value-type="float" office:value="27">
            <text:p>27</text:p>
          </table:table-cell>
          <table:table-cell table:formula="of:=[Sheet1.G57]" office:value-type="float" office:value="27">
            <text:p>27</text:p>
          </table:table-cell>
          <table:table-cell table:formula="of:=OR(NOT(NOT([Sheet1.D57])); NOT(NOT([Sheet1.F57])); [.C57]=[.D57])" office:value-type="boolean" office:boolean-value="true">
            <text:p>TRUE</text:p>
          </table:table-cell>
        </table:table-row>
        <table:table-row table:style-name="ro1">
          <table:table-cell table:formula="of:=[Sheet1.A58]" office:value-type="string" office:string-value="depots-strips">
            <text:p>depots-strips</text:p>
          </table:table-cell>
          <table:table-cell table:formula="of:=[Sheet1.B58]" office:value-type="string" office:string-value="pfile9">
            <text:p>pfile9</text:p>
          </table:table-cell>
          <table:table-cell table:formula="of:=MAX([Sheet1.C58];[Sheet1.E58])" office:value-type="float" office:value="44">
            <text:p>44</text:p>
          </table:table-cell>
          <table:table-cell table:formula="of:=[Sheet1.G58]" office:value-type="float" office:value="44">
            <text:p>44</text:p>
          </table:table-cell>
          <table:table-cell table:formula="of:=OR(NOT(NOT([Sheet1.D58])); NOT(NOT([Sheet1.F58])); [.C58]=[.D58])" office:value-type="boolean" office:boolean-value="true">
            <text:p>TRUE</text:p>
          </table:table-cell>
        </table:table-row>
        <table:table-row table:style-name="ro1">
          <table:table-cell table:formula="of:=[Sheet1.A59]" office:value-type="string" office:string-value="driverlog-strips">
            <text:p>driverlog-strips</text:p>
          </table:table-cell>
          <table:table-cell table:formula="of:=[Sheet1.B59]" office:value-type="string" office:string-value="pfile1">
            <text:p>pfile1</text:p>
          </table:table-cell>
          <table:table-cell table:formula="of:=MAX([Sheet1.C59];[Sheet1.E59])" office:value-type="float" office:value="6">
            <text:p>6</text:p>
          </table:table-cell>
          <table:table-cell table:formula="of:=[Sheet1.G59]" office:value-type="float" office:value="6">
            <text:p>6</text:p>
          </table:table-cell>
          <table:table-cell table:formula="of:=OR(NOT(NOT([Sheet1.D59])); NOT(NOT([Sheet1.F59])); [.C59]=[.D59])" office:value-type="boolean" office:boolean-value="true">
            <text:p>TRUE</text:p>
          </table:table-cell>
        </table:table-row>
        <table:table-row table:style-name="ro1">
          <table:table-cell table:formula="of:=[Sheet1.A60]" office:value-type="string" office:string-value="driverlog-strips">
            <text:p>driverlog-strips</text:p>
          </table:table-cell>
          <table:table-cell table:formula="of:=[Sheet1.B60]" office:value-type="string" office:string-value="pfile10">
            <text:p>pfile10</text:p>
          </table:table-cell>
          <table:table-cell table:formula="of:=MAX([Sheet1.C60];[Sheet1.E60])" office:value-type="float" office:value="16">
            <text:p>16</text:p>
          </table:table-cell>
          <table:table-cell table:formula="of:=[Sheet1.G60]" office:value-type="float" office:value="16">
            <text:p>16</text:p>
          </table:table-cell>
          <table:table-cell table:formula="of:=OR(NOT(NOT([Sheet1.D60])); NOT(NOT([Sheet1.F60])); [.C60]=[.D60])" office:value-type="boolean" office:boolean-value="true">
            <text:p>TRUE</text:p>
          </table:table-cell>
        </table:table-row>
        <table:table-row table:style-name="ro1">
          <table:table-cell table:formula="of:=[Sheet1.A61]" office:value-type="string" office:string-value="driverlog-strips">
            <text:p>driverlog-strips</text:p>
          </table:table-cell>
          <table:table-cell table:formula="of:=[Sheet1.B61]" office:value-type="string" office:string-value="pfile11">
            <text:p>pfile11</text:p>
          </table:table-cell>
          <table:table-cell table:formula="of:=MAX([Sheet1.C61];[Sheet1.E61])" office:value-type="float" office:value="18">
            <text:p>18</text:p>
          </table:table-cell>
          <table:table-cell table:formula="of:=[Sheet1.G61]" office:value-type="float" office:value="18">
            <text:p>18</text:p>
          </table:table-cell>
          <table:table-cell table:formula="of:=OR(NOT(NOT([Sheet1.D61])); NOT(NOT([Sheet1.F61])); [.C61]=[.D61])" office:value-type="boolean" office:boolean-value="true">
            <text:p>TRUE</text:p>
          </table:table-cell>
        </table:table-row>
        <table:table-row table:style-name="ro1">
          <table:table-cell table:formula="of:=[Sheet1.A62]" office:value-type="string" office:string-value="driverlog-strips">
            <text:p>driverlog-strips</text:p>
          </table:table-cell>
          <table:table-cell table:formula="of:=[Sheet1.B62]" office:value-type="string" office:string-value="pfile12">
            <text:p>pfile12</text:p>
          </table:table-cell>
          <table:table-cell table:formula="of:=MAX([Sheet1.C62];[Sheet1.E62])" office:value-type="float" office:value="24">
            <text:p>24</text:p>
          </table:table-cell>
          <table:table-cell table:formula="of:=[Sheet1.G62]" office:value-type="float" office:value="24">
            <text:p>24</text:p>
          </table:table-cell>
          <table:table-cell table:formula="of:=OR(NOT(NOT([Sheet1.D62])); NOT(NOT([Sheet1.F62])); [.C62]=[.D62])" office:value-type="boolean" office:boolean-value="true">
            <text:p>TRUE</text:p>
          </table:table-cell>
        </table:table-row>
        <table:table-row table:style-name="ro1">
          <table:table-cell table:formula="of:=[Sheet1.A63]" office:value-type="string" office:string-value="driverlog-strips">
            <text:p>driverlog-strips</text:p>
          </table:table-cell>
          <table:table-cell table:formula="of:=[Sheet1.B63]" office:value-type="string" office:string-value="pfile13">
            <text:p>pfile13</text:p>
          </table:table-cell>
          <table:table-cell table:formula="of:=MAX([Sheet1.C63];[Sheet1.E63])" office:value-type="float" office:value="21">
            <text:p>21</text:p>
          </table:table-cell>
          <table:table-cell table:formula="of:=[Sheet1.G63]" office:value-type="float" office:value="21">
            <text:p>21</text:p>
          </table:table-cell>
          <table:table-cell table:formula="of:=OR(NOT(NOT([Sheet1.D63])); NOT(NOT([Sheet1.F63])); [.C63]=[.D63])" office:value-type="boolean" office:boolean-value="true">
            <text:p>TRUE</text:p>
          </table:table-cell>
        </table:table-row>
        <table:table-row table:style-name="ro1">
          <table:table-cell table:formula="of:=[Sheet1.A64]" office:value-type="string" office:string-value="driverlog-strips">
            <text:p>driverlog-strips</text:p>
          </table:table-cell>
          <table:table-cell table:formula="of:=[Sheet1.B64]" office:value-type="string" office:string-value="pfile14">
            <text:p>pfile14</text:p>
          </table:table-cell>
          <table:table-cell table:formula="of:=MAX([Sheet1.C64];[Sheet1.E64])" office:value-type="float" office:value="25">
            <text:p>25</text:p>
          </table:table-cell>
          <table:table-cell table:formula="of:=[Sheet1.G64]" office:value-type="float" office:value="25">
            <text:p>25</text:p>
          </table:table-cell>
          <table:table-cell table:formula="of:=OR(NOT(NOT([Sheet1.D64])); NOT(NOT([Sheet1.F64])); [.C64]=[.D64])" office:value-type="boolean" office:boolean-value="true">
            <text:p>TRUE</text:p>
          </table:table-cell>
        </table:table-row>
        <table:table-row table:style-name="ro1">
          <table:table-cell table:formula="of:=[Sheet1.A65]" office:value-type="string" office:string-value="driverlog-strips">
            <text:p>driverlog-strips</text:p>
          </table:table-cell>
          <table:table-cell table:formula="of:=[Sheet1.B65]" office:value-type="string" office:string-value="pfile15">
            <text:p>pfile15</text:p>
          </table:table-cell>
          <table:table-cell table:formula="of:=MAX([Sheet1.C65];[Sheet1.E65])" office:value-type="float" office:value="30">
            <text:p>30</text:p>
          </table:table-cell>
          <table:table-cell table:formula="of:=[Sheet1.G65]" office:value-type="float" office:value="30">
            <text:p>30</text:p>
          </table:table-cell>
          <table:table-cell table:formula="of:=OR(NOT(NOT([Sheet1.D65])); NOT(NOT([Sheet1.F65])); [.C65]=[.D65])" office:value-type="boolean" office:boolean-value="true">
            <text:p>TRUE</text:p>
          </table:table-cell>
        </table:table-row>
        <table:table-row table:style-name="ro1">
          <table:table-cell table:formula="of:=[Sheet1.A66]" office:value-type="string" office:string-value="driverlog-strips">
            <text:p>driverlog-strips</text:p>
          </table:table-cell>
          <table:table-cell table:formula="of:=[Sheet1.B66]" office:value-type="string" office:string-value="pfile16">
            <text:p>pfile16</text:p>
          </table:table-cell>
          <table:table-cell table:formula="of:=MAX([Sheet1.C66];[Sheet1.E66])" office:value-type="float" office:value="43">
            <text:p>43</text:p>
          </table:table-cell>
          <table:table-cell table:formula="of:=[Sheet1.G66]" office:value-type="float" office:value="55">
            <text:p>55</text:p>
          </table:table-cell>
          <table:table-cell table:formula="of:=OR(NOT(NOT([Sheet1.D66])); NOT(NOT([Sheet1.F66])); [.C66]=[.D66])" office:value-type="boolean" office:boolean-value="false">
            <text:p>FALSE</text:p>
          </table:table-cell>
        </table:table-row>
        <table:table-row table:style-name="ro1">
          <table:table-cell table:formula="of:=[Sheet1.A67]" office:value-type="string" office:string-value="driverlog-strips">
            <text:p>driverlog-strips</text:p>
          </table:table-cell>
          <table:table-cell table:formula="of:=[Sheet1.B67]" office:value-type="string" office:string-value="pfile17">
            <text:p>pfile17</text:p>
          </table:table-cell>
          <table:table-cell table:formula="of:=MAX([Sheet1.C67];[Sheet1.E67])" office:value-type="float" office:value="50">
            <text:p>50</text:p>
          </table:table-cell>
          <table:table-cell table:formula="of:=[Sheet1.G67]" office:value-type="float" office:value="61">
            <text:p>61</text:p>
          </table:table-cell>
          <table:table-cell table:formula="of:=OR(NOT(NOT([Sheet1.D67])); NOT(NOT([Sheet1.F67])); [.C67]=[.D67])" office:value-type="boolean" office:boolean-value="false">
            <text:p>FALSE</text:p>
          </table:table-cell>
        </table:table-row>
        <table:table-row table:style-name="ro1">
          <table:table-cell table:formula="of:=[Sheet1.A68]" office:value-type="string" office:string-value="driverlog-strips">
            <text:p>driverlog-strips</text:p>
          </table:table-cell>
          <table:table-cell table:formula="of:=[Sheet1.B68]" office:value-type="string" office:string-value="pfile18">
            <text:p>pfile18</text:p>
          </table:table-cell>
          <table:table-cell table:formula="of:=MAX([Sheet1.C68];[Sheet1.E68])" office:value-type="float" office:value="52">
            <text:p>52</text:p>
          </table:table-cell>
          <table:table-cell table:formula="of:=[Sheet1.G68]" office:value-type="float" office:value="64">
            <text:p>64</text:p>
          </table:table-cell>
          <table:table-cell table:formula="of:=OR(NOT(NOT([Sheet1.D68])); NOT(NOT([Sheet1.F68])); [.C68]=[.D68])" office:value-type="boolean" office:boolean-value="false">
            <text:p>FALSE</text:p>
          </table:table-cell>
        </table:table-row>
        <table:table-row table:style-name="ro1">
          <table:table-cell table:formula="of:=[Sheet1.A69]" office:value-type="string" office:string-value="driverlog-strips">
            <text:p>driverlog-strips</text:p>
          </table:table-cell>
          <table:table-cell table:formula="of:=[Sheet1.B69]" office:value-type="string" office:string-value="pfile19">
            <text:p>pfile19</text:p>
          </table:table-cell>
          <table:table-cell table:formula="of:=MAX([Sheet1.C69];[Sheet1.E69])" office:value-type="float" office:value="71">
            <text:p>71</text:p>
          </table:table-cell>
          <table:table-cell table:formula="of:=[Sheet1.G69]" office:value-type="float" office:value="87">
            <text:p>87</text:p>
          </table:table-cell>
          <table:table-cell table:formula="of:=OR(NOT(NOT([Sheet1.D69])); NOT(NOT([Sheet1.F69])); [.C69]=[.D69])" office:value-type="boolean" office:boolean-value="false">
            <text:p>FALSE</text:p>
          </table:table-cell>
        </table:table-row>
        <table:table-row table:style-name="ro1">
          <table:table-cell table:formula="of:=[Sheet1.A70]" office:value-type="string" office:string-value="driverlog-strips">
            <text:p>driverlog-strips</text:p>
          </table:table-cell>
          <table:table-cell table:formula="of:=[Sheet1.B70]" office:value-type="string" office:string-value="pfile2">
            <text:p>pfile2</text:p>
          </table:table-cell>
          <table:table-cell table:formula="of:=MAX([Sheet1.C70];[Sheet1.E70])" office:value-type="float" office:value="14">
            <text:p>14</text:p>
          </table:table-cell>
          <table:table-cell table:formula="of:=[Sheet1.G70]" office:value-type="float" office:value="14">
            <text:p>14</text:p>
          </table:table-cell>
          <table:table-cell table:formula="of:=OR(NOT(NOT([Sheet1.D70])); NOT(NOT([Sheet1.F70])); [.C70]=[.D70])" office:value-type="boolean" office:boolean-value="true">
            <text:p>TRUE</text:p>
          </table:table-cell>
        </table:table-row>
        <table:table-row table:style-name="ro1">
          <table:table-cell table:formula="of:=[Sheet1.A71]" office:value-type="string" office:string-value="driverlog-strips">
            <text:p>driverlog-strips</text:p>
          </table:table-cell>
          <table:table-cell table:formula="of:=[Sheet1.B71]" office:value-type="string" office:string-value="pfile20">
            <text:p>pfile20</text:p>
          </table:table-cell>
          <table:table-cell table:formula="of:=MAX([Sheet1.C71];[Sheet1.E71])" office:value-type="float" office:value="65">
            <text:p>65</text:p>
          </table:table-cell>
          <table:table-cell table:formula="of:=[Sheet1.G71]" office:value-type="float" office:value="89">
            <text:p>89</text:p>
          </table:table-cell>
          <table:table-cell table:formula="of:=OR(NOT(NOT([Sheet1.D71])); NOT(NOT([Sheet1.F71])); [.C71]=[.D71])" office:value-type="boolean" office:boolean-value="false">
            <text:p>FALSE</text:p>
          </table:table-cell>
        </table:table-row>
        <table:table-row table:style-name="ro1">
          <table:table-cell table:formula="of:=[Sheet1.A72]" office:value-type="string" office:string-value="driverlog-strips">
            <text:p>driverlog-strips</text:p>
          </table:table-cell>
          <table:table-cell table:formula="of:=[Sheet1.B72]" office:value-type="string" office:string-value="pfile3">
            <text:p>pfile3</text:p>
          </table:table-cell>
          <table:table-cell table:formula="of:=MAX([Sheet1.C72];[Sheet1.E72])" office:value-type="float" office:value="11">
            <text:p>11</text:p>
          </table:table-cell>
          <table:table-cell table:formula="of:=[Sheet1.G72]" office:value-type="float" office:value="11">
            <text:p>11</text:p>
          </table:table-cell>
          <table:table-cell table:formula="of:=OR(NOT(NOT([Sheet1.D72])); NOT(NOT([Sheet1.F72])); [.C72]=[.D72])" office:value-type="boolean" office:boolean-value="true">
            <text:p>TRUE</text:p>
          </table:table-cell>
        </table:table-row>
        <table:table-row table:style-name="ro1">
          <table:table-cell table:formula="of:=[Sheet1.A73]" office:value-type="string" office:string-value="driverlog-strips">
            <text:p>driverlog-strips</text:p>
          </table:table-cell>
          <table:table-cell table:formula="of:=[Sheet1.B73]" office:value-type="string" office:string-value="pfile4">
            <text:p>pfile4</text:p>
          </table:table-cell>
          <table:table-cell table:formula="of:=MAX([Sheet1.C73];[Sheet1.E73])" office:value-type="float" office:value="12">
            <text:p>12</text:p>
          </table:table-cell>
          <table:table-cell table:formula="of:=[Sheet1.G73]" office:value-type="float" office:value="12">
            <text:p>12</text:p>
          </table:table-cell>
          <table:table-cell table:formula="of:=OR(NOT(NOT([Sheet1.D73])); NOT(NOT([Sheet1.F73])); [.C73]=[.D73])" office:value-type="boolean" office:boolean-value="true">
            <text:p>TRUE</text:p>
          </table:table-cell>
        </table:table-row>
        <table:table-row table:style-name="ro1">
          <table:table-cell table:formula="of:=[Sheet1.A74]" office:value-type="string" office:string-value="driverlog-strips">
            <text:p>driverlog-strips</text:p>
          </table:table-cell>
          <table:table-cell table:formula="of:=[Sheet1.B74]" office:value-type="string" office:string-value="pfile5">
            <text:p>pfile5</text:p>
          </table:table-cell>
          <table:table-cell table:formula="of:=MAX([Sheet1.C74];[Sheet1.E74])" office:value-type="float" office:value="15">
            <text:p>15</text:p>
          </table:table-cell>
          <table:table-cell table:formula="of:=[Sheet1.G74]" office:value-type="float" office:value="15">
            <text:p>15</text:p>
          </table:table-cell>
          <table:table-cell table:formula="of:=OR(NOT(NOT([Sheet1.D74])); NOT(NOT([Sheet1.F74])); [.C74]=[.D74])" office:value-type="boolean" office:boolean-value="true">
            <text:p>TRUE</text:p>
          </table:table-cell>
        </table:table-row>
        <table:table-row table:style-name="ro1">
          <table:table-cell table:formula="of:=[Sheet1.A75]" office:value-type="string" office:string-value="driverlog-strips">
            <text:p>driverlog-strips</text:p>
          </table:table-cell>
          <table:table-cell table:formula="of:=[Sheet1.B75]" office:value-type="string" office:string-value="pfile6">
            <text:p>pfile6</text:p>
          </table:table-cell>
          <table:table-cell table:formula="of:=MAX([Sheet1.C75];[Sheet1.E75])" office:value-type="float" office:value="10">
            <text:p>10</text:p>
          </table:table-cell>
          <table:table-cell table:formula="of:=[Sheet1.G75]" office:value-type="float" office:value="10">
            <text:p>10</text:p>
          </table:table-cell>
          <table:table-cell table:formula="of:=OR(NOT(NOT([Sheet1.D75])); NOT(NOT([Sheet1.F75])); [.C75]=[.D75])" office:value-type="boolean" office:boolean-value="true">
            <text:p>TRUE</text:p>
          </table:table-cell>
        </table:table-row>
        <table:table-row table:style-name="ro1">
          <table:table-cell table:formula="of:=[Sheet1.A76]" office:value-type="string" office:string-value="driverlog-strips">
            <text:p>driverlog-strips</text:p>
          </table:table-cell>
          <table:table-cell table:formula="of:=[Sheet1.B76]" office:value-type="string" office:string-value="pfile7">
            <text:p>pfile7</text:p>
          </table:table-cell>
          <table:table-cell table:formula="of:=MAX([Sheet1.C76];[Sheet1.E76])" office:value-type="float" office:value="12">
            <text:p>12</text:p>
          </table:table-cell>
          <table:table-cell table:formula="of:=[Sheet1.G76]" office:value-type="float" office:value="12">
            <text:p>12</text:p>
          </table:table-cell>
          <table:table-cell table:formula="of:=OR(NOT(NOT([Sheet1.D76])); NOT(NOT([Sheet1.F76])); [.C76]=[.D76])" office:value-type="boolean" office:boolean-value="true">
            <text:p>TRUE</text:p>
          </table:table-cell>
        </table:table-row>
        <table:table-row table:style-name="ro1">
          <table:table-cell table:formula="of:=[Sheet1.A77]" office:value-type="string" office:string-value="driverlog-strips">
            <text:p>driverlog-strips</text:p>
          </table:table-cell>
          <table:table-cell table:formula="of:=[Sheet1.B77]" office:value-type="string" office:string-value="pfile8">
            <text:p>pfile8</text:p>
          </table:table-cell>
          <table:table-cell table:formula="of:=MAX([Sheet1.C77];[Sheet1.E77])" office:value-type="float" office:value="15">
            <text:p>15</text:p>
          </table:table-cell>
          <table:table-cell table:formula="of:=[Sheet1.G77]" office:value-type="float" office:value="15">
            <text:p>15</text:p>
          </table:table-cell>
          <table:table-cell table:formula="of:=OR(NOT(NOT([Sheet1.D77])); NOT(NOT([Sheet1.F77])); [.C77]=[.D77])" office:value-type="boolean" office:boolean-value="true">
            <text:p>TRUE</text:p>
          </table:table-cell>
        </table:table-row>
        <table:table-row table:style-name="ro1">
          <table:table-cell table:formula="of:=[Sheet1.A78]" office:value-type="string" office:string-value="driverlog-strips">
            <text:p>driverlog-strips</text:p>
          </table:table-cell>
          <table:table-cell table:formula="of:=[Sheet1.B78]" office:value-type="string" office:string-value="pfile9">
            <text:p>pfile9</text:p>
          </table:table-cell>
          <table:table-cell table:formula="of:=MAX([Sheet1.C78];[Sheet1.E78])" office:value-type="float" office:value="18">
            <text:p>18</text:p>
          </table:table-cell>
          <table:table-cell table:formula="of:=[Sheet1.G78]" office:value-type="float" office:value="18">
            <text:p>18</text:p>
          </table:table-cell>
          <table:table-cell table:formula="of:=OR(NOT(NOT([Sheet1.D78])); NOT(NOT([Sheet1.F78])); [.C78]=[.D78])" office:value-type="boolean" office:boolean-value="true">
            <text:p>TRUE</text:p>
          </table:table-cell>
        </table:table-row>
        <table:table-row table:style-name="ro1">
          <table:table-cell table:formula="of:=[Sheet1.A79]" office:value-type="string" office:string-value="freecell">
            <text:p>freecell</text:p>
          </table:table-cell>
          <table:table-cell table:formula="of:=[Sheet1.B79]" office:value-type="string" office:string-value="probfreecell-10-1">
            <text:p>probfreecell-10-1</text:p>
          </table:table-cell>
          <table:table-cell table:formula="of:=MAX([Sheet1.C79];[Sheet1.E79])" office:value-type="float" office:value="48">
            <text:p>48</text:p>
          </table:table-cell>
          <table:table-cell table:formula="of:=[Sheet1.G79]" office:value-type="float" office:value="72">
            <text:p>72</text:p>
          </table:table-cell>
          <table:table-cell table:formula="of:=OR(NOT(NOT([Sheet1.D79])); NOT(NOT([Sheet1.F79])); [.C79]=[.D79])" office:value-type="boolean" office:boolean-value="false">
            <text:p>FALSE</text:p>
          </table:table-cell>
        </table:table-row>
        <table:table-row table:style-name="ro1">
          <table:table-cell table:formula="of:=[Sheet1.A80]" office:value-type="string" office:string-value="freecell">
            <text:p>freecell</text:p>
          </table:table-cell>
          <table:table-cell table:formula="of:=[Sheet1.B80]" office:value-type="string" office:string-value="probfreecell-10-2">
            <text:p>probfreecell-10-2</text:p>
          </table:table-cell>
          <table:table-cell table:formula="of:=MAX([Sheet1.C80];[Sheet1.E80])" office:value-type="float" office:value="50">
            <text:p>50</text:p>
          </table:table-cell>
          <table:table-cell table:formula="of:=[Sheet1.G80]" office:value-type="float" office:value="72">
            <text:p>72</text:p>
          </table:table-cell>
          <table:table-cell table:formula="of:=OR(NOT(NOT([Sheet1.D80])); NOT(NOT([Sheet1.F80])); [.C80]=[.D80])" office:value-type="boolean" office:boolean-value="false">
            <text:p>FALSE</text:p>
          </table:table-cell>
        </table:table-row>
        <table:table-row table:style-name="ro1">
          <table:table-cell table:formula="of:=[Sheet1.A81]" office:value-type="string" office:string-value="freecell">
            <text:p>freecell</text:p>
          </table:table-cell>
          <table:table-cell table:formula="of:=[Sheet1.B81]" office:value-type="string" office:string-value="probfreecell-10-3">
            <text:p>probfreecell-10-3</text:p>
          </table:table-cell>
          <table:table-cell table:formula="of:=MAX([Sheet1.C81];[Sheet1.E81])" office:value-type="float" office:value="47">
            <text:p>47</text:p>
          </table:table-cell>
          <table:table-cell table:formula="of:=[Sheet1.G81]" office:value-type="float" office:value="72">
            <text:p>72</text:p>
          </table:table-cell>
          <table:table-cell table:formula="of:=OR(NOT(NOT([Sheet1.D81])); NOT(NOT([Sheet1.F81])); [.C81]=[.D81])" office:value-type="boolean" office:boolean-value="false">
            <text:p>FALSE</text:p>
          </table:table-cell>
        </table:table-row>
        <table:table-row table:style-name="ro1">
          <table:table-cell table:formula="of:=[Sheet1.A82]" office:value-type="string" office:string-value="freecell">
            <text:p>freecell</text:p>
          </table:table-cell>
          <table:table-cell table:formula="of:=[Sheet1.B82]" office:value-type="string" office:string-value="probfreecell-10-4">
            <text:p>probfreecell-10-4</text:p>
          </table:table-cell>
          <table:table-cell table:formula="of:=MAX([Sheet1.C82];[Sheet1.E82])" office:value-type="float" office:value="48">
            <text:p>48</text:p>
          </table:table-cell>
          <table:table-cell table:formula="of:=[Sheet1.G82]" office:value-type="float" office:value="72">
            <text:p>72</text:p>
          </table:table-cell>
          <table:table-cell table:formula="of:=OR(NOT(NOT([Sheet1.D82])); NOT(NOT([Sheet1.F82])); [.C82]=[.D82])" office:value-type="boolean" office:boolean-value="false">
            <text:p>FALSE</text:p>
          </table:table-cell>
        </table:table-row>
        <table:table-row table:style-name="ro1">
          <table:table-cell table:formula="of:=[Sheet1.A83]" office:value-type="string" office:string-value="freecell">
            <text:p>freecell</text:p>
          </table:table-cell>
          <table:table-cell table:formula="of:=[Sheet1.B83]" office:value-type="string" office:string-value="probfreecell-10-5">
            <text:p>probfreecell-10-5</text:p>
          </table:table-cell>
          <table:table-cell table:formula="of:=MAX([Sheet1.C83];[Sheet1.E83])" office:value-type="float" office:value="46">
            <text:p>46</text:p>
          </table:table-cell>
          <table:table-cell table:formula="of:=[Sheet1.G83]" office:value-type="float" office:value="72">
            <text:p>72</text:p>
          </table:table-cell>
          <table:table-cell table:formula="of:=OR(NOT(NOT([Sheet1.D83])); NOT(NOT([Sheet1.F83])); [.C83]=[.D83])" office:value-type="boolean" office:boolean-value="false">
            <text:p>FALSE</text:p>
          </table:table-cell>
        </table:table-row>
        <table:table-row table:style-name="ro1">
          <table:table-cell table:formula="of:=[Sheet1.A84]" office:value-type="string" office:string-value="freecell">
            <text:p>freecell</text:p>
          </table:table-cell>
          <table:table-cell table:formula="of:=[Sheet1.B84]" office:value-type="string" office:string-value="probfreecell-11-1">
            <text:p>probfreecell-11-1</text:p>
          </table:table-cell>
          <table:table-cell table:formula="of:=MAX([Sheet1.C84];[Sheet1.E84])" office:value-type="float" office:value="49">
            <text:p>49</text:p>
          </table:table-cell>
          <table:table-cell table:formula="of:=[Sheet1.G84]" office:value-type="float" office:value="80">
            <text:p>80</text:p>
          </table:table-cell>
          <table:table-cell table:formula="of:=OR(NOT(NOT([Sheet1.D84])); NOT(NOT([Sheet1.F84])); [.C84]=[.D84])" office:value-type="boolean" office:boolean-value="false">
            <text:p>FALSE</text:p>
          </table:table-cell>
        </table:table-row>
        <table:table-row table:style-name="ro1">
          <table:table-cell table:formula="of:=[Sheet1.A85]" office:value-type="string" office:string-value="freecell">
            <text:p>freecell</text:p>
          </table:table-cell>
          <table:table-cell table:formula="of:=[Sheet1.B85]" office:value-type="string" office:string-value="probfreecell-11-2">
            <text:p>probfreecell-11-2</text:p>
          </table:table-cell>
          <table:table-cell table:formula="of:=MAX([Sheet1.C85];[Sheet1.E85])" office:value-type="float" office:value="50">
            <text:p>50</text:p>
          </table:table-cell>
          <table:table-cell table:formula="of:=[Sheet1.G85]" office:value-type="float" office:value="80">
            <text:p>80</text:p>
          </table:table-cell>
          <table:table-cell table:formula="of:=OR(NOT(NOT([Sheet1.D85])); NOT(NOT([Sheet1.F85])); [.C85]=[.D85])" office:value-type="boolean" office:boolean-value="false">
            <text:p>FALSE</text:p>
          </table:table-cell>
        </table:table-row>
        <table:table-row table:style-name="ro1">
          <table:table-cell table:formula="of:=[Sheet1.A86]" office:value-type="string" office:string-value="freecell">
            <text:p>freecell</text:p>
          </table:table-cell>
          <table:table-cell table:formula="of:=[Sheet1.B86]" office:value-type="string" office:string-value="probfreecell-11-3">
            <text:p>probfreecell-11-3</text:p>
          </table:table-cell>
          <table:table-cell table:formula="of:=MAX([Sheet1.C86];[Sheet1.E86])" office:value-type="float" office:value="49">
            <text:p>49</text:p>
          </table:table-cell>
          <table:table-cell table:formula="of:=[Sheet1.G86]" office:value-type="float" office:value="80">
            <text:p>80</text:p>
          </table:table-cell>
          <table:table-cell table:formula="of:=OR(NOT(NOT([Sheet1.D86])); NOT(NOT([Sheet1.F86])); [.C86]=[.D86])" office:value-type="boolean" office:boolean-value="false">
            <text:p>FALSE</text:p>
          </table:table-cell>
        </table:table-row>
        <table:table-row table:style-name="ro1">
          <table:table-cell table:formula="of:=[Sheet1.A87]" office:value-type="string" office:string-value="freecell">
            <text:p>freecell</text:p>
          </table:table-cell>
          <table:table-cell table:formula="of:=[Sheet1.B87]" office:value-type="string" office:string-value="probfreecell-11-4">
            <text:p>probfreecell-11-4</text:p>
          </table:table-cell>
          <table:table-cell table:formula="of:=MAX([Sheet1.C87];[Sheet1.E87])" office:value-type="float" office:value="52">
            <text:p>52</text:p>
          </table:table-cell>
          <table:table-cell table:formula="of:=[Sheet1.G87]" office:value-type="float" office:value="80">
            <text:p>80</text:p>
          </table:table-cell>
          <table:table-cell table:formula="of:=OR(NOT(NOT([Sheet1.D87])); NOT(NOT([Sheet1.F87])); [.C87]=[.D87])" office:value-type="boolean" office:boolean-value="false">
            <text:p>FALSE</text:p>
          </table:table-cell>
        </table:table-row>
        <table:table-row table:style-name="ro1">
          <table:table-cell table:formula="of:=[Sheet1.A88]" office:value-type="string" office:string-value="freecell">
            <text:p>freecell</text:p>
          </table:table-cell>
          <table:table-cell table:formula="of:=[Sheet1.B88]" office:value-type="string" office:string-value="probfreecell-11-5">
            <text:p>probfreecell-11-5</text:p>
          </table:table-cell>
          <table:table-cell table:formula="of:=MAX([Sheet1.C88];[Sheet1.E88])" office:value-type="float" office:value="53">
            <text:p>53</text:p>
          </table:table-cell>
          <table:table-cell table:formula="of:=[Sheet1.G88]" office:value-type="float" office:value="80">
            <text:p>80</text:p>
          </table:table-cell>
          <table:table-cell table:formula="of:=OR(NOT(NOT([Sheet1.D88])); NOT(NOT([Sheet1.F88])); [.C88]=[.D88])" office:value-type="boolean" office:boolean-value="false">
            <text:p>FALSE</text:p>
          </table:table-cell>
        </table:table-row>
        <table:table-row table:style-name="ro1">
          <table:table-cell table:formula="of:=[Sheet1.A89]" office:value-type="string" office:string-value="freecell">
            <text:p>freecell</text:p>
          </table:table-cell>
          <table:table-cell table:formula="of:=[Sheet1.B89]" office:value-type="string" office:string-value="probfreecell-12-1">
            <text:p>probfreecell-12-1</text:p>
          </table:table-cell>
          <table:table-cell table:formula="of:=MAX([Sheet1.C89];[Sheet1.E89])" office:value-type="float" office:value="55">
            <text:p>55</text:p>
          </table:table-cell>
          <table:table-cell table:formula="of:=[Sheet1.G89]" office:value-type="float" office:value="88">
            <text:p>88</text:p>
          </table:table-cell>
          <table:table-cell table:formula="of:=OR(NOT(NOT([Sheet1.D89])); NOT(NOT([Sheet1.F89])); [.C89]=[.D89])" office:value-type="boolean" office:boolean-value="false">
            <text:p>FALSE</text:p>
          </table:table-cell>
        </table:table-row>
        <table:table-row table:style-name="ro1">
          <table:table-cell table:formula="of:=[Sheet1.A90]" office:value-type="string" office:string-value="freecell">
            <text:p>freecell</text:p>
          </table:table-cell>
          <table:table-cell table:formula="of:=[Sheet1.B90]" office:value-type="string" office:string-value="probfreecell-12-2">
            <text:p>probfreecell-12-2</text:p>
          </table:table-cell>
          <table:table-cell table:formula="of:=MAX([Sheet1.C90];[Sheet1.E90])" office:value-type="float" office:value="51">
            <text:p>51</text:p>
          </table:table-cell>
          <table:table-cell table:formula="of:=[Sheet1.G90]" office:value-type="float" office:value="88">
            <text:p>88</text:p>
          </table:table-cell>
          <table:table-cell table:formula="of:=OR(NOT(NOT([Sheet1.D90])); NOT(NOT([Sheet1.F90])); [.C90]=[.D90])" office:value-type="boolean" office:boolean-value="false">
            <text:p>FALSE</text:p>
          </table:table-cell>
        </table:table-row>
        <table:table-row table:style-name="ro1">
          <table:table-cell table:formula="of:=[Sheet1.A91]" office:value-type="string" office:string-value="freecell">
            <text:p>freecell</text:p>
          </table:table-cell>
          <table:table-cell table:formula="of:=[Sheet1.B91]" office:value-type="string" office:string-value="probfreecell-12-3">
            <text:p>probfreecell-12-3</text:p>
          </table:table-cell>
          <table:table-cell table:formula="of:=MAX([Sheet1.C91];[Sheet1.E91])" office:value-type="float" office:value="53">
            <text:p>53</text:p>
          </table:table-cell>
          <table:table-cell table:formula="of:=[Sheet1.G91]" office:value-type="float" office:value="88">
            <text:p>88</text:p>
          </table:table-cell>
          <table:table-cell table:formula="of:=OR(NOT(NOT([Sheet1.D91])); NOT(NOT([Sheet1.F91])); [.C91]=[.D91])" office:value-type="boolean" office:boolean-value="false">
            <text:p>FALSE</text:p>
          </table:table-cell>
        </table:table-row>
        <table:table-row table:style-name="ro1">
          <table:table-cell table:formula="of:=[Sheet1.A92]" office:value-type="string" office:string-value="freecell">
            <text:p>freecell</text:p>
          </table:table-cell>
          <table:table-cell table:formula="of:=[Sheet1.B92]" office:value-type="string" office:string-value="probfreecell-12-4">
            <text:p>probfreecell-12-4</text:p>
          </table:table-cell>
          <table:table-cell table:formula="of:=MAX([Sheet1.C92];[Sheet1.E92])" office:value-type="float" office:value="54">
            <text:p>54</text:p>
          </table:table-cell>
          <table:table-cell table:formula="of:=[Sheet1.G92]" office:value-type="float" office:value="88">
            <text:p>88</text:p>
          </table:table-cell>
          <table:table-cell table:formula="of:=OR(NOT(NOT([Sheet1.D92])); NOT(NOT([Sheet1.F92])); [.C92]=[.D92])" office:value-type="boolean" office:boolean-value="false">
            <text:p>FALSE</text:p>
          </table:table-cell>
        </table:table-row>
        <table:table-row table:style-name="ro1">
          <table:table-cell table:formula="of:=[Sheet1.A93]" office:value-type="string" office:string-value="freecell">
            <text:p>freecell</text:p>
          </table:table-cell>
          <table:table-cell table:formula="of:=[Sheet1.B93]" office:value-type="string" office:string-value="probfreecell-12-5">
            <text:p>probfreecell-12-5</text:p>
          </table:table-cell>
          <table:table-cell table:formula="of:=MAX([Sheet1.C93];[Sheet1.E93])" office:value-type="float" office:value="53">
            <text:p>53</text:p>
          </table:table-cell>
          <table:table-cell table:formula="of:=[Sheet1.G93]" office:value-type="float" office:value="88">
            <text:p>88</text:p>
          </table:table-cell>
          <table:table-cell table:formula="of:=OR(NOT(NOT([Sheet1.D93])); NOT(NOT([Sheet1.F93])); [.C93]=[.D93])" office:value-type="boolean" office:boolean-value="false">
            <text:p>FALSE</text:p>
          </table:table-cell>
        </table:table-row>
        <table:table-row table:style-name="ro1">
          <table:table-cell table:formula="of:=[Sheet1.A94]" office:value-type="string" office:string-value="freecell">
            <text:p>freecell</text:p>
          </table:table-cell>
          <table:table-cell table:formula="of:=[Sheet1.B94]" office:value-type="string" office:string-value="probfreecell-13-1">
            <text:p>probfreecell-13-1</text:p>
          </table:table-cell>
          <table:table-cell table:formula="of:=MAX([Sheet1.C94];[Sheet1.E94])" office:value-type="float" office:value="58">
            <text:p>58</text:p>
          </table:table-cell>
          <table:table-cell table:formula="of:=[Sheet1.G94]" office:value-type="float" office:value="96">
            <text:p>96</text:p>
          </table:table-cell>
          <table:table-cell table:formula="of:=OR(NOT(NOT([Sheet1.D94])); NOT(NOT([Sheet1.F94])); [.C94]=[.D94])" office:value-type="boolean" office:boolean-value="false">
            <text:p>FALSE</text:p>
          </table:table-cell>
        </table:table-row>
        <table:table-row table:style-name="ro1">
          <table:table-cell table:formula="of:=[Sheet1.A95]" office:value-type="string" office:string-value="freecell">
            <text:p>freecell</text:p>
          </table:table-cell>
          <table:table-cell table:formula="of:=[Sheet1.B95]" office:value-type="string" office:string-value="probfreecell-13-2">
            <text:p>probfreecell-13-2</text:p>
          </table:table-cell>
          <table:table-cell table:formula="of:=MAX([Sheet1.C95];[Sheet1.E95])" office:value-type="float" office:value="58">
            <text:p>58</text:p>
          </table:table-cell>
          <table:table-cell table:formula="of:=[Sheet1.G95]" office:value-type="float" office:value="96">
            <text:p>96</text:p>
          </table:table-cell>
          <table:table-cell table:formula="of:=OR(NOT(NOT([Sheet1.D95])); NOT(NOT([Sheet1.F95])); [.C95]=[.D95])" office:value-type="boolean" office:boolean-value="false">
            <text:p>FALSE</text:p>
          </table:table-cell>
        </table:table-row>
        <table:table-row table:style-name="ro1">
          <table:table-cell table:formula="of:=[Sheet1.A96]" office:value-type="string" office:string-value="freecell">
            <text:p>freecell</text:p>
          </table:table-cell>
          <table:table-cell table:formula="of:=[Sheet1.B96]" office:value-type="string" office:string-value="probfreecell-13-3">
            <text:p>probfreecell-13-3</text:p>
          </table:table-cell>
          <table:table-cell table:formula="of:=MAX([Sheet1.C96];[Sheet1.E96])" office:value-type="float" office:value="59">
            <text:p>59</text:p>
          </table:table-cell>
          <table:table-cell table:formula="of:=[Sheet1.G96]" office:value-type="float" office:value="96">
            <text:p>96</text:p>
          </table:table-cell>
          <table:table-cell table:formula="of:=OR(NOT(NOT([Sheet1.D96])); NOT(NOT([Sheet1.F96])); [.C96]=[.D96])" office:value-type="boolean" office:boolean-value="false">
            <text:p>FALSE</text:p>
          </table:table-cell>
        </table:table-row>
        <table:table-row table:style-name="ro1">
          <table:table-cell table:formula="of:=[Sheet1.A97]" office:value-type="string" office:string-value="freecell">
            <text:p>freecell</text:p>
          </table:table-cell>
          <table:table-cell table:formula="of:=[Sheet1.B97]" office:value-type="string" office:string-value="probfreecell-13-4">
            <text:p>probfreecell-13-4</text:p>
          </table:table-cell>
          <table:table-cell table:formula="of:=MAX([Sheet1.C97];[Sheet1.E97])" office:value-type="float" office:value="58">
            <text:p>58</text:p>
          </table:table-cell>
          <table:table-cell table:formula="of:=[Sheet1.G97]" office:value-type="float" office:value="96">
            <text:p>96</text:p>
          </table:table-cell>
          <table:table-cell table:formula="of:=OR(NOT(NOT([Sheet1.D97])); NOT(NOT([Sheet1.F97])); [.C97]=[.D97])" office:value-type="boolean" office:boolean-value="false">
            <text:p>FALSE</text:p>
          </table:table-cell>
        </table:table-row>
        <table:table-row table:style-name="ro1">
          <table:table-cell table:formula="of:=[Sheet1.A98]" office:value-type="string" office:string-value="freecell">
            <text:p>freecell</text:p>
          </table:table-cell>
          <table:table-cell table:formula="of:=[Sheet1.B98]" office:value-type="string" office:string-value="probfreecell-13-5">
            <text:p>probfreecell-13-5</text:p>
          </table:table-cell>
          <table:table-cell table:formula="of:=MAX([Sheet1.C98];[Sheet1.E98])" office:value-type="float" office:value="60">
            <text:p>60</text:p>
          </table:table-cell>
          <table:table-cell table:formula="of:=[Sheet1.G98]" office:value-type="float" office:value="96">
            <text:p>96</text:p>
          </table:table-cell>
          <table:table-cell table:formula="of:=OR(NOT(NOT([Sheet1.D98])); NOT(NOT([Sheet1.F98])); [.C98]=[.D98])" office:value-type="boolean" office:boolean-value="false">
            <text:p>FALSE</text:p>
          </table:table-cell>
        </table:table-row>
        <table:table-row table:style-name="ro1">
          <table:table-cell table:formula="of:=[Sheet1.A99]" office:value-type="string" office:string-value="freecell">
            <text:p>freecell</text:p>
          </table:table-cell>
          <table:table-cell table:formula="of:=[Sheet1.B99]" office:value-type="string" office:string-value="probfreecell-2-1">
            <text:p>probfreecell-2-1</text:p>
          </table:table-cell>
          <table:table-cell table:formula="of:=MAX([Sheet1.C99];[Sheet1.E99])" office:value-type="float" office:value="9">
            <text:p>9</text:p>
          </table:table-cell>
          <table:table-cell table:formula="of:=[Sheet1.G99]" office:value-type="float" office:value="9">
            <text:p>9</text:p>
          </table:table-cell>
          <table:table-cell table:formula="of:=OR(NOT(NOT([Sheet1.D99])); NOT(NOT([Sheet1.F99])); [.C99]=[.D99])" office:value-type="boolean" office:boolean-value="true">
            <text:p>TRUE</text:p>
          </table:table-cell>
        </table:table-row>
        <table:table-row table:style-name="ro1">
          <table:table-cell table:formula="of:=[Sheet1.A100]" office:value-type="string" office:string-value="freecell">
            <text:p>freecell</text:p>
          </table:table-cell>
          <table:table-cell table:formula="of:=[Sheet1.B100]" office:value-type="string" office:string-value="probfreecell-2-2">
            <text:p>probfreecell-2-2</text:p>
          </table:table-cell>
          <table:table-cell table:formula="of:=MAX([Sheet1.C100];[Sheet1.E100])" office:value-type="float" office:value="8">
            <text:p>8</text:p>
          </table:table-cell>
          <table:table-cell table:formula="of:=[Sheet1.G100]" office:value-type="float" office:value="8">
            <text:p>8</text:p>
          </table:table-cell>
          <table:table-cell table:formula="of:=OR(NOT(NOT([Sheet1.D100])); NOT(NOT([Sheet1.F100])); [.C100]=[.D100])" office:value-type="boolean" office:boolean-value="true">
            <text:p>TRUE</text:p>
          </table:table-cell>
        </table:table-row>
        <table:table-row table:style-name="ro1">
          <table:table-cell table:formula="of:=[Sheet1.A101]" office:value-type="string" office:string-value="freecell">
            <text:p>freecell</text:p>
          </table:table-cell>
          <table:table-cell table:formula="of:=[Sheet1.B101]" office:value-type="string" office:string-value="probfreecell-2-3">
            <text:p>probfreecell-2-3</text:p>
          </table:table-cell>
          <table:table-cell table:formula="of:=MAX([Sheet1.C101];[Sheet1.E101])" office:value-type="float" office:value="8">
            <text:p>8</text:p>
          </table:table-cell>
          <table:table-cell table:formula="of:=[Sheet1.G101]" office:value-type="float" office:value="8">
            <text:p>8</text:p>
          </table:table-cell>
          <table:table-cell table:formula="of:=OR(NOT(NOT([Sheet1.D101])); NOT(NOT([Sheet1.F101])); [.C101]=[.D101])" office:value-type="boolean" office:boolean-value="true">
            <text:p>TRUE</text:p>
          </table:table-cell>
        </table:table-row>
        <table:table-row table:style-name="ro1">
          <table:table-cell table:formula="of:=[Sheet1.A102]" office:value-type="string" office:string-value="freecell">
            <text:p>freecell</text:p>
          </table:table-cell>
          <table:table-cell table:formula="of:=[Sheet1.B102]" office:value-type="string" office:string-value="probfreecell-2-4">
            <text:p>probfreecell-2-4</text:p>
          </table:table-cell>
          <table:table-cell table:formula="of:=MAX([Sheet1.C102];[Sheet1.E102])" office:value-type="float" office:value="8">
            <text:p>8</text:p>
          </table:table-cell>
          <table:table-cell table:formula="of:=[Sheet1.G102]" office:value-type="float" office:value="8">
            <text:p>8</text:p>
          </table:table-cell>
          <table:table-cell table:formula="of:=OR(NOT(NOT([Sheet1.D102])); NOT(NOT([Sheet1.F102])); [.C102]=[.D102])" office:value-type="boolean" office:boolean-value="true">
            <text:p>TRUE</text:p>
          </table:table-cell>
        </table:table-row>
        <table:table-row table:style-name="ro1">
          <table:table-cell table:formula="of:=[Sheet1.A103]" office:value-type="string" office:string-value="freecell">
            <text:p>freecell</text:p>
          </table:table-cell>
          <table:table-cell table:formula="of:=[Sheet1.B103]" office:value-type="string" office:string-value="probfreecell-2-5">
            <text:p>probfreecell-2-5</text:p>
          </table:table-cell>
          <table:table-cell table:formula="of:=MAX([Sheet1.C103];[Sheet1.E103])" office:value-type="float" office:value="9">
            <text:p>9</text:p>
          </table:table-cell>
          <table:table-cell table:formula="of:=[Sheet1.G103]" office:value-type="float" office:value="9">
            <text:p>9</text:p>
          </table:table-cell>
          <table:table-cell table:formula="of:=OR(NOT(NOT([Sheet1.D103])); NOT(NOT([Sheet1.F103])); [.C103]=[.D103])" office:value-type="boolean" office:boolean-value="true">
            <text:p>TRUE</text:p>
          </table:table-cell>
        </table:table-row>
        <table:table-row table:style-name="ro1">
          <table:table-cell table:formula="of:=[Sheet1.A104]" office:value-type="string" office:string-value="freecell">
            <text:p>freecell</text:p>
          </table:table-cell>
          <table:table-cell table:formula="of:=[Sheet1.B104]" office:value-type="string" office:string-value="probfreecell-3-1">
            <text:p>probfreecell-3-1</text:p>
          </table:table-cell>
          <table:table-cell table:formula="of:=MAX([Sheet1.C104];[Sheet1.E104])" office:value-type="float" office:value="14">
            <text:p>14</text:p>
          </table:table-cell>
          <table:table-cell table:formula="of:=[Sheet1.G104]" office:value-type="float" office:value="17">
            <text:p>17</text:p>
          </table:table-cell>
          <table:table-cell table:formula="of:=OR(NOT(NOT([Sheet1.D104])); NOT(NOT([Sheet1.F104])); [.C104]=[.D104])" office:value-type="boolean" office:boolean-value="true">
            <text:p>TRUE</text:p>
          </table:table-cell>
        </table:table-row>
        <table:table-row table:style-name="ro1">
          <table:table-cell table:formula="of:=[Sheet1.A105]" office:value-type="string" office:string-value="freecell">
            <text:p>freecell</text:p>
          </table:table-cell>
          <table:table-cell table:formula="of:=[Sheet1.B105]" office:value-type="string" office:string-value="probfreecell-3-2">
            <text:p>probfreecell-3-2</text:p>
          </table:table-cell>
          <table:table-cell table:formula="of:=MAX([Sheet1.C105];[Sheet1.E105])" office:value-type="float" office:value="13">
            <text:p>13</text:p>
          </table:table-cell>
          <table:table-cell table:formula="of:=[Sheet1.G105]" office:value-type="float" office:value="14">
            <text:p>14</text:p>
          </table:table-cell>
          <table:table-cell table:formula="of:=OR(NOT(NOT([Sheet1.D105])); NOT(NOT([Sheet1.F105])); [.C105]=[.D105])" office:value-type="boolean" office:boolean-value="true">
            <text:p>TRUE</text:p>
          </table:table-cell>
        </table:table-row>
        <table:table-row table:style-name="ro1">
          <table:table-cell table:formula="of:=[Sheet1.A106]" office:value-type="string" office:string-value="freecell">
            <text:p>freecell</text:p>
          </table:table-cell>
          <table:table-cell table:formula="of:=[Sheet1.B106]" office:value-type="string" office:string-value="probfreecell-3-3">
            <text:p>probfreecell-3-3</text:p>
          </table:table-cell>
          <table:table-cell table:formula="of:=MAX([Sheet1.C106];[Sheet1.E106])" office:value-type="float" office:value="12">
            <text:p>12</text:p>
          </table:table-cell>
          <table:table-cell table:formula="of:=[Sheet1.G106]" office:value-type="float" office:value="19">
            <text:p>19</text:p>
          </table:table-cell>
          <table:table-cell table:formula="of:=OR(NOT(NOT([Sheet1.D106])); NOT(NOT([Sheet1.F106])); [.C106]=[.D106])" office:value-type="boolean" office:boolean-value="true">
            <text:p>TRUE</text:p>
          </table:table-cell>
        </table:table-row>
        <table:table-row table:style-name="ro1">
          <table:table-cell table:formula="of:=[Sheet1.A107]" office:value-type="string" office:string-value="freecell">
            <text:p>freecell</text:p>
          </table:table-cell>
          <table:table-cell table:formula="of:=[Sheet1.B107]" office:value-type="string" office:string-value="probfreecell-3-4">
            <text:p>probfreecell-3-4</text:p>
          </table:table-cell>
          <table:table-cell table:formula="of:=MAX([Sheet1.C107];[Sheet1.E107])" office:value-type="float" office:value="12">
            <text:p>12</text:p>
          </table:table-cell>
          <table:table-cell table:formula="of:=[Sheet1.G107]" office:value-type="float" office:value="14">
            <text:p>14</text:p>
          </table:table-cell>
          <table:table-cell table:formula="of:=OR(NOT(NOT([Sheet1.D107])); NOT(NOT([Sheet1.F107])); [.C107]=[.D107])" office:value-type="boolean" office:boolean-value="true">
            <text:p>TRUE</text:p>
          </table:table-cell>
        </table:table-row>
        <table:table-row table:style-name="ro1">
          <table:table-cell table:formula="of:=[Sheet1.A108]" office:value-type="string" office:string-value="freecell">
            <text:p>freecell</text:p>
          </table:table-cell>
          <table:table-cell table:formula="of:=[Sheet1.B108]" office:value-type="string" office:string-value="probfreecell-3-5">
            <text:p>probfreecell-3-5</text:p>
          </table:table-cell>
          <table:table-cell table:formula="of:=MAX([Sheet1.C108];[Sheet1.E108])" office:value-type="float" office:value="13">
            <text:p>13</text:p>
          </table:table-cell>
          <table:table-cell table:formula="of:=[Sheet1.G108]" office:value-type="float" office:value="14">
            <text:p>14</text:p>
          </table:table-cell>
          <table:table-cell table:formula="of:=OR(NOT(NOT([Sheet1.D108])); NOT(NOT([Sheet1.F108])); [.C108]=[.D108])" office:value-type="boolean" office:boolean-value="true">
            <text:p>TRUE</text:p>
          </table:table-cell>
        </table:table-row>
        <table:table-row table:style-name="ro1">
          <table:table-cell table:formula="of:=[Sheet1.A109]" office:value-type="string" office:string-value="freecell">
            <text:p>freecell</text:p>
          </table:table-cell>
          <table:table-cell table:formula="of:=[Sheet1.B109]" office:value-type="string" office:string-value="probfreecell-4-1">
            <text:p>probfreecell-4-1</text:p>
          </table:table-cell>
          <table:table-cell table:formula="of:=MAX([Sheet1.C109];[Sheet1.E109])" office:value-type="float" office:value="19">
            <text:p>19</text:p>
          </table:table-cell>
          <table:table-cell table:formula="of:=[Sheet1.G109]" office:value-type="float" office:value="26">
            <text:p>26</text:p>
          </table:table-cell>
          <table:table-cell table:formula="of:=OR(NOT(NOT([Sheet1.D109])); NOT(NOT([Sheet1.F109])); [.C109]=[.D109])" office:value-type="boolean" office:boolean-value="true">
            <text:p>TRUE</text:p>
          </table:table-cell>
        </table:table-row>
        <table:table-row table:style-name="ro1">
          <table:table-cell table:formula="of:=[Sheet1.A110]" office:value-type="string" office:string-value="freecell">
            <text:p>freecell</text:p>
          </table:table-cell>
          <table:table-cell table:formula="of:=[Sheet1.B110]" office:value-type="string" office:string-value="probfreecell-4-2">
            <text:p>probfreecell-4-2</text:p>
          </table:table-cell>
          <table:table-cell table:formula="of:=MAX([Sheet1.C110];[Sheet1.E110])" office:value-type="float" office:value="17">
            <text:p>17</text:p>
          </table:table-cell>
          <table:table-cell table:formula="of:=[Sheet1.G110]" office:value-type="float" office:value="22">
            <text:p>22</text:p>
          </table:table-cell>
          <table:table-cell table:formula="of:=OR(NOT(NOT([Sheet1.D110])); NOT(NOT([Sheet1.F110])); [.C110]=[.D110])" office:value-type="boolean" office:boolean-value="false">
            <text:p>FALSE</text:p>
          </table:table-cell>
        </table:table-row>
        <table:table-row table:style-name="ro1">
          <table:table-cell table:formula="of:=[Sheet1.A111]" office:value-type="string" office:string-value="freecell">
            <text:p>freecell</text:p>
          </table:table-cell>
          <table:table-cell table:formula="of:=[Sheet1.B111]" office:value-type="string" office:string-value="probfreecell-4-3">
            <text:p>probfreecell-4-3</text:p>
          </table:table-cell>
          <table:table-cell table:formula="of:=MAX([Sheet1.C111];[Sheet1.E111])" office:value-type="float" office:value="18">
            <text:p>18</text:p>
          </table:table-cell>
          <table:table-cell table:formula="of:=[Sheet1.G111]" office:value-type="float" office:value="37">
            <text:p>37</text:p>
          </table:table-cell>
          <table:table-cell table:formula="of:=OR(NOT(NOT([Sheet1.D111])); NOT(NOT([Sheet1.F111])); [.C111]=[.D111])" office:value-type="boolean" office:boolean-value="true">
            <text:p>TRUE</text:p>
          </table:table-cell>
        </table:table-row>
        <table:table-row table:style-name="ro1">
          <table:table-cell table:formula="of:=[Sheet1.A112]" office:value-type="string" office:string-value="freecell">
            <text:p>freecell</text:p>
          </table:table-cell>
          <table:table-cell table:formula="of:=[Sheet1.B112]" office:value-type="string" office:string-value="probfreecell-4-4">
            <text:p>probfreecell-4-4</text:p>
          </table:table-cell>
          <table:table-cell table:formula="of:=MAX([Sheet1.C112];[Sheet1.E112])" office:value-type="float" office:value="18">
            <text:p>18</text:p>
          </table:table-cell>
          <table:table-cell table:formula="of:=[Sheet1.G112]" office:value-type="float" office:value="28">
            <text:p>28</text:p>
          </table:table-cell>
          <table:table-cell table:formula="of:=OR(NOT(NOT([Sheet1.D112])); NOT(NOT([Sheet1.F112])); [.C112]=[.D112])" office:value-type="boolean" office:boolean-value="true">
            <text:p>TRUE</text:p>
          </table:table-cell>
        </table:table-row>
        <table:table-row table:style-name="ro1">
          <table:table-cell table:formula="of:=[Sheet1.A113]" office:value-type="string" office:string-value="freecell">
            <text:p>freecell</text:p>
          </table:table-cell>
          <table:table-cell table:formula="of:=[Sheet1.B113]" office:value-type="string" office:string-value="probfreecell-4-5">
            <text:p>probfreecell-4-5</text:p>
          </table:table-cell>
          <table:table-cell table:formula="of:=MAX([Sheet1.C113];[Sheet1.E113])" office:value-type="float" office:value="18">
            <text:p>18</text:p>
          </table:table-cell>
          <table:table-cell table:formula="of:=[Sheet1.G113]" office:value-type="float" office:value="21">
            <text:p>21</text:p>
          </table:table-cell>
          <table:table-cell table:formula="of:=OR(NOT(NOT([Sheet1.D113])); NOT(NOT([Sheet1.F113])); [.C113]=[.D113])" office:value-type="boolean" office:boolean-value="false">
            <text:p>FALSE</text:p>
          </table:table-cell>
        </table:table-row>
        <table:table-row table:style-name="ro1">
          <table:table-cell table:formula="of:=[Sheet1.A114]" office:value-type="string" office:string-value="freecell">
            <text:p>freecell</text:p>
          </table:table-cell>
          <table:table-cell table:formula="of:=[Sheet1.B114]" office:value-type="string" office:string-value="probfreecell-5-1">
            <text:p>probfreecell-5-1</text:p>
          </table:table-cell>
          <table:table-cell table:formula="of:=MAX([Sheet1.C114];[Sheet1.E114])" office:value-type="float" office:value="24">
            <text:p>24</text:p>
          </table:table-cell>
          <table:table-cell table:formula="of:=[Sheet1.G114]" office:value-type="float" office:value="32">
            <text:p>32</text:p>
          </table:table-cell>
          <table:table-cell table:formula="of:=OR(NOT(NOT([Sheet1.D114])); NOT(NOT([Sheet1.F114])); [.C114]=[.D114])" office:value-type="boolean" office:boolean-value="false">
            <text:p>FALSE</text:p>
          </table:table-cell>
        </table:table-row>
        <table:table-row table:style-name="ro1">
          <table:table-cell table:formula="of:=[Sheet1.A115]" office:value-type="string" office:string-value="freecell">
            <text:p>freecell</text:p>
          </table:table-cell>
          <table:table-cell table:formula="of:=[Sheet1.B115]" office:value-type="string" office:string-value="probfreecell-5-2">
            <text:p>probfreecell-5-2</text:p>
          </table:table-cell>
          <table:table-cell table:formula="of:=MAX([Sheet1.C115];[Sheet1.E115])" office:value-type="float" office:value="23">
            <text:p>23</text:p>
          </table:table-cell>
          <table:table-cell table:formula="of:=[Sheet1.G115]" office:value-type="float" office:value="25">
            <text:p>25</text:p>
          </table:table-cell>
          <table:table-cell table:formula="of:=OR(NOT(NOT([Sheet1.D115])); NOT(NOT([Sheet1.F115])); [.C115]=[.D115])" office:value-type="boolean" office:boolean-value="false">
            <text:p>FALSE</text:p>
          </table:table-cell>
        </table:table-row>
        <table:table-row table:style-name="ro1">
          <table:table-cell table:formula="of:=[Sheet1.A116]" office:value-type="string" office:string-value="freecell">
            <text:p>freecell</text:p>
          </table:table-cell>
          <table:table-cell table:formula="of:=[Sheet1.B116]" office:value-type="string" office:string-value="probfreecell-5-3">
            <text:p>probfreecell-5-3</text:p>
          </table:table-cell>
          <table:table-cell table:formula="of:=MAX([Sheet1.C116];[Sheet1.E116])" office:value-type="float" office:value="24">
            <text:p>24</text:p>
          </table:table-cell>
          <table:table-cell table:formula="of:=[Sheet1.G116]" office:value-type="float" office:value="32">
            <text:p>32</text:p>
          </table:table-cell>
          <table:table-cell table:formula="of:=OR(NOT(NOT([Sheet1.D116])); NOT(NOT([Sheet1.F116])); [.C116]=[.D116])" office:value-type="boolean" office:boolean-value="false">
            <text:p>FALSE</text:p>
          </table:table-cell>
        </table:table-row>
        <table:table-row table:style-name="ro1">
          <table:table-cell table:formula="of:=[Sheet1.A117]" office:value-type="string" office:string-value="freecell">
            <text:p>freecell</text:p>
          </table:table-cell>
          <table:table-cell table:formula="of:=[Sheet1.B117]" office:value-type="string" office:string-value="probfreecell-5-4">
            <text:p>probfreecell-5-4</text:p>
          </table:table-cell>
          <table:table-cell table:formula="of:=MAX([Sheet1.C117];[Sheet1.E117])" office:value-type="float" office:value="23">
            <text:p>23</text:p>
          </table:table-cell>
          <table:table-cell table:formula="of:=[Sheet1.G117]" office:value-type="float" office:value="32">
            <text:p>32</text:p>
          </table:table-cell>
          <table:table-cell table:formula="of:=OR(NOT(NOT([Sheet1.D117])); NOT(NOT([Sheet1.F117])); [.C117]=[.D117])" office:value-type="boolean" office:boolean-value="true">
            <text:p>TRUE</text:p>
          </table:table-cell>
        </table:table-row>
        <table:table-row table:style-name="ro1">
          <table:table-cell table:formula="of:=[Sheet1.A118]" office:value-type="string" office:string-value="freecell">
            <text:p>freecell</text:p>
          </table:table-cell>
          <table:table-cell table:formula="of:=[Sheet1.B118]" office:value-type="string" office:string-value="probfreecell-5-5">
            <text:p>probfreecell-5-5</text:p>
          </table:table-cell>
          <table:table-cell table:formula="of:=MAX([Sheet1.C118];[Sheet1.E118])" office:value-type="float" office:value="25">
            <text:p>25</text:p>
          </table:table-cell>
          <table:table-cell table:formula="of:=[Sheet1.G118]" office:value-type="float" office:value="31">
            <text:p>31</text:p>
          </table:table-cell>
          <table:table-cell table:formula="of:=OR(NOT(NOT([Sheet1.D118])); NOT(NOT([Sheet1.F118])); [.C118]=[.D118])" office:value-type="boolean" office:boolean-value="false">
            <text:p>FALSE</text:p>
          </table:table-cell>
        </table:table-row>
        <table:table-row table:style-name="ro1">
          <table:table-cell table:formula="of:=[Sheet1.A119]" office:value-type="string" office:string-value="freecell">
            <text:p>freecell</text:p>
          </table:table-cell>
          <table:table-cell table:formula="of:=[Sheet1.B119]" office:value-type="string" office:string-value="probfreecell-6-1">
            <text:p>probfreecell-6-1</text:p>
          </table:table-cell>
          <table:table-cell table:formula="of:=MAX([Sheet1.C119];[Sheet1.E119])" office:value-type="float" office:value="29">
            <text:p>29</text:p>
          </table:table-cell>
          <table:table-cell table:formula="of:=[Sheet1.G119]" office:value-type="float" office:value="40">
            <text:p>40</text:p>
          </table:table-cell>
          <table:table-cell table:formula="of:=OR(NOT(NOT([Sheet1.D119])); NOT(NOT([Sheet1.F119])); [.C119]=[.D119])" office:value-type="boolean" office:boolean-value="false">
            <text:p>FALSE</text:p>
          </table:table-cell>
        </table:table-row>
        <table:table-row table:style-name="ro1">
          <table:table-cell table:formula="of:=[Sheet1.A120]" office:value-type="string" office:string-value="freecell">
            <text:p>freecell</text:p>
          </table:table-cell>
          <table:table-cell table:formula="of:=[Sheet1.B120]" office:value-type="string" office:string-value="probfreecell-6-2">
            <text:p>probfreecell-6-2</text:p>
          </table:table-cell>
          <table:table-cell table:formula="of:=MAX([Sheet1.C120];[Sheet1.E120])" office:value-type="float" office:value="28">
            <text:p>28</text:p>
          </table:table-cell>
          <table:table-cell table:formula="of:=[Sheet1.G120]" office:value-type="float" office:value="38">
            <text:p>38</text:p>
          </table:table-cell>
          <table:table-cell table:formula="of:=OR(NOT(NOT([Sheet1.D120])); NOT(NOT([Sheet1.F120])); [.C120]=[.D120])" office:value-type="boolean" office:boolean-value="false">
            <text:p>FALSE</text:p>
          </table:table-cell>
        </table:table-row>
        <table:table-row table:style-name="ro1">
          <table:table-cell table:formula="of:=[Sheet1.A121]" office:value-type="string" office:string-value="freecell">
            <text:p>freecell</text:p>
          </table:table-cell>
          <table:table-cell table:formula="of:=[Sheet1.B121]" office:value-type="string" office:string-value="probfreecell-6-3">
            <text:p>probfreecell-6-3</text:p>
          </table:table-cell>
          <table:table-cell table:formula="of:=MAX([Sheet1.C121];[Sheet1.E121])" office:value-type="float" office:value="28">
            <text:p>28</text:p>
          </table:table-cell>
          <table:table-cell table:formula="of:=[Sheet1.G121]" office:value-type="float" office:value="40">
            <text:p>40</text:p>
          </table:table-cell>
          <table:table-cell table:formula="of:=OR(NOT(NOT([Sheet1.D121])); NOT(NOT([Sheet1.F121])); [.C121]=[.D121])" office:value-type="boolean" office:boolean-value="false">
            <text:p>FALSE</text:p>
          </table:table-cell>
        </table:table-row>
        <table:table-row table:style-name="ro1">
          <table:table-cell table:formula="of:=[Sheet1.A122]" office:value-type="string" office:string-value="freecell">
            <text:p>freecell</text:p>
          </table:table-cell>
          <table:table-cell table:formula="of:=[Sheet1.B122]" office:value-type="string" office:string-value="probfreecell-6-4">
            <text:p>probfreecell-6-4</text:p>
          </table:table-cell>
          <table:table-cell table:formula="of:=MAX([Sheet1.C122];[Sheet1.E122])" office:value-type="float" office:value="28">
            <text:p>28</text:p>
          </table:table-cell>
          <table:table-cell table:formula="of:=[Sheet1.G122]" office:value-type="float" office:value="64">
            <text:p>64</text:p>
          </table:table-cell>
          <table:table-cell table:formula="of:=OR(NOT(NOT([Sheet1.D122])); NOT(NOT([Sheet1.F122])); [.C122]=[.D122])" office:value-type="boolean" office:boolean-value="true">
            <text:p>TRUE</text:p>
          </table:table-cell>
        </table:table-row>
        <table:table-row table:style-name="ro1">
          <table:table-cell table:formula="of:=[Sheet1.A123]" office:value-type="string" office:string-value="freecell">
            <text:p>freecell</text:p>
          </table:table-cell>
          <table:table-cell table:formula="of:=[Sheet1.B123]" office:value-type="string" office:string-value="probfreecell-6-5">
            <text:p>probfreecell-6-5</text:p>
          </table:table-cell>
          <table:table-cell table:formula="of:=MAX([Sheet1.C123];[Sheet1.E123])" office:value-type="float" office:value="32">
            <text:p>32</text:p>
          </table:table-cell>
          <table:table-cell table:formula="of:=[Sheet1.G123]" office:value-type="float" office:value="40">
            <text:p>40</text:p>
          </table:table-cell>
          <table:table-cell table:formula="of:=OR(NOT(NOT([Sheet1.D123])); NOT(NOT([Sheet1.F123])); [.C123]=[.D123])" office:value-type="boolean" office:boolean-value="false">
            <text:p>FALSE</text:p>
          </table:table-cell>
        </table:table-row>
        <table:table-row table:style-name="ro1">
          <table:table-cell table:formula="of:=[Sheet1.A124]" office:value-type="string" office:string-value="freecell">
            <text:p>freecell</text:p>
          </table:table-cell>
          <table:table-cell table:formula="of:=[Sheet1.B124]" office:value-type="string" office:string-value="probfreecell-7-1">
            <text:p>probfreecell-7-1</text:p>
          </table:table-cell>
          <table:table-cell table:formula="of:=MAX([Sheet1.C124];[Sheet1.E124])" office:value-type="float" office:value="35">
            <text:p>35</text:p>
          </table:table-cell>
          <table:table-cell table:formula="of:=[Sheet1.G124]" office:value-type="float" office:value="48">
            <text:p>48</text:p>
          </table:table-cell>
          <table:table-cell table:formula="of:=OR(NOT(NOT([Sheet1.D124])); NOT(NOT([Sheet1.F124])); [.C124]=[.D124])" office:value-type="boolean" office:boolean-value="false">
            <text:p>FALSE</text:p>
          </table:table-cell>
        </table:table-row>
        <table:table-row table:style-name="ro1">
          <table:table-cell table:formula="of:=[Sheet1.A125]" office:value-type="string" office:string-value="freecell">
            <text:p>freecell</text:p>
          </table:table-cell>
          <table:table-cell table:formula="of:=[Sheet1.B125]" office:value-type="string" office:string-value="probfreecell-7-2">
            <text:p>probfreecell-7-2</text:p>
          </table:table-cell>
          <table:table-cell table:formula="of:=MAX([Sheet1.C125];[Sheet1.E125])" office:value-type="float" office:value="34">
            <text:p>34</text:p>
          </table:table-cell>
          <table:table-cell table:formula="of:=[Sheet1.G125]" office:value-type="float" office:value="48">
            <text:p>48</text:p>
          </table:table-cell>
          <table:table-cell table:formula="of:=OR(NOT(NOT([Sheet1.D125])); NOT(NOT([Sheet1.F125])); [.C125]=[.D125])" office:value-type="boolean" office:boolean-value="false">
            <text:p>FALSE</text:p>
          </table:table-cell>
        </table:table-row>
        <table:table-row table:style-name="ro1">
          <table:table-cell table:formula="of:=[Sheet1.A126]" office:value-type="string" office:string-value="freecell">
            <text:p>freecell</text:p>
          </table:table-cell>
          <table:table-cell table:formula="of:=[Sheet1.B126]" office:value-type="string" office:string-value="probfreecell-7-3">
            <text:p>probfreecell-7-3</text:p>
          </table:table-cell>
          <table:table-cell table:formula="of:=MAX([Sheet1.C126];[Sheet1.E126])" office:value-type="float" office:value="31">
            <text:p>31</text:p>
          </table:table-cell>
          <table:table-cell table:formula="of:=[Sheet1.G126]" office:value-type="float" office:value="48">
            <text:p>48</text:p>
          </table:table-cell>
          <table:table-cell table:formula="of:=OR(NOT(NOT([Sheet1.D126])); NOT(NOT([Sheet1.F126])); [.C126]=[.D126])" office:value-type="boolean" office:boolean-value="false">
            <text:p>FALSE</text:p>
          </table:table-cell>
        </table:table-row>
        <table:table-row table:style-name="ro1">
          <table:table-cell table:formula="of:=[Sheet1.A127]" office:value-type="string" office:string-value="freecell">
            <text:p>freecell</text:p>
          </table:table-cell>
          <table:table-cell table:formula="of:=[Sheet1.B127]" office:value-type="string" office:string-value="probfreecell-7-4">
            <text:p>probfreecell-7-4</text:p>
          </table:table-cell>
          <table:table-cell table:formula="of:=MAX([Sheet1.C127];[Sheet1.E127])" office:value-type="float" office:value="35">
            <text:p>35</text:p>
          </table:table-cell>
          <table:table-cell table:formula="of:=[Sheet1.G127]" office:value-type="float" office:value="48">
            <text:p>48</text:p>
          </table:table-cell>
          <table:table-cell table:formula="of:=OR(NOT(NOT([Sheet1.D127])); NOT(NOT([Sheet1.F127])); [.C127]=[.D127])" office:value-type="boolean" office:boolean-value="false">
            <text:p>FALSE</text:p>
          </table:table-cell>
        </table:table-row>
        <table:table-row table:style-name="ro1">
          <table:table-cell table:formula="of:=[Sheet1.A128]" office:value-type="string" office:string-value="freecell">
            <text:p>freecell</text:p>
          </table:table-cell>
          <table:table-cell table:formula="of:=[Sheet1.B128]" office:value-type="string" office:string-value="probfreecell-7-5">
            <text:p>probfreecell-7-5</text:p>
          </table:table-cell>
          <table:table-cell table:formula="of:=MAX([Sheet1.C128];[Sheet1.E128])" office:value-type="float" office:value="34">
            <text:p>34</text:p>
          </table:table-cell>
          <table:table-cell table:formula="of:=[Sheet1.G128]" office:value-type="float" office:value="48">
            <text:p>48</text:p>
          </table:table-cell>
          <table:table-cell table:formula="of:=OR(NOT(NOT([Sheet1.D128])); NOT(NOT([Sheet1.F128])); [.C128]=[.D128])" office:value-type="boolean" office:boolean-value="false">
            <text:p>FALSE</text:p>
          </table:table-cell>
        </table:table-row>
        <table:table-row table:style-name="ro1">
          <table:table-cell table:formula="of:=[Sheet1.A129]" office:value-type="string" office:string-value="freecell">
            <text:p>freecell</text:p>
          </table:table-cell>
          <table:table-cell table:formula="of:=[Sheet1.B129]" office:value-type="string" office:string-value="probfreecell-8-1">
            <text:p>probfreecell-8-1</text:p>
          </table:table-cell>
          <table:table-cell table:formula="of:=MAX([Sheet1.C129];[Sheet1.E129])" office:value-type="float" office:value="38">
            <text:p>38</text:p>
          </table:table-cell>
          <table:table-cell table:formula="of:=[Sheet1.G129]" office:value-type="float" office:value="56">
            <text:p>56</text:p>
          </table:table-cell>
          <table:table-cell table:formula="of:=OR(NOT(NOT([Sheet1.D129])); NOT(NOT([Sheet1.F129])); [.C129]=[.D129])" office:value-type="boolean" office:boolean-value="false">
            <text:p>FALSE</text:p>
          </table:table-cell>
        </table:table-row>
        <table:table-row table:style-name="ro1">
          <table:table-cell table:formula="of:=[Sheet1.A130]" office:value-type="string" office:string-value="freecell">
            <text:p>freecell</text:p>
          </table:table-cell>
          <table:table-cell table:formula="of:=[Sheet1.B130]" office:value-type="string" office:string-value="probfreecell-8-2">
            <text:p>probfreecell-8-2</text:p>
          </table:table-cell>
          <table:table-cell table:formula="of:=MAX([Sheet1.C130];[Sheet1.E130])" office:value-type="float" office:value="38">
            <text:p>38</text:p>
          </table:table-cell>
          <table:table-cell table:formula="of:=[Sheet1.G130]" office:value-type="float" office:value="56">
            <text:p>56</text:p>
          </table:table-cell>
          <table:table-cell table:formula="of:=OR(NOT(NOT([Sheet1.D130])); NOT(NOT([Sheet1.F130])); [.C130]=[.D130])" office:value-type="boolean" office:boolean-value="false">
            <text:p>FALSE</text:p>
          </table:table-cell>
        </table:table-row>
        <table:table-row table:style-name="ro1">
          <table:table-cell table:formula="of:=[Sheet1.A131]" office:value-type="string" office:string-value="freecell">
            <text:p>freecell</text:p>
          </table:table-cell>
          <table:table-cell table:formula="of:=[Sheet1.B131]" office:value-type="string" office:string-value="probfreecell-8-3">
            <text:p>probfreecell-8-3</text:p>
          </table:table-cell>
          <table:table-cell table:formula="of:=MAX([Sheet1.C131];[Sheet1.E131])" office:value-type="float" office:value="38">
            <text:p>38</text:p>
          </table:table-cell>
          <table:table-cell table:formula="of:=[Sheet1.G131]" office:value-type="float" office:value="56">
            <text:p>56</text:p>
          </table:table-cell>
          <table:table-cell table:formula="of:=OR(NOT(NOT([Sheet1.D131])); NOT(NOT([Sheet1.F131])); [.C131]=[.D131])" office:value-type="boolean" office:boolean-value="false">
            <text:p>FALSE</text:p>
          </table:table-cell>
        </table:table-row>
        <table:table-row table:style-name="ro1">
          <table:table-cell table:formula="of:=[Sheet1.A132]" office:value-type="string" office:string-value="freecell">
            <text:p>freecell</text:p>
          </table:table-cell>
          <table:table-cell table:formula="of:=[Sheet1.B132]" office:value-type="string" office:string-value="probfreecell-8-4">
            <text:p>probfreecell-8-4</text:p>
          </table:table-cell>
          <table:table-cell table:formula="of:=MAX([Sheet1.C132];[Sheet1.E132])" office:value-type="float" office:value="40">
            <text:p>40</text:p>
          </table:table-cell>
          <table:table-cell table:formula="of:=[Sheet1.G132]" office:value-type="float" office:value="56">
            <text:p>56</text:p>
          </table:table-cell>
          <table:table-cell table:formula="of:=OR(NOT(NOT([Sheet1.D132])); NOT(NOT([Sheet1.F132])); [.C132]=[.D132])" office:value-type="boolean" office:boolean-value="false">
            <text:p>FALSE</text:p>
          </table:table-cell>
        </table:table-row>
        <table:table-row table:style-name="ro1">
          <table:table-cell table:formula="of:=[Sheet1.A133]" office:value-type="string" office:string-value="freecell">
            <text:p>freecell</text:p>
          </table:table-cell>
          <table:table-cell table:formula="of:=[Sheet1.B133]" office:value-type="string" office:string-value="probfreecell-8-5">
            <text:p>probfreecell-8-5</text:p>
          </table:table-cell>
          <table:table-cell table:formula="of:=MAX([Sheet1.C133];[Sheet1.E133])" office:value-type="float" office:value="39">
            <text:p>39</text:p>
          </table:table-cell>
          <table:table-cell table:formula="of:=[Sheet1.G133]" office:value-type="float" office:value="56">
            <text:p>56</text:p>
          </table:table-cell>
          <table:table-cell table:formula="of:=OR(NOT(NOT([Sheet1.D133])); NOT(NOT([Sheet1.F133])); [.C133]=[.D133])" office:value-type="boolean" office:boolean-value="false">
            <text:p>FALSE</text:p>
          </table:table-cell>
        </table:table-row>
        <table:table-row table:style-name="ro1">
          <table:table-cell table:formula="of:=[Sheet1.A134]" office:value-type="string" office:string-value="freecell">
            <text:p>freecell</text:p>
          </table:table-cell>
          <table:table-cell table:formula="of:=[Sheet1.B134]" office:value-type="string" office:string-value="probfreecell-9-1">
            <text:p>probfreecell-9-1</text:p>
          </table:table-cell>
          <table:table-cell table:formula="of:=MAX([Sheet1.C134];[Sheet1.E134])" office:value-type="float" office:value="44">
            <text:p>44</text:p>
          </table:table-cell>
          <table:table-cell table:formula="of:=[Sheet1.G134]" office:value-type="float" office:value="64">
            <text:p>64</text:p>
          </table:table-cell>
          <table:table-cell table:formula="of:=OR(NOT(NOT([Sheet1.D134])); NOT(NOT([Sheet1.F134])); [.C134]=[.D134])" office:value-type="boolean" office:boolean-value="false">
            <text:p>FALSE</text:p>
          </table:table-cell>
        </table:table-row>
        <table:table-row table:style-name="ro1">
          <table:table-cell table:formula="of:=[Sheet1.A135]" office:value-type="string" office:string-value="freecell">
            <text:p>freecell</text:p>
          </table:table-cell>
          <table:table-cell table:formula="of:=[Sheet1.B135]" office:value-type="string" office:string-value="probfreecell-9-2">
            <text:p>probfreecell-9-2</text:p>
          </table:table-cell>
          <table:table-cell table:formula="of:=MAX([Sheet1.C135];[Sheet1.E135])" office:value-type="float" office:value="43">
            <text:p>43</text:p>
          </table:table-cell>
          <table:table-cell table:formula="of:=[Sheet1.G135]" office:value-type="float" office:value="64">
            <text:p>64</text:p>
          </table:table-cell>
          <table:table-cell table:formula="of:=OR(NOT(NOT([Sheet1.D135])); NOT(NOT([Sheet1.F135])); [.C135]=[.D135])" office:value-type="boolean" office:boolean-value="false">
            <text:p>FALSE</text:p>
          </table:table-cell>
        </table:table-row>
        <table:table-row table:style-name="ro1">
          <table:table-cell table:formula="of:=[Sheet1.A136]" office:value-type="string" office:string-value="freecell">
            <text:p>freecell</text:p>
          </table:table-cell>
          <table:table-cell table:formula="of:=[Sheet1.B136]" office:value-type="string" office:string-value="probfreecell-9-3">
            <text:p>probfreecell-9-3</text:p>
          </table:table-cell>
          <table:table-cell table:formula="of:=MAX([Sheet1.C136];[Sheet1.E136])" office:value-type="float" office:value="41">
            <text:p>41</text:p>
          </table:table-cell>
          <table:table-cell table:formula="of:=[Sheet1.G136]" office:value-type="float" office:value="64">
            <text:p>64</text:p>
          </table:table-cell>
          <table:table-cell table:formula="of:=OR(NOT(NOT([Sheet1.D136])); NOT(NOT([Sheet1.F136])); [.C136]=[.D136])" office:value-type="boolean" office:boolean-value="false">
            <text:p>FALSE</text:p>
          </table:table-cell>
        </table:table-row>
        <table:table-row table:style-name="ro1">
          <table:table-cell table:formula="of:=[Sheet1.A137]" office:value-type="string" office:string-value="freecell">
            <text:p>freecell</text:p>
          </table:table-cell>
          <table:table-cell table:formula="of:=[Sheet1.B137]" office:value-type="string" office:string-value="probfreecell-9-4">
            <text:p>probfreecell-9-4</text:p>
          </table:table-cell>
          <table:table-cell table:formula="of:=MAX([Sheet1.C137];[Sheet1.E137])" office:value-type="float" office:value="44">
            <text:p>44</text:p>
          </table:table-cell>
          <table:table-cell table:formula="of:=[Sheet1.G137]" office:value-type="float" office:value="64">
            <text:p>64</text:p>
          </table:table-cell>
          <table:table-cell table:formula="of:=OR(NOT(NOT([Sheet1.D137])); NOT(NOT([Sheet1.F137])); [.C137]=[.D137])" office:value-type="boolean" office:boolean-value="false">
            <text:p>FALSE</text:p>
          </table:table-cell>
        </table:table-row>
        <table:table-row table:style-name="ro1">
          <table:table-cell table:formula="of:=[Sheet1.A138]" office:value-type="string" office:string-value="freecell">
            <text:p>freecell</text:p>
          </table:table-cell>
          <table:table-cell table:formula="of:=[Sheet1.B138]" office:value-type="string" office:string-value="probfreecell-9-5">
            <text:p>probfreecell-9-5</text:p>
          </table:table-cell>
          <table:table-cell table:formula="of:=MAX([Sheet1.C138];[Sheet1.E138])" office:value-type="float" office:value="41">
            <text:p>41</text:p>
          </table:table-cell>
          <table:table-cell table:formula="of:=[Sheet1.G138]" office:value-type="float" office:value="64">
            <text:p>64</text:p>
          </table:table-cell>
          <table:table-cell table:formula="of:=OR(NOT(NOT([Sheet1.D138])); NOT(NOT([Sheet1.F138])); [.C138]=[.D138])" office:value-type="boolean" office:boolean-value="false">
            <text:p>FALSE</text:p>
          </table:table-cell>
        </table:table-row>
        <table:table-row table:style-name="ro1">
          <table:table-cell table:formula="of:=[Sheet1.A139]" office:value-type="string" office:string-value="gripper">
            <text:p>gripper</text:p>
          </table:table-cell>
          <table:table-cell table:formula="of:=[Sheet1.B139]" office:value-type="string" office:string-value="prob01">
            <text:p>prob01</text:p>
          </table:table-cell>
          <table:table-cell table:formula="of:=MAX([Sheet1.C139];[Sheet1.E139])" office:value-type="float" office:value="9">
            <text:p>9</text:p>
          </table:table-cell>
          <table:table-cell table:formula="of:=[Sheet1.G139]" office:value-type="float" office:value="9">
            <text:p>9</text:p>
          </table:table-cell>
          <table:table-cell table:formula="of:=OR(NOT(NOT([Sheet1.D139])); NOT(NOT([Sheet1.F139])); [.C139]=[.D139])" office:value-type="boolean" office:boolean-value="true">
            <text:p>TRUE</text:p>
          </table:table-cell>
        </table:table-row>
        <table:table-row table:style-name="ro1">
          <table:table-cell table:formula="of:=[Sheet1.A140]" office:value-type="string" office:string-value="gripper">
            <text:p>gripper</text:p>
          </table:table-cell>
          <table:table-cell table:formula="of:=[Sheet1.B140]" office:value-type="string" office:string-value="prob02">
            <text:p>prob02</text:p>
          </table:table-cell>
          <table:table-cell table:formula="of:=MAX([Sheet1.C140];[Sheet1.E140])" office:value-type="float" office:value="13">
            <text:p>13</text:p>
          </table:table-cell>
          <table:table-cell table:formula="of:=[Sheet1.G140]" office:value-type="float" office:value="13">
            <text:p>13</text:p>
          </table:table-cell>
          <table:table-cell table:formula="of:=OR(NOT(NOT([Sheet1.D140])); NOT(NOT([Sheet1.F140])); [.C140]=[.D140])" office:value-type="boolean" office:boolean-value="true">
            <text:p>TRUE</text:p>
          </table:table-cell>
        </table:table-row>
        <table:table-row table:style-name="ro1">
          <table:table-cell table:formula="of:=[Sheet1.A141]" office:value-type="string" office:string-value="gripper">
            <text:p>gripper</text:p>
          </table:table-cell>
          <table:table-cell table:formula="of:=[Sheet1.B141]" office:value-type="string" office:string-value="prob03">
            <text:p>prob03</text:p>
          </table:table-cell>
          <table:table-cell table:formula="of:=MAX([Sheet1.C141];[Sheet1.E141])" office:value-type="float" office:value="17">
            <text:p>17</text:p>
          </table:table-cell>
          <table:table-cell table:formula="of:=[Sheet1.G141]" office:value-type="float" office:value="17">
            <text:p>17</text:p>
          </table:table-cell>
          <table:table-cell table:formula="of:=OR(NOT(NOT([Sheet1.D141])); NOT(NOT([Sheet1.F141])); [.C141]=[.D141])" office:value-type="boolean" office:boolean-value="true">
            <text:p>TRUE</text:p>
          </table:table-cell>
        </table:table-row>
        <table:table-row table:style-name="ro1">
          <table:table-cell table:formula="of:=[Sheet1.A142]" office:value-type="string" office:string-value="gripper">
            <text:p>gripper</text:p>
          </table:table-cell>
          <table:table-cell table:formula="of:=[Sheet1.B142]" office:value-type="string" office:string-value="prob04">
            <text:p>prob04</text:p>
          </table:table-cell>
          <table:table-cell table:formula="of:=MAX([Sheet1.C142];[Sheet1.E142])" office:value-type="float" office:value="21">
            <text:p>21</text:p>
          </table:table-cell>
          <table:table-cell table:formula="of:=[Sheet1.G142]" office:value-type="float" office:value="21">
            <text:p>21</text:p>
          </table:table-cell>
          <table:table-cell table:formula="of:=OR(NOT(NOT([Sheet1.D142])); NOT(NOT([Sheet1.F142])); [.C142]=[.D142])" office:value-type="boolean" office:boolean-value="true">
            <text:p>TRUE</text:p>
          </table:table-cell>
        </table:table-row>
        <table:table-row table:style-name="ro1">
          <table:table-cell table:formula="of:=[Sheet1.A143]" office:value-type="string" office:string-value="gripper">
            <text:p>gripper</text:p>
          </table:table-cell>
          <table:table-cell table:formula="of:=[Sheet1.B143]" office:value-type="string" office:string-value="prob05">
            <text:p>prob05</text:p>
          </table:table-cell>
          <table:table-cell table:formula="of:=MAX([Sheet1.C143];[Sheet1.E143])" office:value-type="float" office:value="25">
            <text:p>25</text:p>
          </table:table-cell>
          <table:table-cell table:formula="of:=[Sheet1.G143]" office:value-type="float" office:value="25">
            <text:p>25</text:p>
          </table:table-cell>
          <table:table-cell table:formula="of:=OR(NOT(NOT([Sheet1.D143])); NOT(NOT([Sheet1.F143])); [.C143]=[.D143])" office:value-type="boolean" office:boolean-value="true">
            <text:p>TRUE</text:p>
          </table:table-cell>
        </table:table-row>
        <table:table-row table:style-name="ro1">
          <table:table-cell table:formula="of:=[Sheet1.A144]" office:value-type="string" office:string-value="gripper">
            <text:p>gripper</text:p>
          </table:table-cell>
          <table:table-cell table:formula="of:=[Sheet1.B144]" office:value-type="string" office:string-value="prob06">
            <text:p>prob06</text:p>
          </table:table-cell>
          <table:table-cell table:formula="of:=MAX([Sheet1.C144];[Sheet1.E144])" office:value-type="float" office:value="29">
            <text:p>29</text:p>
          </table:table-cell>
          <table:table-cell table:formula="of:=[Sheet1.G144]" office:value-type="float" office:value="29">
            <text:p>29</text:p>
          </table:table-cell>
          <table:table-cell table:formula="of:=OR(NOT(NOT([Sheet1.D144])); NOT(NOT([Sheet1.F144])); [.C144]=[.D144])" office:value-type="boolean" office:boolean-value="true">
            <text:p>TRUE</text:p>
          </table:table-cell>
        </table:table-row>
        <table:table-row table:style-name="ro1">
          <table:table-cell table:formula="of:=[Sheet1.A145]" office:value-type="string" office:string-value="gripper">
            <text:p>gripper</text:p>
          </table:table-cell>
          <table:table-cell table:formula="of:=[Sheet1.B145]" office:value-type="string" office:string-value="prob07">
            <text:p>prob07</text:p>
          </table:table-cell>
          <table:table-cell table:formula="of:=MAX([Sheet1.C145];[Sheet1.E145])" office:value-type="float" office:value="33">
            <text:p>33</text:p>
          </table:table-cell>
          <table:table-cell table:formula="of:=[Sheet1.G145]" office:value-type="float" office:value="33">
            <text:p>33</text:p>
          </table:table-cell>
          <table:table-cell table:formula="of:=OR(NOT(NOT([Sheet1.D145])); NOT(NOT([Sheet1.F145])); [.C145]=[.D145])" office:value-type="boolean" office:boolean-value="true">
            <text:p>TRUE</text:p>
          </table:table-cell>
        </table:table-row>
        <table:table-row table:style-name="ro1">
          <table:table-cell table:formula="of:=[Sheet1.A146]" office:value-type="string" office:string-value="gripper">
            <text:p>gripper</text:p>
          </table:table-cell>
          <table:table-cell table:formula="of:=[Sheet1.B146]" office:value-type="string" office:string-value="prob08">
            <text:p>prob08</text:p>
          </table:table-cell>
          <table:table-cell table:formula="of:=MAX([Sheet1.C146];[Sheet1.E146])" office:value-type="float" office:value="37">
            <text:p>37</text:p>
          </table:table-cell>
          <table:table-cell table:formula="of:=[Sheet1.G146]" office:value-type="float" office:value="37">
            <text:p>37</text:p>
          </table:table-cell>
          <table:table-cell table:formula="of:=OR(NOT(NOT([Sheet1.D146])); NOT(NOT([Sheet1.F146])); [.C146]=[.D146])" office:value-type="boolean" office:boolean-value="true">
            <text:p>TRUE</text:p>
          </table:table-cell>
        </table:table-row>
        <table:table-row table:style-name="ro1">
          <table:table-cell table:formula="of:=[Sheet1.A147]" office:value-type="string" office:string-value="gripper">
            <text:p>gripper</text:p>
          </table:table-cell>
          <table:table-cell table:formula="of:=[Sheet1.B147]" office:value-type="string" office:string-value="prob09">
            <text:p>prob09</text:p>
          </table:table-cell>
          <table:table-cell table:formula="of:=MAX([Sheet1.C147];[Sheet1.E147])" office:value-type="float" office:value="41">
            <text:p>41</text:p>
          </table:table-cell>
          <table:table-cell table:formula="of:=[Sheet1.G147]" office:value-type="float" office:value="41">
            <text:p>41</text:p>
          </table:table-cell>
          <table:table-cell table:formula="of:=OR(NOT(NOT([Sheet1.D147])); NOT(NOT([Sheet1.F147])); [.C147]=[.D147])" office:value-type="boolean" office:boolean-value="true">
            <text:p>TRUE</text:p>
          </table:table-cell>
        </table:table-row>
        <table:table-row table:style-name="ro1">
          <table:table-cell table:formula="of:=[Sheet1.A148]" office:value-type="string" office:string-value="gripper">
            <text:p>gripper</text:p>
          </table:table-cell>
          <table:table-cell table:formula="of:=[Sheet1.B148]" office:value-type="string" office:string-value="prob10">
            <text:p>prob10</text:p>
          </table:table-cell>
          <table:table-cell table:formula="of:=MAX([Sheet1.C148];[Sheet1.E148])" office:value-type="float" office:value="45">
            <text:p>45</text:p>
          </table:table-cell>
          <table:table-cell table:formula="of:=[Sheet1.G148]" office:value-type="float" office:value="45">
            <text:p>45</text:p>
          </table:table-cell>
          <table:table-cell table:formula="of:=OR(NOT(NOT([Sheet1.D148])); NOT(NOT([Sheet1.F148])); [.C148]=[.D148])" office:value-type="boolean" office:boolean-value="true">
            <text:p>TRUE</text:p>
          </table:table-cell>
        </table:table-row>
        <table:table-row table:style-name="ro1">
          <table:table-cell table:formula="of:=[Sheet1.A149]" office:value-type="string" office:string-value="gripper">
            <text:p>gripper</text:p>
          </table:table-cell>
          <table:table-cell table:formula="of:=[Sheet1.B149]" office:value-type="string" office:string-value="prob11">
            <text:p>prob11</text:p>
          </table:table-cell>
          <table:table-cell table:formula="of:=MAX([Sheet1.C149];[Sheet1.E149])" office:value-type="float" office:value="49">
            <text:p>49</text:p>
          </table:table-cell>
          <table:table-cell table:formula="of:=[Sheet1.G149]" office:value-type="float" office:value="49">
            <text:p>49</text:p>
          </table:table-cell>
          <table:table-cell table:formula="of:=OR(NOT(NOT([Sheet1.D149])); NOT(NOT([Sheet1.F149])); [.C149]=[.D149])" office:value-type="boolean" office:boolean-value="true">
            <text:p>TRUE</text:p>
          </table:table-cell>
        </table:table-row>
        <table:table-row table:style-name="ro1">
          <table:table-cell table:formula="of:=[Sheet1.A150]" office:value-type="string" office:string-value="gripper">
            <text:p>gripper</text:p>
          </table:table-cell>
          <table:table-cell table:formula="of:=[Sheet1.B150]" office:value-type="string" office:string-value="prob12">
            <text:p>prob12</text:p>
          </table:table-cell>
          <table:table-cell table:formula="of:=MAX([Sheet1.C150];[Sheet1.E150])" office:value-type="float" office:value="53">
            <text:p>53</text:p>
          </table:table-cell>
          <table:table-cell table:formula="of:=[Sheet1.G150]" office:value-type="float" office:value="53">
            <text:p>53</text:p>
          </table:table-cell>
          <table:table-cell table:formula="of:=OR(NOT(NOT([Sheet1.D150])); NOT(NOT([Sheet1.F150])); [.C150]=[.D150])" office:value-type="boolean" office:boolean-value="true">
            <text:p>TRUE</text:p>
          </table:table-cell>
        </table:table-row>
        <table:table-row table:style-name="ro1">
          <table:table-cell table:formula="of:=[Sheet1.A151]" office:value-type="string" office:string-value="gripper">
            <text:p>gripper</text:p>
          </table:table-cell>
          <table:table-cell table:formula="of:=[Sheet1.B151]" office:value-type="string" office:string-value="prob13">
            <text:p>prob13</text:p>
          </table:table-cell>
          <table:table-cell table:formula="of:=MAX([Sheet1.C151];[Sheet1.E151])" office:value-type="float" office:value="57">
            <text:p>57</text:p>
          </table:table-cell>
          <table:table-cell table:formula="of:=[Sheet1.G151]" office:value-type="float" office:value="57">
            <text:p>57</text:p>
          </table:table-cell>
          <table:table-cell table:formula="of:=OR(NOT(NOT([Sheet1.D151])); NOT(NOT([Sheet1.F151])); [.C151]=[.D151])" office:value-type="boolean" office:boolean-value="true">
            <text:p>TRUE</text:p>
          </table:table-cell>
        </table:table-row>
        <table:table-row table:style-name="ro1">
          <table:table-cell table:formula="of:=[Sheet1.A152]" office:value-type="string" office:string-value="gripper">
            <text:p>gripper</text:p>
          </table:table-cell>
          <table:table-cell table:formula="of:=[Sheet1.B152]" office:value-type="string" office:string-value="prob14">
            <text:p>prob14</text:p>
          </table:table-cell>
          <table:table-cell table:formula="of:=MAX([Sheet1.C152];[Sheet1.E152])" office:value-type="float" office:value="61">
            <text:p>61</text:p>
          </table:table-cell>
          <table:table-cell table:formula="of:=[Sheet1.G152]" office:value-type="float" office:value="61">
            <text:p>61</text:p>
          </table:table-cell>
          <table:table-cell table:formula="of:=OR(NOT(NOT([Sheet1.D152])); NOT(NOT([Sheet1.F152])); [.C152]=[.D152])" office:value-type="boolean" office:boolean-value="true">
            <text:p>TRUE</text:p>
          </table:table-cell>
        </table:table-row>
        <table:table-row table:style-name="ro1">
          <table:table-cell table:formula="of:=[Sheet1.A153]" office:value-type="string" office:string-value="gripper">
            <text:p>gripper</text:p>
          </table:table-cell>
          <table:table-cell table:formula="of:=[Sheet1.B153]" office:value-type="string" office:string-value="prob15">
            <text:p>prob15</text:p>
          </table:table-cell>
          <table:table-cell table:formula="of:=MAX([Sheet1.C153];[Sheet1.E153])" office:value-type="float" office:value="65">
            <text:p>65</text:p>
          </table:table-cell>
          <table:table-cell table:formula="of:=[Sheet1.G153]" office:value-type="float" office:value="65">
            <text:p>65</text:p>
          </table:table-cell>
          <table:table-cell table:formula="of:=OR(NOT(NOT([Sheet1.D153])); NOT(NOT([Sheet1.F153])); [.C153]=[.D153])" office:value-type="boolean" office:boolean-value="true">
            <text:p>TRUE</text:p>
          </table:table-cell>
        </table:table-row>
        <table:table-row table:style-name="ro1">
          <table:table-cell table:formula="of:=[Sheet1.A154]" office:value-type="string" office:string-value="gripper">
            <text:p>gripper</text:p>
          </table:table-cell>
          <table:table-cell table:formula="of:=[Sheet1.B154]" office:value-type="string" office:string-value="prob16">
            <text:p>prob16</text:p>
          </table:table-cell>
          <table:table-cell table:formula="of:=MAX([Sheet1.C154];[Sheet1.E154])" office:value-type="float" office:value="69">
            <text:p>69</text:p>
          </table:table-cell>
          <table:table-cell table:formula="of:=[Sheet1.G154]" office:value-type="float" office:value="69">
            <text:p>69</text:p>
          </table:table-cell>
          <table:table-cell table:formula="of:=OR(NOT(NOT([Sheet1.D154])); NOT(NOT([Sheet1.F154])); [.C154]=[.D154])" office:value-type="boolean" office:boolean-value="true">
            <text:p>TRUE</text:p>
          </table:table-cell>
        </table:table-row>
        <table:table-row table:style-name="ro1">
          <table:table-cell table:formula="of:=[Sheet1.A155]" office:value-type="string" office:string-value="gripper">
            <text:p>gripper</text:p>
          </table:table-cell>
          <table:table-cell table:formula="of:=[Sheet1.B155]" office:value-type="string" office:string-value="prob17">
            <text:p>prob17</text:p>
          </table:table-cell>
          <table:table-cell table:formula="of:=MAX([Sheet1.C155];[Sheet1.E155])" office:value-type="float" office:value="73">
            <text:p>73</text:p>
          </table:table-cell>
          <table:table-cell table:formula="of:=[Sheet1.G155]" office:value-type="float" office:value="73">
            <text:p>73</text:p>
          </table:table-cell>
          <table:table-cell table:formula="of:=OR(NOT(NOT([Sheet1.D155])); NOT(NOT([Sheet1.F155])); [.C155]=[.D155])" office:value-type="boolean" office:boolean-value="true">
            <text:p>TRUE</text:p>
          </table:table-cell>
        </table:table-row>
        <table:table-row table:style-name="ro1">
          <table:table-cell table:formula="of:=[Sheet1.A156]" office:value-type="string" office:string-value="gripper">
            <text:p>gripper</text:p>
          </table:table-cell>
          <table:table-cell table:formula="of:=[Sheet1.B156]" office:value-type="string" office:string-value="prob18">
            <text:p>prob18</text:p>
          </table:table-cell>
          <table:table-cell table:formula="of:=MAX([Sheet1.C156];[Sheet1.E156])" office:value-type="float" office:value="77">
            <text:p>77</text:p>
          </table:table-cell>
          <table:table-cell table:formula="of:=[Sheet1.G156]" office:value-type="float" office:value="77">
            <text:p>77</text:p>
          </table:table-cell>
          <table:table-cell table:formula="of:=OR(NOT(NOT([Sheet1.D156])); NOT(NOT([Sheet1.F156])); [.C156]=[.D156])" office:value-type="boolean" office:boolean-value="true">
            <text:p>TRUE</text:p>
          </table:table-cell>
        </table:table-row>
        <table:table-row table:style-name="ro1">
          <table:table-cell table:formula="of:=[Sheet1.A157]" office:value-type="string" office:string-value="gripper">
            <text:p>gripper</text:p>
          </table:table-cell>
          <table:table-cell table:formula="of:=[Sheet1.B157]" office:value-type="string" office:string-value="prob19">
            <text:p>prob19</text:p>
          </table:table-cell>
          <table:table-cell table:formula="of:=MAX([Sheet1.C157];[Sheet1.E157])" office:value-type="float" office:value="81">
            <text:p>81</text:p>
          </table:table-cell>
          <table:table-cell table:formula="of:=[Sheet1.G157]" office:value-type="float" office:value="81">
            <text:p>81</text:p>
          </table:table-cell>
          <table:table-cell table:formula="of:=OR(NOT(NOT([Sheet1.D157])); NOT(NOT([Sheet1.F157])); [.C157]=[.D157])" office:value-type="boolean" office:boolean-value="true">
            <text:p>TRUE</text:p>
          </table:table-cell>
        </table:table-row>
        <table:table-row table:style-name="ro1">
          <table:table-cell table:formula="of:=[Sheet1.A158]" office:value-type="string" office:string-value="gripper">
            <text:p>gripper</text:p>
          </table:table-cell>
          <table:table-cell table:formula="of:=[Sheet1.B158]" office:value-type="string" office:string-value="prob20">
            <text:p>prob20</text:p>
          </table:table-cell>
          <table:table-cell table:formula="of:=MAX([Sheet1.C158];[Sheet1.E158])" office:value-type="float" office:value="85">
            <text:p>85</text:p>
          </table:table-cell>
          <table:table-cell table:formula="of:=[Sheet1.G158]" office:value-type="float" office:value="85">
            <text:p>85</text:p>
          </table:table-cell>
          <table:table-cell table:formula="of:=OR(NOT(NOT([Sheet1.D158])); NOT(NOT([Sheet1.F158])); [.C158]=[.D158])" office:value-type="boolean" office:boolean-value="true">
            <text:p>TRUE</text:p>
          </table:table-cell>
        </table:table-row>
        <table:table-row table:style-name="ro1">
          <table:table-cell table:formula="of:=[Sheet1.A159]" office:value-type="string" office:string-value="logistics00">
            <text:p>logistics00</text:p>
          </table:table-cell>
          <table:table-cell table:formula="of:=[Sheet1.B159]" office:value-type="string" office:string-value="logistics-10-0">
            <text:p>logistics-10-0</text:p>
          </table:table-cell>
          <table:table-cell table:formula="of:=MAX([Sheet1.C159];[Sheet1.E159])" office:value-type="float" office:value="41">
            <text:p>41</text:p>
          </table:table-cell>
          <table:table-cell table:formula="of:=[Sheet1.G159]" office:value-type="float" office:value="41">
            <text:p>41</text:p>
          </table:table-cell>
          <table:table-cell table:formula="of:=OR(NOT(NOT([Sheet1.D159])); NOT(NOT([Sheet1.F159])); [.C159]=[.D159])" office:value-type="boolean" office:boolean-value="true">
            <text:p>TRUE</text:p>
          </table:table-cell>
        </table:table-row>
        <table:table-row table:style-name="ro1">
          <table:table-cell table:formula="of:=[Sheet1.A160]" office:value-type="string" office:string-value="logistics00">
            <text:p>logistics00</text:p>
          </table:table-cell>
          <table:table-cell table:formula="of:=[Sheet1.B160]" office:value-type="string" office:string-value="logistics-10-1">
            <text:p>logistics-10-1</text:p>
          </table:table-cell>
          <table:table-cell table:formula="of:=MAX([Sheet1.C160];[Sheet1.E160])" office:value-type="float" office:value="39">
            <text:p>39</text:p>
          </table:table-cell>
          <table:table-cell table:formula="of:=[Sheet1.G160]" office:value-type="float" office:value="39">
            <text:p>39</text:p>
          </table:table-cell>
          <table:table-cell table:formula="of:=OR(NOT(NOT([Sheet1.D160])); NOT(NOT([Sheet1.F160])); [.C160]=[.D160])" office:value-type="boolean" office:boolean-value="true">
            <text:p>TRUE</text:p>
          </table:table-cell>
        </table:table-row>
        <table:table-row table:style-name="ro1">
          <table:table-cell table:formula="of:=[Sheet1.A161]" office:value-type="string" office:string-value="logistics00">
            <text:p>logistics00</text:p>
          </table:table-cell>
          <table:table-cell table:formula="of:=[Sheet1.B161]" office:value-type="string" office:string-value="logistics-11-0">
            <text:p>logistics-11-0</text:p>
          </table:table-cell>
          <table:table-cell office:value-type="string">
            <text:p>Inf</text:p>
          </table:table-cell>
          <table:table-cell table:formula="of:=[Sheet1.G161]" office:value-type="float" office:value="45">
            <text:p>45</text:p>
          </table:table-cell>
          <table:table-cell table:formula="of:=OR(NOT(NOT([Sheet1.D161])); NOT(NOT([Sheet1.F161])); [.C161]=[.D161])" office:value-type="boolean" office:boolean-value="true">
            <text:p>TRUE</text:p>
          </table:table-cell>
        </table:table-row>
        <table:table-row table:style-name="ro1">
          <table:table-cell table:formula="of:=[Sheet1.A162]" office:value-type="string" office:string-value="logistics00">
            <text:p>logistics00</text:p>
          </table:table-cell>
          <table:table-cell table:formula="of:=[Sheet1.B162]" office:value-type="string" office:string-value="logistics-11-1">
            <text:p>logistics-11-1</text:p>
          </table:table-cell>
          <table:table-cell table:formula="of:=MAX([Sheet1.C162];[Sheet1.E162])" office:value-type="float" office:value="55">
            <text:p>55</text:p>
          </table:table-cell>
          <table:table-cell table:formula="of:=[Sheet1.G162]" office:value-type="float" office:value="55">
            <text:p>55</text:p>
          </table:table-cell>
          <table:table-cell table:formula="of:=OR(NOT(NOT([Sheet1.D162])); NOT(NOT([Sheet1.F162])); [.C162]=[.D162])" office:value-type="boolean" office:boolean-value="true">
            <text:p>TRUE</text:p>
          </table:table-cell>
        </table:table-row>
        <table:table-row table:style-name="ro1">
          <table:table-cell table:formula="of:=[Sheet1.A163]" office:value-type="string" office:string-value="logistics00">
            <text:p>logistics00</text:p>
          </table:table-cell>
          <table:table-cell table:formula="of:=[Sheet1.B163]" office:value-type="string" office:string-value="logistics-12-0">
            <text:p>logistics-12-0</text:p>
          </table:table-cell>
          <table:table-cell table:formula="of:=MAX([Sheet1.C163];[Sheet1.E163])" office:value-type="float" office:value="39">
            <text:p>39</text:p>
          </table:table-cell>
          <table:table-cell table:formula="of:=[Sheet1.G163]" office:value-type="float" office:value="39">
            <text:p>39</text:p>
          </table:table-cell>
          <table:table-cell table:formula="of:=OR(NOT(NOT([Sheet1.D163])); NOT(NOT([Sheet1.F163])); [.C163]=[.D163])" office:value-type="boolean" office:boolean-value="true">
            <text:p>TRUE</text:p>
          </table:table-cell>
        </table:table-row>
        <table:table-row table:style-name="ro1">
          <table:table-cell table:formula="of:=[Sheet1.A164]" office:value-type="string" office:string-value="logistics00">
            <text:p>logistics00</text:p>
          </table:table-cell>
          <table:table-cell table:formula="of:=[Sheet1.B164]" office:value-type="string" office:string-value="logistics-12-1">
            <text:p>logistics-12-1</text:p>
          </table:table-cell>
          <table:table-cell table:formula="of:=MAX([Sheet1.C164];[Sheet1.E164])" office:value-type="float" office:value="63">
            <text:p>63</text:p>
          </table:table-cell>
          <table:table-cell table:formula="of:=[Sheet1.G164]" office:value-type="float" office:value="63">
            <text:p>63</text:p>
          </table:table-cell>
          <table:table-cell table:formula="of:=OR(NOT(NOT([Sheet1.D164])); NOT(NOT([Sheet1.F164])); [.C164]=[.D164])" office:value-type="boolean" office:boolean-value="true">
            <text:p>TRUE</text:p>
          </table:table-cell>
        </table:table-row>
        <table:table-row table:style-name="ro1">
          <table:table-cell table:formula="of:=[Sheet1.A165]" office:value-type="string" office:string-value="logistics00">
            <text:p>logistics00</text:p>
          </table:table-cell>
          <table:table-cell table:formula="of:=[Sheet1.B165]" office:value-type="string" office:string-value="logistics-13-0">
            <text:p>logistics-13-0</text:p>
          </table:table-cell>
          <table:table-cell table:formula="of:=MAX([Sheet1.C165];[Sheet1.E165])" office:value-type="float" office:value="67">
            <text:p>67</text:p>
          </table:table-cell>
          <table:table-cell table:formula="of:=[Sheet1.G165]" office:value-type="float" office:value="67">
            <text:p>67</text:p>
          </table:table-cell>
          <table:table-cell table:formula="of:=OR(NOT(NOT([Sheet1.D165])); NOT(NOT([Sheet1.F165])); [.C165]=[.D165])" office:value-type="boolean" office:boolean-value="true">
            <text:p>TRUE</text:p>
          </table:table-cell>
        </table:table-row>
        <table:table-row table:style-name="ro1">
          <table:table-cell table:formula="of:=[Sheet1.A166]" office:value-type="string" office:string-value="logistics00">
            <text:p>logistics00</text:p>
          </table:table-cell>
          <table:table-cell table:formula="of:=[Sheet1.B166]" office:value-type="string" office:string-value="logistics-13-1">
            <text:p>logistics-13-1</text:p>
          </table:table-cell>
          <table:table-cell table:formula="of:=MAX([Sheet1.C166];[Sheet1.E166])" office:value-type="float" office:value="57">
            <text:p>57</text:p>
          </table:table-cell>
          <table:table-cell table:formula="of:=[Sheet1.G166]" office:value-type="float" office:value="57">
            <text:p>57</text:p>
          </table:table-cell>
          <table:table-cell table:formula="of:=OR(NOT(NOT([Sheet1.D166])); NOT(NOT([Sheet1.F166])); [.C166]=[.D166])" office:value-type="boolean" office:boolean-value="true">
            <text:p>TRUE</text:p>
          </table:table-cell>
        </table:table-row>
        <table:table-row table:style-name="ro1">
          <table:table-cell table:formula="of:=[Sheet1.A167]" office:value-type="string" office:string-value="logistics00">
            <text:p>logistics00</text:p>
          </table:table-cell>
          <table:table-cell table:formula="of:=[Sheet1.B167]" office:value-type="string" office:string-value="logistics-14-0">
            <text:p>logistics-14-0</text:p>
          </table:table-cell>
          <table:table-cell table:formula="of:=MAX([Sheet1.C167];[Sheet1.E167])" office:value-type="float" office:value="55">
            <text:p>55</text:p>
          </table:table-cell>
          <table:table-cell table:formula="of:=[Sheet1.G167]" office:value-type="float" office:value="55">
            <text:p>55</text:p>
          </table:table-cell>
          <table:table-cell table:formula="of:=OR(NOT(NOT([Sheet1.D167])); NOT(NOT([Sheet1.F167])); [.C167]=[.D167])" office:value-type="boolean" office:boolean-value="true">
            <text:p>TRUE</text:p>
          </table:table-cell>
        </table:table-row>
        <table:table-row table:style-name="ro1">
          <table:table-cell table:formula="of:=[Sheet1.A168]" office:value-type="string" office:string-value="logistics00">
            <text:p>logistics00</text:p>
          </table:table-cell>
          <table:table-cell table:formula="of:=[Sheet1.B168]" office:value-type="string" office:string-value="logistics-14-1">
            <text:p>logistics-14-1</text:p>
          </table:table-cell>
          <table:table-cell table:formula="of:=MAX([Sheet1.C168];[Sheet1.E168])" office:value-type="float" office:value="67">
            <text:p>67</text:p>
          </table:table-cell>
          <table:table-cell table:formula="of:=[Sheet1.G168]" office:value-type="float" office:value="67">
            <text:p>67</text:p>
          </table:table-cell>
          <table:table-cell table:formula="of:=OR(NOT(NOT([Sheet1.D168])); NOT(NOT([Sheet1.F168])); [.C168]=[.D168])" office:value-type="boolean" office:boolean-value="true">
            <text:p>TRUE</text:p>
          </table:table-cell>
        </table:table-row>
        <table:table-row table:style-name="ro1">
          <table:table-cell table:formula="of:=[Sheet1.A169]" office:value-type="string" office:string-value="logistics00">
            <text:p>logistics00</text:p>
          </table:table-cell>
          <table:table-cell table:formula="of:=[Sheet1.B169]" office:value-type="string" office:string-value="logistics-15-0">
            <text:p>logistics-15-0</text:p>
          </table:table-cell>
          <table:table-cell table:formula="of:=MAX([Sheet1.C169];[Sheet1.E169])" office:value-type="float" office:value="71">
            <text:p>71</text:p>
          </table:table-cell>
          <table:table-cell table:formula="of:=[Sheet1.G169]" office:value-type="float" office:value="71">
            <text:p>71</text:p>
          </table:table-cell>
          <table:table-cell table:formula="of:=OR(NOT(NOT([Sheet1.D169])); NOT(NOT([Sheet1.F169])); [.C169]=[.D169])" office:value-type="boolean" office:boolean-value="true">
            <text:p>TRUE</text:p>
          </table:table-cell>
        </table:table-row>
        <table:table-row table:style-name="ro1">
          <table:table-cell table:formula="of:=[Sheet1.A170]" office:value-type="string" office:string-value="logistics00">
            <text:p>logistics00</text:p>
          </table:table-cell>
          <table:table-cell table:formula="of:=[Sheet1.B170]" office:value-type="string" office:string-value="logistics-15-1">
            <text:p>logistics-15-1</text:p>
          </table:table-cell>
          <table:table-cell table:formula="of:=MAX([Sheet1.C170];[Sheet1.E170])" office:value-type="float" office:value="63">
            <text:p>63</text:p>
          </table:table-cell>
          <table:table-cell table:formula="of:=[Sheet1.G170]" office:value-type="float" office:value="63">
            <text:p>63</text:p>
          </table:table-cell>
          <table:table-cell table:formula="of:=OR(NOT(NOT([Sheet1.D170])); NOT(NOT([Sheet1.F170])); [.C170]=[.D170])" office:value-type="boolean" office:boolean-value="true">
            <text:p>TRUE</text:p>
          </table:table-cell>
        </table:table-row>
        <table:table-row table:style-name="ro1">
          <table:table-cell table:formula="of:=[Sheet1.A171]" office:value-type="string" office:string-value="logistics00">
            <text:p>logistics00</text:p>
          </table:table-cell>
          <table:table-cell table:formula="of:=[Sheet1.B171]" office:value-type="string" office:string-value="logistics-4-0">
            <text:p>logistics-4-0</text:p>
          </table:table-cell>
          <table:table-cell table:formula="of:=MAX([Sheet1.C171];[Sheet1.E171])" office:value-type="float" office:value="19">
            <text:p>19</text:p>
          </table:table-cell>
          <table:table-cell table:formula="of:=[Sheet1.G171]" office:value-type="float" office:value="19">
            <text:p>19</text:p>
          </table:table-cell>
          <table:table-cell table:formula="of:=OR(NOT(NOT([Sheet1.D171])); NOT(NOT([Sheet1.F171])); [.C171]=[.D171])" office:value-type="boolean" office:boolean-value="true">
            <text:p>TRUE</text:p>
          </table:table-cell>
        </table:table-row>
        <table:table-row table:style-name="ro1">
          <table:table-cell table:formula="of:=[Sheet1.A172]" office:value-type="string" office:string-value="logistics00">
            <text:p>logistics00</text:p>
          </table:table-cell>
          <table:table-cell table:formula="of:=[Sheet1.B172]" office:value-type="string" office:string-value="logistics-4-1">
            <text:p>logistics-4-1</text:p>
          </table:table-cell>
          <table:table-cell table:formula="of:=MAX([Sheet1.C172];[Sheet1.E172])" office:value-type="float" office:value="17">
            <text:p>17</text:p>
          </table:table-cell>
          <table:table-cell table:formula="of:=[Sheet1.G172]" office:value-type="float" office:value="17">
            <text:p>17</text:p>
          </table:table-cell>
          <table:table-cell table:formula="of:=OR(NOT(NOT([Sheet1.D172])); NOT(NOT([Sheet1.F172])); [.C172]=[.D172])" office:value-type="boolean" office:boolean-value="true">
            <text:p>TRUE</text:p>
          </table:table-cell>
        </table:table-row>
        <table:table-row table:style-name="ro1">
          <table:table-cell table:formula="of:=[Sheet1.A173]" office:value-type="string" office:string-value="logistics00">
            <text:p>logistics00</text:p>
          </table:table-cell>
          <table:table-cell table:formula="of:=[Sheet1.B173]" office:value-type="string" office:string-value="logistics-4-2">
            <text:p>logistics-4-2</text:p>
          </table:table-cell>
          <table:table-cell table:formula="of:=MAX([Sheet1.C173];[Sheet1.E173])" office:value-type="float" office:value="13">
            <text:p>13</text:p>
          </table:table-cell>
          <table:table-cell table:formula="of:=[Sheet1.G173]" office:value-type="float" office:value="13">
            <text:p>13</text:p>
          </table:table-cell>
          <table:table-cell table:formula="of:=OR(NOT(NOT([Sheet1.D173])); NOT(NOT([Sheet1.F173])); [.C173]=[.D173])" office:value-type="boolean" office:boolean-value="true">
            <text:p>TRUE</text:p>
          </table:table-cell>
        </table:table-row>
        <table:table-row table:style-name="ro1">
          <table:table-cell table:formula="of:=[Sheet1.A174]" office:value-type="string" office:string-value="logistics00">
            <text:p>logistics00</text:p>
          </table:table-cell>
          <table:table-cell table:formula="of:=[Sheet1.B174]" office:value-type="string" office:string-value="logistics-5-0">
            <text:p>logistics-5-0</text:p>
          </table:table-cell>
          <table:table-cell table:formula="of:=MAX([Sheet1.C174];[Sheet1.E174])" office:value-type="float" office:value="25">
            <text:p>25</text:p>
          </table:table-cell>
          <table:table-cell table:formula="of:=[Sheet1.G174]" office:value-type="float" office:value="25">
            <text:p>25</text:p>
          </table:table-cell>
          <table:table-cell table:formula="of:=OR(NOT(NOT([Sheet1.D174])); NOT(NOT([Sheet1.F174])); [.C174]=[.D174])" office:value-type="boolean" office:boolean-value="true">
            <text:p>TRUE</text:p>
          </table:table-cell>
        </table:table-row>
        <table:table-row table:style-name="ro1">
          <table:table-cell table:formula="of:=[Sheet1.A175]" office:value-type="string" office:string-value="logistics00">
            <text:p>logistics00</text:p>
          </table:table-cell>
          <table:table-cell table:formula="of:=[Sheet1.B175]" office:value-type="string" office:string-value="logistics-5-1">
            <text:p>logistics-5-1</text:p>
          </table:table-cell>
          <table:table-cell table:formula="of:=MAX([Sheet1.C175];[Sheet1.E175])" office:value-type="float" office:value="15">
            <text:p>15</text:p>
          </table:table-cell>
          <table:table-cell table:formula="of:=[Sheet1.G175]" office:value-type="float" office:value="15">
            <text:p>15</text:p>
          </table:table-cell>
          <table:table-cell table:formula="of:=OR(NOT(NOT([Sheet1.D175])); NOT(NOT([Sheet1.F175])); [.C175]=[.D175])" office:value-type="boolean" office:boolean-value="true">
            <text:p>TRUE</text:p>
          </table:table-cell>
        </table:table-row>
        <table:table-row table:style-name="ro1">
          <table:table-cell table:formula="of:=[Sheet1.A176]" office:value-type="string" office:string-value="logistics00">
            <text:p>logistics00</text:p>
          </table:table-cell>
          <table:table-cell table:formula="of:=[Sheet1.B176]" office:value-type="string" office:string-value="logistics-5-2">
            <text:p>logistics-5-2</text:p>
          </table:table-cell>
          <table:table-cell table:formula="of:=MAX([Sheet1.C176];[Sheet1.E176])" office:value-type="float" office:value="8">
            <text:p>8</text:p>
          </table:table-cell>
          <table:table-cell table:formula="of:=[Sheet1.G176]" office:value-type="float" office:value="8">
            <text:p>8</text:p>
          </table:table-cell>
          <table:table-cell table:formula="of:=OR(NOT(NOT([Sheet1.D176])); NOT(NOT([Sheet1.F176])); [.C176]=[.D176])" office:value-type="boolean" office:boolean-value="true">
            <text:p>TRUE</text:p>
          </table:table-cell>
        </table:table-row>
        <table:table-row table:style-name="ro1">
          <table:table-cell table:formula="of:=[Sheet1.A177]" office:value-type="string" office:string-value="logistics00">
            <text:p>logistics00</text:p>
          </table:table-cell>
          <table:table-cell table:formula="of:=[Sheet1.B177]" office:value-type="string" office:string-value="logistics-6-0">
            <text:p>logistics-6-0</text:p>
          </table:table-cell>
          <table:table-cell table:formula="of:=MAX([Sheet1.C177];[Sheet1.E177])" office:value-type="float" office:value="23">
            <text:p>23</text:p>
          </table:table-cell>
          <table:table-cell table:formula="of:=[Sheet1.G177]" office:value-type="float" office:value="23">
            <text:p>23</text:p>
          </table:table-cell>
          <table:table-cell table:formula="of:=OR(NOT(NOT([Sheet1.D177])); NOT(NOT([Sheet1.F177])); [.C177]=[.D177])" office:value-type="boolean" office:boolean-value="true">
            <text:p>TRUE</text:p>
          </table:table-cell>
        </table:table-row>
        <table:table-row table:style-name="ro1">
          <table:table-cell table:formula="of:=[Sheet1.A178]" office:value-type="string" office:string-value="logistics00">
            <text:p>logistics00</text:p>
          </table:table-cell>
          <table:table-cell table:formula="of:=[Sheet1.B178]" office:value-type="string" office:string-value="logistics-6-1">
            <text:p>logistics-6-1</text:p>
          </table:table-cell>
          <table:table-cell table:formula="of:=MAX([Sheet1.C178];[Sheet1.E178])" office:value-type="float" office:value="13">
            <text:p>13</text:p>
          </table:table-cell>
          <table:table-cell table:formula="of:=[Sheet1.G178]" office:value-type="float" office:value="13">
            <text:p>13</text:p>
          </table:table-cell>
          <table:table-cell table:formula="of:=OR(NOT(NOT([Sheet1.D178])); NOT(NOT([Sheet1.F178])); [.C178]=[.D178])" office:value-type="boolean" office:boolean-value="true">
            <text:p>TRUE</text:p>
          </table:table-cell>
        </table:table-row>
        <table:table-row table:style-name="ro1">
          <table:table-cell table:formula="of:=[Sheet1.A179]" office:value-type="string" office:string-value="logistics00">
            <text:p>logistics00</text:p>
          </table:table-cell>
          <table:table-cell table:formula="of:=[Sheet1.B179]" office:value-type="string" office:string-value="logistics-6-2">
            <text:p>logistics-6-2</text:p>
          </table:table-cell>
          <table:table-cell table:formula="of:=MAX([Sheet1.C179];[Sheet1.E179])" office:value-type="float" office:value="23">
            <text:p>23</text:p>
          </table:table-cell>
          <table:table-cell table:formula="of:=[Sheet1.G179]" office:value-type="float" office:value="23">
            <text:p>23</text:p>
          </table:table-cell>
          <table:table-cell table:formula="of:=OR(NOT(NOT([Sheet1.D179])); NOT(NOT([Sheet1.F179])); [.C179]=[.D179])" office:value-type="boolean" office:boolean-value="true">
            <text:p>TRUE</text:p>
          </table:table-cell>
        </table:table-row>
        <table:table-row table:style-name="ro1">
          <table:table-cell table:formula="of:=[Sheet1.A180]" office:value-type="string" office:string-value="logistics00">
            <text:p>logistics00</text:p>
          </table:table-cell>
          <table:table-cell table:formula="of:=[Sheet1.B180]" office:value-type="string" office:string-value="logistics-7-0">
            <text:p>logistics-7-0</text:p>
          </table:table-cell>
          <table:table-cell table:formula="of:=MAX([Sheet1.C180];[Sheet1.E180])" office:value-type="float" office:value="33">
            <text:p>33</text:p>
          </table:table-cell>
          <table:table-cell table:formula="of:=[Sheet1.G180]" office:value-type="float" office:value="33">
            <text:p>33</text:p>
          </table:table-cell>
          <table:table-cell table:formula="of:=OR(NOT(NOT([Sheet1.D180])); NOT(NOT([Sheet1.F180])); [.C180]=[.D180])" office:value-type="boolean" office:boolean-value="true">
            <text:p>TRUE</text:p>
          </table:table-cell>
        </table:table-row>
        <table:table-row table:style-name="ro1">
          <table:table-cell table:formula="of:=[Sheet1.A181]" office:value-type="string" office:string-value="logistics00">
            <text:p>logistics00</text:p>
          </table:table-cell>
          <table:table-cell table:formula="of:=[Sheet1.B181]" office:value-type="string" office:string-value="logistics-7-1">
            <text:p>logistics-7-1</text:p>
          </table:table-cell>
          <table:table-cell table:formula="of:=MAX([Sheet1.C181];[Sheet1.E181])" office:value-type="float" office:value="39">
            <text:p>39</text:p>
          </table:table-cell>
          <table:table-cell table:formula="of:=[Sheet1.G181]" office:value-type="float" office:value="39">
            <text:p>39</text:p>
          </table:table-cell>
          <table:table-cell table:formula="of:=OR(NOT(NOT([Sheet1.D181])); NOT(NOT([Sheet1.F181])); [.C181]=[.D181])" office:value-type="boolean" office:boolean-value="true">
            <text:p>TRUE</text:p>
          </table:table-cell>
        </table:table-row>
        <table:table-row table:style-name="ro1">
          <table:table-cell table:formula="of:=[Sheet1.A182]" office:value-type="string" office:string-value="logistics00">
            <text:p>logistics00</text:p>
          </table:table-cell>
          <table:table-cell table:formula="of:=[Sheet1.B182]" office:value-type="string" office:string-value="logistics-8-0">
            <text:p>logistics-8-0</text:p>
          </table:table-cell>
          <table:table-cell table:formula="of:=MAX([Sheet1.C182];[Sheet1.E182])" office:value-type="float" office:value="29">
            <text:p>29</text:p>
          </table:table-cell>
          <table:table-cell table:formula="of:=[Sheet1.G182]" office:value-type="float" office:value="29">
            <text:p>29</text:p>
          </table:table-cell>
          <table:table-cell table:formula="of:=OR(NOT(NOT([Sheet1.D182])); NOT(NOT([Sheet1.F182])); [.C182]=[.D182])" office:value-type="boolean" office:boolean-value="true">
            <text:p>TRUE</text:p>
          </table:table-cell>
        </table:table-row>
        <table:table-row table:style-name="ro1">
          <table:table-cell table:formula="of:=[Sheet1.A183]" office:value-type="string" office:string-value="logistics00">
            <text:p>logistics00</text:p>
          </table:table-cell>
          <table:table-cell table:formula="of:=[Sheet1.B183]" office:value-type="string" office:string-value="logistics-8-1">
            <text:p>logistics-8-1</text:p>
          </table:table-cell>
          <table:table-cell table:formula="of:=MAX([Sheet1.C183];[Sheet1.E183])" office:value-type="float" office:value="41">
            <text:p>41</text:p>
          </table:table-cell>
          <table:table-cell table:formula="of:=[Sheet1.G183]" office:value-type="float" office:value="41">
            <text:p>41</text:p>
          </table:table-cell>
          <table:table-cell table:formula="of:=OR(NOT(NOT([Sheet1.D183])); NOT(NOT([Sheet1.F183])); [.C183]=[.D183])" office:value-type="boolean" office:boolean-value="true">
            <text:p>TRUE</text:p>
          </table:table-cell>
        </table:table-row>
        <table:table-row table:style-name="ro1">
          <table:table-cell table:formula="of:=[Sheet1.A184]" office:value-type="string" office:string-value="logistics00">
            <text:p>logistics00</text:p>
          </table:table-cell>
          <table:table-cell table:formula="of:=[Sheet1.B184]" office:value-type="string" office:string-value="logistics-9-0">
            <text:p>logistics-9-0</text:p>
          </table:table-cell>
          <table:table-cell table:formula="of:=MAX([Sheet1.C184];[Sheet1.E184])" office:value-type="float" office:value="33">
            <text:p>33</text:p>
          </table:table-cell>
          <table:table-cell table:formula="of:=[Sheet1.G184]" office:value-type="float" office:value="33">
            <text:p>33</text:p>
          </table:table-cell>
          <table:table-cell table:formula="of:=OR(NOT(NOT([Sheet1.D184])); NOT(NOT([Sheet1.F184])); [.C184]=[.D184])" office:value-type="boolean" office:boolean-value="true">
            <text:p>TRUE</text:p>
          </table:table-cell>
        </table:table-row>
        <table:table-row table:style-name="ro1">
          <table:table-cell table:formula="of:=[Sheet1.A185]" office:value-type="string" office:string-value="logistics00">
            <text:p>logistics00</text:p>
          </table:table-cell>
          <table:table-cell table:formula="of:=[Sheet1.B185]" office:value-type="string" office:string-value="logistics-9-1">
            <text:p>logistics-9-1</text:p>
          </table:table-cell>
          <table:table-cell table:formula="of:=MAX([Sheet1.C185];[Sheet1.E185])" office:value-type="float" office:value="29">
            <text:p>29</text:p>
          </table:table-cell>
          <table:table-cell table:formula="of:=[Sheet1.G185]" office:value-type="float" office:value="29">
            <text:p>29</text:p>
          </table:table-cell>
          <table:table-cell table:formula="of:=OR(NOT(NOT([Sheet1.D185])); NOT(NOT([Sheet1.F185])); [.C185]=[.D185])" office:value-type="boolean" office:boolean-value="true">
            <text:p>TRUE</text:p>
          </table:table-cell>
        </table:table-row>
        <table:table-row table:style-name="ro1">
          <table:table-cell table:formula="of:=[Sheet1.A186]" office:value-type="string" office:string-value="logistics98">
            <text:p>logistics98</text:p>
          </table:table-cell>
          <table:table-cell table:formula="of:=[Sheet1.B186]" office:value-type="string" office:string-value="prob01">
            <text:p>prob01</text:p>
          </table:table-cell>
          <table:table-cell table:formula="of:=MAX([Sheet1.C186];[Sheet1.E186])" office:value-type="float" office:value="24">
            <text:p>24</text:p>
          </table:table-cell>
          <table:table-cell table:formula="of:=[Sheet1.G186]" office:value-type="float" office:value="24">
            <text:p>24</text:p>
          </table:table-cell>
          <table:table-cell table:formula="of:=OR(NOT(NOT([Sheet1.D186])); NOT(NOT([Sheet1.F186])); [.C186]=[.D186])" office:value-type="boolean" office:boolean-value="true">
            <text:p>TRUE</text:p>
          </table:table-cell>
        </table:table-row>
        <table:table-row table:style-name="ro1">
          <table:table-cell table:formula="of:=[Sheet1.A187]" office:value-type="string" office:string-value="logistics98">
            <text:p>logistics98</text:p>
          </table:table-cell>
          <table:table-cell table:formula="of:=[Sheet1.B187]" office:value-type="string" office:string-value="prob02">
            <text:p>prob02</text:p>
          </table:table-cell>
          <table:table-cell table:formula="of:=MAX([Sheet1.C187];[Sheet1.E187])" office:value-type="float" office:value="28">
            <text:p>28</text:p>
          </table:table-cell>
          <table:table-cell table:formula="of:=[Sheet1.G187]" office:value-type="float" office:value="28">
            <text:p>28</text:p>
          </table:table-cell>
          <table:table-cell table:formula="of:=OR(NOT(NOT([Sheet1.D187])); NOT(NOT([Sheet1.F187])); [.C187]=[.D187])" office:value-type="boolean" office:boolean-value="true">
            <text:p>TRUE</text:p>
          </table:table-cell>
        </table:table-row>
        <table:table-row table:style-name="ro1">
          <table:table-cell table:formula="of:=[Sheet1.A188]" office:value-type="string" office:string-value="logistics98">
            <text:p>logistics98</text:p>
          </table:table-cell>
          <table:table-cell table:formula="of:=[Sheet1.B188]" office:value-type="string" office:string-value="prob03">
            <text:p>prob03</text:p>
          </table:table-cell>
          <table:table-cell table:formula="of:=MAX([Sheet1.C188];[Sheet1.E188])" office:value-type="float" office:value="50">
            <text:p>50</text:p>
          </table:table-cell>
          <table:table-cell table:formula="of:=[Sheet1.G188]" office:value-type="float" office:value="50">
            <text:p>50</text:p>
          </table:table-cell>
          <table:table-cell table:formula="of:=OR(NOT(NOT([Sheet1.D188])); NOT(NOT([Sheet1.F188])); [.C188]=[.D188])" office:value-type="boolean" office:boolean-value="true">
            <text:p>TRUE</text:p>
          </table:table-cell>
        </table:table-row>
        <table:table-row table:style-name="ro1">
          <table:table-cell table:formula="of:=[Sheet1.A189]" office:value-type="string" office:string-value="logistics98">
            <text:p>logistics98</text:p>
          </table:table-cell>
          <table:table-cell table:formula="of:=[Sheet1.B189]" office:value-type="string" office:string-value="prob04">
            <text:p>prob04</text:p>
          </table:table-cell>
          <table:table-cell table:formula="of:=MAX([Sheet1.C189];[Sheet1.E189])" office:value-type="float" office:value="53">
            <text:p>53</text:p>
          </table:table-cell>
          <table:table-cell table:formula="of:=[Sheet1.G189]" office:value-type="float" office:value="53">
            <text:p>53</text:p>
          </table:table-cell>
          <table:table-cell table:formula="of:=OR(NOT(NOT([Sheet1.D189])); NOT(NOT([Sheet1.F189])); [.C189]=[.D189])" office:value-type="boolean" office:boolean-value="true">
            <text:p>TRUE</text:p>
          </table:table-cell>
        </table:table-row>
        <table:table-row table:style-name="ro1">
          <table:table-cell table:formula="of:=[Sheet1.A190]" office:value-type="string" office:string-value="logistics98">
            <text:p>logistics98</text:p>
          </table:table-cell>
          <table:table-cell table:formula="of:=[Sheet1.B190]" office:value-type="string" office:string-value="prob05">
            <text:p>prob05</text:p>
          </table:table-cell>
          <table:table-cell table:formula="of:=MAX([Sheet1.C190];[Sheet1.E190])" office:value-type="float" office:value="22">
            <text:p>22</text:p>
          </table:table-cell>
          <table:table-cell table:formula="of:=[Sheet1.G190]" office:value-type="float" office:value="22">
            <text:p>22</text:p>
          </table:table-cell>
          <table:table-cell table:formula="of:=OR(NOT(NOT([Sheet1.D190])); NOT(NOT([Sheet1.F190])); [.C190]=[.D190])" office:value-type="boolean" office:boolean-value="true">
            <text:p>TRUE</text:p>
          </table:table-cell>
        </table:table-row>
        <table:table-row table:style-name="ro1">
          <table:table-cell table:formula="of:=[Sheet1.A191]" office:value-type="string" office:string-value="logistics98">
            <text:p>logistics98</text:p>
          </table:table-cell>
          <table:table-cell table:formula="of:=[Sheet1.B191]" office:value-type="string" office:string-value="prob06">
            <text:p>prob06</text:p>
          </table:table-cell>
          <table:table-cell table:formula="of:=MAX([Sheet1.C191];[Sheet1.E191])" office:value-type="float" office:value="65">
            <text:p>65</text:p>
          </table:table-cell>
          <table:table-cell table:formula="of:=[Sheet1.G191]" office:value-type="float" office:value="65">
            <text:p>65</text:p>
          </table:table-cell>
          <table:table-cell table:formula="of:=OR(NOT(NOT([Sheet1.D191])); NOT(NOT([Sheet1.F191])); [.C191]=[.D191])" office:value-type="boolean" office:boolean-value="true">
            <text:p>TRUE</text:p>
          </table:table-cell>
        </table:table-row>
        <table:table-row table:style-name="ro1">
          <table:table-cell table:formula="of:=[Sheet1.A192]" office:value-type="string" office:string-value="logistics98">
            <text:p>logistics98</text:p>
          </table:table-cell>
          <table:table-cell table:formula="of:=[Sheet1.B192]" office:value-type="string" office:string-value="prob07">
            <text:p>prob07</text:p>
          </table:table-cell>
          <table:table-cell table:formula="of:=MAX([Sheet1.C192];[Sheet1.E192])" office:value-type="float" office:value="29">
            <text:p>29</text:p>
          </table:table-cell>
          <table:table-cell table:formula="of:=[Sheet1.G192]" office:value-type="float" office:value="29">
            <text:p>29</text:p>
          </table:table-cell>
          <table:table-cell table:formula="of:=OR(NOT(NOT([Sheet1.D192])); NOT(NOT([Sheet1.F192])); [.C192]=[.D192])" office:value-type="boolean" office:boolean-value="true">
            <text:p>TRUE</text:p>
          </table:table-cell>
        </table:table-row>
        <table:table-row table:style-name="ro1">
          <table:table-cell table:formula="of:=[Sheet1.A193]" office:value-type="string" office:string-value="logistics98">
            <text:p>logistics98</text:p>
          </table:table-cell>
          <table:table-cell table:formula="of:=[Sheet1.B193]" office:value-type="string" office:string-value="prob08">
            <text:p>prob08</text:p>
          </table:table-cell>
          <table:table-cell table:formula="of:=MAX([Sheet1.C193];[Sheet1.E193])" office:value-type="float" office:value="37">
            <text:p>37</text:p>
          </table:table-cell>
          <table:table-cell table:formula="of:=[Sheet1.G193]" office:value-type="float" office:value="37">
            <text:p>37</text:p>
          </table:table-cell>
          <table:table-cell table:formula="of:=OR(NOT(NOT([Sheet1.D193])); NOT(NOT([Sheet1.F193])); [.C193]=[.D193])" office:value-type="boolean" office:boolean-value="true">
            <text:p>TRUE</text:p>
          </table:table-cell>
        </table:table-row>
        <table:table-row table:style-name="ro1">
          <table:table-cell table:formula="of:=[Sheet1.A194]" office:value-type="string" office:string-value="logistics98">
            <text:p>logistics98</text:p>
          </table:table-cell>
          <table:table-cell table:formula="of:=[Sheet1.B194]" office:value-type="string" office:string-value="prob09">
            <text:p>prob09</text:p>
          </table:table-cell>
          <table:table-cell table:formula="of:=MAX([Sheet1.C194];[Sheet1.E194])" office:value-type="float" office:value="75">
            <text:p>75</text:p>
          </table:table-cell>
          <table:table-cell table:formula="of:=[Sheet1.G194]" office:value-type="float" office:value="83">
            <text:p>83</text:p>
          </table:table-cell>
          <table:table-cell table:formula="of:=OR(NOT(NOT([Sheet1.D194])); NOT(NOT([Sheet1.F194])); [.C194]=[.D194])" office:value-type="boolean" office:boolean-value="true">
            <text:p>TRUE</text:p>
          </table:table-cell>
        </table:table-row>
        <table:table-row table:style-name="ro1">
          <table:table-cell table:formula="of:=[Sheet1.A195]" office:value-type="string" office:string-value="logistics98">
            <text:p>logistics98</text:p>
          </table:table-cell>
          <table:table-cell table:formula="of:=[Sheet1.B195]" office:value-type="string" office:string-value="prob10">
            <text:p>prob10</text:p>
          </table:table-cell>
          <table:table-cell table:formula="of:=MAX([Sheet1.C195];[Sheet1.E195])" office:value-type="float" office:value="92">
            <text:p>92</text:p>
          </table:table-cell>
          <table:table-cell table:formula="of:=[Sheet1.G195]" office:value-type="float" office:value="94">
            <text:p>94</text:p>
          </table:table-cell>
          <table:table-cell table:formula="of:=OR(NOT(NOT([Sheet1.D195])); NOT(NOT([Sheet1.F195])); [.C195]=[.D195])" office:value-type="boolean" office:boolean-value="false">
            <text:p>FALSE</text:p>
          </table:table-cell>
        </table:table-row>
        <table:table-row table:style-name="ro1">
          <table:table-cell table:formula="of:=[Sheet1.A196]" office:value-type="string" office:string-value="logistics98">
            <text:p>logistics98</text:p>
          </table:table-cell>
          <table:table-cell table:formula="of:=[Sheet1.B196]" office:value-type="string" office:string-value="prob11">
            <text:p>prob11</text:p>
          </table:table-cell>
          <table:table-cell table:formula="of:=MAX([Sheet1.C196];[Sheet1.E196])" office:value-type="float" office:value="27">
            <text:p>27</text:p>
          </table:table-cell>
          <table:table-cell table:formula="of:=[Sheet1.G196]" office:value-type="float" office:value="27">
            <text:p>27</text:p>
          </table:table-cell>
          <table:table-cell table:formula="of:=OR(NOT(NOT([Sheet1.D196])); NOT(NOT([Sheet1.F196])); [.C196]=[.D196])" office:value-type="boolean" office:boolean-value="true">
            <text:p>TRUE</text:p>
          </table:table-cell>
        </table:table-row>
        <table:table-row table:style-name="ro1">
          <table:table-cell table:formula="of:=[Sheet1.A197]" office:value-type="string" office:string-value="logistics98">
            <text:p>logistics98</text:p>
          </table:table-cell>
          <table:table-cell table:formula="of:=[Sheet1.B197]" office:value-type="string" office:string-value="prob12">
            <text:p>prob12</text:p>
          </table:table-cell>
          <table:table-cell table:formula="of:=MAX([Sheet1.C197];[Sheet1.E197])" office:value-type="float" office:value="37">
            <text:p>37</text:p>
          </table:table-cell>
          <table:table-cell table:formula="of:=[Sheet1.G197]" office:value-type="float" office:value="37">
            <text:p>37</text:p>
          </table:table-cell>
          <table:table-cell table:formula="of:=OR(NOT(NOT([Sheet1.D197])); NOT(NOT([Sheet1.F197])); [.C197]=[.D197])" office:value-type="boolean" office:boolean-value="true">
            <text:p>TRUE</text:p>
          </table:table-cell>
        </table:table-row>
        <table:table-row table:style-name="ro1">
          <table:table-cell table:formula="of:=[Sheet1.A198]" office:value-type="string" office:string-value="logistics98">
            <text:p>logistics98</text:p>
          </table:table-cell>
          <table:table-cell table:formula="of:=[Sheet1.B198]" office:value-type="string" office:string-value="prob13">
            <text:p>prob13</text:p>
          </table:table-cell>
          <table:table-cell table:formula="of:=MAX([Sheet1.C198];[Sheet1.E198])" office:value-type="float" office:value="65">
            <text:p>65</text:p>
          </table:table-cell>
          <table:table-cell table:formula="of:=[Sheet1.G198]" office:value-type="float" office:value="65">
            <text:p>65</text:p>
          </table:table-cell>
          <table:table-cell table:formula="of:=OR(NOT(NOT([Sheet1.D198])); NOT(NOT([Sheet1.F198])); [.C198]=[.D198])" office:value-type="boolean" office:boolean-value="true">
            <text:p>TRUE</text:p>
          </table:table-cell>
        </table:table-row>
        <table:table-row table:style-name="ro1">
          <table:table-cell table:formula="of:=[Sheet1.A199]" office:value-type="string" office:string-value="logistics98">
            <text:p>logistics98</text:p>
          </table:table-cell>
          <table:table-cell table:formula="of:=[Sheet1.B199]" office:value-type="string" office:string-value="prob14">
            <text:p>prob14</text:p>
          </table:table-cell>
          <table:table-cell table:formula="of:=MAX([Sheet1.C199];[Sheet1.E199])" office:value-type="float" office:value="80">
            <text:p>80</text:p>
          </table:table-cell>
          <table:table-cell table:formula="of:=[Sheet1.G199]" office:value-type="float" office:value="85">
            <text:p>85</text:p>
          </table:table-cell>
          <table:table-cell table:formula="of:=OR(NOT(NOT([Sheet1.D199])); NOT(NOT([Sheet1.F199])); [.C199]=[.D199])" office:value-type="boolean" office:boolean-value="false">
            <text:p>FALSE</text:p>
          </table:table-cell>
        </table:table-row>
        <table:table-row table:style-name="ro1">
          <table:table-cell table:formula="of:=[Sheet1.A200]" office:value-type="string" office:string-value="logistics98">
            <text:p>logistics98</text:p>
          </table:table-cell>
          <table:table-cell table:formula="of:=[Sheet1.B200]" office:value-type="string" office:string-value="prob15">
            <text:p>prob15</text:p>
          </table:table-cell>
          <table:table-cell table:formula="of:=MAX([Sheet1.C200];[Sheet1.E200])" office:value-type="float" office:value="82">
            <text:p>82</text:p>
          </table:table-cell>
          <table:table-cell table:formula="of:=[Sheet1.G200]" office:value-type="float" office:value="86">
            <text:p>86</text:p>
          </table:table-cell>
          <table:table-cell table:formula="of:=OR(NOT(NOT([Sheet1.D200])); NOT(NOT([Sheet1.F200])); [.C200]=[.D200])" office:value-type="boolean" office:boolean-value="true">
            <text:p>TRUE</text:p>
          </table:table-cell>
        </table:table-row>
        <table:table-row table:style-name="ro1">
          <table:table-cell table:formula="of:=[Sheet1.A201]" office:value-type="string" office:string-value="logistics98">
            <text:p>logistics98</text:p>
          </table:table-cell>
          <table:table-cell table:formula="of:=[Sheet1.B201]" office:value-type="string" office:string-value="prob16">
            <text:p>prob16</text:p>
          </table:table-cell>
          <table:table-cell table:formula="of:=MAX([Sheet1.C201];[Sheet1.E201])" office:value-type="float" office:value="51">
            <text:p>51</text:p>
          </table:table-cell>
          <table:table-cell table:formula="of:=[Sheet1.G201]" office:value-type="float" office:value="52">
            <text:p>52</text:p>
          </table:table-cell>
          <table:table-cell table:formula="of:=OR(NOT(NOT([Sheet1.D201])); NOT(NOT([Sheet1.F201])); [.C201]=[.D201])" office:value-type="boolean" office:boolean-value="false">
            <text:p>FALSE</text:p>
          </table:table-cell>
        </table:table-row>
        <table:table-row table:style-name="ro1">
          <table:table-cell table:formula="of:=[Sheet1.A202]" office:value-type="string" office:string-value="logistics98">
            <text:p>logistics98</text:p>
          </table:table-cell>
          <table:table-cell table:formula="of:=[Sheet1.B202]" office:value-type="string" office:string-value="prob17">
            <text:p>prob17</text:p>
          </table:table-cell>
          <table:table-cell table:formula="of:=MAX([Sheet1.C202];[Sheet1.E202])" office:value-type="float" office:value="42">
            <text:p>42</text:p>
          </table:table-cell>
          <table:table-cell table:formula="of:=[Sheet1.G202]" office:value-type="float" office:value="42">
            <text:p>42</text:p>
          </table:table-cell>
          <table:table-cell table:formula="of:=OR(NOT(NOT([Sheet1.D202])); NOT(NOT([Sheet1.F202])); [.C202]=[.D202])" office:value-type="boolean" office:boolean-value="true">
            <text:p>TRUE</text:p>
          </table:table-cell>
        </table:table-row>
        <table:table-row table:style-name="ro1">
          <table:table-cell table:formula="of:=[Sheet1.A203]" office:value-type="string" office:string-value="logistics98">
            <text:p>logistics98</text:p>
          </table:table-cell>
          <table:table-cell table:formula="of:=[Sheet1.B203]" office:value-type="string" office:string-value="prob18">
            <text:p>prob18</text:p>
          </table:table-cell>
          <table:table-cell table:formula="of:=MAX([Sheet1.C203];[Sheet1.E203])" office:value-type="float" office:value="150">
            <text:p>150</text:p>
          </table:table-cell>
          <table:table-cell table:formula="of:=[Sheet1.G203]" office:value-type="float" office:value="153">
            <text:p>153</text:p>
          </table:table-cell>
          <table:table-cell table:formula="of:=OR(NOT(NOT([Sheet1.D203])); NOT(NOT([Sheet1.F203])); [.C203]=[.D203])" office:value-type="boolean" office:boolean-value="false">
            <text:p>FALSE</text:p>
          </table:table-cell>
        </table:table-row>
        <table:table-row table:style-name="ro1">
          <table:table-cell table:formula="of:=[Sheet1.A204]" office:value-type="string" office:string-value="logistics98">
            <text:p>logistics98</text:p>
          </table:table-cell>
          <table:table-cell table:formula="of:=[Sheet1.B204]" office:value-type="string" office:string-value="prob19">
            <text:p>prob19</text:p>
          </table:table-cell>
          <table:table-cell table:formula="of:=MAX([Sheet1.C204];[Sheet1.E204])" office:value-type="float" office:value="126">
            <text:p>126</text:p>
          </table:table-cell>
          <table:table-cell table:formula="of:=[Sheet1.G204]" office:value-type="float" office:value="136">
            <text:p>136</text:p>
          </table:table-cell>
          <table:table-cell table:formula="of:=OR(NOT(NOT([Sheet1.D204])); NOT(NOT([Sheet1.F204])); [.C204]=[.D204])" office:value-type="boolean" office:boolean-value="false">
            <text:p>FALSE</text:p>
          </table:table-cell>
        </table:table-row>
        <table:table-row table:style-name="ro1">
          <table:table-cell table:formula="of:=[Sheet1.A205]" office:value-type="string" office:string-value="logistics98">
            <text:p>logistics98</text:p>
          </table:table-cell>
          <table:table-cell table:formula="of:=[Sheet1.B205]" office:value-type="string" office:string-value="prob20">
            <text:p>prob20</text:p>
          </table:table-cell>
          <table:table-cell table:formula="of:=MAX([Sheet1.C205];[Sheet1.E205])" office:value-type="float" office:value="127">
            <text:p>127</text:p>
          </table:table-cell>
          <table:table-cell table:formula="of:=[Sheet1.G205]" office:value-type="float" office:value="131">
            <text:p>131</text:p>
          </table:table-cell>
          <table:table-cell table:formula="of:=OR(NOT(NOT([Sheet1.D205])); NOT(NOT([Sheet1.F205])); [.C205]=[.D205])" office:value-type="boolean" office:boolean-value="false">
            <text:p>FALSE</text:p>
          </table:table-cell>
        </table:table-row>
        <table:table-row table:style-name="ro1">
          <table:table-cell table:formula="of:=[Sheet1.A206]" office:value-type="string" office:string-value="logistics98">
            <text:p>logistics98</text:p>
          </table:table-cell>
          <table:table-cell table:formula="of:=[Sheet1.B206]" office:value-type="string" office:string-value="prob21">
            <text:p>prob21</text:p>
          </table:table-cell>
          <table:table-cell table:formula="of:=MAX([Sheet1.C206];[Sheet1.E206])" office:value-type="float" office:value="94">
            <text:p>94</text:p>
          </table:table-cell>
          <table:table-cell table:formula="of:=[Sheet1.G206]" office:value-type="float" office:value="96">
            <text:p>96</text:p>
          </table:table-cell>
          <table:table-cell table:formula="of:=OR(NOT(NOT([Sheet1.D206])); NOT(NOT([Sheet1.F206])); [.C206]=[.D206])" office:value-type="boolean" office:boolean-value="false">
            <text:p>FALSE</text:p>
          </table:table-cell>
        </table:table-row>
        <table:table-row table:style-name="ro1">
          <table:table-cell table:formula="of:=[Sheet1.A207]" office:value-type="string" office:string-value="logistics98">
            <text:p>logistics98</text:p>
          </table:table-cell>
          <table:table-cell table:formula="of:=[Sheet1.B207]" office:value-type="string" office:string-value="prob22">
            <text:p>prob22</text:p>
          </table:table-cell>
          <table:table-cell table:formula="of:=MAX([Sheet1.C207];[Sheet1.E207])" office:value-type="float" office:value="247">
            <text:p>247</text:p>
          </table:table-cell>
          <table:table-cell table:formula="of:=[Sheet1.G207]" office:value-type="float" office:value="257">
            <text:p>257</text:p>
          </table:table-cell>
          <table:table-cell table:formula="of:=OR(NOT(NOT([Sheet1.D207])); NOT(NOT([Sheet1.F207])); [.C207]=[.D207])" office:value-type="boolean" office:boolean-value="false">
            <text:p>FALSE</text:p>
          </table:table-cell>
        </table:table-row>
        <table:table-row table:style-name="ro1">
          <table:table-cell table:formula="of:=[Sheet1.A208]" office:value-type="string" office:string-value="logistics98">
            <text:p>logistics98</text:p>
          </table:table-cell>
          <table:table-cell table:formula="of:=[Sheet1.B208]" office:value-type="string" office:string-value="prob23">
            <text:p>prob23</text:p>
          </table:table-cell>
          <table:table-cell table:formula="of:=MAX([Sheet1.C208];[Sheet1.E208])" office:value-type="float" office:value="99">
            <text:p>99</text:p>
          </table:table-cell>
          <table:table-cell table:formula="of:=[Sheet1.G208]" office:value-type="float" office:value="103">
            <text:p>103</text:p>
          </table:table-cell>
          <table:table-cell table:formula="of:=OR(NOT(NOT([Sheet1.D208])); NOT(NOT([Sheet1.F208])); [.C208]=[.D208])" office:value-type="boolean" office:boolean-value="false">
            <text:p>FALSE</text:p>
          </table:table-cell>
        </table:table-row>
        <table:table-row table:style-name="ro1">
          <table:table-cell table:formula="of:=[Sheet1.A209]" office:value-type="string" office:string-value="logistics98">
            <text:p>logistics98</text:p>
          </table:table-cell>
          <table:table-cell table:formula="of:=[Sheet1.B209]" office:value-type="string" office:string-value="prob24">
            <text:p>prob24</text:p>
          </table:table-cell>
          <table:table-cell table:formula="of:=MAX([Sheet1.C209];[Sheet1.E209])" office:value-type="float" office:value="38">
            <text:p>38</text:p>
          </table:table-cell>
          <table:table-cell table:formula="of:=[Sheet1.G209]" office:value-type="float" office:value="39">
            <text:p>39</text:p>
          </table:table-cell>
          <table:table-cell table:formula="of:=OR(NOT(NOT([Sheet1.D209])); NOT(NOT([Sheet1.F209])); [.C209]=[.D209])" office:value-type="boolean" office:boolean-value="false">
            <text:p>FALSE</text:p>
          </table:table-cell>
        </table:table-row>
        <table:table-row table:style-name="ro1">
          <table:table-cell table:formula="of:=[Sheet1.A210]" office:value-type="string" office:string-value="logistics98">
            <text:p>logistics98</text:p>
          </table:table-cell>
          <table:table-cell table:formula="of:=[Sheet1.B210]" office:value-type="string" office:string-value="prob25">
            <text:p>prob25</text:p>
          </table:table-cell>
          <table:table-cell table:formula="of:=MAX([Sheet1.C210];[Sheet1.E210])" office:value-type="float" office:value="173">
            <text:p>173</text:p>
          </table:table-cell>
          <table:table-cell table:formula="of:=[Sheet1.G210]" office:value-type="float" office:value="178">
            <text:p>178</text:p>
          </table:table-cell>
          <table:table-cell table:formula="of:=OR(NOT(NOT([Sheet1.D210])); NOT(NOT([Sheet1.F210])); [.C210]=[.D210])" office:value-type="boolean" office:boolean-value="false">
            <text:p>FALSE</text:p>
          </table:table-cell>
        </table:table-row>
        <table:table-row table:style-name="ro1">
          <table:table-cell table:formula="of:=[Sheet1.A211]" office:value-type="string" office:string-value="logistics98">
            <text:p>logistics98</text:p>
          </table:table-cell>
          <table:table-cell table:formula="of:=[Sheet1.B211]" office:value-type="string" office:string-value="prob26">
            <text:p>prob26</text:p>
          </table:table-cell>
          <table:table-cell table:formula="of:=MAX([Sheet1.C211];[Sheet1.E211])" office:value-type="float" office:value="175">
            <text:p>175</text:p>
          </table:table-cell>
          <table:table-cell table:formula="of:=[Sheet1.G211]" office:value-type="float" office:value="175">
            <text:p>175</text:p>
          </table:table-cell>
          <table:table-cell table:formula="of:=OR(NOT(NOT([Sheet1.D211])); NOT(NOT([Sheet1.F211])); [.C211]=[.D211])" office:value-type="boolean" office:boolean-value="true">
            <text:p>TRUE</text:p>
          </table:table-cell>
        </table:table-row>
        <table:table-row table:style-name="ro1">
          <table:table-cell table:formula="of:=[Sheet1.A212]" office:value-type="string" office:string-value="logistics98">
            <text:p>logistics98</text:p>
          </table:table-cell>
          <table:table-cell table:formula="of:=[Sheet1.B212]" office:value-type="string" office:string-value="prob27">
            <text:p>prob27</text:p>
          </table:table-cell>
          <table:table-cell table:formula="of:=MAX([Sheet1.C212];[Sheet1.E212])" office:value-type="float" office:value="133">
            <text:p>133</text:p>
          </table:table-cell>
          <table:table-cell table:formula="of:=[Sheet1.G212]" office:value-type="float" office:value="139">
            <text:p>139</text:p>
          </table:table-cell>
          <table:table-cell table:formula="of:=OR(NOT(NOT([Sheet1.D212])); NOT(NOT([Sheet1.F212])); [.C212]=[.D212])" office:value-type="boolean" office:boolean-value="false">
            <text:p>FALSE</text:p>
          </table:table-cell>
        </table:table-row>
        <table:table-row table:style-name="ro1">
          <table:table-cell table:formula="of:=[Sheet1.A213]" office:value-type="string" office:string-value="logistics98">
            <text:p>logistics98</text:p>
          </table:table-cell>
          <table:table-cell table:formula="of:=[Sheet1.B213]" office:value-type="string" office:string-value="prob28">
            <text:p>prob28</text:p>
          </table:table-cell>
          <table:table-cell table:formula="of:=MAX([Sheet1.C213];[Sheet1.E213])" office:value-type="float" office:value="240">
            <text:p>240</text:p>
          </table:table-cell>
          <table:table-cell table:formula="of:=[Sheet1.G213]" office:value-type="float" office:value="251">
            <text:p>251</text:p>
          </table:table-cell>
          <table:table-cell table:formula="of:=OR(NOT(NOT([Sheet1.D213])); NOT(NOT([Sheet1.F213])); [.C213]=[.D213])" office:value-type="boolean" office:boolean-value="false">
            <text:p>FALSE</text:p>
          </table:table-cell>
        </table:table-row>
        <table:table-row table:style-name="ro1">
          <table:table-cell table:formula="of:=[Sheet1.A214]" office:value-type="string" office:string-value="logistics98">
            <text:p>logistics98</text:p>
          </table:table-cell>
          <table:table-cell table:formula="of:=[Sheet1.B214]" office:value-type="string" office:string-value="prob29">
            <text:p>prob29</text:p>
          </table:table-cell>
          <table:table-cell table:formula="of:=MAX([Sheet1.C214];[Sheet1.E214])" office:value-type="float" office:value="270">
            <text:p>270</text:p>
          </table:table-cell>
          <table:table-cell table:formula="of:=[Sheet1.G214]" office:value-type="float" office:value="287">
            <text:p>287</text:p>
          </table:table-cell>
          <table:table-cell table:formula="of:=OR(NOT(NOT([Sheet1.D214])); NOT(NOT([Sheet1.F214])); [.C214]=[.D214])" office:value-type="boolean" office:boolean-value="false">
            <text:p>FALSE</text:p>
          </table:table-cell>
        </table:table-row>
        <table:table-row table:style-name="ro1">
          <table:table-cell table:formula="of:=[Sheet1.A215]" office:value-type="string" office:string-value="logistics98">
            <text:p>logistics98</text:p>
          </table:table-cell>
          <table:table-cell table:formula="of:=[Sheet1.B215]" office:value-type="string" office:string-value="prob30">
            <text:p>prob30</text:p>
          </table:table-cell>
          <table:table-cell table:formula="of:=MAX([Sheet1.C215];[Sheet1.E215])" office:value-type="float" office:value="123">
            <text:p>123</text:p>
          </table:table-cell>
          <table:table-cell table:formula="of:=[Sheet1.G215]" office:value-type="float" office:value="126">
            <text:p>126</text:p>
          </table:table-cell>
          <table:table-cell table:formula="of:=OR(NOT(NOT([Sheet1.D215])); NOT(NOT([Sheet1.F215])); [.C215]=[.D215])" office:value-type="boolean" office:boolean-value="false">
            <text:p>FALSE</text:p>
          </table:table-cell>
        </table:table-row>
        <table:table-row table:style-name="ro1">
          <table:table-cell table:formula="of:=[Sheet1.A216]" office:value-type="string" office:string-value="logistics98">
            <text:p>logistics98</text:p>
          </table:table-cell>
          <table:table-cell table:formula="of:=[Sheet1.B216]" office:value-type="string" office:string-value="prob31">
            <text:p>prob31</text:p>
          </table:table-cell>
          <table:table-cell table:formula="of:=MAX([Sheet1.C216];[Sheet1.E216])" office:value-type="float" office:value="12">
            <text:p>12</text:p>
          </table:table-cell>
          <table:table-cell table:formula="of:=[Sheet1.G216]" office:value-type="float" office:value="12">
            <text:p>12</text:p>
          </table:table-cell>
          <table:table-cell table:formula="of:=OR(NOT(NOT([Sheet1.D216])); NOT(NOT([Sheet1.F216])); [.C216]=[.D216])" office:value-type="boolean" office:boolean-value="true">
            <text:p>TRUE</text:p>
          </table:table-cell>
        </table:table-row>
        <table:table-row table:style-name="ro1">
          <table:table-cell table:formula="of:=[Sheet1.A217]" office:value-type="string" office:string-value="logistics98">
            <text:p>logistics98</text:p>
          </table:table-cell>
          <table:table-cell table:formula="of:=[Sheet1.B217]" office:value-type="string" office:string-value="prob32">
            <text:p>prob32</text:p>
          </table:table-cell>
          <table:table-cell table:formula="of:=MAX([Sheet1.C217];[Sheet1.E217])" office:value-type="float" office:value="18">
            <text:p>18</text:p>
          </table:table-cell>
          <table:table-cell table:formula="of:=[Sheet1.G217]" office:value-type="float" office:value="18">
            <text:p>18</text:p>
          </table:table-cell>
          <table:table-cell table:formula="of:=OR(NOT(NOT([Sheet1.D217])); NOT(NOT([Sheet1.F217])); [.C217]=[.D217])" office:value-type="boolean" office:boolean-value="true">
            <text:p>TRUE</text:p>
          </table:table-cell>
        </table:table-row>
        <table:table-row table:style-name="ro1">
          <table:table-cell table:formula="of:=[Sheet1.A218]" office:value-type="string" office:string-value="logistics98">
            <text:p>logistics98</text:p>
          </table:table-cell>
          <table:table-cell table:formula="of:=[Sheet1.B218]" office:value-type="string" office:string-value="prob33">
            <text:p>prob33</text:p>
          </table:table-cell>
          <table:table-cell table:formula="of:=MAX([Sheet1.C218];[Sheet1.E218])" office:value-type="float" office:value="25">
            <text:p>25</text:p>
          </table:table-cell>
          <table:table-cell table:formula="of:=[Sheet1.G218]" office:value-type="float" office:value="25">
            <text:p>25</text:p>
          </table:table-cell>
          <table:table-cell table:formula="of:=OR(NOT(NOT([Sheet1.D218])); NOT(NOT([Sheet1.F218])); [.C218]=[.D218])" office:value-type="boolean" office:boolean-value="true">
            <text:p>TRUE</text:p>
          </table:table-cell>
        </table:table-row>
        <table:table-row table:style-name="ro1">
          <table:table-cell table:formula="of:=[Sheet1.A219]" office:value-type="string" office:string-value="logistics98">
            <text:p>logistics98</text:p>
          </table:table-cell>
          <table:table-cell table:formula="of:=[Sheet1.B219]" office:value-type="string" office:string-value="prob34">
            <text:p>prob34</text:p>
          </table:table-cell>
          <table:table-cell table:formula="of:=MAX([Sheet1.C219];[Sheet1.E219])" office:value-type="float" office:value="42">
            <text:p>42</text:p>
          </table:table-cell>
          <table:table-cell table:formula="of:=[Sheet1.G219]" office:value-type="float" office:value="42">
            <text:p>42</text:p>
          </table:table-cell>
          <table:table-cell table:formula="of:=OR(NOT(NOT([Sheet1.D219])); NOT(NOT([Sheet1.F219])); [.C219]=[.D219])" office:value-type="boolean" office:boolean-value="true">
            <text:p>TRUE</text:p>
          </table:table-cell>
        </table:table-row>
        <table:table-row table:style-name="ro1">
          <table:table-cell table:formula="of:=[Sheet1.A220]" office:value-type="string" office:string-value="logistics98">
            <text:p>logistics98</text:p>
          </table:table-cell>
          <table:table-cell table:formula="of:=[Sheet1.B220]" office:value-type="string" office:string-value="prob35">
            <text:p>prob35</text:p>
          </table:table-cell>
          <table:table-cell table:formula="of:=MAX([Sheet1.C220];[Sheet1.E220])" office:value-type="float" office:value="29">
            <text:p>29</text:p>
          </table:table-cell>
          <table:table-cell table:formula="of:=[Sheet1.G220]" office:value-type="float" office:value="29">
            <text:p>29</text:p>
          </table:table-cell>
          <table:table-cell table:formula="of:=OR(NOT(NOT([Sheet1.D220])); NOT(NOT([Sheet1.F220])); [.C220]=[.D220])" office:value-type="boolean" office:boolean-value="true">
            <text:p>TRUE</text:p>
          </table:table-cell>
        </table:table-row>
        <table:table-row table:style-name="ro1">
          <table:table-cell table:formula="of:=[Sheet1.A221]" office:value-type="string" office:string-value="miconic-strips">
            <text:p>miconic-strips</text:p>
          </table:table-cell>
          <table:table-cell table:formula="of:=[Sheet1.B221]" office:value-type="string" office:string-value="s1-0">
            <text:p>s1-0</text:p>
          </table:table-cell>
          <table:table-cell table:formula="of:=MAX([Sheet1.C221];[Sheet1.E221])" office:value-type="float" office:value="3">
            <text:p>3</text:p>
          </table:table-cell>
          <table:table-cell table:formula="of:=[Sheet1.G221]" office:value-type="float" office:value="3">
            <text:p>3</text:p>
          </table:table-cell>
          <table:table-cell table:formula="of:=OR(NOT(NOT([Sheet1.D221])); NOT(NOT([Sheet1.F221])); [.C221]=[.D221])" office:value-type="boolean" office:boolean-value="true">
            <text:p>TRUE</text:p>
          </table:table-cell>
        </table:table-row>
        <table:table-row table:style-name="ro1">
          <table:table-cell table:formula="of:=[Sheet1.A222]" office:value-type="string" office:string-value="miconic-strips">
            <text:p>miconic-strips</text:p>
          </table:table-cell>
          <table:table-cell table:formula="of:=[Sheet1.B222]" office:value-type="string" office:string-value="s10-0">
            <text:p>s10-0</text:p>
          </table:table-cell>
          <table:table-cell table:formula="of:=MAX([Sheet1.C222];[Sheet1.E222])" office:value-type="float" office:value="33">
            <text:p>33</text:p>
          </table:table-cell>
          <table:table-cell table:formula="of:=[Sheet1.G222]" office:value-type="float" office:value="33">
            <text:p>33</text:p>
          </table:table-cell>
          <table:table-cell table:formula="of:=OR(NOT(NOT([Sheet1.D222])); NOT(NOT([Sheet1.F222])); [.C222]=[.D222])" office:value-type="boolean" office:boolean-value="true">
            <text:p>TRUE</text:p>
          </table:table-cell>
        </table:table-row>
        <table:table-row table:style-name="ro1">
          <table:table-cell table:formula="of:=[Sheet1.A223]" office:value-type="string" office:string-value="miconic-strips">
            <text:p>miconic-strips</text:p>
          </table:table-cell>
          <table:table-cell table:formula="of:=[Sheet1.B223]" office:value-type="string" office:string-value="s10-1">
            <text:p>s10-1</text:p>
          </table:table-cell>
          <table:table-cell table:formula="of:=MAX([Sheet1.C223];[Sheet1.E223])" office:value-type="float" office:value="32">
            <text:p>32</text:p>
          </table:table-cell>
          <table:table-cell table:formula="of:=[Sheet1.G223]" office:value-type="float" office:value="32">
            <text:p>32</text:p>
          </table:table-cell>
          <table:table-cell table:formula="of:=OR(NOT(NOT([Sheet1.D223])); NOT(NOT([Sheet1.F223])); [.C223]=[.D223])" office:value-type="boolean" office:boolean-value="true">
            <text:p>TRUE</text:p>
          </table:table-cell>
        </table:table-row>
        <table:table-row table:style-name="ro1">
          <table:table-cell table:formula="of:=[Sheet1.A224]" office:value-type="string" office:string-value="miconic-strips">
            <text:p>miconic-strips</text:p>
          </table:table-cell>
          <table:table-cell table:formula="of:=[Sheet1.B224]" office:value-type="string" office:string-value="s10-2">
            <text:p>s10-2</text:p>
          </table:table-cell>
          <table:table-cell table:formula="of:=MAX([Sheet1.C224];[Sheet1.E224])" office:value-type="float" office:value="31">
            <text:p>31</text:p>
          </table:table-cell>
          <table:table-cell table:formula="of:=[Sheet1.G224]" office:value-type="float" office:value="31">
            <text:p>31</text:p>
          </table:table-cell>
          <table:table-cell table:formula="of:=OR(NOT(NOT([Sheet1.D224])); NOT(NOT([Sheet1.F224])); [.C224]=[.D224])" office:value-type="boolean" office:boolean-value="true">
            <text:p>TRUE</text:p>
          </table:table-cell>
        </table:table-row>
        <table:table-row table:style-name="ro1">
          <table:table-cell table:formula="of:=[Sheet1.A225]" office:value-type="string" office:string-value="miconic-strips">
            <text:p>miconic-strips</text:p>
          </table:table-cell>
          <table:table-cell table:formula="of:=[Sheet1.B225]" office:value-type="string" office:string-value="s10-3">
            <text:p>s10-3</text:p>
          </table:table-cell>
          <table:table-cell table:formula="of:=MAX([Sheet1.C225];[Sheet1.E225])" office:value-type="float" office:value="34">
            <text:p>34</text:p>
          </table:table-cell>
          <table:table-cell table:formula="of:=[Sheet1.G225]" office:value-type="float" office:value="34">
            <text:p>34</text:p>
          </table:table-cell>
          <table:table-cell table:formula="of:=OR(NOT(NOT([Sheet1.D225])); NOT(NOT([Sheet1.F225])); [.C225]=[.D225])" office:value-type="boolean" office:boolean-value="true">
            <text:p>TRUE</text:p>
          </table:table-cell>
        </table:table-row>
        <table:table-row table:style-name="ro1">
          <table:table-cell table:formula="of:=[Sheet1.A226]" office:value-type="string" office:string-value="miconic-strips">
            <text:p>miconic-strips</text:p>
          </table:table-cell>
          <table:table-cell table:formula="of:=[Sheet1.B226]" office:value-type="string" office:string-value="s10-4">
            <text:p>s10-4</text:p>
          </table:table-cell>
          <table:table-cell table:formula="of:=MAX([Sheet1.C226];[Sheet1.E226])" office:value-type="float" office:value="32">
            <text:p>32</text:p>
          </table:table-cell>
          <table:table-cell table:formula="of:=[Sheet1.G226]" office:value-type="float" office:value="32">
            <text:p>32</text:p>
          </table:table-cell>
          <table:table-cell table:formula="of:=OR(NOT(NOT([Sheet1.D226])); NOT(NOT([Sheet1.F226])); [.C226]=[.D226])" office:value-type="boolean" office:boolean-value="true">
            <text:p>TRUE</text:p>
          </table:table-cell>
        </table:table-row>
        <table:table-row table:style-name="ro1">
          <table:table-cell table:formula="of:=[Sheet1.A227]" office:value-type="string" office:string-value="miconic-strips">
            <text:p>miconic-strips</text:p>
          </table:table-cell>
          <table:table-cell table:formula="of:=[Sheet1.B227]" office:value-type="string" office:string-value="s1-1">
            <text:p>s1-1</text:p>
          </table:table-cell>
          <table:table-cell table:formula="of:=MAX([Sheet1.C227];[Sheet1.E227])" office:value-type="float" office:value="3">
            <text:p>3</text:p>
          </table:table-cell>
          <table:table-cell table:formula="of:=[Sheet1.G227]" office:value-type="float" office:value="3">
            <text:p>3</text:p>
          </table:table-cell>
          <table:table-cell table:formula="of:=OR(NOT(NOT([Sheet1.D227])); NOT(NOT([Sheet1.F227])); [.C227]=[.D227])" office:value-type="boolean" office:boolean-value="true">
            <text:p>TRUE</text:p>
          </table:table-cell>
        </table:table-row>
        <table:table-row table:style-name="ro1">
          <table:table-cell table:formula="of:=[Sheet1.A228]" office:value-type="string" office:string-value="miconic-strips">
            <text:p>miconic-strips</text:p>
          </table:table-cell>
          <table:table-cell table:formula="of:=[Sheet1.B228]" office:value-type="string" office:string-value="s11-0">
            <text:p>s11-0</text:p>
          </table:table-cell>
          <table:table-cell table:formula="of:=MAX([Sheet1.C228];[Sheet1.E228])" office:value-type="float" office:value="36">
            <text:p>36</text:p>
          </table:table-cell>
          <table:table-cell table:formula="of:=[Sheet1.G228]" office:value-type="float" office:value="36">
            <text:p>36</text:p>
          </table:table-cell>
          <table:table-cell table:formula="of:=OR(NOT(NOT([Sheet1.D228])); NOT(NOT([Sheet1.F228])); [.C228]=[.D228])" office:value-type="boolean" office:boolean-value="true">
            <text:p>TRUE</text:p>
          </table:table-cell>
        </table:table-row>
        <table:table-row table:style-name="ro1">
          <table:table-cell table:formula="of:=[Sheet1.A229]" office:value-type="string" office:string-value="miconic-strips">
            <text:p>miconic-strips</text:p>
          </table:table-cell>
          <table:table-cell table:formula="of:=[Sheet1.B229]" office:value-type="string" office:string-value="s11-1">
            <text:p>s11-1</text:p>
          </table:table-cell>
          <table:table-cell table:formula="of:=MAX([Sheet1.C229];[Sheet1.E229])" office:value-type="float" office:value="34">
            <text:p>34</text:p>
          </table:table-cell>
          <table:table-cell table:formula="of:=[Sheet1.G229]" office:value-type="float" office:value="34">
            <text:p>34</text:p>
          </table:table-cell>
          <table:table-cell table:formula="of:=OR(NOT(NOT([Sheet1.D229])); NOT(NOT([Sheet1.F229])); [.C229]=[.D229])" office:value-type="boolean" office:boolean-value="true">
            <text:p>TRUE</text:p>
          </table:table-cell>
        </table:table-row>
        <table:table-row table:style-name="ro1">
          <table:table-cell table:formula="of:=[Sheet1.A230]" office:value-type="string" office:string-value="miconic-strips">
            <text:p>miconic-strips</text:p>
          </table:table-cell>
          <table:table-cell table:formula="of:=[Sheet1.B230]" office:value-type="string" office:string-value="s11-2">
            <text:p>s11-2</text:p>
          </table:table-cell>
          <table:table-cell table:formula="of:=MAX([Sheet1.C230];[Sheet1.E230])" office:value-type="float" office:value="37">
            <text:p>37</text:p>
          </table:table-cell>
          <table:table-cell table:formula="of:=[Sheet1.G230]" office:value-type="float" office:value="37">
            <text:p>37</text:p>
          </table:table-cell>
          <table:table-cell table:formula="of:=OR(NOT(NOT([Sheet1.D230])); NOT(NOT([Sheet1.F230])); [.C230]=[.D230])" office:value-type="boolean" office:boolean-value="true">
            <text:p>TRUE</text:p>
          </table:table-cell>
        </table:table-row>
        <table:table-row table:style-name="ro1">
          <table:table-cell table:formula="of:=[Sheet1.A231]" office:value-type="string" office:string-value="miconic-strips">
            <text:p>miconic-strips</text:p>
          </table:table-cell>
          <table:table-cell table:formula="of:=[Sheet1.B231]" office:value-type="string" office:string-value="s11-3">
            <text:p>s11-3</text:p>
          </table:table-cell>
          <table:table-cell table:formula="of:=MAX([Sheet1.C231];[Sheet1.E231])" office:value-type="float" office:value="37">
            <text:p>37</text:p>
          </table:table-cell>
          <table:table-cell table:formula="of:=[Sheet1.G231]" office:value-type="float" office:value="37">
            <text:p>37</text:p>
          </table:table-cell>
          <table:table-cell table:formula="of:=OR(NOT(NOT([Sheet1.D231])); NOT(NOT([Sheet1.F231])); [.C231]=[.D231])" office:value-type="boolean" office:boolean-value="true">
            <text:p>TRUE</text:p>
          </table:table-cell>
        </table:table-row>
        <table:table-row table:style-name="ro1">
          <table:table-cell table:formula="of:=[Sheet1.A232]" office:value-type="string" office:string-value="miconic-strips">
            <text:p>miconic-strips</text:p>
          </table:table-cell>
          <table:table-cell table:formula="of:=[Sheet1.B232]" office:value-type="string" office:string-value="s11-4">
            <text:p>s11-4</text:p>
          </table:table-cell>
          <table:table-cell table:formula="of:=MAX([Sheet1.C232];[Sheet1.E232])" office:value-type="float" office:value="34">
            <text:p>34</text:p>
          </table:table-cell>
          <table:table-cell table:formula="of:=[Sheet1.G232]" office:value-type="float" office:value="34">
            <text:p>34</text:p>
          </table:table-cell>
          <table:table-cell table:formula="of:=OR(NOT(NOT([Sheet1.D232])); NOT(NOT([Sheet1.F232])); [.C232]=[.D232])" office:value-type="boolean" office:boolean-value="true">
            <text:p>TRUE</text:p>
          </table:table-cell>
        </table:table-row>
        <table:table-row table:style-name="ro1">
          <table:table-cell table:formula="of:=[Sheet1.A233]" office:value-type="string" office:string-value="miconic-strips">
            <text:p>miconic-strips</text:p>
          </table:table-cell>
          <table:table-cell table:formula="of:=[Sheet1.B233]" office:value-type="string" office:string-value="s1-2">
            <text:p>s1-2</text:p>
          </table:table-cell>
          <table:table-cell table:formula="of:=MAX([Sheet1.C233];[Sheet1.E233])" office:value-type="float" office:value="3">
            <text:p>3</text:p>
          </table:table-cell>
          <table:table-cell table:formula="of:=[Sheet1.G233]" office:value-type="float" office:value="3">
            <text:p>3</text:p>
          </table:table-cell>
          <table:table-cell table:formula="of:=OR(NOT(NOT([Sheet1.D233])); NOT(NOT([Sheet1.F233])); [.C233]=[.D233])" office:value-type="boolean" office:boolean-value="true">
            <text:p>TRUE</text:p>
          </table:table-cell>
        </table:table-row>
        <table:table-row table:style-name="ro1">
          <table:table-cell table:formula="of:=[Sheet1.A234]" office:value-type="string" office:string-value="miconic-strips">
            <text:p>miconic-strips</text:p>
          </table:table-cell>
          <table:table-cell table:formula="of:=[Sheet1.B234]" office:value-type="string" office:string-value="s12-0">
            <text:p>s12-0</text:p>
          </table:table-cell>
          <table:table-cell table:formula="of:=MAX([Sheet1.C234];[Sheet1.E234])" office:value-type="float" office:value="40">
            <text:p>40</text:p>
          </table:table-cell>
          <table:table-cell table:formula="of:=[Sheet1.G234]" office:value-type="float" office:value="40">
            <text:p>40</text:p>
          </table:table-cell>
          <table:table-cell table:formula="of:=OR(NOT(NOT([Sheet1.D234])); NOT(NOT([Sheet1.F234])); [.C234]=[.D234])" office:value-type="boolean" office:boolean-value="true">
            <text:p>TRUE</text:p>
          </table:table-cell>
        </table:table-row>
        <table:table-row table:style-name="ro1">
          <table:table-cell table:formula="of:=[Sheet1.A235]" office:value-type="string" office:string-value="miconic-strips">
            <text:p>miconic-strips</text:p>
          </table:table-cell>
          <table:table-cell table:formula="of:=[Sheet1.B235]" office:value-type="string" office:string-value="s12-1">
            <text:p>s12-1</text:p>
          </table:table-cell>
          <table:table-cell table:formula="of:=MAX([Sheet1.C235];[Sheet1.E235])" office:value-type="float" office:value="40">
            <text:p>40</text:p>
          </table:table-cell>
          <table:table-cell table:formula="of:=[Sheet1.G235]" office:value-type="float" office:value="40">
            <text:p>40</text:p>
          </table:table-cell>
          <table:table-cell table:formula="of:=OR(NOT(NOT([Sheet1.D235])); NOT(NOT([Sheet1.F235])); [.C235]=[.D235])" office:value-type="boolean" office:boolean-value="true">
            <text:p>TRUE</text:p>
          </table:table-cell>
        </table:table-row>
        <table:table-row table:style-name="ro1">
          <table:table-cell table:formula="of:=[Sheet1.A236]" office:value-type="string" office:string-value="miconic-strips">
            <text:p>miconic-strips</text:p>
          </table:table-cell>
          <table:table-cell table:formula="of:=[Sheet1.B236]" office:value-type="string" office:string-value="s12-2">
            <text:p>s12-2</text:p>
          </table:table-cell>
          <table:table-cell table:formula="of:=MAX([Sheet1.C236];[Sheet1.E236])" office:value-type="float" office:value="39">
            <text:p>39</text:p>
          </table:table-cell>
          <table:table-cell table:formula="of:=[Sheet1.G236]" office:value-type="float" office:value="39">
            <text:p>39</text:p>
          </table:table-cell>
          <table:table-cell table:formula="of:=OR(NOT(NOT([Sheet1.D236])); NOT(NOT([Sheet1.F236])); [.C236]=[.D236])" office:value-type="boolean" office:boolean-value="true">
            <text:p>TRUE</text:p>
          </table:table-cell>
        </table:table-row>
        <table:table-row table:style-name="ro1">
          <table:table-cell table:formula="of:=[Sheet1.A237]" office:value-type="string" office:string-value="miconic-strips">
            <text:p>miconic-strips</text:p>
          </table:table-cell>
          <table:table-cell table:formula="of:=[Sheet1.B237]" office:value-type="string" office:string-value="s12-3">
            <text:p>s12-3</text:p>
          </table:table-cell>
          <table:table-cell table:formula="of:=MAX([Sheet1.C237];[Sheet1.E237])" office:value-type="float" office:value="38">
            <text:p>38</text:p>
          </table:table-cell>
          <table:table-cell table:formula="of:=[Sheet1.G237]" office:value-type="float" office:value="38">
            <text:p>38</text:p>
          </table:table-cell>
          <table:table-cell table:formula="of:=OR(NOT(NOT([Sheet1.D237])); NOT(NOT([Sheet1.F237])); [.C237]=[.D237])" office:value-type="boolean" office:boolean-value="true">
            <text:p>TRUE</text:p>
          </table:table-cell>
        </table:table-row>
        <table:table-row table:style-name="ro1">
          <table:table-cell table:formula="of:=[Sheet1.A238]" office:value-type="string" office:string-value="miconic-strips">
            <text:p>miconic-strips</text:p>
          </table:table-cell>
          <table:table-cell table:formula="of:=[Sheet1.B238]" office:value-type="string" office:string-value="s12-4">
            <text:p>s12-4</text:p>
          </table:table-cell>
          <table:table-cell table:formula="of:=MAX([Sheet1.C238];[Sheet1.E238])" office:value-type="float" office:value="41">
            <text:p>41</text:p>
          </table:table-cell>
          <table:table-cell table:formula="of:=[Sheet1.G238]" office:value-type="float" office:value="41">
            <text:p>41</text:p>
          </table:table-cell>
          <table:table-cell table:formula="of:=OR(NOT(NOT([Sheet1.D238])); NOT(NOT([Sheet1.F238])); [.C238]=[.D238])" office:value-type="boolean" office:boolean-value="true">
            <text:p>TRUE</text:p>
          </table:table-cell>
        </table:table-row>
        <table:table-row table:style-name="ro1">
          <table:table-cell table:formula="of:=[Sheet1.A239]" office:value-type="string" office:string-value="miconic-strips">
            <text:p>miconic-strips</text:p>
          </table:table-cell>
          <table:table-cell table:formula="of:=[Sheet1.B239]" office:value-type="string" office:string-value="s1-3">
            <text:p>s1-3</text:p>
          </table:table-cell>
          <table:table-cell table:formula="of:=MAX([Sheet1.C239];[Sheet1.E239])" office:value-type="float" office:value="3">
            <text:p>3</text:p>
          </table:table-cell>
          <table:table-cell table:formula="of:=[Sheet1.G239]" office:value-type="float" office:value="3">
            <text:p>3</text:p>
          </table:table-cell>
          <table:table-cell table:formula="of:=OR(NOT(NOT([Sheet1.D239])); NOT(NOT([Sheet1.F239])); [.C239]=[.D239])" office:value-type="boolean" office:boolean-value="true">
            <text:p>TRUE</text:p>
          </table:table-cell>
        </table:table-row>
        <table:table-row table:style-name="ro1">
          <table:table-cell table:formula="of:=[Sheet1.A240]" office:value-type="string" office:string-value="miconic-strips">
            <text:p>miconic-strips</text:p>
          </table:table-cell>
          <table:table-cell table:formula="of:=[Sheet1.B240]" office:value-type="string" office:string-value="s13-0">
            <text:p>s13-0</text:p>
          </table:table-cell>
          <table:table-cell table:formula="of:=MAX([Sheet1.C240];[Sheet1.E240])" office:value-type="float" office:value="43">
            <text:p>43</text:p>
          </table:table-cell>
          <table:table-cell table:formula="of:=[Sheet1.G240]" office:value-type="float" office:value="43">
            <text:p>43</text:p>
          </table:table-cell>
          <table:table-cell table:formula="of:=OR(NOT(NOT([Sheet1.D240])); NOT(NOT([Sheet1.F240])); [.C240]=[.D240])" office:value-type="boolean" office:boolean-value="true">
            <text:p>TRUE</text:p>
          </table:table-cell>
        </table:table-row>
        <table:table-row table:style-name="ro1">
          <table:table-cell table:formula="of:=[Sheet1.A241]" office:value-type="string" office:string-value="miconic-strips">
            <text:p>miconic-strips</text:p>
          </table:table-cell>
          <table:table-cell table:formula="of:=[Sheet1.B241]" office:value-type="string" office:string-value="s13-1">
            <text:p>s13-1</text:p>
          </table:table-cell>
          <table:table-cell table:formula="of:=MAX([Sheet1.C241];[Sheet1.E241])" office:value-type="float" office:value="41">
            <text:p>41</text:p>
          </table:table-cell>
          <table:table-cell table:formula="of:=[Sheet1.G241]" office:value-type="float" office:value="41">
            <text:p>41</text:p>
          </table:table-cell>
          <table:table-cell table:formula="of:=OR(NOT(NOT([Sheet1.D241])); NOT(NOT([Sheet1.F241])); [.C241]=[.D241])" office:value-type="boolean" office:boolean-value="true">
            <text:p>TRUE</text:p>
          </table:table-cell>
        </table:table-row>
        <table:table-row table:style-name="ro1">
          <table:table-cell table:formula="of:=[Sheet1.A242]" office:value-type="string" office:string-value="miconic-strips">
            <text:p>miconic-strips</text:p>
          </table:table-cell>
          <table:table-cell table:formula="of:=[Sheet1.B242]" office:value-type="string" office:string-value="s13-2">
            <text:p>s13-2</text:p>
          </table:table-cell>
          <table:table-cell table:formula="of:=MAX([Sheet1.C242];[Sheet1.E242])" office:value-type="float" office:value="46">
            <text:p>46</text:p>
          </table:table-cell>
          <table:table-cell table:formula="of:=[Sheet1.G242]" office:value-type="float" office:value="46">
            <text:p>46</text:p>
          </table:table-cell>
          <table:table-cell table:formula="of:=OR(NOT(NOT([Sheet1.D242])); NOT(NOT([Sheet1.F242])); [.C242]=[.D242])" office:value-type="boolean" office:boolean-value="true">
            <text:p>TRUE</text:p>
          </table:table-cell>
        </table:table-row>
        <table:table-row table:style-name="ro1">
          <table:table-cell table:formula="of:=[Sheet1.A243]" office:value-type="string" office:string-value="miconic-strips">
            <text:p>miconic-strips</text:p>
          </table:table-cell>
          <table:table-cell table:formula="of:=[Sheet1.B243]" office:value-type="string" office:string-value="s13-3">
            <text:p>s13-3</text:p>
          </table:table-cell>
          <table:table-cell table:formula="of:=MAX([Sheet1.C243];[Sheet1.E243])" office:value-type="float" office:value="43">
            <text:p>43</text:p>
          </table:table-cell>
          <table:table-cell table:formula="of:=[Sheet1.G243]" office:value-type="float" office:value="43">
            <text:p>43</text:p>
          </table:table-cell>
          <table:table-cell table:formula="of:=OR(NOT(NOT([Sheet1.D243])); NOT(NOT([Sheet1.F243])); [.C243]=[.D243])" office:value-type="boolean" office:boolean-value="true">
            <text:p>TRUE</text:p>
          </table:table-cell>
        </table:table-row>
        <table:table-row table:style-name="ro1">
          <table:table-cell table:formula="of:=[Sheet1.A244]" office:value-type="string" office:string-value="miconic-strips">
            <text:p>miconic-strips</text:p>
          </table:table-cell>
          <table:table-cell table:formula="of:=[Sheet1.B244]" office:value-type="string" office:string-value="s13-4">
            <text:p>s13-4</text:p>
          </table:table-cell>
          <table:table-cell table:formula="of:=MAX([Sheet1.C244];[Sheet1.E244])" office:value-type="float" office:value="41">
            <text:p>41</text:p>
          </table:table-cell>
          <table:table-cell table:formula="of:=[Sheet1.G244]" office:value-type="float" office:value="41">
            <text:p>41</text:p>
          </table:table-cell>
          <table:table-cell table:formula="of:=OR(NOT(NOT([Sheet1.D244])); NOT(NOT([Sheet1.F244])); [.C244]=[.D244])" office:value-type="boolean" office:boolean-value="true">
            <text:p>TRUE</text:p>
          </table:table-cell>
        </table:table-row>
        <table:table-row table:style-name="ro1">
          <table:table-cell table:formula="of:=[Sheet1.A245]" office:value-type="string" office:string-value="miconic-strips">
            <text:p>miconic-strips</text:p>
          </table:table-cell>
          <table:table-cell table:formula="of:=[Sheet1.B245]" office:value-type="string" office:string-value="s1-4">
            <text:p>s1-4</text:p>
          </table:table-cell>
          <table:table-cell table:formula="of:=MAX([Sheet1.C245];[Sheet1.E245])" office:value-type="float" office:value="3">
            <text:p>3</text:p>
          </table:table-cell>
          <table:table-cell table:formula="of:=[Sheet1.G245]" office:value-type="float" office:value="3">
            <text:p>3</text:p>
          </table:table-cell>
          <table:table-cell table:formula="of:=OR(NOT(NOT([Sheet1.D245])); NOT(NOT([Sheet1.F245])); [.C245]=[.D245])" office:value-type="boolean" office:boolean-value="true">
            <text:p>TRUE</text:p>
          </table:table-cell>
        </table:table-row>
        <table:table-row table:style-name="ro1">
          <table:table-cell table:formula="of:=[Sheet1.A246]" office:value-type="string" office:string-value="miconic-strips">
            <text:p>miconic-strips</text:p>
          </table:table-cell>
          <table:table-cell table:formula="of:=[Sheet1.B246]" office:value-type="string" office:string-value="s14-0">
            <text:p>s14-0</text:p>
          </table:table-cell>
          <table:table-cell table:formula="of:=MAX([Sheet1.C246];[Sheet1.E246])" office:value-type="float" office:value="45">
            <text:p>45</text:p>
          </table:table-cell>
          <table:table-cell table:formula="of:=[Sheet1.G246]" office:value-type="float" office:value="45">
            <text:p>45</text:p>
          </table:table-cell>
          <table:table-cell table:formula="of:=OR(NOT(NOT([Sheet1.D246])); NOT(NOT([Sheet1.F246])); [.C246]=[.D246])" office:value-type="boolean" office:boolean-value="true">
            <text:p>TRUE</text:p>
          </table:table-cell>
        </table:table-row>
        <table:table-row table:style-name="ro1">
          <table:table-cell table:formula="of:=[Sheet1.A247]" office:value-type="string" office:string-value="miconic-strips">
            <text:p>miconic-strips</text:p>
          </table:table-cell>
          <table:table-cell table:formula="of:=[Sheet1.B247]" office:value-type="string" office:string-value="s14-1">
            <text:p>s14-1</text:p>
          </table:table-cell>
          <table:table-cell table:formula="of:=MAX([Sheet1.C247];[Sheet1.E247])" office:value-type="float" office:value="47">
            <text:p>47</text:p>
          </table:table-cell>
          <table:table-cell table:formula="of:=[Sheet1.G247]" office:value-type="float" office:value="47">
            <text:p>47</text:p>
          </table:table-cell>
          <table:table-cell table:formula="of:=OR(NOT(NOT([Sheet1.D247])); NOT(NOT([Sheet1.F247])); [.C247]=[.D247])" office:value-type="boolean" office:boolean-value="true">
            <text:p>TRUE</text:p>
          </table:table-cell>
        </table:table-row>
        <table:table-row table:style-name="ro1">
          <table:table-cell table:formula="of:=[Sheet1.A248]" office:value-type="string" office:string-value="miconic-strips">
            <text:p>miconic-strips</text:p>
          </table:table-cell>
          <table:table-cell table:formula="of:=[Sheet1.B248]" office:value-type="string" office:string-value="s14-2">
            <text:p>s14-2</text:p>
          </table:table-cell>
          <table:table-cell table:formula="of:=MAX([Sheet1.C248];[Sheet1.E248])" office:value-type="float" office:value="49">
            <text:p>49</text:p>
          </table:table-cell>
          <table:table-cell table:formula="of:=[Sheet1.G248]" office:value-type="float" office:value="49">
            <text:p>49</text:p>
          </table:table-cell>
          <table:table-cell table:formula="of:=OR(NOT(NOT([Sheet1.D248])); NOT(NOT([Sheet1.F248])); [.C248]=[.D248])" office:value-type="boolean" office:boolean-value="true">
            <text:p>TRUE</text:p>
          </table:table-cell>
        </table:table-row>
        <table:table-row table:style-name="ro1">
          <table:table-cell table:formula="of:=[Sheet1.A249]" office:value-type="string" office:string-value="miconic-strips">
            <text:p>miconic-strips</text:p>
          </table:table-cell>
          <table:table-cell table:formula="of:=[Sheet1.B249]" office:value-type="string" office:string-value="s14-3">
            <text:p>s14-3</text:p>
          </table:table-cell>
          <table:table-cell table:formula="of:=MAX([Sheet1.C249];[Sheet1.E249])" office:value-type="float" office:value="42">
            <text:p>42</text:p>
          </table:table-cell>
          <table:table-cell table:formula="of:=[Sheet1.G249]" office:value-type="float" office:value="42">
            <text:p>42</text:p>
          </table:table-cell>
          <table:table-cell table:formula="of:=OR(NOT(NOT([Sheet1.D249])); NOT(NOT([Sheet1.F249])); [.C249]=[.D249])" office:value-type="boolean" office:boolean-value="true">
            <text:p>TRUE</text:p>
          </table:table-cell>
        </table:table-row>
        <table:table-row table:style-name="ro1">
          <table:table-cell table:formula="of:=[Sheet1.A250]" office:value-type="string" office:string-value="miconic-strips">
            <text:p>miconic-strips</text:p>
          </table:table-cell>
          <table:table-cell table:formula="of:=[Sheet1.B250]" office:value-type="string" office:string-value="s14-4">
            <text:p>s14-4</text:p>
          </table:table-cell>
          <table:table-cell table:formula="of:=MAX([Sheet1.C250];[Sheet1.E250])" office:value-type="float" office:value="45">
            <text:p>45</text:p>
          </table:table-cell>
          <table:table-cell table:formula="of:=[Sheet1.G250]" office:value-type="float" office:value="45">
            <text:p>45</text:p>
          </table:table-cell>
          <table:table-cell table:formula="of:=OR(NOT(NOT([Sheet1.D250])); NOT(NOT([Sheet1.F250])); [.C250]=[.D250])" office:value-type="boolean" office:boolean-value="true">
            <text:p>TRUE</text:p>
          </table:table-cell>
        </table:table-row>
        <table:table-row table:style-name="ro1">
          <table:table-cell table:formula="of:=[Sheet1.A251]" office:value-type="string" office:string-value="miconic-strips">
            <text:p>miconic-strips</text:p>
          </table:table-cell>
          <table:table-cell table:formula="of:=[Sheet1.B251]" office:value-type="string" office:string-value="s15-0">
            <text:p>s15-0</text:p>
          </table:table-cell>
          <table:table-cell table:formula="of:=MAX([Sheet1.C251];[Sheet1.E251])" office:value-type="float" office:value="46">
            <text:p>46</text:p>
          </table:table-cell>
          <table:table-cell table:formula="of:=[Sheet1.G251]" office:value-type="float" office:value="46">
            <text:p>46</text:p>
          </table:table-cell>
          <table:table-cell table:formula="of:=OR(NOT(NOT([Sheet1.D251])); NOT(NOT([Sheet1.F251])); [.C251]=[.D251])" office:value-type="boolean" office:boolean-value="true">
            <text:p>TRUE</text:p>
          </table:table-cell>
        </table:table-row>
        <table:table-row table:style-name="ro1">
          <table:table-cell table:formula="of:=[Sheet1.A252]" office:value-type="string" office:string-value="miconic-strips">
            <text:p>miconic-strips</text:p>
          </table:table-cell>
          <table:table-cell table:formula="of:=[Sheet1.B252]" office:value-type="string" office:string-value="s15-1">
            <text:p>s15-1</text:p>
          </table:table-cell>
          <table:table-cell table:formula="of:=MAX([Sheet1.C252];[Sheet1.E252])" office:value-type="float" office:value="49">
            <text:p>49</text:p>
          </table:table-cell>
          <table:table-cell table:formula="of:=[Sheet1.G252]" office:value-type="float" office:value="49">
            <text:p>49</text:p>
          </table:table-cell>
          <table:table-cell table:formula="of:=OR(NOT(NOT([Sheet1.D252])); NOT(NOT([Sheet1.F252])); [.C252]=[.D252])" office:value-type="boolean" office:boolean-value="true">
            <text:p>TRUE</text:p>
          </table:table-cell>
        </table:table-row>
        <table:table-row table:style-name="ro1">
          <table:table-cell table:formula="of:=[Sheet1.A253]" office:value-type="string" office:string-value="miconic-strips">
            <text:p>miconic-strips</text:p>
          </table:table-cell>
          <table:table-cell table:formula="of:=[Sheet1.B253]" office:value-type="string" office:string-value="s15-2">
            <text:p>s15-2</text:p>
          </table:table-cell>
          <table:table-cell table:formula="of:=MAX([Sheet1.C253];[Sheet1.E253])" office:value-type="float" office:value="49">
            <text:p>49</text:p>
          </table:table-cell>
          <table:table-cell table:formula="of:=[Sheet1.G253]" office:value-type="float" office:value="49">
            <text:p>49</text:p>
          </table:table-cell>
          <table:table-cell table:formula="of:=OR(NOT(NOT([Sheet1.D253])); NOT(NOT([Sheet1.F253])); [.C253]=[.D253])" office:value-type="boolean" office:boolean-value="true">
            <text:p>TRUE</text:p>
          </table:table-cell>
        </table:table-row>
        <table:table-row table:style-name="ro1">
          <table:table-cell table:formula="of:=[Sheet1.A254]" office:value-type="string" office:string-value="miconic-strips">
            <text:p>miconic-strips</text:p>
          </table:table-cell>
          <table:table-cell table:formula="of:=[Sheet1.B254]" office:value-type="string" office:string-value="s15-3">
            <text:p>s15-3</text:p>
          </table:table-cell>
          <table:table-cell table:formula="of:=MAX([Sheet1.C254];[Sheet1.E254])" office:value-type="float" office:value="50">
            <text:p>50</text:p>
          </table:table-cell>
          <table:table-cell table:formula="of:=[Sheet1.G254]" office:value-type="float" office:value="50">
            <text:p>50</text:p>
          </table:table-cell>
          <table:table-cell table:formula="of:=OR(NOT(NOT([Sheet1.D254])); NOT(NOT([Sheet1.F254])); [.C254]=[.D254])" office:value-type="boolean" office:boolean-value="true">
            <text:p>TRUE</text:p>
          </table:table-cell>
        </table:table-row>
        <table:table-row table:style-name="ro1">
          <table:table-cell table:formula="of:=[Sheet1.A255]" office:value-type="string" office:string-value="miconic-strips">
            <text:p>miconic-strips</text:p>
          </table:table-cell>
          <table:table-cell table:formula="of:=[Sheet1.B255]" office:value-type="string" office:string-value="s15-4">
            <text:p>s15-4</text:p>
          </table:table-cell>
          <table:table-cell table:formula="of:=MAX([Sheet1.C255];[Sheet1.E255])" office:value-type="float" office:value="46">
            <text:p>46</text:p>
          </table:table-cell>
          <table:table-cell table:formula="of:=[Sheet1.G255]" office:value-type="float" office:value="46">
            <text:p>46</text:p>
          </table:table-cell>
          <table:table-cell table:formula="of:=OR(NOT(NOT([Sheet1.D255])); NOT(NOT([Sheet1.F255])); [.C255]=[.D255])" office:value-type="boolean" office:boolean-value="true">
            <text:p>TRUE</text:p>
          </table:table-cell>
        </table:table-row>
        <table:table-row table:style-name="ro1">
          <table:table-cell table:formula="of:=[Sheet1.A256]" office:value-type="string" office:string-value="miconic-strips">
            <text:p>miconic-strips</text:p>
          </table:table-cell>
          <table:table-cell table:formula="of:=[Sheet1.B256]" office:value-type="string" office:string-value="s16-0">
            <text:p>s16-0</text:p>
          </table:table-cell>
          <table:table-cell table:formula="of:=MAX([Sheet1.C256];[Sheet1.E256])" office:value-type="float" office:value="53">
            <text:p>53</text:p>
          </table:table-cell>
          <table:table-cell table:formula="of:=[Sheet1.G256]" office:value-type="float" office:value="53">
            <text:p>53</text:p>
          </table:table-cell>
          <table:table-cell table:formula="of:=OR(NOT(NOT([Sheet1.D256])); NOT(NOT([Sheet1.F256])); [.C256]=[.D256])" office:value-type="boolean" office:boolean-value="true">
            <text:p>TRUE</text:p>
          </table:table-cell>
        </table:table-row>
        <table:table-row table:style-name="ro1">
          <table:table-cell table:formula="of:=[Sheet1.A257]" office:value-type="string" office:string-value="miconic-strips">
            <text:p>miconic-strips</text:p>
          </table:table-cell>
          <table:table-cell table:formula="of:=[Sheet1.B257]" office:value-type="string" office:string-value="s16-1">
            <text:p>s16-1</text:p>
          </table:table-cell>
          <table:table-cell table:formula="of:=MAX([Sheet1.C257];[Sheet1.E257])" office:value-type="float" office:value="52">
            <text:p>52</text:p>
          </table:table-cell>
          <table:table-cell table:formula="of:=[Sheet1.G257]" office:value-type="float" office:value="52">
            <text:p>52</text:p>
          </table:table-cell>
          <table:table-cell table:formula="of:=OR(NOT(NOT([Sheet1.D257])); NOT(NOT([Sheet1.F257])); [.C257]=[.D257])" office:value-type="boolean" office:boolean-value="true">
            <text:p>TRUE</text:p>
          </table:table-cell>
        </table:table-row>
        <table:table-row table:style-name="ro1">
          <table:table-cell table:formula="of:=[Sheet1.A258]" office:value-type="string" office:string-value="miconic-strips">
            <text:p>miconic-strips</text:p>
          </table:table-cell>
          <table:table-cell table:formula="of:=[Sheet1.B258]" office:value-type="string" office:string-value="s16-2">
            <text:p>s16-2</text:p>
          </table:table-cell>
          <table:table-cell table:formula="of:=MAX([Sheet1.C258];[Sheet1.E258])" office:value-type="float" office:value="54">
            <text:p>54</text:p>
          </table:table-cell>
          <table:table-cell table:formula="of:=[Sheet1.G258]" office:value-type="float" office:value="54">
            <text:p>54</text:p>
          </table:table-cell>
          <table:table-cell table:formula="of:=OR(NOT(NOT([Sheet1.D258])); NOT(NOT([Sheet1.F258])); [.C258]=[.D258])" office:value-type="boolean" office:boolean-value="true">
            <text:p>TRUE</text:p>
          </table:table-cell>
        </table:table-row>
        <table:table-row table:style-name="ro1">
          <table:table-cell table:formula="of:=[Sheet1.A259]" office:value-type="string" office:string-value="miconic-strips">
            <text:p>miconic-strips</text:p>
          </table:table-cell>
          <table:table-cell table:formula="of:=[Sheet1.B259]" office:value-type="string" office:string-value="s16-3">
            <text:p>s16-3</text:p>
          </table:table-cell>
          <table:table-cell table:formula="of:=MAX([Sheet1.C259];[Sheet1.E259])" office:value-type="float" office:value="51">
            <text:p>51</text:p>
          </table:table-cell>
          <table:table-cell table:formula="of:=[Sheet1.G259]" office:value-type="float" office:value="51">
            <text:p>51</text:p>
          </table:table-cell>
          <table:table-cell table:formula="of:=OR(NOT(NOT([Sheet1.D259])); NOT(NOT([Sheet1.F259])); [.C259]=[.D259])" office:value-type="boolean" office:boolean-value="true">
            <text:p>TRUE</text:p>
          </table:table-cell>
        </table:table-row>
        <table:table-row table:style-name="ro1">
          <table:table-cell table:formula="of:=[Sheet1.A260]" office:value-type="string" office:string-value="miconic-strips">
            <text:p>miconic-strips</text:p>
          </table:table-cell>
          <table:table-cell table:formula="of:=[Sheet1.B260]" office:value-type="string" office:string-value="s16-4">
            <text:p>s16-4</text:p>
          </table:table-cell>
          <table:table-cell table:formula="of:=MAX([Sheet1.C260];[Sheet1.E260])" office:value-type="float" office:value="53">
            <text:p>53</text:p>
          </table:table-cell>
          <table:table-cell table:formula="of:=[Sheet1.G260]" office:value-type="float" office:value="53">
            <text:p>53</text:p>
          </table:table-cell>
          <table:table-cell table:formula="of:=OR(NOT(NOT([Sheet1.D260])); NOT(NOT([Sheet1.F260])); [.C260]=[.D260])" office:value-type="boolean" office:boolean-value="true">
            <text:p>TRUE</text:p>
          </table:table-cell>
        </table:table-row>
        <table:table-row table:style-name="ro1">
          <table:table-cell table:formula="of:=[Sheet1.A261]" office:value-type="string" office:string-value="miconic-strips">
            <text:p>miconic-strips</text:p>
          </table:table-cell>
          <table:table-cell table:formula="of:=[Sheet1.B261]" office:value-type="string" office:string-value="s17-0">
            <text:p>s17-0</text:p>
          </table:table-cell>
          <table:table-cell table:formula="of:=MAX([Sheet1.C261];[Sheet1.E261])" office:value-type="float" office:value="55">
            <text:p>55</text:p>
          </table:table-cell>
          <table:table-cell table:formula="of:=[Sheet1.G261]" office:value-type="float" office:value="55">
            <text:p>55</text:p>
          </table:table-cell>
          <table:table-cell table:formula="of:=OR(NOT(NOT([Sheet1.D261])); NOT(NOT([Sheet1.F261])); [.C261]=[.D261])" office:value-type="boolean" office:boolean-value="true">
            <text:p>TRUE</text:p>
          </table:table-cell>
        </table:table-row>
        <table:table-row table:style-name="ro1">
          <table:table-cell table:formula="of:=[Sheet1.A262]" office:value-type="string" office:string-value="miconic-strips">
            <text:p>miconic-strips</text:p>
          </table:table-cell>
          <table:table-cell table:formula="of:=[Sheet1.B262]" office:value-type="string" office:string-value="s17-1">
            <text:p>s17-1</text:p>
          </table:table-cell>
          <table:table-cell table:formula="of:=MAX([Sheet1.C262];[Sheet1.E262])" office:value-type="float" office:value="54">
            <text:p>54</text:p>
          </table:table-cell>
          <table:table-cell table:formula="of:=[Sheet1.G262]" office:value-type="float" office:value="54">
            <text:p>54</text:p>
          </table:table-cell>
          <table:table-cell table:formula="of:=OR(NOT(NOT([Sheet1.D262])); NOT(NOT([Sheet1.F262])); [.C262]=[.D262])" office:value-type="boolean" office:boolean-value="true">
            <text:p>TRUE</text:p>
          </table:table-cell>
        </table:table-row>
        <table:table-row table:style-name="ro1">
          <table:table-cell table:formula="of:=[Sheet1.A263]" office:value-type="string" office:string-value="miconic-strips">
            <text:p>miconic-strips</text:p>
          </table:table-cell>
          <table:table-cell table:formula="of:=[Sheet1.B263]" office:value-type="string" office:string-value="s17-2">
            <text:p>s17-2</text:p>
          </table:table-cell>
          <table:table-cell table:formula="of:=MAX([Sheet1.C263];[Sheet1.E263])" office:value-type="float" office:value="54">
            <text:p>54</text:p>
          </table:table-cell>
          <table:table-cell table:formula="of:=[Sheet1.G263]" office:value-type="float" office:value="54">
            <text:p>54</text:p>
          </table:table-cell>
          <table:table-cell table:formula="of:=OR(NOT(NOT([Sheet1.D263])); NOT(NOT([Sheet1.F263])); [.C263]=[.D263])" office:value-type="boolean" office:boolean-value="true">
            <text:p>TRUE</text:p>
          </table:table-cell>
        </table:table-row>
        <table:table-row table:style-name="ro1">
          <table:table-cell table:formula="of:=[Sheet1.A264]" office:value-type="string" office:string-value="miconic-strips">
            <text:p>miconic-strips</text:p>
          </table:table-cell>
          <table:table-cell table:formula="of:=[Sheet1.B264]" office:value-type="string" office:string-value="s17-3">
            <text:p>s17-3</text:p>
          </table:table-cell>
          <table:table-cell table:formula="of:=MAX([Sheet1.C264];[Sheet1.E264])" office:value-type="float" office:value="59">
            <text:p>59</text:p>
          </table:table-cell>
          <table:table-cell table:formula="of:=[Sheet1.G264]" office:value-type="float" office:value="59">
            <text:p>59</text:p>
          </table:table-cell>
          <table:table-cell table:formula="of:=OR(NOT(NOT([Sheet1.D264])); NOT(NOT([Sheet1.F264])); [.C264]=[.D264])" office:value-type="boolean" office:boolean-value="true">
            <text:p>TRUE</text:p>
          </table:table-cell>
        </table:table-row>
        <table:table-row table:style-name="ro1">
          <table:table-cell table:formula="of:=[Sheet1.A265]" office:value-type="string" office:string-value="miconic-strips">
            <text:p>miconic-strips</text:p>
          </table:table-cell>
          <table:table-cell table:formula="of:=[Sheet1.B265]" office:value-type="string" office:string-value="s17-4">
            <text:p>s17-4</text:p>
          </table:table-cell>
          <table:table-cell table:formula="of:=MAX([Sheet1.C265];[Sheet1.E265])" office:value-type="float" office:value="54">
            <text:p>54</text:p>
          </table:table-cell>
          <table:table-cell table:formula="of:=[Sheet1.G265]" office:value-type="float" office:value="54">
            <text:p>54</text:p>
          </table:table-cell>
          <table:table-cell table:formula="of:=OR(NOT(NOT([Sheet1.D265])); NOT(NOT([Sheet1.F265])); [.C265]=[.D265])" office:value-type="boolean" office:boolean-value="true">
            <text:p>TRUE</text:p>
          </table:table-cell>
        </table:table-row>
        <table:table-row table:style-name="ro1">
          <table:table-cell table:formula="of:=[Sheet1.A266]" office:value-type="string" office:string-value="miconic-strips">
            <text:p>miconic-strips</text:p>
          </table:table-cell>
          <table:table-cell table:formula="of:=[Sheet1.B266]" office:value-type="string" office:string-value="s18-0">
            <text:p>s18-0</text:p>
          </table:table-cell>
          <table:table-cell table:formula="of:=MAX([Sheet1.C266];[Sheet1.E266])" office:value-type="float" office:value="59">
            <text:p>59</text:p>
          </table:table-cell>
          <table:table-cell table:formula="of:=[Sheet1.G266]" office:value-type="float" office:value="59">
            <text:p>59</text:p>
          </table:table-cell>
          <table:table-cell table:formula="of:=OR(NOT(NOT([Sheet1.D266])); NOT(NOT([Sheet1.F266])); [.C266]=[.D266])" office:value-type="boolean" office:boolean-value="true">
            <text:p>TRUE</text:p>
          </table:table-cell>
        </table:table-row>
        <table:table-row table:style-name="ro1">
          <table:table-cell table:formula="of:=[Sheet1.A267]" office:value-type="string" office:string-value="miconic-strips">
            <text:p>miconic-strips</text:p>
          </table:table-cell>
          <table:table-cell table:formula="of:=[Sheet1.B267]" office:value-type="string" office:string-value="s18-1">
            <text:p>s18-1</text:p>
          </table:table-cell>
          <table:table-cell table:formula="of:=MAX([Sheet1.C267];[Sheet1.E267])" office:value-type="float" office:value="58">
            <text:p>58</text:p>
          </table:table-cell>
          <table:table-cell table:formula="of:=[Sheet1.G267]" office:value-type="float" office:value="58">
            <text:p>58</text:p>
          </table:table-cell>
          <table:table-cell table:formula="of:=OR(NOT(NOT([Sheet1.D267])); NOT(NOT([Sheet1.F267])); [.C267]=[.D267])" office:value-type="boolean" office:boolean-value="true">
            <text:p>TRUE</text:p>
          </table:table-cell>
        </table:table-row>
        <table:table-row table:style-name="ro1">
          <table:table-cell table:formula="of:=[Sheet1.A268]" office:value-type="string" office:string-value="miconic-strips">
            <text:p>miconic-strips</text:p>
          </table:table-cell>
          <table:table-cell table:formula="of:=[Sheet1.B268]" office:value-type="string" office:string-value="s18-2">
            <text:p>s18-2</text:p>
          </table:table-cell>
          <table:table-cell table:formula="of:=MAX([Sheet1.C268];[Sheet1.E268])" office:value-type="float" office:value="58">
            <text:p>58</text:p>
          </table:table-cell>
          <table:table-cell table:formula="of:=[Sheet1.G268]" office:value-type="float" office:value="58">
            <text:p>58</text:p>
          </table:table-cell>
          <table:table-cell table:formula="of:=OR(NOT(NOT([Sheet1.D268])); NOT(NOT([Sheet1.F268])); [.C268]=[.D268])" office:value-type="boolean" office:boolean-value="true">
            <text:p>TRUE</text:p>
          </table:table-cell>
        </table:table-row>
        <table:table-row table:style-name="ro1">
          <table:table-cell table:formula="of:=[Sheet1.A269]" office:value-type="string" office:string-value="miconic-strips">
            <text:p>miconic-strips</text:p>
          </table:table-cell>
          <table:table-cell table:formula="of:=[Sheet1.B269]" office:value-type="string" office:string-value="s18-3">
            <text:p>s18-3</text:p>
          </table:table-cell>
          <table:table-cell table:formula="of:=MAX([Sheet1.C269];[Sheet1.E269])" office:value-type="float" office:value="59">
            <text:p>59</text:p>
          </table:table-cell>
          <table:table-cell table:formula="of:=[Sheet1.G269]" office:value-type="float" office:value="59">
            <text:p>59</text:p>
          </table:table-cell>
          <table:table-cell table:formula="of:=OR(NOT(NOT([Sheet1.D269])); NOT(NOT([Sheet1.F269])); [.C269]=[.D269])" office:value-type="boolean" office:boolean-value="true">
            <text:p>TRUE</text:p>
          </table:table-cell>
        </table:table-row>
        <table:table-row table:style-name="ro1">
          <table:table-cell table:formula="of:=[Sheet1.A270]" office:value-type="string" office:string-value="miconic-strips">
            <text:p>miconic-strips</text:p>
          </table:table-cell>
          <table:table-cell table:formula="of:=[Sheet1.B270]" office:value-type="string" office:string-value="s18-4">
            <text:p>s18-4</text:p>
          </table:table-cell>
          <table:table-cell table:formula="of:=MAX([Sheet1.C270];[Sheet1.E270])" office:value-type="float" office:value="56">
            <text:p>56</text:p>
          </table:table-cell>
          <table:table-cell table:formula="of:=[Sheet1.G270]" office:value-type="float" office:value="56">
            <text:p>56</text:p>
          </table:table-cell>
          <table:table-cell table:formula="of:=OR(NOT(NOT([Sheet1.D270])); NOT(NOT([Sheet1.F270])); [.C270]=[.D270])" office:value-type="boolean" office:boolean-value="true">
            <text:p>TRUE</text:p>
          </table:table-cell>
        </table:table-row>
        <table:table-row table:style-name="ro1">
          <table:table-cell table:formula="of:=[Sheet1.A271]" office:value-type="string" office:string-value="miconic-strips">
            <text:p>miconic-strips</text:p>
          </table:table-cell>
          <table:table-cell table:formula="of:=[Sheet1.B271]" office:value-type="string" office:string-value="s19-0">
            <text:p>s19-0</text:p>
          </table:table-cell>
          <table:table-cell table:formula="of:=MAX([Sheet1.C271];[Sheet1.E271])" office:value-type="float" office:value="62">
            <text:p>62</text:p>
          </table:table-cell>
          <table:table-cell table:formula="of:=[Sheet1.G271]" office:value-type="float" office:value="62">
            <text:p>62</text:p>
          </table:table-cell>
          <table:table-cell table:formula="of:=OR(NOT(NOT([Sheet1.D271])); NOT(NOT([Sheet1.F271])); [.C271]=[.D271])" office:value-type="boolean" office:boolean-value="true">
            <text:p>TRUE</text:p>
          </table:table-cell>
        </table:table-row>
        <table:table-row table:style-name="ro1">
          <table:table-cell table:formula="of:=[Sheet1.A272]" office:value-type="string" office:string-value="miconic-strips">
            <text:p>miconic-strips</text:p>
          </table:table-cell>
          <table:table-cell table:formula="of:=[Sheet1.B272]" office:value-type="string" office:string-value="s19-1">
            <text:p>s19-1</text:p>
          </table:table-cell>
          <table:table-cell table:formula="of:=MAX([Sheet1.C272];[Sheet1.E272])" office:value-type="float" office:value="65">
            <text:p>65</text:p>
          </table:table-cell>
          <table:table-cell table:formula="of:=[Sheet1.G272]" office:value-type="float" office:value="65">
            <text:p>65</text:p>
          </table:table-cell>
          <table:table-cell table:formula="of:=OR(NOT(NOT([Sheet1.D272])); NOT(NOT([Sheet1.F272])); [.C272]=[.D272])" office:value-type="boolean" office:boolean-value="true">
            <text:p>TRUE</text:p>
          </table:table-cell>
        </table:table-row>
        <table:table-row table:style-name="ro1">
          <table:table-cell table:formula="of:=[Sheet1.A273]" office:value-type="string" office:string-value="miconic-strips">
            <text:p>miconic-strips</text:p>
          </table:table-cell>
          <table:table-cell table:formula="of:=[Sheet1.B273]" office:value-type="string" office:string-value="s19-2">
            <text:p>s19-2</text:p>
          </table:table-cell>
          <table:table-cell table:formula="of:=MAX([Sheet1.C273];[Sheet1.E273])" office:value-type="float" office:value="61">
            <text:p>61</text:p>
          </table:table-cell>
          <table:table-cell table:formula="of:=[Sheet1.G273]" office:value-type="float" office:value="61">
            <text:p>61</text:p>
          </table:table-cell>
          <table:table-cell table:formula="of:=OR(NOT(NOT([Sheet1.D273])); NOT(NOT([Sheet1.F273])); [.C273]=[.D273])" office:value-type="boolean" office:boolean-value="true">
            <text:p>TRUE</text:p>
          </table:table-cell>
        </table:table-row>
        <table:table-row table:style-name="ro1">
          <table:table-cell table:formula="of:=[Sheet1.A274]" office:value-type="string" office:string-value="miconic-strips">
            <text:p>miconic-strips</text:p>
          </table:table-cell>
          <table:table-cell table:formula="of:=[Sheet1.B274]" office:value-type="string" office:string-value="s19-3">
            <text:p>s19-3</text:p>
          </table:table-cell>
          <table:table-cell table:formula="of:=MAX([Sheet1.C274];[Sheet1.E274])" office:value-type="float" office:value="63">
            <text:p>63</text:p>
          </table:table-cell>
          <table:table-cell table:formula="of:=[Sheet1.G274]" office:value-type="float" office:value="63">
            <text:p>63</text:p>
          </table:table-cell>
          <table:table-cell table:formula="of:=OR(NOT(NOT([Sheet1.D274])); NOT(NOT([Sheet1.F274])); [.C274]=[.D274])" office:value-type="boolean" office:boolean-value="true">
            <text:p>TRUE</text:p>
          </table:table-cell>
        </table:table-row>
        <table:table-row table:style-name="ro1">
          <table:table-cell table:formula="of:=[Sheet1.A275]" office:value-type="string" office:string-value="miconic-strips">
            <text:p>miconic-strips</text:p>
          </table:table-cell>
          <table:table-cell table:formula="of:=[Sheet1.B275]" office:value-type="string" office:string-value="s19-4">
            <text:p>s19-4</text:p>
          </table:table-cell>
          <table:table-cell table:formula="of:=MAX([Sheet1.C275];[Sheet1.E275])" office:value-type="float" office:value="62">
            <text:p>62</text:p>
          </table:table-cell>
          <table:table-cell table:formula="of:=[Sheet1.G275]" office:value-type="float" office:value="62">
            <text:p>62</text:p>
          </table:table-cell>
          <table:table-cell table:formula="of:=OR(NOT(NOT([Sheet1.D275])); NOT(NOT([Sheet1.F275])); [.C275]=[.D275])" office:value-type="boolean" office:boolean-value="true">
            <text:p>TRUE</text:p>
          </table:table-cell>
        </table:table-row>
        <table:table-row table:style-name="ro1">
          <table:table-cell table:formula="of:=[Sheet1.A276]" office:value-type="string" office:string-value="miconic-strips">
            <text:p>miconic-strips</text:p>
          </table:table-cell>
          <table:table-cell table:formula="of:=[Sheet1.B276]" office:value-type="string" office:string-value="s2-0">
            <text:p>s2-0</text:p>
          </table:table-cell>
          <table:table-cell table:formula="of:=MAX([Sheet1.C276];[Sheet1.E276])" office:value-type="float" office:value="7">
            <text:p>7</text:p>
          </table:table-cell>
          <table:table-cell table:formula="of:=[Sheet1.G276]" office:value-type="float" office:value="7">
            <text:p>7</text:p>
          </table:table-cell>
          <table:table-cell table:formula="of:=OR(NOT(NOT([Sheet1.D276])); NOT(NOT([Sheet1.F276])); [.C276]=[.D276])" office:value-type="boolean" office:boolean-value="true">
            <text:p>TRUE</text:p>
          </table:table-cell>
        </table:table-row>
        <table:table-row table:style-name="ro1">
          <table:table-cell table:formula="of:=[Sheet1.A277]" office:value-type="string" office:string-value="miconic-strips">
            <text:p>miconic-strips</text:p>
          </table:table-cell>
          <table:table-cell table:formula="of:=[Sheet1.B277]" office:value-type="string" office:string-value="s20-0">
            <text:p>s20-0</text:p>
          </table:table-cell>
          <table:table-cell table:formula="of:=MAX([Sheet1.C277];[Sheet1.E277])" office:value-type="float" office:value="63">
            <text:p>63</text:p>
          </table:table-cell>
          <table:table-cell table:formula="of:=[Sheet1.G277]" office:value-type="float" office:value="63">
            <text:p>63</text:p>
          </table:table-cell>
          <table:table-cell table:formula="of:=OR(NOT(NOT([Sheet1.D277])); NOT(NOT([Sheet1.F277])); [.C277]=[.D277])" office:value-type="boolean" office:boolean-value="true">
            <text:p>TRUE</text:p>
          </table:table-cell>
        </table:table-row>
        <table:table-row table:style-name="ro1">
          <table:table-cell table:formula="of:=[Sheet1.A278]" office:value-type="string" office:string-value="miconic-strips">
            <text:p>miconic-strips</text:p>
          </table:table-cell>
          <table:table-cell table:formula="of:=[Sheet1.B278]" office:value-type="string" office:string-value="s20-1">
            <text:p>s20-1</text:p>
          </table:table-cell>
          <table:table-cell table:formula="of:=MAX([Sheet1.C278];[Sheet1.E278])" office:value-type="float" office:value="66">
            <text:p>66</text:p>
          </table:table-cell>
          <table:table-cell table:formula="of:=[Sheet1.G278]" office:value-type="float" office:value="66">
            <text:p>66</text:p>
          </table:table-cell>
          <table:table-cell table:formula="of:=OR(NOT(NOT([Sheet1.D278])); NOT(NOT([Sheet1.F278])); [.C278]=[.D278])" office:value-type="boolean" office:boolean-value="true">
            <text:p>TRUE</text:p>
          </table:table-cell>
        </table:table-row>
        <table:table-row table:style-name="ro1">
          <table:table-cell table:formula="of:=[Sheet1.A279]" office:value-type="string" office:string-value="miconic-strips">
            <text:p>miconic-strips</text:p>
          </table:table-cell>
          <table:table-cell table:formula="of:=[Sheet1.B279]" office:value-type="string" office:string-value="s20-2">
            <text:p>s20-2</text:p>
          </table:table-cell>
          <table:table-cell table:formula="of:=MAX([Sheet1.C279];[Sheet1.E279])" office:value-type="float" office:value="62">
            <text:p>62</text:p>
          </table:table-cell>
          <table:table-cell table:formula="of:=[Sheet1.G279]" office:value-type="float" office:value="62">
            <text:p>62</text:p>
          </table:table-cell>
          <table:table-cell table:formula="of:=OR(NOT(NOT([Sheet1.D279])); NOT(NOT([Sheet1.F279])); [.C279]=[.D279])" office:value-type="boolean" office:boolean-value="true">
            <text:p>TRUE</text:p>
          </table:table-cell>
        </table:table-row>
        <table:table-row table:style-name="ro1">
          <table:table-cell table:formula="of:=[Sheet1.A280]" office:value-type="string" office:string-value="miconic-strips">
            <text:p>miconic-strips</text:p>
          </table:table-cell>
          <table:table-cell table:formula="of:=[Sheet1.B280]" office:value-type="string" office:string-value="s20-3">
            <text:p>s20-3</text:p>
          </table:table-cell>
          <table:table-cell table:formula="of:=MAX([Sheet1.C280];[Sheet1.E280])" office:value-type="float" office:value="63">
            <text:p>63</text:p>
          </table:table-cell>
          <table:table-cell table:formula="of:=[Sheet1.G280]" office:value-type="float" office:value="63">
            <text:p>63</text:p>
          </table:table-cell>
          <table:table-cell table:formula="of:=OR(NOT(NOT([Sheet1.D280])); NOT(NOT([Sheet1.F280])); [.C280]=[.D280])" office:value-type="boolean" office:boolean-value="true">
            <text:p>TRUE</text:p>
          </table:table-cell>
        </table:table-row>
        <table:table-row table:style-name="ro1">
          <table:table-cell table:formula="of:=[Sheet1.A281]" office:value-type="string" office:string-value="miconic-strips">
            <text:p>miconic-strips</text:p>
          </table:table-cell>
          <table:table-cell table:formula="of:=[Sheet1.B281]" office:value-type="string" office:string-value="s20-4">
            <text:p>s20-4</text:p>
          </table:table-cell>
          <table:table-cell table:formula="of:=MAX([Sheet1.C281];[Sheet1.E281])" office:value-type="float" office:value="64">
            <text:p>64</text:p>
          </table:table-cell>
          <table:table-cell table:formula="of:=[Sheet1.G281]" office:value-type="float" office:value="64">
            <text:p>64</text:p>
          </table:table-cell>
          <table:table-cell table:formula="of:=OR(NOT(NOT([Sheet1.D281])); NOT(NOT([Sheet1.F281])); [.C281]=[.D281])" office:value-type="boolean" office:boolean-value="true">
            <text:p>TRUE</text:p>
          </table:table-cell>
        </table:table-row>
        <table:table-row table:style-name="ro1">
          <table:table-cell table:formula="of:=[Sheet1.A282]" office:value-type="string" office:string-value="miconic-strips">
            <text:p>miconic-strips</text:p>
          </table:table-cell>
          <table:table-cell table:formula="of:=[Sheet1.B282]" office:value-type="string" office:string-value="s2-1">
            <text:p>s2-1</text:p>
          </table:table-cell>
          <table:table-cell table:formula="of:=MAX([Sheet1.C282];[Sheet1.E282])" office:value-type="float" office:value="6">
            <text:p>6</text:p>
          </table:table-cell>
          <table:table-cell table:formula="of:=[Sheet1.G282]" office:value-type="float" office:value="6">
            <text:p>6</text:p>
          </table:table-cell>
          <table:table-cell table:formula="of:=OR(NOT(NOT([Sheet1.D282])); NOT(NOT([Sheet1.F282])); [.C282]=[.D282])" office:value-type="boolean" office:boolean-value="true">
            <text:p>TRUE</text:p>
          </table:table-cell>
        </table:table-row>
        <table:table-row table:style-name="ro1">
          <table:table-cell table:formula="of:=[Sheet1.A283]" office:value-type="string" office:string-value="miconic-strips">
            <text:p>miconic-strips</text:p>
          </table:table-cell>
          <table:table-cell table:formula="of:=[Sheet1.B283]" office:value-type="string" office:string-value="s21-0">
            <text:p>s21-0</text:p>
          </table:table-cell>
          <table:table-cell table:formula="of:=MAX([Sheet1.C283];[Sheet1.E283])" office:value-type="float" office:value="69">
            <text:p>69</text:p>
          </table:table-cell>
          <table:table-cell table:formula="of:=[Sheet1.G283]" office:value-type="float" office:value="69">
            <text:p>69</text:p>
          </table:table-cell>
          <table:table-cell table:formula="of:=OR(NOT(NOT([Sheet1.D283])); NOT(NOT([Sheet1.F283])); [.C283]=[.D283])" office:value-type="boolean" office:boolean-value="true">
            <text:p>TRUE</text:p>
          </table:table-cell>
        </table:table-row>
        <table:table-row table:style-name="ro1">
          <table:table-cell table:formula="of:=[Sheet1.A284]" office:value-type="string" office:string-value="miconic-strips">
            <text:p>miconic-strips</text:p>
          </table:table-cell>
          <table:table-cell table:formula="of:=[Sheet1.B284]" office:value-type="string" office:string-value="s21-1">
            <text:p>s21-1</text:p>
          </table:table-cell>
          <table:table-cell table:formula="of:=MAX([Sheet1.C284];[Sheet1.E284])" office:value-type="float" office:value="69">
            <text:p>69</text:p>
          </table:table-cell>
          <table:table-cell table:formula="of:=[Sheet1.G284]" office:value-type="float" office:value="69">
            <text:p>69</text:p>
          </table:table-cell>
          <table:table-cell table:formula="of:=OR(NOT(NOT([Sheet1.D284])); NOT(NOT([Sheet1.F284])); [.C284]=[.D284])" office:value-type="boolean" office:boolean-value="true">
            <text:p>TRUE</text:p>
          </table:table-cell>
        </table:table-row>
        <table:table-row table:style-name="ro1">
          <table:table-cell table:formula="of:=[Sheet1.A285]" office:value-type="string" office:string-value="miconic-strips">
            <text:p>miconic-strips</text:p>
          </table:table-cell>
          <table:table-cell table:formula="of:=[Sheet1.B285]" office:value-type="string" office:string-value="s21-2">
            <text:p>s21-2</text:p>
          </table:table-cell>
          <table:table-cell table:formula="of:=MAX([Sheet1.C285];[Sheet1.E285])" office:value-type="float" office:value="69">
            <text:p>69</text:p>
          </table:table-cell>
          <table:table-cell table:formula="of:=[Sheet1.G285]" office:value-type="float" office:value="69">
            <text:p>69</text:p>
          </table:table-cell>
          <table:table-cell table:formula="of:=OR(NOT(NOT([Sheet1.D285])); NOT(NOT([Sheet1.F285])); [.C285]=[.D285])" office:value-type="boolean" office:boolean-value="true">
            <text:p>TRUE</text:p>
          </table:table-cell>
        </table:table-row>
        <table:table-row table:style-name="ro1">
          <table:table-cell table:formula="of:=[Sheet1.A286]" office:value-type="string" office:string-value="miconic-strips">
            <text:p>miconic-strips</text:p>
          </table:table-cell>
          <table:table-cell table:formula="of:=[Sheet1.B286]" office:value-type="string" office:string-value="s21-3">
            <text:p>s21-3</text:p>
          </table:table-cell>
          <table:table-cell table:formula="of:=MAX([Sheet1.C286];[Sheet1.E286])" office:value-type="float" office:value="66">
            <text:p>66</text:p>
          </table:table-cell>
          <table:table-cell table:formula="of:=[Sheet1.G286]" office:value-type="float" office:value="66">
            <text:p>66</text:p>
          </table:table-cell>
          <table:table-cell table:formula="of:=OR(NOT(NOT([Sheet1.D286])); NOT(NOT([Sheet1.F286])); [.C286]=[.D286])" office:value-type="boolean" office:boolean-value="true">
            <text:p>TRUE</text:p>
          </table:table-cell>
        </table:table-row>
        <table:table-row table:style-name="ro1">
          <table:table-cell table:formula="of:=[Sheet1.A287]" office:value-type="string" office:string-value="miconic-strips">
            <text:p>miconic-strips</text:p>
          </table:table-cell>
          <table:table-cell table:formula="of:=[Sheet1.B287]" office:value-type="string" office:string-value="s21-4">
            <text:p>s21-4</text:p>
          </table:table-cell>
          <table:table-cell table:formula="of:=MAX([Sheet1.C287];[Sheet1.E287])" office:value-type="float" office:value="70">
            <text:p>70</text:p>
          </table:table-cell>
          <table:table-cell table:formula="of:=[Sheet1.G287]" office:value-type="float" office:value="70">
            <text:p>70</text:p>
          </table:table-cell>
          <table:table-cell table:formula="of:=OR(NOT(NOT([Sheet1.D287])); NOT(NOT([Sheet1.F287])); [.C287]=[.D287])" office:value-type="boolean" office:boolean-value="true">
            <text:p>TRUE</text:p>
          </table:table-cell>
        </table:table-row>
        <table:table-row table:style-name="ro1">
          <table:table-cell table:formula="of:=[Sheet1.A288]" office:value-type="string" office:string-value="miconic-strips">
            <text:p>miconic-strips</text:p>
          </table:table-cell>
          <table:table-cell table:formula="of:=[Sheet1.B288]" office:value-type="string" office:string-value="s2-2">
            <text:p>s2-2</text:p>
          </table:table-cell>
          <table:table-cell table:formula="of:=MAX([Sheet1.C288];[Sheet1.E288])" office:value-type="float" office:value="6">
            <text:p>6</text:p>
          </table:table-cell>
          <table:table-cell table:formula="of:=[Sheet1.G288]" office:value-type="float" office:value="6">
            <text:p>6</text:p>
          </table:table-cell>
          <table:table-cell table:formula="of:=OR(NOT(NOT([Sheet1.D288])); NOT(NOT([Sheet1.F288])); [.C288]=[.D288])" office:value-type="boolean" office:boolean-value="true">
            <text:p>TRUE</text:p>
          </table:table-cell>
        </table:table-row>
        <table:table-row table:style-name="ro1">
          <table:table-cell table:formula="of:=[Sheet1.A289]" office:value-type="string" office:string-value="miconic-strips">
            <text:p>miconic-strips</text:p>
          </table:table-cell>
          <table:table-cell table:formula="of:=[Sheet1.B289]" office:value-type="string" office:string-value="s22-0">
            <text:p>s22-0</text:p>
          </table:table-cell>
          <table:table-cell table:formula="of:=MAX([Sheet1.C289];[Sheet1.E289])" office:value-type="float" office:value="72">
            <text:p>72</text:p>
          </table:table-cell>
          <table:table-cell table:formula="of:=[Sheet1.G289]" office:value-type="float" office:value="72">
            <text:p>72</text:p>
          </table:table-cell>
          <table:table-cell table:formula="of:=OR(NOT(NOT([Sheet1.D289])); NOT(NOT([Sheet1.F289])); [.C289]=[.D289])" office:value-type="boolean" office:boolean-value="true">
            <text:p>TRUE</text:p>
          </table:table-cell>
        </table:table-row>
        <table:table-row table:style-name="ro1">
          <table:table-cell table:formula="of:=[Sheet1.A290]" office:value-type="string" office:string-value="miconic-strips">
            <text:p>miconic-strips</text:p>
          </table:table-cell>
          <table:table-cell table:formula="of:=[Sheet1.B290]" office:value-type="string" office:string-value="s22-1">
            <text:p>s22-1</text:p>
          </table:table-cell>
          <table:table-cell table:formula="of:=MAX([Sheet1.C290];[Sheet1.E290])" office:value-type="float" office:value="70">
            <text:p>70</text:p>
          </table:table-cell>
          <table:table-cell table:formula="of:=[Sheet1.G290]" office:value-type="float" office:value="70">
            <text:p>70</text:p>
          </table:table-cell>
          <table:table-cell table:formula="of:=OR(NOT(NOT([Sheet1.D290])); NOT(NOT([Sheet1.F290])); [.C290]=[.D290])" office:value-type="boolean" office:boolean-value="true">
            <text:p>TRUE</text:p>
          </table:table-cell>
        </table:table-row>
        <table:table-row table:style-name="ro1">
          <table:table-cell table:formula="of:=[Sheet1.A291]" office:value-type="string" office:string-value="miconic-strips">
            <text:p>miconic-strips</text:p>
          </table:table-cell>
          <table:table-cell table:formula="of:=[Sheet1.B291]" office:value-type="string" office:string-value="s22-2">
            <text:p>s22-2</text:p>
          </table:table-cell>
          <table:table-cell table:formula="of:=MAX([Sheet1.C291];[Sheet1.E291])" office:value-type="float" office:value="71">
            <text:p>71</text:p>
          </table:table-cell>
          <table:table-cell table:formula="of:=[Sheet1.G291]" office:value-type="float" office:value="71">
            <text:p>71</text:p>
          </table:table-cell>
          <table:table-cell table:formula="of:=OR(NOT(NOT([Sheet1.D291])); NOT(NOT([Sheet1.F291])); [.C291]=[.D291])" office:value-type="boolean" office:boolean-value="true">
            <text:p>TRUE</text:p>
          </table:table-cell>
        </table:table-row>
        <table:table-row table:style-name="ro1">
          <table:table-cell table:formula="of:=[Sheet1.A292]" office:value-type="string" office:string-value="miconic-strips">
            <text:p>miconic-strips</text:p>
          </table:table-cell>
          <table:table-cell table:formula="of:=[Sheet1.B292]" office:value-type="string" office:string-value="s22-3">
            <text:p>s22-3</text:p>
          </table:table-cell>
          <table:table-cell table:formula="of:=MAX([Sheet1.C292];[Sheet1.E292])" office:value-type="float" office:value="75">
            <text:p>75</text:p>
          </table:table-cell>
          <table:table-cell table:formula="of:=[Sheet1.G292]" office:value-type="float" office:value="75">
            <text:p>75</text:p>
          </table:table-cell>
          <table:table-cell table:formula="of:=OR(NOT(NOT([Sheet1.D292])); NOT(NOT([Sheet1.F292])); [.C292]=[.D292])" office:value-type="boolean" office:boolean-value="true">
            <text:p>TRUE</text:p>
          </table:table-cell>
        </table:table-row>
        <table:table-row table:style-name="ro1">
          <table:table-cell table:formula="of:=[Sheet1.A293]" office:value-type="string" office:string-value="miconic-strips">
            <text:p>miconic-strips</text:p>
          </table:table-cell>
          <table:table-cell table:formula="of:=[Sheet1.B293]" office:value-type="string" office:string-value="s22-4">
            <text:p>s22-4</text:p>
          </table:table-cell>
          <table:table-cell table:formula="of:=MAX([Sheet1.C293];[Sheet1.E293])" office:value-type="float" office:value="71">
            <text:p>71</text:p>
          </table:table-cell>
          <table:table-cell table:formula="of:=[Sheet1.G293]" office:value-type="float" office:value="71">
            <text:p>71</text:p>
          </table:table-cell>
          <table:table-cell table:formula="of:=OR(NOT(NOT([Sheet1.D293])); NOT(NOT([Sheet1.F293])); [.C293]=[.D293])" office:value-type="boolean" office:boolean-value="true">
            <text:p>TRUE</text:p>
          </table:table-cell>
        </table:table-row>
        <table:table-row table:style-name="ro1">
          <table:table-cell table:formula="of:=[Sheet1.A294]" office:value-type="string" office:string-value="miconic-strips">
            <text:p>miconic-strips</text:p>
          </table:table-cell>
          <table:table-cell table:formula="of:=[Sheet1.B294]" office:value-type="string" office:string-value="s2-3">
            <text:p>s2-3</text:p>
          </table:table-cell>
          <table:table-cell table:formula="of:=MAX([Sheet1.C294];[Sheet1.E294])" office:value-type="float" office:value="7">
            <text:p>7</text:p>
          </table:table-cell>
          <table:table-cell table:formula="of:=[Sheet1.G294]" office:value-type="float" office:value="7">
            <text:p>7</text:p>
          </table:table-cell>
          <table:table-cell table:formula="of:=OR(NOT(NOT([Sheet1.D294])); NOT(NOT([Sheet1.F294])); [.C294]=[.D294])" office:value-type="boolean" office:boolean-value="true">
            <text:p>TRUE</text:p>
          </table:table-cell>
        </table:table-row>
        <table:table-row table:style-name="ro1">
          <table:table-cell table:formula="of:=[Sheet1.A295]" office:value-type="string" office:string-value="miconic-strips">
            <text:p>miconic-strips</text:p>
          </table:table-cell>
          <table:table-cell table:formula="of:=[Sheet1.B295]" office:value-type="string" office:string-value="s23-0">
            <text:p>s23-0</text:p>
          </table:table-cell>
          <table:table-cell table:formula="of:=MAX([Sheet1.C295];[Sheet1.E295])" office:value-type="float" office:value="75">
            <text:p>75</text:p>
          </table:table-cell>
          <table:table-cell table:formula="of:=[Sheet1.G295]" office:value-type="float" office:value="75">
            <text:p>75</text:p>
          </table:table-cell>
          <table:table-cell table:formula="of:=OR(NOT(NOT([Sheet1.D295])); NOT(NOT([Sheet1.F295])); [.C295]=[.D295])" office:value-type="boolean" office:boolean-value="true">
            <text:p>TRUE</text:p>
          </table:table-cell>
        </table:table-row>
        <table:table-row table:style-name="ro1">
          <table:table-cell table:formula="of:=[Sheet1.A296]" office:value-type="string" office:string-value="miconic-strips">
            <text:p>miconic-strips</text:p>
          </table:table-cell>
          <table:table-cell table:formula="of:=[Sheet1.B296]" office:value-type="string" office:string-value="s23-1">
            <text:p>s23-1</text:p>
          </table:table-cell>
          <table:table-cell table:formula="of:=MAX([Sheet1.C296];[Sheet1.E296])" office:value-type="float" office:value="74">
            <text:p>74</text:p>
          </table:table-cell>
          <table:table-cell table:formula="of:=[Sheet1.G296]" office:value-type="float" office:value="74">
            <text:p>74</text:p>
          </table:table-cell>
          <table:table-cell table:formula="of:=OR(NOT(NOT([Sheet1.D296])); NOT(NOT([Sheet1.F296])); [.C296]=[.D296])" office:value-type="boolean" office:boolean-value="true">
            <text:p>TRUE</text:p>
          </table:table-cell>
        </table:table-row>
        <table:table-row table:style-name="ro1">
          <table:table-cell table:formula="of:=[Sheet1.A297]" office:value-type="string" office:string-value="miconic-strips">
            <text:p>miconic-strips</text:p>
          </table:table-cell>
          <table:table-cell table:formula="of:=[Sheet1.B297]" office:value-type="string" office:string-value="s23-2">
            <text:p>s23-2</text:p>
          </table:table-cell>
          <table:table-cell table:formula="of:=MAX([Sheet1.C297];[Sheet1.E297])" office:value-type="float" office:value="73">
            <text:p>73</text:p>
          </table:table-cell>
          <table:table-cell table:formula="of:=[Sheet1.G297]" office:value-type="float" office:value="73">
            <text:p>73</text:p>
          </table:table-cell>
          <table:table-cell table:formula="of:=OR(NOT(NOT([Sheet1.D297])); NOT(NOT([Sheet1.F297])); [.C297]=[.D297])" office:value-type="boolean" office:boolean-value="true">
            <text:p>TRUE</text:p>
          </table:table-cell>
        </table:table-row>
        <table:table-row table:style-name="ro1">
          <table:table-cell table:formula="of:=[Sheet1.A298]" office:value-type="string" office:string-value="miconic-strips">
            <text:p>miconic-strips</text:p>
          </table:table-cell>
          <table:table-cell table:formula="of:=[Sheet1.B298]" office:value-type="string" office:string-value="s23-3">
            <text:p>s23-3</text:p>
          </table:table-cell>
          <table:table-cell table:formula="of:=MAX([Sheet1.C298];[Sheet1.E298])" office:value-type="float" office:value="71">
            <text:p>71</text:p>
          </table:table-cell>
          <table:table-cell table:formula="of:=[Sheet1.G298]" office:value-type="float" office:value="71">
            <text:p>71</text:p>
          </table:table-cell>
          <table:table-cell table:formula="of:=OR(NOT(NOT([Sheet1.D298])); NOT(NOT([Sheet1.F298])); [.C298]=[.D298])" office:value-type="boolean" office:boolean-value="true">
            <text:p>TRUE</text:p>
          </table:table-cell>
        </table:table-row>
        <table:table-row table:style-name="ro1">
          <table:table-cell table:formula="of:=[Sheet1.A299]" office:value-type="string" office:string-value="miconic-strips">
            <text:p>miconic-strips</text:p>
          </table:table-cell>
          <table:table-cell table:formula="of:=[Sheet1.B299]" office:value-type="string" office:string-value="s23-4">
            <text:p>s23-4</text:p>
          </table:table-cell>
          <table:table-cell table:formula="of:=MAX([Sheet1.C299];[Sheet1.E299])" office:value-type="float" office:value="74">
            <text:p>74</text:p>
          </table:table-cell>
          <table:table-cell table:formula="of:=[Sheet1.G299]" office:value-type="float" office:value="74">
            <text:p>74</text:p>
          </table:table-cell>
          <table:table-cell table:formula="of:=OR(NOT(NOT([Sheet1.D299])); NOT(NOT([Sheet1.F299])); [.C299]=[.D299])" office:value-type="boolean" office:boolean-value="true">
            <text:p>TRUE</text:p>
          </table:table-cell>
        </table:table-row>
        <table:table-row table:style-name="ro1">
          <table:table-cell table:formula="of:=[Sheet1.A300]" office:value-type="string" office:string-value="miconic-strips">
            <text:p>miconic-strips</text:p>
          </table:table-cell>
          <table:table-cell table:formula="of:=[Sheet1.B300]" office:value-type="string" office:string-value="s2-4">
            <text:p>s2-4</text:p>
          </table:table-cell>
          <table:table-cell table:formula="of:=MAX([Sheet1.C300];[Sheet1.E300])" office:value-type="float" office:value="6">
            <text:p>6</text:p>
          </table:table-cell>
          <table:table-cell table:formula="of:=[Sheet1.G300]" office:value-type="float" office:value="6">
            <text:p>6</text:p>
          </table:table-cell>
          <table:table-cell table:formula="of:=OR(NOT(NOT([Sheet1.D300])); NOT(NOT([Sheet1.F300])); [.C300]=[.D300])" office:value-type="boolean" office:boolean-value="true">
            <text:p>TRUE</text:p>
          </table:table-cell>
        </table:table-row>
        <table:table-row table:style-name="ro1">
          <table:table-cell table:formula="of:=[Sheet1.A301]" office:value-type="string" office:string-value="miconic-strips">
            <text:p>miconic-strips</text:p>
          </table:table-cell>
          <table:table-cell table:formula="of:=[Sheet1.B301]" office:value-type="string" office:string-value="s24-0">
            <text:p>s24-0</text:p>
          </table:table-cell>
          <table:table-cell table:formula="of:=MAX([Sheet1.C301];[Sheet1.E301])" office:value-type="float" office:value="79">
            <text:p>79</text:p>
          </table:table-cell>
          <table:table-cell table:formula="of:=[Sheet1.G301]" office:value-type="float" office:value="79">
            <text:p>79</text:p>
          </table:table-cell>
          <table:table-cell table:formula="of:=OR(NOT(NOT([Sheet1.D301])); NOT(NOT([Sheet1.F301])); [.C301]=[.D301])" office:value-type="boolean" office:boolean-value="true">
            <text:p>TRUE</text:p>
          </table:table-cell>
        </table:table-row>
        <table:table-row table:style-name="ro1">
          <table:table-cell table:formula="of:=[Sheet1.A302]" office:value-type="string" office:string-value="miconic-strips">
            <text:p>miconic-strips</text:p>
          </table:table-cell>
          <table:table-cell table:formula="of:=[Sheet1.B302]" office:value-type="string" office:string-value="s24-1">
            <text:p>s24-1</text:p>
          </table:table-cell>
          <table:table-cell table:formula="of:=MAX([Sheet1.C302];[Sheet1.E302])" office:value-type="float" office:value="78">
            <text:p>78</text:p>
          </table:table-cell>
          <table:table-cell table:formula="of:=[Sheet1.G302]" office:value-type="float" office:value="78">
            <text:p>78</text:p>
          </table:table-cell>
          <table:table-cell table:formula="of:=OR(NOT(NOT([Sheet1.D302])); NOT(NOT([Sheet1.F302])); [.C302]=[.D302])" office:value-type="boolean" office:boolean-value="true">
            <text:p>TRUE</text:p>
          </table:table-cell>
        </table:table-row>
        <table:table-row table:style-name="ro1">
          <table:table-cell table:formula="of:=[Sheet1.A303]" office:value-type="string" office:string-value="miconic-strips">
            <text:p>miconic-strips</text:p>
          </table:table-cell>
          <table:table-cell table:formula="of:=[Sheet1.B303]" office:value-type="string" office:string-value="s24-2">
            <text:p>s24-2</text:p>
          </table:table-cell>
          <table:table-cell table:formula="of:=MAX([Sheet1.C303];[Sheet1.E303])" office:value-type="float" office:value="77">
            <text:p>77</text:p>
          </table:table-cell>
          <table:table-cell table:formula="of:=[Sheet1.G303]" office:value-type="float" office:value="77">
            <text:p>77</text:p>
          </table:table-cell>
          <table:table-cell table:formula="of:=OR(NOT(NOT([Sheet1.D303])); NOT(NOT([Sheet1.F303])); [.C303]=[.D303])" office:value-type="boolean" office:boolean-value="true">
            <text:p>TRUE</text:p>
          </table:table-cell>
        </table:table-row>
        <table:table-row table:style-name="ro1">
          <table:table-cell table:formula="of:=[Sheet1.A304]" office:value-type="string" office:string-value="miconic-strips">
            <text:p>miconic-strips</text:p>
          </table:table-cell>
          <table:table-cell table:formula="of:=[Sheet1.B304]" office:value-type="string" office:string-value="s24-3">
            <text:p>s24-3</text:p>
          </table:table-cell>
          <table:table-cell table:formula="of:=MAX([Sheet1.C304];[Sheet1.E304])" office:value-type="float" office:value="79">
            <text:p>79</text:p>
          </table:table-cell>
          <table:table-cell table:formula="of:=[Sheet1.G304]" office:value-type="float" office:value="79">
            <text:p>79</text:p>
          </table:table-cell>
          <table:table-cell table:formula="of:=OR(NOT(NOT([Sheet1.D304])); NOT(NOT([Sheet1.F304])); [.C304]=[.D304])" office:value-type="boolean" office:boolean-value="true">
            <text:p>TRUE</text:p>
          </table:table-cell>
        </table:table-row>
        <table:table-row table:style-name="ro1">
          <table:table-cell table:formula="of:=[Sheet1.A305]" office:value-type="string" office:string-value="miconic-strips">
            <text:p>miconic-strips</text:p>
          </table:table-cell>
          <table:table-cell table:formula="of:=[Sheet1.B305]" office:value-type="string" office:string-value="s24-4">
            <text:p>s24-4</text:p>
          </table:table-cell>
          <table:table-cell table:formula="of:=MAX([Sheet1.C305];[Sheet1.E305])" office:value-type="float" office:value="77">
            <text:p>77</text:p>
          </table:table-cell>
          <table:table-cell table:formula="of:=[Sheet1.G305]" office:value-type="float" office:value="77">
            <text:p>77</text:p>
          </table:table-cell>
          <table:table-cell table:formula="of:=OR(NOT(NOT([Sheet1.D305])); NOT(NOT([Sheet1.F305])); [.C305]=[.D305])" office:value-type="boolean" office:boolean-value="true">
            <text:p>TRUE</text:p>
          </table:table-cell>
        </table:table-row>
        <table:table-row table:style-name="ro1">
          <table:table-cell table:formula="of:=[Sheet1.A306]" office:value-type="string" office:string-value="miconic-strips">
            <text:p>miconic-strips</text:p>
          </table:table-cell>
          <table:table-cell table:formula="of:=[Sheet1.B306]" office:value-type="string" office:string-value="s25-0">
            <text:p>s25-0</text:p>
          </table:table-cell>
          <table:table-cell table:formula="of:=MAX([Sheet1.C306];[Sheet1.E306])" office:value-type="float" office:value="81">
            <text:p>81</text:p>
          </table:table-cell>
          <table:table-cell table:formula="of:=[Sheet1.G306]" office:value-type="float" office:value="81">
            <text:p>81</text:p>
          </table:table-cell>
          <table:table-cell table:formula="of:=OR(NOT(NOT([Sheet1.D306])); NOT(NOT([Sheet1.F306])); [.C306]=[.D306])" office:value-type="boolean" office:boolean-value="true">
            <text:p>TRUE</text:p>
          </table:table-cell>
        </table:table-row>
        <table:table-row table:style-name="ro1">
          <table:table-cell table:formula="of:=[Sheet1.A307]" office:value-type="string" office:string-value="miconic-strips">
            <text:p>miconic-strips</text:p>
          </table:table-cell>
          <table:table-cell table:formula="of:=[Sheet1.B307]" office:value-type="string" office:string-value="s25-1">
            <text:p>s25-1</text:p>
          </table:table-cell>
          <table:table-cell table:formula="of:=MAX([Sheet1.C307];[Sheet1.E307])" office:value-type="float" office:value="85">
            <text:p>85</text:p>
          </table:table-cell>
          <table:table-cell table:formula="of:=[Sheet1.G307]" office:value-type="float" office:value="85">
            <text:p>85</text:p>
          </table:table-cell>
          <table:table-cell table:formula="of:=OR(NOT(NOT([Sheet1.D307])); NOT(NOT([Sheet1.F307])); [.C307]=[.D307])" office:value-type="boolean" office:boolean-value="true">
            <text:p>TRUE</text:p>
          </table:table-cell>
        </table:table-row>
        <table:table-row table:style-name="ro1">
          <table:table-cell table:formula="of:=[Sheet1.A308]" office:value-type="string" office:string-value="miconic-strips">
            <text:p>miconic-strips</text:p>
          </table:table-cell>
          <table:table-cell table:formula="of:=[Sheet1.B308]" office:value-type="string" office:string-value="s25-2">
            <text:p>s25-2</text:p>
          </table:table-cell>
          <table:table-cell table:formula="of:=MAX([Sheet1.C308];[Sheet1.E308])" office:value-type="float" office:value="78">
            <text:p>78</text:p>
          </table:table-cell>
          <table:table-cell table:formula="of:=[Sheet1.G308]" office:value-type="float" office:value="78">
            <text:p>78</text:p>
          </table:table-cell>
          <table:table-cell table:formula="of:=OR(NOT(NOT([Sheet1.D308])); NOT(NOT([Sheet1.F308])); [.C308]=[.D308])" office:value-type="boolean" office:boolean-value="true">
            <text:p>TRUE</text:p>
          </table:table-cell>
        </table:table-row>
        <table:table-row table:style-name="ro1">
          <table:table-cell table:formula="of:=[Sheet1.A309]" office:value-type="string" office:string-value="miconic-strips">
            <text:p>miconic-strips</text:p>
          </table:table-cell>
          <table:table-cell table:formula="of:=[Sheet1.B309]" office:value-type="string" office:string-value="s25-3">
            <text:p>s25-3</text:p>
          </table:table-cell>
          <table:table-cell table:formula="of:=MAX([Sheet1.C309];[Sheet1.E309])" office:value-type="float" office:value="84">
            <text:p>84</text:p>
          </table:table-cell>
          <table:table-cell table:formula="of:=[Sheet1.G309]" office:value-type="float" office:value="84">
            <text:p>84</text:p>
          </table:table-cell>
          <table:table-cell table:formula="of:=OR(NOT(NOT([Sheet1.D309])); NOT(NOT([Sheet1.F309])); [.C309]=[.D309])" office:value-type="boolean" office:boolean-value="true">
            <text:p>TRUE</text:p>
          </table:table-cell>
        </table:table-row>
        <table:table-row table:style-name="ro1">
          <table:table-cell table:formula="of:=[Sheet1.A310]" office:value-type="string" office:string-value="miconic-strips">
            <text:p>miconic-strips</text:p>
          </table:table-cell>
          <table:table-cell table:formula="of:=[Sheet1.B310]" office:value-type="string" office:string-value="s25-4">
            <text:p>s25-4</text:p>
          </table:table-cell>
          <table:table-cell table:formula="of:=MAX([Sheet1.C310];[Sheet1.E310])" office:value-type="float" office:value="82">
            <text:p>82</text:p>
          </table:table-cell>
          <table:table-cell table:formula="of:=[Sheet1.G310]" office:value-type="float" office:value="82">
            <text:p>82</text:p>
          </table:table-cell>
          <table:table-cell table:formula="of:=OR(NOT(NOT([Sheet1.D310])); NOT(NOT([Sheet1.F310])); [.C310]=[.D310])" office:value-type="boolean" office:boolean-value="true">
            <text:p>TRUE</text:p>
          </table:table-cell>
        </table:table-row>
        <table:table-row table:style-name="ro1">
          <table:table-cell table:formula="of:=[Sheet1.A311]" office:value-type="string" office:string-value="miconic-strips">
            <text:p>miconic-strips</text:p>
          </table:table-cell>
          <table:table-cell table:formula="of:=[Sheet1.B311]" office:value-type="string" office:string-value="s26-0">
            <text:p>s26-0</text:p>
          </table:table-cell>
          <table:table-cell table:formula="of:=MAX([Sheet1.C311];[Sheet1.E311])" office:value-type="float" office:value="83">
            <text:p>83</text:p>
          </table:table-cell>
          <table:table-cell table:formula="of:=[Sheet1.G311]" office:value-type="float" office:value="83">
            <text:p>83</text:p>
          </table:table-cell>
          <table:table-cell table:formula="of:=OR(NOT(NOT([Sheet1.D311])); NOT(NOT([Sheet1.F311])); [.C311]=[.D311])" office:value-type="boolean" office:boolean-value="true">
            <text:p>TRUE</text:p>
          </table:table-cell>
        </table:table-row>
        <table:table-row table:style-name="ro1">
          <table:table-cell table:formula="of:=[Sheet1.A312]" office:value-type="string" office:string-value="miconic-strips">
            <text:p>miconic-strips</text:p>
          </table:table-cell>
          <table:table-cell table:formula="of:=[Sheet1.B312]" office:value-type="string" office:string-value="s26-1">
            <text:p>s26-1</text:p>
          </table:table-cell>
          <table:table-cell table:formula="of:=MAX([Sheet1.C312];[Sheet1.E312])" office:value-type="float" office:value="83">
            <text:p>83</text:p>
          </table:table-cell>
          <table:table-cell table:formula="of:=[Sheet1.G312]" office:value-type="float" office:value="83">
            <text:p>83</text:p>
          </table:table-cell>
          <table:table-cell table:formula="of:=OR(NOT(NOT([Sheet1.D312])); NOT(NOT([Sheet1.F312])); [.C312]=[.D312])" office:value-type="boolean" office:boolean-value="true">
            <text:p>TRUE</text:p>
          </table:table-cell>
        </table:table-row>
        <table:table-row table:style-name="ro1">
          <table:table-cell table:formula="of:=[Sheet1.A313]" office:value-type="string" office:string-value="miconic-strips">
            <text:p>miconic-strips</text:p>
          </table:table-cell>
          <table:table-cell table:formula="of:=[Sheet1.B313]" office:value-type="string" office:string-value="s26-2">
            <text:p>s26-2</text:p>
          </table:table-cell>
          <table:table-cell table:formula="of:=MAX([Sheet1.C313];[Sheet1.E313])" office:value-type="float" office:value="90">
            <text:p>90</text:p>
          </table:table-cell>
          <table:table-cell table:formula="of:=[Sheet1.G313]" office:value-type="float" office:value="90">
            <text:p>90</text:p>
          </table:table-cell>
          <table:table-cell table:formula="of:=OR(NOT(NOT([Sheet1.D313])); NOT(NOT([Sheet1.F313])); [.C313]=[.D313])" office:value-type="boolean" office:boolean-value="true">
            <text:p>TRUE</text:p>
          </table:table-cell>
        </table:table-row>
        <table:table-row table:style-name="ro1">
          <table:table-cell table:formula="of:=[Sheet1.A314]" office:value-type="string" office:string-value="miconic-strips">
            <text:p>miconic-strips</text:p>
          </table:table-cell>
          <table:table-cell table:formula="of:=[Sheet1.B314]" office:value-type="string" office:string-value="s26-3">
            <text:p>s26-3</text:p>
          </table:table-cell>
          <table:table-cell table:formula="of:=MAX([Sheet1.C314];[Sheet1.E314])" office:value-type="float" office:value="88">
            <text:p>88</text:p>
          </table:table-cell>
          <table:table-cell table:formula="of:=[Sheet1.G314]" office:value-type="float" office:value="88">
            <text:p>88</text:p>
          </table:table-cell>
          <table:table-cell table:formula="of:=OR(NOT(NOT([Sheet1.D314])); NOT(NOT([Sheet1.F314])); [.C314]=[.D314])" office:value-type="boolean" office:boolean-value="true">
            <text:p>TRUE</text:p>
          </table:table-cell>
        </table:table-row>
        <table:table-row table:style-name="ro1">
          <table:table-cell table:formula="of:=[Sheet1.A315]" office:value-type="string" office:string-value="miconic-strips">
            <text:p>miconic-strips</text:p>
          </table:table-cell>
          <table:table-cell table:formula="of:=[Sheet1.B315]" office:value-type="string" office:string-value="s26-4">
            <text:p>s26-4</text:p>
          </table:table-cell>
          <table:table-cell table:formula="of:=MAX([Sheet1.C315];[Sheet1.E315])" office:value-type="float" office:value="82">
            <text:p>82</text:p>
          </table:table-cell>
          <table:table-cell table:formula="of:=[Sheet1.G315]" office:value-type="float" office:value="82">
            <text:p>82</text:p>
          </table:table-cell>
          <table:table-cell table:formula="of:=OR(NOT(NOT([Sheet1.D315])); NOT(NOT([Sheet1.F315])); [.C315]=[.D315])" office:value-type="boolean" office:boolean-value="true">
            <text:p>TRUE</text:p>
          </table:table-cell>
        </table:table-row>
        <table:table-row table:style-name="ro1">
          <table:table-cell table:formula="of:=[Sheet1.A316]" office:value-type="string" office:string-value="miconic-strips">
            <text:p>miconic-strips</text:p>
          </table:table-cell>
          <table:table-cell table:formula="of:=[Sheet1.B316]" office:value-type="string" office:string-value="s27-0">
            <text:p>s27-0</text:p>
          </table:table-cell>
          <table:table-cell table:formula="of:=MAX([Sheet1.C316];[Sheet1.E316])" office:value-type="float" office:value="87">
            <text:p>87</text:p>
          </table:table-cell>
          <table:table-cell table:formula="of:=[Sheet1.G316]" office:value-type="float" office:value="87">
            <text:p>87</text:p>
          </table:table-cell>
          <table:table-cell table:formula="of:=OR(NOT(NOT([Sheet1.D316])); NOT(NOT([Sheet1.F316])); [.C316]=[.D316])" office:value-type="boolean" office:boolean-value="true">
            <text:p>TRUE</text:p>
          </table:table-cell>
        </table:table-row>
        <table:table-row table:style-name="ro1">
          <table:table-cell table:formula="of:=[Sheet1.A317]" office:value-type="string" office:string-value="miconic-strips">
            <text:p>miconic-strips</text:p>
          </table:table-cell>
          <table:table-cell table:formula="of:=[Sheet1.B317]" office:value-type="string" office:string-value="s27-1">
            <text:p>s27-1</text:p>
          </table:table-cell>
          <table:table-cell table:formula="of:=MAX([Sheet1.C317];[Sheet1.E317])" office:value-type="float" office:value="91">
            <text:p>91</text:p>
          </table:table-cell>
          <table:table-cell table:formula="of:=[Sheet1.G317]" office:value-type="float" office:value="91">
            <text:p>91</text:p>
          </table:table-cell>
          <table:table-cell table:formula="of:=OR(NOT(NOT([Sheet1.D317])); NOT(NOT([Sheet1.F317])); [.C317]=[.D317])" office:value-type="boolean" office:boolean-value="true">
            <text:p>TRUE</text:p>
          </table:table-cell>
        </table:table-row>
        <table:table-row table:style-name="ro1">
          <table:table-cell table:formula="of:=[Sheet1.A318]" office:value-type="string" office:string-value="miconic-strips">
            <text:p>miconic-strips</text:p>
          </table:table-cell>
          <table:table-cell table:formula="of:=[Sheet1.B318]" office:value-type="string" office:string-value="s27-2">
            <text:p>s27-2</text:p>
          </table:table-cell>
          <table:table-cell table:formula="of:=MAX([Sheet1.C318];[Sheet1.E318])" office:value-type="float" office:value="87">
            <text:p>87</text:p>
          </table:table-cell>
          <table:table-cell table:formula="of:=[Sheet1.G318]" office:value-type="float" office:value="87">
            <text:p>87</text:p>
          </table:table-cell>
          <table:table-cell table:formula="of:=OR(NOT(NOT([Sheet1.D318])); NOT(NOT([Sheet1.F318])); [.C318]=[.D318])" office:value-type="boolean" office:boolean-value="true">
            <text:p>TRUE</text:p>
          </table:table-cell>
        </table:table-row>
        <table:table-row table:style-name="ro1">
          <table:table-cell table:formula="of:=[Sheet1.A319]" office:value-type="string" office:string-value="miconic-strips">
            <text:p>miconic-strips</text:p>
          </table:table-cell>
          <table:table-cell table:formula="of:=[Sheet1.B319]" office:value-type="string" office:string-value="s27-3">
            <text:p>s27-3</text:p>
          </table:table-cell>
          <table:table-cell table:formula="of:=MAX([Sheet1.C319];[Sheet1.E319])" office:value-type="float" office:value="89">
            <text:p>89</text:p>
          </table:table-cell>
          <table:table-cell table:formula="of:=[Sheet1.G319]" office:value-type="float" office:value="89">
            <text:p>89</text:p>
          </table:table-cell>
          <table:table-cell table:formula="of:=OR(NOT(NOT([Sheet1.D319])); NOT(NOT([Sheet1.F319])); [.C319]=[.D319])" office:value-type="boolean" office:boolean-value="true">
            <text:p>TRUE</text:p>
          </table:table-cell>
        </table:table-row>
        <table:table-row table:style-name="ro1">
          <table:table-cell table:formula="of:=[Sheet1.A320]" office:value-type="string" office:string-value="miconic-strips">
            <text:p>miconic-strips</text:p>
          </table:table-cell>
          <table:table-cell table:formula="of:=[Sheet1.B320]" office:value-type="string" office:string-value="s27-4">
            <text:p>s27-4</text:p>
          </table:table-cell>
          <table:table-cell table:formula="of:=MAX([Sheet1.C320];[Sheet1.E320])" office:value-type="float" office:value="88">
            <text:p>88</text:p>
          </table:table-cell>
          <table:table-cell table:formula="of:=[Sheet1.G320]" office:value-type="float" office:value="88">
            <text:p>88</text:p>
          </table:table-cell>
          <table:table-cell table:formula="of:=OR(NOT(NOT([Sheet1.D320])); NOT(NOT([Sheet1.F320])); [.C320]=[.D320])" office:value-type="boolean" office:boolean-value="true">
            <text:p>TRUE</text:p>
          </table:table-cell>
        </table:table-row>
        <table:table-row table:style-name="ro1">
          <table:table-cell table:formula="of:=[Sheet1.A321]" office:value-type="string" office:string-value="miconic-strips">
            <text:p>miconic-strips</text:p>
          </table:table-cell>
          <table:table-cell table:formula="of:=[Sheet1.B321]" office:value-type="string" office:string-value="s28-0">
            <text:p>s28-0</text:p>
          </table:table-cell>
          <table:table-cell table:formula="of:=MAX([Sheet1.C321];[Sheet1.E321])" office:value-type="float" office:value="94">
            <text:p>94</text:p>
          </table:table-cell>
          <table:table-cell table:formula="of:=[Sheet1.G321]" office:value-type="float" office:value="94">
            <text:p>94</text:p>
          </table:table-cell>
          <table:table-cell table:formula="of:=OR(NOT(NOT([Sheet1.D321])); NOT(NOT([Sheet1.F321])); [.C321]=[.D321])" office:value-type="boolean" office:boolean-value="true">
            <text:p>TRUE</text:p>
          </table:table-cell>
        </table:table-row>
        <table:table-row table:style-name="ro1">
          <table:table-cell table:formula="of:=[Sheet1.A322]" office:value-type="string" office:string-value="miconic-strips">
            <text:p>miconic-strips</text:p>
          </table:table-cell>
          <table:table-cell table:formula="of:=[Sheet1.B322]" office:value-type="string" office:string-value="s28-1">
            <text:p>s28-1</text:p>
          </table:table-cell>
          <table:table-cell table:formula="of:=MAX([Sheet1.C322];[Sheet1.E322])" office:value-type="float" office:value="92">
            <text:p>92</text:p>
          </table:table-cell>
          <table:table-cell table:formula="of:=[Sheet1.G322]" office:value-type="float" office:value="92">
            <text:p>92</text:p>
          </table:table-cell>
          <table:table-cell table:formula="of:=OR(NOT(NOT([Sheet1.D322])); NOT(NOT([Sheet1.F322])); [.C322]=[.D322])" office:value-type="boolean" office:boolean-value="true">
            <text:p>TRUE</text:p>
          </table:table-cell>
        </table:table-row>
        <table:table-row table:style-name="ro1">
          <table:table-cell table:formula="of:=[Sheet1.A323]" office:value-type="string" office:string-value="miconic-strips">
            <text:p>miconic-strips</text:p>
          </table:table-cell>
          <table:table-cell table:formula="of:=[Sheet1.B323]" office:value-type="string" office:string-value="s28-2">
            <text:p>s28-2</text:p>
          </table:table-cell>
          <table:table-cell table:formula="of:=MAX([Sheet1.C323];[Sheet1.E323])" office:value-type="float" office:value="93">
            <text:p>93</text:p>
          </table:table-cell>
          <table:table-cell table:formula="of:=[Sheet1.G323]" office:value-type="float" office:value="93">
            <text:p>93</text:p>
          </table:table-cell>
          <table:table-cell table:formula="of:=OR(NOT(NOT([Sheet1.D323])); NOT(NOT([Sheet1.F323])); [.C323]=[.D323])" office:value-type="boolean" office:boolean-value="true">
            <text:p>TRUE</text:p>
          </table:table-cell>
        </table:table-row>
        <table:table-row table:style-name="ro1">
          <table:table-cell table:formula="of:=[Sheet1.A324]" office:value-type="string" office:string-value="miconic-strips">
            <text:p>miconic-strips</text:p>
          </table:table-cell>
          <table:table-cell table:formula="of:=[Sheet1.B324]" office:value-type="string" office:string-value="s28-3">
            <text:p>s28-3</text:p>
          </table:table-cell>
          <table:table-cell table:formula="of:=MAX([Sheet1.C324];[Sheet1.E324])" office:value-type="float" office:value="87">
            <text:p>87</text:p>
          </table:table-cell>
          <table:table-cell table:formula="of:=[Sheet1.G324]" office:value-type="float" office:value="87">
            <text:p>87</text:p>
          </table:table-cell>
          <table:table-cell table:formula="of:=OR(NOT(NOT([Sheet1.D324])); NOT(NOT([Sheet1.F324])); [.C324]=[.D324])" office:value-type="boolean" office:boolean-value="true">
            <text:p>TRUE</text:p>
          </table:table-cell>
        </table:table-row>
        <table:table-row table:style-name="ro1">
          <table:table-cell table:formula="of:=[Sheet1.A325]" office:value-type="string" office:string-value="miconic-strips">
            <text:p>miconic-strips</text:p>
          </table:table-cell>
          <table:table-cell table:formula="of:=[Sheet1.B325]" office:value-type="string" office:string-value="s28-4">
            <text:p>s28-4</text:p>
          </table:table-cell>
          <table:table-cell table:formula="of:=MAX([Sheet1.C325];[Sheet1.E325])" office:value-type="float" office:value="92">
            <text:p>92</text:p>
          </table:table-cell>
          <table:table-cell table:formula="of:=[Sheet1.G325]" office:value-type="float" office:value="92">
            <text:p>92</text:p>
          </table:table-cell>
          <table:table-cell table:formula="of:=OR(NOT(NOT([Sheet1.D325])); NOT(NOT([Sheet1.F325])); [.C325]=[.D325])" office:value-type="boolean" office:boolean-value="true">
            <text:p>TRUE</text:p>
          </table:table-cell>
        </table:table-row>
        <table:table-row table:style-name="ro1">
          <table:table-cell table:formula="of:=[Sheet1.A326]" office:value-type="string" office:string-value="miconic-strips">
            <text:p>miconic-strips</text:p>
          </table:table-cell>
          <table:table-cell table:formula="of:=[Sheet1.B326]" office:value-type="string" office:string-value="s29-0">
            <text:p>s29-0</text:p>
          </table:table-cell>
          <table:table-cell table:formula="of:=MAX([Sheet1.C326];[Sheet1.E326])" office:value-type="float" office:value="94">
            <text:p>94</text:p>
          </table:table-cell>
          <table:table-cell table:formula="of:=[Sheet1.G326]" office:value-type="float" office:value="94">
            <text:p>94</text:p>
          </table:table-cell>
          <table:table-cell table:formula="of:=OR(NOT(NOT([Sheet1.D326])); NOT(NOT([Sheet1.F326])); [.C326]=[.D326])" office:value-type="boolean" office:boolean-value="true">
            <text:p>TRUE</text:p>
          </table:table-cell>
        </table:table-row>
        <table:table-row table:style-name="ro1">
          <table:table-cell table:formula="of:=[Sheet1.A327]" office:value-type="string" office:string-value="miconic-strips">
            <text:p>miconic-strips</text:p>
          </table:table-cell>
          <table:table-cell table:formula="of:=[Sheet1.B327]" office:value-type="string" office:string-value="s29-1">
            <text:p>s29-1</text:p>
          </table:table-cell>
          <table:table-cell table:formula="of:=MAX([Sheet1.C327];[Sheet1.E327])" office:value-type="float" office:value="91">
            <text:p>91</text:p>
          </table:table-cell>
          <table:table-cell table:formula="of:=[Sheet1.G327]" office:value-type="float" office:value="91">
            <text:p>91</text:p>
          </table:table-cell>
          <table:table-cell table:formula="of:=OR(NOT(NOT([Sheet1.D327])); NOT(NOT([Sheet1.F327])); [.C327]=[.D327])" office:value-type="boolean" office:boolean-value="true">
            <text:p>TRUE</text:p>
          </table:table-cell>
        </table:table-row>
        <table:table-row table:style-name="ro1">
          <table:table-cell table:formula="of:=[Sheet1.A328]" office:value-type="string" office:string-value="miconic-strips">
            <text:p>miconic-strips</text:p>
          </table:table-cell>
          <table:table-cell table:formula="of:=[Sheet1.B328]" office:value-type="string" office:string-value="s29-2">
            <text:p>s29-2</text:p>
          </table:table-cell>
          <table:table-cell table:formula="of:=MAX([Sheet1.C328];[Sheet1.E328])" office:value-type="float" office:value="95">
            <text:p>95</text:p>
          </table:table-cell>
          <table:table-cell table:formula="of:=[Sheet1.G328]" office:value-type="float" office:value="95">
            <text:p>95</text:p>
          </table:table-cell>
          <table:table-cell table:formula="of:=OR(NOT(NOT([Sheet1.D328])); NOT(NOT([Sheet1.F328])); [.C328]=[.D328])" office:value-type="boolean" office:boolean-value="true">
            <text:p>TRUE</text:p>
          </table:table-cell>
        </table:table-row>
        <table:table-row table:style-name="ro1">
          <table:table-cell table:formula="of:=[Sheet1.A329]" office:value-type="string" office:string-value="miconic-strips">
            <text:p>miconic-strips</text:p>
          </table:table-cell>
          <table:table-cell table:formula="of:=[Sheet1.B329]" office:value-type="string" office:string-value="s29-3">
            <text:p>s29-3</text:p>
          </table:table-cell>
          <table:table-cell table:formula="of:=MAX([Sheet1.C329];[Sheet1.E329])" office:value-type="float" office:value="96">
            <text:p>96</text:p>
          </table:table-cell>
          <table:table-cell table:formula="of:=[Sheet1.G329]" office:value-type="float" office:value="96">
            <text:p>96</text:p>
          </table:table-cell>
          <table:table-cell table:formula="of:=OR(NOT(NOT([Sheet1.D329])); NOT(NOT([Sheet1.F329])); [.C329]=[.D329])" office:value-type="boolean" office:boolean-value="true">
            <text:p>TRUE</text:p>
          </table:table-cell>
        </table:table-row>
        <table:table-row table:style-name="ro1">
          <table:table-cell table:formula="of:=[Sheet1.A330]" office:value-type="string" office:string-value="miconic-strips">
            <text:p>miconic-strips</text:p>
          </table:table-cell>
          <table:table-cell table:formula="of:=[Sheet1.B330]" office:value-type="string" office:string-value="s29-4">
            <text:p>s29-4</text:p>
          </table:table-cell>
          <table:table-cell table:formula="of:=MAX([Sheet1.C330];[Sheet1.E330])" office:value-type="float" office:value="99">
            <text:p>99</text:p>
          </table:table-cell>
          <table:table-cell table:formula="of:=[Sheet1.G330]" office:value-type="float" office:value="99">
            <text:p>99</text:p>
          </table:table-cell>
          <table:table-cell table:formula="of:=OR(NOT(NOT([Sheet1.D330])); NOT(NOT([Sheet1.F330])); [.C330]=[.D330])" office:value-type="boolean" office:boolean-value="true">
            <text:p>TRUE</text:p>
          </table:table-cell>
        </table:table-row>
        <table:table-row table:style-name="ro1">
          <table:table-cell table:formula="of:=[Sheet1.A331]" office:value-type="string" office:string-value="miconic-strips">
            <text:p>miconic-strips</text:p>
          </table:table-cell>
          <table:table-cell table:formula="of:=[Sheet1.B331]" office:value-type="string" office:string-value="s3-0">
            <text:p>s3-0</text:p>
          </table:table-cell>
          <table:table-cell table:formula="of:=MAX([Sheet1.C331];[Sheet1.E331])" office:value-type="float" office:value="10">
            <text:p>10</text:p>
          </table:table-cell>
          <table:table-cell table:formula="of:=[Sheet1.G331]" office:value-type="float" office:value="10">
            <text:p>10</text:p>
          </table:table-cell>
          <table:table-cell table:formula="of:=OR(NOT(NOT([Sheet1.D331])); NOT(NOT([Sheet1.F331])); [.C331]=[.D331])" office:value-type="boolean" office:boolean-value="true">
            <text:p>TRUE</text:p>
          </table:table-cell>
        </table:table-row>
        <table:table-row table:style-name="ro1">
          <table:table-cell table:formula="of:=[Sheet1.A332]" office:value-type="string" office:string-value="miconic-strips">
            <text:p>miconic-strips</text:p>
          </table:table-cell>
          <table:table-cell table:formula="of:=[Sheet1.B332]" office:value-type="string" office:string-value="s30-0">
            <text:p>s30-0</text:p>
          </table:table-cell>
          <table:table-cell table:formula="of:=MAX([Sheet1.C332];[Sheet1.E332])" office:value-type="float" office:value="95">
            <text:p>95</text:p>
          </table:table-cell>
          <table:table-cell table:formula="of:=[Sheet1.G332]" office:value-type="float" office:value="95">
            <text:p>95</text:p>
          </table:table-cell>
          <table:table-cell table:formula="of:=OR(NOT(NOT([Sheet1.D332])); NOT(NOT([Sheet1.F332])); [.C332]=[.D332])" office:value-type="boolean" office:boolean-value="true">
            <text:p>TRUE</text:p>
          </table:table-cell>
        </table:table-row>
        <table:table-row table:style-name="ro1">
          <table:table-cell table:formula="of:=[Sheet1.A333]" office:value-type="string" office:string-value="miconic-strips">
            <text:p>miconic-strips</text:p>
          </table:table-cell>
          <table:table-cell table:formula="of:=[Sheet1.B333]" office:value-type="string" office:string-value="s30-1">
            <text:p>s30-1</text:p>
          </table:table-cell>
          <table:table-cell table:formula="of:=MAX([Sheet1.C333];[Sheet1.E333])" office:value-type="float" office:value="98">
            <text:p>98</text:p>
          </table:table-cell>
          <table:table-cell table:formula="of:=[Sheet1.G333]" office:value-type="float" office:value="98">
            <text:p>98</text:p>
          </table:table-cell>
          <table:table-cell table:formula="of:=OR(NOT(NOT([Sheet1.D333])); NOT(NOT([Sheet1.F333])); [.C333]=[.D333])" office:value-type="boolean" office:boolean-value="true">
            <text:p>TRUE</text:p>
          </table:table-cell>
        </table:table-row>
        <table:table-row table:style-name="ro1">
          <table:table-cell table:formula="of:=[Sheet1.A334]" office:value-type="string" office:string-value="miconic-strips">
            <text:p>miconic-strips</text:p>
          </table:table-cell>
          <table:table-cell table:formula="of:=[Sheet1.B334]" office:value-type="string" office:string-value="s30-2">
            <text:p>s30-2</text:p>
          </table:table-cell>
          <table:table-cell table:formula="of:=MAX([Sheet1.C334];[Sheet1.E334])" office:value-type="float" office:value="96">
            <text:p>96</text:p>
          </table:table-cell>
          <table:table-cell table:formula="of:=[Sheet1.G334]" office:value-type="float" office:value="96">
            <text:p>96</text:p>
          </table:table-cell>
          <table:table-cell table:formula="of:=OR(NOT(NOT([Sheet1.D334])); NOT(NOT([Sheet1.F334])); [.C334]=[.D334])" office:value-type="boolean" office:boolean-value="true">
            <text:p>TRUE</text:p>
          </table:table-cell>
        </table:table-row>
        <table:table-row table:style-name="ro1">
          <table:table-cell table:formula="of:=[Sheet1.A335]" office:value-type="string" office:string-value="miconic-strips">
            <text:p>miconic-strips</text:p>
          </table:table-cell>
          <table:table-cell table:formula="of:=[Sheet1.B335]" office:value-type="string" office:string-value="s30-3">
            <text:p>s30-3</text:p>
          </table:table-cell>
          <table:table-cell table:formula="of:=MAX([Sheet1.C335];[Sheet1.E335])" office:value-type="float" office:value="100">
            <text:p>100</text:p>
          </table:table-cell>
          <table:table-cell table:formula="of:=[Sheet1.G335]" office:value-type="float" office:value="100">
            <text:p>100</text:p>
          </table:table-cell>
          <table:table-cell table:formula="of:=OR(NOT(NOT([Sheet1.D335])); NOT(NOT([Sheet1.F335])); [.C335]=[.D335])" office:value-type="boolean" office:boolean-value="true">
            <text:p>TRUE</text:p>
          </table:table-cell>
        </table:table-row>
        <table:table-row table:style-name="ro1">
          <table:table-cell table:formula="of:=[Sheet1.A336]" office:value-type="string" office:string-value="miconic-strips">
            <text:p>miconic-strips</text:p>
          </table:table-cell>
          <table:table-cell table:formula="of:=[Sheet1.B336]" office:value-type="string" office:string-value="s30-4">
            <text:p>s30-4</text:p>
          </table:table-cell>
          <table:table-cell table:formula="of:=MAX([Sheet1.C336];[Sheet1.E336])" office:value-type="float" office:value="99">
            <text:p>99</text:p>
          </table:table-cell>
          <table:table-cell table:formula="of:=[Sheet1.G336]" office:value-type="float" office:value="99">
            <text:p>99</text:p>
          </table:table-cell>
          <table:table-cell table:formula="of:=OR(NOT(NOT([Sheet1.D336])); NOT(NOT([Sheet1.F336])); [.C336]=[.D336])" office:value-type="boolean" office:boolean-value="true">
            <text:p>TRUE</text:p>
          </table:table-cell>
        </table:table-row>
        <table:table-row table:style-name="ro1">
          <table:table-cell table:formula="of:=[Sheet1.A337]" office:value-type="string" office:string-value="miconic-strips">
            <text:p>miconic-strips</text:p>
          </table:table-cell>
          <table:table-cell table:formula="of:=[Sheet1.B337]" office:value-type="string" office:string-value="s3-1">
            <text:p>s3-1</text:p>
          </table:table-cell>
          <table:table-cell table:formula="of:=MAX([Sheet1.C337];[Sheet1.E337])" office:value-type="float" office:value="10">
            <text:p>10</text:p>
          </table:table-cell>
          <table:table-cell table:formula="of:=[Sheet1.G337]" office:value-type="float" office:value="10">
            <text:p>10</text:p>
          </table:table-cell>
          <table:table-cell table:formula="of:=OR(NOT(NOT([Sheet1.D337])); NOT(NOT([Sheet1.F337])); [.C337]=[.D337])" office:value-type="boolean" office:boolean-value="true">
            <text:p>TRUE</text:p>
          </table:table-cell>
        </table:table-row>
        <table:table-row table:style-name="ro1">
          <table:table-cell table:formula="of:=[Sheet1.A338]" office:value-type="string" office:string-value="miconic-strips">
            <text:p>miconic-strips</text:p>
          </table:table-cell>
          <table:table-cell table:formula="of:=[Sheet1.B338]" office:value-type="string" office:string-value="s3-2">
            <text:p>s3-2</text:p>
          </table:table-cell>
          <table:table-cell table:formula="of:=MAX([Sheet1.C338];[Sheet1.E338])" office:value-type="float" office:value="9">
            <text:p>9</text:p>
          </table:table-cell>
          <table:table-cell table:formula="of:=[Sheet1.G338]" office:value-type="float" office:value="9">
            <text:p>9</text:p>
          </table:table-cell>
          <table:table-cell table:formula="of:=OR(NOT(NOT([Sheet1.D338])); NOT(NOT([Sheet1.F338])); [.C338]=[.D338])" office:value-type="boolean" office:boolean-value="true">
            <text:p>TRUE</text:p>
          </table:table-cell>
        </table:table-row>
        <table:table-row table:style-name="ro1">
          <table:table-cell table:formula="of:=[Sheet1.A339]" office:value-type="string" office:string-value="miconic-strips">
            <text:p>miconic-strips</text:p>
          </table:table-cell>
          <table:table-cell table:formula="of:=[Sheet1.B339]" office:value-type="string" office:string-value="s3-3">
            <text:p>s3-3</text:p>
          </table:table-cell>
          <table:table-cell table:formula="of:=MAX([Sheet1.C339];[Sheet1.E339])" office:value-type="float" office:value="9">
            <text:p>9</text:p>
          </table:table-cell>
          <table:table-cell table:formula="of:=[Sheet1.G339]" office:value-type="float" office:value="9">
            <text:p>9</text:p>
          </table:table-cell>
          <table:table-cell table:formula="of:=OR(NOT(NOT([Sheet1.D339])); NOT(NOT([Sheet1.F339])); [.C339]=[.D339])" office:value-type="boolean" office:boolean-value="true">
            <text:p>TRUE</text:p>
          </table:table-cell>
        </table:table-row>
        <table:table-row table:style-name="ro1">
          <table:table-cell table:formula="of:=[Sheet1.A340]" office:value-type="string" office:string-value="miconic-strips">
            <text:p>miconic-strips</text:p>
          </table:table-cell>
          <table:table-cell table:formula="of:=[Sheet1.B340]" office:value-type="string" office:string-value="s3-4">
            <text:p>s3-4</text:p>
          </table:table-cell>
          <table:table-cell table:formula="of:=MAX([Sheet1.C340];[Sheet1.E340])" office:value-type="float" office:value="9">
            <text:p>9</text:p>
          </table:table-cell>
          <table:table-cell table:formula="of:=[Sheet1.G340]" office:value-type="float" office:value="9">
            <text:p>9</text:p>
          </table:table-cell>
          <table:table-cell table:formula="of:=OR(NOT(NOT([Sheet1.D340])); NOT(NOT([Sheet1.F340])); [.C340]=[.D340])" office:value-type="boolean" office:boolean-value="true">
            <text:p>TRUE</text:p>
          </table:table-cell>
        </table:table-row>
        <table:table-row table:style-name="ro1">
          <table:table-cell table:formula="of:=[Sheet1.A341]" office:value-type="string" office:string-value="miconic-strips">
            <text:p>miconic-strips</text:p>
          </table:table-cell>
          <table:table-cell table:formula="of:=[Sheet1.B341]" office:value-type="string" office:string-value="s4-0">
            <text:p>s4-0</text:p>
          </table:table-cell>
          <table:table-cell table:formula="of:=MAX([Sheet1.C341];[Sheet1.E341])" office:value-type="float" office:value="14">
            <text:p>14</text:p>
          </table:table-cell>
          <table:table-cell table:formula="of:=[Sheet1.G341]" office:value-type="float" office:value="14">
            <text:p>14</text:p>
          </table:table-cell>
          <table:table-cell table:formula="of:=OR(NOT(NOT([Sheet1.D341])); NOT(NOT([Sheet1.F341])); [.C341]=[.D341])" office:value-type="boolean" office:boolean-value="true">
            <text:p>TRUE</text:p>
          </table:table-cell>
        </table:table-row>
        <table:table-row table:style-name="ro1">
          <table:table-cell table:formula="of:=[Sheet1.A342]" office:value-type="string" office:string-value="miconic-strips">
            <text:p>miconic-strips</text:p>
          </table:table-cell>
          <table:table-cell table:formula="of:=[Sheet1.B342]" office:value-type="string" office:string-value="s4-1">
            <text:p>s4-1</text:p>
          </table:table-cell>
          <table:table-cell table:formula="of:=MAX([Sheet1.C342];[Sheet1.E342])" office:value-type="float" office:value="13">
            <text:p>13</text:p>
          </table:table-cell>
          <table:table-cell table:formula="of:=[Sheet1.G342]" office:value-type="float" office:value="13">
            <text:p>13</text:p>
          </table:table-cell>
          <table:table-cell table:formula="of:=OR(NOT(NOT([Sheet1.D342])); NOT(NOT([Sheet1.F342])); [.C342]=[.D342])" office:value-type="boolean" office:boolean-value="true">
            <text:p>TRUE</text:p>
          </table:table-cell>
        </table:table-row>
        <table:table-row table:style-name="ro1">
          <table:table-cell table:formula="of:=[Sheet1.A343]" office:value-type="string" office:string-value="miconic-strips">
            <text:p>miconic-strips</text:p>
          </table:table-cell>
          <table:table-cell table:formula="of:=[Sheet1.B343]" office:value-type="string" office:string-value="s4-2">
            <text:p>s4-2</text:p>
          </table:table-cell>
          <table:table-cell table:formula="of:=MAX([Sheet1.C343];[Sheet1.E343])" office:value-type="float" office:value="14">
            <text:p>14</text:p>
          </table:table-cell>
          <table:table-cell table:formula="of:=[Sheet1.G343]" office:value-type="float" office:value="14">
            <text:p>14</text:p>
          </table:table-cell>
          <table:table-cell table:formula="of:=OR(NOT(NOT([Sheet1.D343])); NOT(NOT([Sheet1.F343])); [.C343]=[.D343])" office:value-type="boolean" office:boolean-value="true">
            <text:p>TRUE</text:p>
          </table:table-cell>
        </table:table-row>
        <table:table-row table:style-name="ro1">
          <table:table-cell table:formula="of:=[Sheet1.A344]" office:value-type="string" office:string-value="miconic-strips">
            <text:p>miconic-strips</text:p>
          </table:table-cell>
          <table:table-cell table:formula="of:=[Sheet1.B344]" office:value-type="string" office:string-value="s4-3">
            <text:p>s4-3</text:p>
          </table:table-cell>
          <table:table-cell table:formula="of:=MAX([Sheet1.C344];[Sheet1.E344])" office:value-type="float" office:value="14">
            <text:p>14</text:p>
          </table:table-cell>
          <table:table-cell table:formula="of:=[Sheet1.G344]" office:value-type="float" office:value="14">
            <text:p>14</text:p>
          </table:table-cell>
          <table:table-cell table:formula="of:=OR(NOT(NOT([Sheet1.D344])); NOT(NOT([Sheet1.F344])); [.C344]=[.D344])" office:value-type="boolean" office:boolean-value="true">
            <text:p>TRUE</text:p>
          </table:table-cell>
        </table:table-row>
        <table:table-row table:style-name="ro1">
          <table:table-cell table:formula="of:=[Sheet1.A345]" office:value-type="string" office:string-value="miconic-strips">
            <text:p>miconic-strips</text:p>
          </table:table-cell>
          <table:table-cell table:formula="of:=[Sheet1.B345]" office:value-type="string" office:string-value="s4-4">
            <text:p>s4-4</text:p>
          </table:table-cell>
          <table:table-cell table:formula="of:=MAX([Sheet1.C345];[Sheet1.E345])" office:value-type="float" office:value="15">
            <text:p>15</text:p>
          </table:table-cell>
          <table:table-cell table:formula="of:=[Sheet1.G345]" office:value-type="float" office:value="15">
            <text:p>15</text:p>
          </table:table-cell>
          <table:table-cell table:formula="of:=OR(NOT(NOT([Sheet1.D345])); NOT(NOT([Sheet1.F345])); [.C345]=[.D345])" office:value-type="boolean" office:boolean-value="true">
            <text:p>TRUE</text:p>
          </table:table-cell>
        </table:table-row>
        <table:table-row table:style-name="ro1">
          <table:table-cell table:formula="of:=[Sheet1.A346]" office:value-type="string" office:string-value="miconic-strips">
            <text:p>miconic-strips</text:p>
          </table:table-cell>
          <table:table-cell table:formula="of:=[Sheet1.B346]" office:value-type="string" office:string-value="s5-0">
            <text:p>s5-0</text:p>
          </table:table-cell>
          <table:table-cell table:formula="of:=MAX([Sheet1.C346];[Sheet1.E346])" office:value-type="float" office:value="17">
            <text:p>17</text:p>
          </table:table-cell>
          <table:table-cell table:formula="of:=[Sheet1.G346]" office:value-type="float" office:value="17">
            <text:p>17</text:p>
          </table:table-cell>
          <table:table-cell table:formula="of:=OR(NOT(NOT([Sheet1.D346])); NOT(NOT([Sheet1.F346])); [.C346]=[.D346])" office:value-type="boolean" office:boolean-value="true">
            <text:p>TRUE</text:p>
          </table:table-cell>
        </table:table-row>
        <table:table-row table:style-name="ro1">
          <table:table-cell table:formula="of:=[Sheet1.A347]" office:value-type="string" office:string-value="miconic-strips">
            <text:p>miconic-strips</text:p>
          </table:table-cell>
          <table:table-cell table:formula="of:=[Sheet1.B347]" office:value-type="string" office:string-value="s5-1">
            <text:p>s5-1</text:p>
          </table:table-cell>
          <table:table-cell table:formula="of:=MAX([Sheet1.C347];[Sheet1.E347])" office:value-type="float" office:value="16">
            <text:p>16</text:p>
          </table:table-cell>
          <table:table-cell table:formula="of:=[Sheet1.G347]" office:value-type="float" office:value="16">
            <text:p>16</text:p>
          </table:table-cell>
          <table:table-cell table:formula="of:=OR(NOT(NOT([Sheet1.D347])); NOT(NOT([Sheet1.F347])); [.C347]=[.D347])" office:value-type="boolean" office:boolean-value="true">
            <text:p>TRUE</text:p>
          </table:table-cell>
        </table:table-row>
        <table:table-row table:style-name="ro1">
          <table:table-cell table:formula="of:=[Sheet1.A348]" office:value-type="string" office:string-value="miconic-strips">
            <text:p>miconic-strips</text:p>
          </table:table-cell>
          <table:table-cell table:formula="of:=[Sheet1.B348]" office:value-type="string" office:string-value="s5-2">
            <text:p>s5-2</text:p>
          </table:table-cell>
          <table:table-cell table:formula="of:=MAX([Sheet1.C348];[Sheet1.E348])" office:value-type="float" office:value="14">
            <text:p>14</text:p>
          </table:table-cell>
          <table:table-cell table:formula="of:=[Sheet1.G348]" office:value-type="float" office:value="14">
            <text:p>14</text:p>
          </table:table-cell>
          <table:table-cell table:formula="of:=OR(NOT(NOT([Sheet1.D348])); NOT(NOT([Sheet1.F348])); [.C348]=[.D348])" office:value-type="boolean" office:boolean-value="true">
            <text:p>TRUE</text:p>
          </table:table-cell>
        </table:table-row>
        <table:table-row table:style-name="ro1">
          <table:table-cell table:formula="of:=[Sheet1.A349]" office:value-type="string" office:string-value="miconic-strips">
            <text:p>miconic-strips</text:p>
          </table:table-cell>
          <table:table-cell table:formula="of:=[Sheet1.B349]" office:value-type="string" office:string-value="s5-3">
            <text:p>s5-3</text:p>
          </table:table-cell>
          <table:table-cell table:formula="of:=MAX([Sheet1.C349];[Sheet1.E349])" office:value-type="float" office:value="17">
            <text:p>17</text:p>
          </table:table-cell>
          <table:table-cell table:formula="of:=[Sheet1.G349]" office:value-type="float" office:value="17">
            <text:p>17</text:p>
          </table:table-cell>
          <table:table-cell table:formula="of:=OR(NOT(NOT([Sheet1.D349])); NOT(NOT([Sheet1.F349])); [.C349]=[.D349])" office:value-type="boolean" office:boolean-value="true">
            <text:p>TRUE</text:p>
          </table:table-cell>
        </table:table-row>
        <table:table-row table:style-name="ro1">
          <table:table-cell table:formula="of:=[Sheet1.A350]" office:value-type="string" office:string-value="miconic-strips">
            <text:p>miconic-strips</text:p>
          </table:table-cell>
          <table:table-cell table:formula="of:=[Sheet1.B350]" office:value-type="string" office:string-value="s5-4">
            <text:p>s5-4</text:p>
          </table:table-cell>
          <table:table-cell table:formula="of:=MAX([Sheet1.C350];[Sheet1.E350])" office:value-type="float" office:value="17">
            <text:p>17</text:p>
          </table:table-cell>
          <table:table-cell table:formula="of:=[Sheet1.G350]" office:value-type="float" office:value="17">
            <text:p>17</text:p>
          </table:table-cell>
          <table:table-cell table:formula="of:=OR(NOT(NOT([Sheet1.D350])); NOT(NOT([Sheet1.F350])); [.C350]=[.D350])" office:value-type="boolean" office:boolean-value="true">
            <text:p>TRUE</text:p>
          </table:table-cell>
        </table:table-row>
        <table:table-row table:style-name="ro1">
          <table:table-cell table:formula="of:=[Sheet1.A351]" office:value-type="string" office:string-value="miconic-strips">
            <text:p>miconic-strips</text:p>
          </table:table-cell>
          <table:table-cell table:formula="of:=[Sheet1.B351]" office:value-type="string" office:string-value="s6-0">
            <text:p>s6-0</text:p>
          </table:table-cell>
          <table:table-cell table:formula="of:=MAX([Sheet1.C351];[Sheet1.E351])" office:value-type="float" office:value="18">
            <text:p>18</text:p>
          </table:table-cell>
          <table:table-cell table:formula="of:=[Sheet1.G351]" office:value-type="float" office:value="18">
            <text:p>18</text:p>
          </table:table-cell>
          <table:table-cell table:formula="of:=OR(NOT(NOT([Sheet1.D351])); NOT(NOT([Sheet1.F351])); [.C351]=[.D351])" office:value-type="boolean" office:boolean-value="true">
            <text:p>TRUE</text:p>
          </table:table-cell>
        </table:table-row>
        <table:table-row table:style-name="ro1">
          <table:table-cell table:formula="of:=[Sheet1.A352]" office:value-type="string" office:string-value="miconic-strips">
            <text:p>miconic-strips</text:p>
          </table:table-cell>
          <table:table-cell table:formula="of:=[Sheet1.B352]" office:value-type="string" office:string-value="s6-1">
            <text:p>s6-1</text:p>
          </table:table-cell>
          <table:table-cell table:formula="of:=MAX([Sheet1.C352];[Sheet1.E352])" office:value-type="float" office:value="19">
            <text:p>19</text:p>
          </table:table-cell>
          <table:table-cell table:formula="of:=[Sheet1.G352]" office:value-type="float" office:value="19">
            <text:p>19</text:p>
          </table:table-cell>
          <table:table-cell table:formula="of:=OR(NOT(NOT([Sheet1.D352])); NOT(NOT([Sheet1.F352])); [.C352]=[.D352])" office:value-type="boolean" office:boolean-value="true">
            <text:p>TRUE</text:p>
          </table:table-cell>
        </table:table-row>
        <table:table-row table:style-name="ro1">
          <table:table-cell table:formula="of:=[Sheet1.A353]" office:value-type="string" office:string-value="miconic-strips">
            <text:p>miconic-strips</text:p>
          </table:table-cell>
          <table:table-cell table:formula="of:=[Sheet1.B353]" office:value-type="string" office:string-value="s6-2">
            <text:p>s6-2</text:p>
          </table:table-cell>
          <table:table-cell table:formula="of:=MAX([Sheet1.C353];[Sheet1.E353])" office:value-type="float" office:value="19">
            <text:p>19</text:p>
          </table:table-cell>
          <table:table-cell table:formula="of:=[Sheet1.G353]" office:value-type="float" office:value="19">
            <text:p>19</text:p>
          </table:table-cell>
          <table:table-cell table:formula="of:=OR(NOT(NOT([Sheet1.D353])); NOT(NOT([Sheet1.F353])); [.C353]=[.D353])" office:value-type="boolean" office:boolean-value="true">
            <text:p>TRUE</text:p>
          </table:table-cell>
        </table:table-row>
        <table:table-row table:style-name="ro1">
          <table:table-cell table:formula="of:=[Sheet1.A354]" office:value-type="string" office:string-value="miconic-strips">
            <text:p>miconic-strips</text:p>
          </table:table-cell>
          <table:table-cell table:formula="of:=[Sheet1.B354]" office:value-type="string" office:string-value="s6-3">
            <text:p>s6-3</text:p>
          </table:table-cell>
          <table:table-cell table:formula="of:=MAX([Sheet1.C354];[Sheet1.E354])" office:value-type="float" office:value="18">
            <text:p>18</text:p>
          </table:table-cell>
          <table:table-cell table:formula="of:=[Sheet1.G354]" office:value-type="float" office:value="18">
            <text:p>18</text:p>
          </table:table-cell>
          <table:table-cell table:formula="of:=OR(NOT(NOT([Sheet1.D354])); NOT(NOT([Sheet1.F354])); [.C354]=[.D354])" office:value-type="boolean" office:boolean-value="true">
            <text:p>TRUE</text:p>
          </table:table-cell>
        </table:table-row>
        <table:table-row table:style-name="ro1">
          <table:table-cell table:formula="of:=[Sheet1.A355]" office:value-type="string" office:string-value="miconic-strips">
            <text:p>miconic-strips</text:p>
          </table:table-cell>
          <table:table-cell table:formula="of:=[Sheet1.B355]" office:value-type="string" office:string-value="s6-4">
            <text:p>s6-4</text:p>
          </table:table-cell>
          <table:table-cell table:formula="of:=MAX([Sheet1.C355];[Sheet1.E355])" office:value-type="float" office:value="20">
            <text:p>20</text:p>
          </table:table-cell>
          <table:table-cell table:formula="of:=[Sheet1.G355]" office:value-type="float" office:value="20">
            <text:p>20</text:p>
          </table:table-cell>
          <table:table-cell table:formula="of:=OR(NOT(NOT([Sheet1.D355])); NOT(NOT([Sheet1.F355])); [.C355]=[.D355])" office:value-type="boolean" office:boolean-value="true">
            <text:p>TRUE</text:p>
          </table:table-cell>
        </table:table-row>
        <table:table-row table:style-name="ro1">
          <table:table-cell table:formula="of:=[Sheet1.A356]" office:value-type="string" office:string-value="miconic-strips">
            <text:p>miconic-strips</text:p>
          </table:table-cell>
          <table:table-cell table:formula="of:=[Sheet1.B356]" office:value-type="string" office:string-value="s7-0">
            <text:p>s7-0</text:p>
          </table:table-cell>
          <table:table-cell table:formula="of:=MAX([Sheet1.C356];[Sheet1.E356])" office:value-type="float" office:value="23">
            <text:p>23</text:p>
          </table:table-cell>
          <table:table-cell table:formula="of:=[Sheet1.G356]" office:value-type="float" office:value="23">
            <text:p>23</text:p>
          </table:table-cell>
          <table:table-cell table:formula="of:=OR(NOT(NOT([Sheet1.D356])); NOT(NOT([Sheet1.F356])); [.C356]=[.D356])" office:value-type="boolean" office:boolean-value="true">
            <text:p>TRUE</text:p>
          </table:table-cell>
        </table:table-row>
        <table:table-row table:style-name="ro1">
          <table:table-cell table:formula="of:=[Sheet1.A357]" office:value-type="string" office:string-value="miconic-strips">
            <text:p>miconic-strips</text:p>
          </table:table-cell>
          <table:table-cell table:formula="of:=[Sheet1.B357]" office:value-type="string" office:string-value="s7-1">
            <text:p>s7-1</text:p>
          </table:table-cell>
          <table:table-cell table:formula="of:=MAX([Sheet1.C357];[Sheet1.E357])" office:value-type="float" office:value="24">
            <text:p>24</text:p>
          </table:table-cell>
          <table:table-cell table:formula="of:=[Sheet1.G357]" office:value-type="float" office:value="24">
            <text:p>24</text:p>
          </table:table-cell>
          <table:table-cell table:formula="of:=OR(NOT(NOT([Sheet1.D357])); NOT(NOT([Sheet1.F357])); [.C357]=[.D357])" office:value-type="boolean" office:boolean-value="true">
            <text:p>TRUE</text:p>
          </table:table-cell>
        </table:table-row>
        <table:table-row table:style-name="ro1">
          <table:table-cell table:formula="of:=[Sheet1.A358]" office:value-type="string" office:string-value="miconic-strips">
            <text:p>miconic-strips</text:p>
          </table:table-cell>
          <table:table-cell table:formula="of:=[Sheet1.B358]" office:value-type="string" office:string-value="s7-2">
            <text:p>s7-2</text:p>
          </table:table-cell>
          <table:table-cell table:formula="of:=MAX([Sheet1.C358];[Sheet1.E358])" office:value-type="float" office:value="22">
            <text:p>22</text:p>
          </table:table-cell>
          <table:table-cell table:formula="of:=[Sheet1.G358]" office:value-type="float" office:value="22">
            <text:p>22</text:p>
          </table:table-cell>
          <table:table-cell table:formula="of:=OR(NOT(NOT([Sheet1.D358])); NOT(NOT([Sheet1.F358])); [.C358]=[.D358])" office:value-type="boolean" office:boolean-value="true">
            <text:p>TRUE</text:p>
          </table:table-cell>
        </table:table-row>
        <table:table-row table:style-name="ro1">
          <table:table-cell table:formula="of:=[Sheet1.A359]" office:value-type="string" office:string-value="miconic-strips">
            <text:p>miconic-strips</text:p>
          </table:table-cell>
          <table:table-cell table:formula="of:=[Sheet1.B359]" office:value-type="string" office:string-value="s7-3">
            <text:p>s7-3</text:p>
          </table:table-cell>
          <table:table-cell table:formula="of:=MAX([Sheet1.C359];[Sheet1.E359])" office:value-type="float" office:value="22">
            <text:p>22</text:p>
          </table:table-cell>
          <table:table-cell table:formula="of:=[Sheet1.G359]" office:value-type="float" office:value="22">
            <text:p>22</text:p>
          </table:table-cell>
          <table:table-cell table:formula="of:=OR(NOT(NOT([Sheet1.D359])); NOT(NOT([Sheet1.F359])); [.C359]=[.D359])" office:value-type="boolean" office:boolean-value="true">
            <text:p>TRUE</text:p>
          </table:table-cell>
        </table:table-row>
        <table:table-row table:style-name="ro1">
          <table:table-cell table:formula="of:=[Sheet1.A360]" office:value-type="string" office:string-value="miconic-strips">
            <text:p>miconic-strips</text:p>
          </table:table-cell>
          <table:table-cell table:formula="of:=[Sheet1.B360]" office:value-type="string" office:string-value="s7-4">
            <text:p>s7-4</text:p>
          </table:table-cell>
          <table:table-cell table:formula="of:=MAX([Sheet1.C360];[Sheet1.E360])" office:value-type="float" office:value="25">
            <text:p>25</text:p>
          </table:table-cell>
          <table:table-cell table:formula="of:=[Sheet1.G360]" office:value-type="float" office:value="25">
            <text:p>25</text:p>
          </table:table-cell>
          <table:table-cell table:formula="of:=OR(NOT(NOT([Sheet1.D360])); NOT(NOT([Sheet1.F360])); [.C360]=[.D360])" office:value-type="boolean" office:boolean-value="true">
            <text:p>TRUE</text:p>
          </table:table-cell>
        </table:table-row>
        <table:table-row table:style-name="ro1">
          <table:table-cell table:formula="of:=[Sheet1.A361]" office:value-type="string" office:string-value="miconic-strips">
            <text:p>miconic-strips</text:p>
          </table:table-cell>
          <table:table-cell table:formula="of:=[Sheet1.B361]" office:value-type="string" office:string-value="s8-0">
            <text:p>s8-0</text:p>
          </table:table-cell>
          <table:table-cell table:formula="of:=MAX([Sheet1.C361];[Sheet1.E361])" office:value-type="float" office:value="27">
            <text:p>27</text:p>
          </table:table-cell>
          <table:table-cell table:formula="of:=[Sheet1.G361]" office:value-type="float" office:value="27">
            <text:p>27</text:p>
          </table:table-cell>
          <table:table-cell table:formula="of:=OR(NOT(NOT([Sheet1.D361])); NOT(NOT([Sheet1.F361])); [.C361]=[.D361])" office:value-type="boolean" office:boolean-value="true">
            <text:p>TRUE</text:p>
          </table:table-cell>
        </table:table-row>
        <table:table-row table:style-name="ro1">
          <table:table-cell table:formula="of:=[Sheet1.A362]" office:value-type="string" office:string-value="miconic-strips">
            <text:p>miconic-strips</text:p>
          </table:table-cell>
          <table:table-cell table:formula="of:=[Sheet1.B362]" office:value-type="string" office:string-value="s8-1">
            <text:p>s8-1</text:p>
          </table:table-cell>
          <table:table-cell table:formula="of:=MAX([Sheet1.C362];[Sheet1.E362])" office:value-type="float" office:value="26">
            <text:p>26</text:p>
          </table:table-cell>
          <table:table-cell table:formula="of:=[Sheet1.G362]" office:value-type="float" office:value="26">
            <text:p>26</text:p>
          </table:table-cell>
          <table:table-cell table:formula="of:=OR(NOT(NOT([Sheet1.D362])); NOT(NOT([Sheet1.F362])); [.C362]=[.D362])" office:value-type="boolean" office:boolean-value="true">
            <text:p>TRUE</text:p>
          </table:table-cell>
        </table:table-row>
        <table:table-row table:style-name="ro1">
          <table:table-cell table:formula="of:=[Sheet1.A363]" office:value-type="string" office:string-value="miconic-strips">
            <text:p>miconic-strips</text:p>
          </table:table-cell>
          <table:table-cell table:formula="of:=[Sheet1.B363]" office:value-type="string" office:string-value="s8-2">
            <text:p>s8-2</text:p>
          </table:table-cell>
          <table:table-cell table:formula="of:=MAX([Sheet1.C363];[Sheet1.E363])" office:value-type="float" office:value="25">
            <text:p>25</text:p>
          </table:table-cell>
          <table:table-cell table:formula="of:=[Sheet1.G363]" office:value-type="float" office:value="25">
            <text:p>25</text:p>
          </table:table-cell>
          <table:table-cell table:formula="of:=OR(NOT(NOT([Sheet1.D363])); NOT(NOT([Sheet1.F363])); [.C363]=[.D363])" office:value-type="boolean" office:boolean-value="true">
            <text:p>TRUE</text:p>
          </table:table-cell>
        </table:table-row>
        <table:table-row table:style-name="ro1">
          <table:table-cell table:formula="of:=[Sheet1.A364]" office:value-type="string" office:string-value="miconic-strips">
            <text:p>miconic-strips</text:p>
          </table:table-cell>
          <table:table-cell table:formula="of:=[Sheet1.B364]" office:value-type="string" office:string-value="s8-3">
            <text:p>s8-3</text:p>
          </table:table-cell>
          <table:table-cell table:formula="of:=MAX([Sheet1.C364];[Sheet1.E364])" office:value-type="float" office:value="27">
            <text:p>27</text:p>
          </table:table-cell>
          <table:table-cell table:formula="of:=[Sheet1.G364]" office:value-type="float" office:value="27">
            <text:p>27</text:p>
          </table:table-cell>
          <table:table-cell table:formula="of:=OR(NOT(NOT([Sheet1.D364])); NOT(NOT([Sheet1.F364])); [.C364]=[.D364])" office:value-type="boolean" office:boolean-value="true">
            <text:p>TRUE</text:p>
          </table:table-cell>
        </table:table-row>
        <table:table-row table:style-name="ro1">
          <table:table-cell table:formula="of:=[Sheet1.A365]" office:value-type="string" office:string-value="miconic-strips">
            <text:p>miconic-strips</text:p>
          </table:table-cell>
          <table:table-cell table:formula="of:=[Sheet1.B365]" office:value-type="string" office:string-value="s8-4">
            <text:p>s8-4</text:p>
          </table:table-cell>
          <table:table-cell table:formula="of:=MAX([Sheet1.C365];[Sheet1.E365])" office:value-type="float" office:value="26">
            <text:p>26</text:p>
          </table:table-cell>
          <table:table-cell table:formula="of:=[Sheet1.G365]" office:value-type="float" office:value="26">
            <text:p>26</text:p>
          </table:table-cell>
          <table:table-cell table:formula="of:=OR(NOT(NOT([Sheet1.D365])); NOT(NOT([Sheet1.F365])); [.C365]=[.D365])" office:value-type="boolean" office:boolean-value="true">
            <text:p>TRUE</text:p>
          </table:table-cell>
        </table:table-row>
        <table:table-row table:style-name="ro1">
          <table:table-cell table:formula="of:=[Sheet1.A366]" office:value-type="string" office:string-value="miconic-strips">
            <text:p>miconic-strips</text:p>
          </table:table-cell>
          <table:table-cell table:formula="of:=[Sheet1.B366]" office:value-type="string" office:string-value="s9-0">
            <text:p>s9-0</text:p>
          </table:table-cell>
          <table:table-cell table:formula="of:=MAX([Sheet1.C366];[Sheet1.E366])" office:value-type="float" office:value="30">
            <text:p>30</text:p>
          </table:table-cell>
          <table:table-cell table:formula="of:=[Sheet1.G366]" office:value-type="float" office:value="30">
            <text:p>30</text:p>
          </table:table-cell>
          <table:table-cell table:formula="of:=OR(NOT(NOT([Sheet1.D366])); NOT(NOT([Sheet1.F366])); [.C366]=[.D366])" office:value-type="boolean" office:boolean-value="true">
            <text:p>TRUE</text:p>
          </table:table-cell>
        </table:table-row>
        <table:table-row table:style-name="ro1">
          <table:table-cell table:formula="of:=[Sheet1.A367]" office:value-type="string" office:string-value="miconic-strips">
            <text:p>miconic-strips</text:p>
          </table:table-cell>
          <table:table-cell table:formula="of:=[Sheet1.B367]" office:value-type="string" office:string-value="s9-1">
            <text:p>s9-1</text:p>
          </table:table-cell>
          <table:table-cell table:formula="of:=MAX([Sheet1.C367];[Sheet1.E367])" office:value-type="float" office:value="29">
            <text:p>29</text:p>
          </table:table-cell>
          <table:table-cell table:formula="of:=[Sheet1.G367]" office:value-type="float" office:value="29">
            <text:p>29</text:p>
          </table:table-cell>
          <table:table-cell table:formula="of:=OR(NOT(NOT([Sheet1.D367])); NOT(NOT([Sheet1.F367])); [.C367]=[.D367])" office:value-type="boolean" office:boolean-value="true">
            <text:p>TRUE</text:p>
          </table:table-cell>
        </table:table-row>
        <table:table-row table:style-name="ro1">
          <table:table-cell table:formula="of:=[Sheet1.A368]" office:value-type="string" office:string-value="miconic-strips">
            <text:p>miconic-strips</text:p>
          </table:table-cell>
          <table:table-cell table:formula="of:=[Sheet1.B368]" office:value-type="string" office:string-value="s9-2">
            <text:p>s9-2</text:p>
          </table:table-cell>
          <table:table-cell table:formula="of:=MAX([Sheet1.C368];[Sheet1.E368])" office:value-type="float" office:value="29">
            <text:p>29</text:p>
          </table:table-cell>
          <table:table-cell table:formula="of:=[Sheet1.G368]" office:value-type="float" office:value="29">
            <text:p>29</text:p>
          </table:table-cell>
          <table:table-cell table:formula="of:=OR(NOT(NOT([Sheet1.D368])); NOT(NOT([Sheet1.F368])); [.C368]=[.D368])" office:value-type="boolean" office:boolean-value="true">
            <text:p>TRUE</text:p>
          </table:table-cell>
        </table:table-row>
        <table:table-row table:style-name="ro1">
          <table:table-cell table:formula="of:=[Sheet1.A369]" office:value-type="string" office:string-value="miconic-strips">
            <text:p>miconic-strips</text:p>
          </table:table-cell>
          <table:table-cell table:formula="of:=[Sheet1.B369]" office:value-type="string" office:string-value="s9-3">
            <text:p>s9-3</text:p>
          </table:table-cell>
          <table:table-cell table:formula="of:=MAX([Sheet1.C369];[Sheet1.E369])" office:value-type="float" office:value="31">
            <text:p>31</text:p>
          </table:table-cell>
          <table:table-cell table:formula="of:=[Sheet1.G369]" office:value-type="float" office:value="31">
            <text:p>31</text:p>
          </table:table-cell>
          <table:table-cell table:formula="of:=OR(NOT(NOT([Sheet1.D369])); NOT(NOT([Sheet1.F369])); [.C369]=[.D369])" office:value-type="boolean" office:boolean-value="true">
            <text:p>TRUE</text:p>
          </table:table-cell>
        </table:table-row>
        <table:table-row table:style-name="ro1">
          <table:table-cell table:formula="of:=[Sheet1.A370]" office:value-type="string" office:string-value="miconic-strips">
            <text:p>miconic-strips</text:p>
          </table:table-cell>
          <table:table-cell table:formula="of:=[Sheet1.B370]" office:value-type="string" office:string-value="s9-4">
            <text:p>s9-4</text:p>
          </table:table-cell>
          <table:table-cell table:formula="of:=MAX([Sheet1.C370];[Sheet1.E370])" office:value-type="float" office:value="27">
            <text:p>27</text:p>
          </table:table-cell>
          <table:table-cell table:formula="of:=[Sheet1.G370]" office:value-type="float" office:value="27">
            <text:p>27</text:p>
          </table:table-cell>
          <table:table-cell table:formula="of:=OR(NOT(NOT([Sheet1.D370])); NOT(NOT([Sheet1.F370])); [.C370]=[.D370])" office:value-type="boolean" office:boolean-value="true">
            <text:p>TRUE</text:p>
          </table:table-cell>
        </table:table-row>
        <table:table-row table:style-name="ro1">
          <table:table-cell table:formula="of:=[Sheet1.A371]" office:value-type="string" office:string-value="mprime">
            <text:p>mprime</text:p>
          </table:table-cell>
          <table:table-cell table:formula="of:=[Sheet1.B371]" office:value-type="string" office:string-value="prob01">
            <text:p>prob01</text:p>
          </table:table-cell>
          <table:table-cell table:formula="of:=MAX([Sheet1.C371];[Sheet1.E371])" office:value-type="float" office:value="5">
            <text:p>5</text:p>
          </table:table-cell>
          <table:table-cell table:formula="of:=[Sheet1.G371]" office:value-type="float" office:value="5">
            <text:p>5</text:p>
          </table:table-cell>
          <table:table-cell table:formula="of:=OR(NOT(NOT([Sheet1.D371])); NOT(NOT([Sheet1.F371])); [.C371]=[.D371])" office:value-type="boolean" office:boolean-value="true">
            <text:p>TRUE</text:p>
          </table:table-cell>
        </table:table-row>
        <table:table-row table:style-name="ro1">
          <table:table-cell table:formula="of:=[Sheet1.A372]" office:value-type="string" office:string-value="mprime">
            <text:p>mprime</text:p>
          </table:table-cell>
          <table:table-cell table:formula="of:=[Sheet1.B372]" office:value-type="string" office:string-value="prob02">
            <text:p>prob02</text:p>
          </table:table-cell>
          <table:table-cell table:formula="of:=MAX([Sheet1.C372];[Sheet1.E372])" office:value-type="float" office:value="7">
            <text:p>7</text:p>
          </table:table-cell>
          <table:table-cell table:formula="of:=[Sheet1.G372]" office:value-type="float" office:value="7">
            <text:p>7</text:p>
          </table:table-cell>
          <table:table-cell table:formula="of:=OR(NOT(NOT([Sheet1.D372])); NOT(NOT([Sheet1.F372])); [.C372]=[.D372])" office:value-type="boolean" office:boolean-value="true">
            <text:p>TRUE</text:p>
          </table:table-cell>
        </table:table-row>
        <table:table-row table:style-name="ro1">
          <table:table-cell table:formula="of:=[Sheet1.A373]" office:value-type="string" office:string-value="mprime">
            <text:p>mprime</text:p>
          </table:table-cell>
          <table:table-cell table:formula="of:=[Sheet1.B373]" office:value-type="string" office:string-value="prob03">
            <text:p>prob03</text:p>
          </table:table-cell>
          <table:table-cell table:formula="of:=MAX([Sheet1.C373];[Sheet1.E373])" office:value-type="float" office:value="4">
            <text:p>4</text:p>
          </table:table-cell>
          <table:table-cell table:formula="of:=[Sheet1.G373]" office:value-type="float" office:value="4">
            <text:p>4</text:p>
          </table:table-cell>
          <table:table-cell table:formula="of:=OR(NOT(NOT([Sheet1.D373])); NOT(NOT([Sheet1.F373])); [.C373]=[.D373])" office:value-type="boolean" office:boolean-value="true">
            <text:p>TRUE</text:p>
          </table:table-cell>
        </table:table-row>
        <table:table-row table:style-name="ro1">
          <table:table-cell table:formula="of:=[Sheet1.A374]" office:value-type="string" office:string-value="mprime">
            <text:p>mprime</text:p>
          </table:table-cell>
          <table:table-cell table:formula="of:=[Sheet1.B374]" office:value-type="string" office:string-value="prob04">
            <text:p>prob04</text:p>
          </table:table-cell>
          <table:table-cell table:formula="of:=MAX([Sheet1.C374];[Sheet1.E374])" office:value-type="float" office:value="7">
            <text:p>7</text:p>
          </table:table-cell>
          <table:table-cell table:formula="of:=[Sheet1.G374]" office:value-type="float" office:value="7">
            <text:p>7</text:p>
          </table:table-cell>
          <table:table-cell table:formula="of:=OR(NOT(NOT([Sheet1.D374])); NOT(NOT([Sheet1.F374])); [.C374]=[.D374])" office:value-type="boolean" office:boolean-value="true">
            <text:p>TRUE</text:p>
          </table:table-cell>
        </table:table-row>
        <table:table-row table:style-name="ro1">
          <table:table-cell table:formula="of:=[Sheet1.A375]" office:value-type="string" office:string-value="mprime">
            <text:p>mprime</text:p>
          </table:table-cell>
          <table:table-cell table:formula="of:=[Sheet1.B375]" office:value-type="string" office:string-value="prob05">
            <text:p>prob05</text:p>
          </table:table-cell>
          <table:table-cell table:formula="of:=MAX([Sheet1.C375];[Sheet1.E375])" office:value-type="float" office:value="8">
            <text:p>8</text:p>
          </table:table-cell>
          <table:table-cell table:formula="of:=[Sheet1.G375]" office:value-type="float" office:value="8">
            <text:p>8</text:p>
          </table:table-cell>
          <table:table-cell table:formula="of:=OR(NOT(NOT([Sheet1.D375])); NOT(NOT([Sheet1.F375])); [.C375]=[.D375])" office:value-type="boolean" office:boolean-value="true">
            <text:p>TRUE</text:p>
          </table:table-cell>
        </table:table-row>
        <table:table-row table:style-name="ro1">
          <table:table-cell table:formula="of:=[Sheet1.A376]" office:value-type="string" office:string-value="mprime">
            <text:p>mprime</text:p>
          </table:table-cell>
          <table:table-cell table:formula="of:=[Sheet1.B376]" office:value-type="string" office:string-value="prob06">
            <text:p>prob06</text:p>
          </table:table-cell>
          <table:table-cell table:formula="of:=MAX([Sheet1.C376];[Sheet1.E376])" office:value-type="float" office:value="9">
            <text:p>9</text:p>
          </table:table-cell>
          <table:table-cell table:formula="of:=[Sheet1.G376]" office:value-type="float" office:value="11">
            <text:p>11</text:p>
          </table:table-cell>
          <table:table-cell table:formula="of:=OR(NOT(NOT([Sheet1.D376])); NOT(NOT([Sheet1.F376])); [.C376]=[.D376])" office:value-type="boolean" office:boolean-value="false">
            <text:p>FALSE</text:p>
          </table:table-cell>
        </table:table-row>
        <table:table-row table:style-name="ro1">
          <table:table-cell table:formula="of:=[Sheet1.A377]" office:value-type="string" office:string-value="mprime">
            <text:p>mprime</text:p>
          </table:table-cell>
          <table:table-cell table:formula="of:=[Sheet1.B377]" office:value-type="string" office:string-value="prob07">
            <text:p>prob07</text:p>
          </table:table-cell>
          <table:table-cell table:formula="of:=MAX([Sheet1.C377];[Sheet1.E377])" office:value-type="float" office:value="5">
            <text:p>5</text:p>
          </table:table-cell>
          <table:table-cell table:formula="of:=[Sheet1.G377]" office:value-type="float" office:value="5">
            <text:p>5</text:p>
          </table:table-cell>
          <table:table-cell table:formula="of:=OR(NOT(NOT([Sheet1.D377])); NOT(NOT([Sheet1.F377])); [.C377]=[.D377])" office:value-type="boolean" office:boolean-value="true">
            <text:p>TRUE</text:p>
          </table:table-cell>
        </table:table-row>
        <table:table-row table:style-name="ro1">
          <table:table-cell table:formula="of:=[Sheet1.A378]" office:value-type="string" office:string-value="mprime">
            <text:p>mprime</text:p>
          </table:table-cell>
          <table:table-cell table:formula="of:=[Sheet1.B378]" office:value-type="string" office:string-value="prob08">
            <text:p>prob08</text:p>
          </table:table-cell>
          <table:table-cell table:formula="of:=MAX([Sheet1.C378];[Sheet1.E378])" office:value-type="float" office:value="5">
            <text:p>5</text:p>
          </table:table-cell>
          <table:table-cell table:formula="of:=[Sheet1.G378]" office:value-type="float" office:value="5">
            <text:p>5</text:p>
          </table:table-cell>
          <table:table-cell table:formula="of:=OR(NOT(NOT([Sheet1.D378])); NOT(NOT([Sheet1.F378])); [.C378]=[.D378])" office:value-type="boolean" office:boolean-value="true">
            <text:p>TRUE</text:p>
          </table:table-cell>
        </table:table-row>
        <table:table-row table:style-name="ro1">
          <table:table-cell table:formula="of:=[Sheet1.A379]" office:value-type="string" office:string-value="mprime">
            <text:p>mprime</text:p>
          </table:table-cell>
          <table:table-cell table:formula="of:=[Sheet1.B379]" office:value-type="string" office:string-value="prob09">
            <text:p>prob09</text:p>
          </table:table-cell>
          <table:table-cell table:formula="of:=MAX([Sheet1.C379];[Sheet1.E379])" office:value-type="float" office:value="8">
            <text:p>8</text:p>
          </table:table-cell>
          <table:table-cell table:formula="of:=[Sheet1.G379]" office:value-type="float" office:value="8">
            <text:p>8</text:p>
          </table:table-cell>
          <table:table-cell table:formula="of:=OR(NOT(NOT([Sheet1.D379])); NOT(NOT([Sheet1.F379])); [.C379]=[.D379])" office:value-type="boolean" office:boolean-value="true">
            <text:p>TRUE</text:p>
          </table:table-cell>
        </table:table-row>
        <table:table-row table:style-name="ro1">
          <table:table-cell table:formula="of:=[Sheet1.A380]" office:value-type="string" office:string-value="mprime">
            <text:p>mprime</text:p>
          </table:table-cell>
          <table:table-cell table:formula="of:=[Sheet1.B380]" office:value-type="string" office:string-value="prob10">
            <text:p>prob10</text:p>
          </table:table-cell>
          <table:table-cell table:formula="of:=MAX([Sheet1.C380];[Sheet1.E380])" office:value-type="float" office:value="7">
            <text:p>7</text:p>
          </table:table-cell>
          <table:table-cell table:formula="of:=[Sheet1.G380]" office:value-type="float" office:value="7">
            <text:p>7</text:p>
          </table:table-cell>
          <table:table-cell table:formula="of:=OR(NOT(NOT([Sheet1.D380])); NOT(NOT([Sheet1.F380])); [.C380]=[.D380])" office:value-type="boolean" office:boolean-value="true">
            <text:p>TRUE</text:p>
          </table:table-cell>
        </table:table-row>
        <table:table-row table:style-name="ro1">
          <table:table-cell table:formula="of:=[Sheet1.A381]" office:value-type="string" office:string-value="mprime">
            <text:p>mprime</text:p>
          </table:table-cell>
          <table:table-cell table:formula="of:=[Sheet1.B381]" office:value-type="string" office:string-value="prob11">
            <text:p>prob11</text:p>
          </table:table-cell>
          <table:table-cell table:formula="of:=MAX([Sheet1.C381];[Sheet1.E381])" office:value-type="float" office:value="7">
            <text:p>7</text:p>
          </table:table-cell>
          <table:table-cell table:formula="of:=[Sheet1.G381]" office:value-type="float" office:value="7">
            <text:p>7</text:p>
          </table:table-cell>
          <table:table-cell table:formula="of:=OR(NOT(NOT([Sheet1.D381])); NOT(NOT([Sheet1.F381])); [.C381]=[.D381])" office:value-type="boolean" office:boolean-value="true">
            <text:p>TRUE</text:p>
          </table:table-cell>
        </table:table-row>
        <table:table-row table:style-name="ro1">
          <table:table-cell table:formula="of:=[Sheet1.A382]" office:value-type="string" office:string-value="mprime">
            <text:p>mprime</text:p>
          </table:table-cell>
          <table:table-cell table:formula="of:=[Sheet1.B382]" office:value-type="string" office:string-value="prob12">
            <text:p>prob12</text:p>
          </table:table-cell>
          <table:table-cell table:formula="of:=MAX([Sheet1.C382];[Sheet1.E382])" office:value-type="float" office:value="5">
            <text:p>5</text:p>
          </table:table-cell>
          <table:table-cell table:formula="of:=[Sheet1.G382]" office:value-type="float" office:value="5">
            <text:p>5</text:p>
          </table:table-cell>
          <table:table-cell table:formula="of:=OR(NOT(NOT([Sheet1.D382])); NOT(NOT([Sheet1.F382])); [.C382]=[.D382])" office:value-type="boolean" office:boolean-value="true">
            <text:p>TRUE</text:p>
          </table:table-cell>
        </table:table-row>
        <table:table-row table:style-name="ro1">
          <table:table-cell table:formula="of:=[Sheet1.A383]" office:value-type="string" office:string-value="mprime">
            <text:p>mprime</text:p>
          </table:table-cell>
          <table:table-cell table:formula="of:=[Sheet1.B383]" office:value-type="string" office:string-value="prob13">
            <text:p>prob13</text:p>
          </table:table-cell>
          <table:table-cell table:formula="of:=MAX([Sheet1.C383];[Sheet1.E383])" office:value-type="float" office:value="11">
            <text:p>11</text:p>
          </table:table-cell>
          <table:table-cell table:formula="of:=[Sheet1.G383]" office:value-type="float" office:value="11">
            <text:p>11</text:p>
          </table:table-cell>
          <table:table-cell table:formula="of:=OR(NOT(NOT([Sheet1.D383])); NOT(NOT([Sheet1.F383])); [.C383]=[.D383])" office:value-type="boolean" office:boolean-value="true">
            <text:p>TRUE</text:p>
          </table:table-cell>
        </table:table-row>
        <table:table-row table:style-name="ro1">
          <table:table-cell table:formula="of:=[Sheet1.A384]" office:value-type="string" office:string-value="mprime">
            <text:p>mprime</text:p>
          </table:table-cell>
          <table:table-cell table:formula="of:=[Sheet1.B384]" office:value-type="string" office:string-value="prob14">
            <text:p>prob14</text:p>
          </table:table-cell>
          <table:table-cell table:formula="of:=MAX([Sheet1.C384];[Sheet1.E384])" office:value-type="float" office:value="9">
            <text:p>9</text:p>
          </table:table-cell>
          <table:table-cell table:formula="of:=[Sheet1.G384]" office:value-type="float" office:value="9">
            <text:p>9</text:p>
          </table:table-cell>
          <table:table-cell table:formula="of:=OR(NOT(NOT([Sheet1.D384])); NOT(NOT([Sheet1.F384])); [.C384]=[.D384])" office:value-type="boolean" office:boolean-value="true">
            <text:p>TRUE</text:p>
          </table:table-cell>
        </table:table-row>
        <table:table-row table:style-name="ro1">
          <table:table-cell table:formula="of:=[Sheet1.A385]" office:value-type="string" office:string-value="mprime">
            <text:p>mprime</text:p>
          </table:table-cell>
          <table:table-cell table:formula="of:=[Sheet1.B385]" office:value-type="string" office:string-value="prob15">
            <text:p>prob15</text:p>
          </table:table-cell>
          <table:table-cell table:formula="of:=MAX([Sheet1.C385];[Sheet1.E385])" office:value-type="float" office:value="6">
            <text:p>6</text:p>
          </table:table-cell>
          <table:table-cell table:formula="of:=[Sheet1.G385]" office:value-type="float" office:value="6">
            <text:p>6</text:p>
          </table:table-cell>
          <table:table-cell table:formula="of:=OR(NOT(NOT([Sheet1.D385])); NOT(NOT([Sheet1.F385])); [.C385]=[.D385])" office:value-type="boolean" office:boolean-value="true">
            <text:p>TRUE</text:p>
          </table:table-cell>
        </table:table-row>
        <table:table-row table:style-name="ro1">
          <table:table-cell table:formula="of:=[Sheet1.A386]" office:value-type="string" office:string-value="mprime">
            <text:p>mprime</text:p>
          </table:table-cell>
          <table:table-cell table:formula="of:=[Sheet1.B386]" office:value-type="string" office:string-value="prob16">
            <text:p>prob16</text:p>
          </table:table-cell>
          <table:table-cell table:formula="of:=MAX([Sheet1.C386];[Sheet1.E386])" office:value-type="float" office:value="5">
            <text:p>5</text:p>
          </table:table-cell>
          <table:table-cell table:formula="of:=[Sheet1.G386]" office:value-type="float" office:value="5">
            <text:p>5</text:p>
          </table:table-cell>
          <table:table-cell table:formula="of:=OR(NOT(NOT([Sheet1.D386])); NOT(NOT([Sheet1.F386])); [.C386]=[.D386])" office:value-type="boolean" office:boolean-value="true">
            <text:p>TRUE</text:p>
          </table:table-cell>
        </table:table-row>
        <table:table-row table:style-name="ro1">
          <table:table-cell table:formula="of:=[Sheet1.A387]" office:value-type="string" office:string-value="mprime">
            <text:p>mprime</text:p>
          </table:table-cell>
          <table:table-cell table:formula="of:=[Sheet1.B387]" office:value-type="string" office:string-value="prob17">
            <text:p>prob17</text:p>
          </table:table-cell>
          <table:table-cell table:formula="of:=MAX([Sheet1.C387];[Sheet1.E387])" office:value-type="float" office:value="4">
            <text:p>4</text:p>
          </table:table-cell>
          <table:table-cell table:formula="of:=[Sheet1.G387]" office:value-type="float" office:value="4">
            <text:p>4</text:p>
          </table:table-cell>
          <table:table-cell table:formula="of:=OR(NOT(NOT([Sheet1.D387])); NOT(NOT([Sheet1.F387])); [.C387]=[.D387])" office:value-type="boolean" office:boolean-value="true">
            <text:p>TRUE</text:p>
          </table:table-cell>
        </table:table-row>
        <table:table-row table:style-name="ro1">
          <table:table-cell table:formula="of:=[Sheet1.A388]" office:value-type="string" office:string-value="mprime">
            <text:p>mprime</text:p>
          </table:table-cell>
          <table:table-cell table:formula="of:=[Sheet1.B388]" office:value-type="string" office:string-value="prob18">
            <text:p>prob18</text:p>
          </table:table-cell>
          <table:table-cell table:formula="of:=MAX([Sheet1.C388];[Sheet1.E388])" office:value-type="float" office:value="12">
            <text:p>12</text:p>
          </table:table-cell>
          <table:table-cell table:formula="of:=[Sheet1.G388]" office:value-type="float" office:value="14">
            <text:p>14</text:p>
          </table:table-cell>
          <table:table-cell table:formula="of:=OR(NOT(NOT([Sheet1.D388])); NOT(NOT([Sheet1.F388])); [.C388]=[.D388])" office:value-type="boolean" office:boolean-value="false">
            <text:p>FALSE</text:p>
          </table:table-cell>
        </table:table-row>
        <table:table-row table:style-name="ro1">
          <table:table-cell table:formula="of:=[Sheet1.A389]" office:value-type="string" office:string-value="mprime">
            <text:p>mprime</text:p>
          </table:table-cell>
          <table:table-cell table:formula="of:=[Sheet1.B389]" office:value-type="string" office:string-value="prob19">
            <text:p>prob19</text:p>
          </table:table-cell>
          <table:table-cell table:formula="of:=MAX([Sheet1.C389];[Sheet1.E389])" office:value-type="float" office:value="5">
            <text:p>5</text:p>
          </table:table-cell>
          <table:table-cell table:formula="of:=[Sheet1.G389]" office:value-type="float" office:value="5">
            <text:p>5</text:p>
          </table:table-cell>
          <table:table-cell table:formula="of:=OR(NOT(NOT([Sheet1.D389])); NOT(NOT([Sheet1.F389])); [.C389]=[.D389])" office:value-type="boolean" office:boolean-value="true">
            <text:p>TRUE</text:p>
          </table:table-cell>
        </table:table-row>
        <table:table-row table:style-name="ro1">
          <table:table-cell table:formula="of:=[Sheet1.A390]" office:value-type="string" office:string-value="mprime">
            <text:p>mprime</text:p>
          </table:table-cell>
          <table:table-cell table:formula="of:=[Sheet1.B390]" office:value-type="string" office:string-value="prob20">
            <text:p>prob20</text:p>
          </table:table-cell>
          <table:table-cell table:formula="of:=MAX([Sheet1.C390];[Sheet1.E390])" office:value-type="float" office:value="6">
            <text:p>6</text:p>
          </table:table-cell>
          <table:table-cell table:formula="of:=[Sheet1.G390]" office:value-type="float" office:value="7">
            <text:p>7</text:p>
          </table:table-cell>
          <table:table-cell table:formula="of:=OR(NOT(NOT([Sheet1.D390])); NOT(NOT([Sheet1.F390])); [.C390]=[.D390])" office:value-type="boolean" office:boolean-value="false">
            <text:p>FALSE</text:p>
          </table:table-cell>
        </table:table-row>
        <table:table-row table:style-name="ro1">
          <table:table-cell table:formula="of:=[Sheet1.A391]" office:value-type="string" office:string-value="mprime">
            <text:p>mprime</text:p>
          </table:table-cell>
          <table:table-cell table:formula="of:=[Sheet1.B391]" office:value-type="string" office:string-value="prob21">
            <text:p>prob21</text:p>
          </table:table-cell>
          <table:table-cell table:formula="of:=MAX([Sheet1.C391];[Sheet1.E391])" office:value-type="float" office:value="4">
            <text:p>4</text:p>
          </table:table-cell>
          <table:table-cell table:formula="of:=[Sheet1.G391]" office:value-type="float" office:value="4">
            <text:p>4</text:p>
          </table:table-cell>
          <table:table-cell table:formula="of:=OR(NOT(NOT([Sheet1.D391])); NOT(NOT([Sheet1.F391])); [.C391]=[.D391])" office:value-type="boolean" office:boolean-value="true">
            <text:p>TRUE</text:p>
          </table:table-cell>
        </table:table-row>
        <table:table-row table:style-name="ro1">
          <table:table-cell table:formula="of:=[Sheet1.A392]" office:value-type="string" office:string-value="mprime">
            <text:p>mprime</text:p>
          </table:table-cell>
          <table:table-cell table:formula="of:=[Sheet1.B392]" office:value-type="string" office:string-value="prob22">
            <text:p>prob22</text:p>
          </table:table-cell>
          <table:table-cell table:formula="of:=MAX([Sheet1.C392];[Sheet1.E392])" office:value-type="float" office:value="7">
            <text:p>7</text:p>
          </table:table-cell>
          <table:table-cell table:formula="of:=[Sheet1.G392]" office:value-type="float" office:value="9">
            <text:p>9</text:p>
          </table:table-cell>
          <table:table-cell table:formula="of:=OR(NOT(NOT([Sheet1.D392])); NOT(NOT([Sheet1.F392])); [.C392]=[.D392])" office:value-type="boolean" office:boolean-value="false">
            <text:p>FALSE</text:p>
          </table:table-cell>
        </table:table-row>
        <table:table-row table:style-name="ro1">
          <table:table-cell table:formula="of:=[Sheet1.A393]" office:value-type="string" office:string-value="mprime">
            <text:p>mprime</text:p>
          </table:table-cell>
          <table:table-cell table:formula="of:=[Sheet1.B393]" office:value-type="string" office:string-value="prob23">
            <text:p>prob23</text:p>
          </table:table-cell>
          <table:table-cell table:formula="of:=MAX([Sheet1.C393];[Sheet1.E393])" office:value-type="float" office:value="8">
            <text:p>8</text:p>
          </table:table-cell>
          <table:table-cell table:formula="of:=[Sheet1.G393]" office:value-type="float" office:value="8">
            <text:p>8</text:p>
          </table:table-cell>
          <table:table-cell table:formula="of:=OR(NOT(NOT([Sheet1.D393])); NOT(NOT([Sheet1.F393])); [.C393]=[.D393])" office:value-type="boolean" office:boolean-value="true">
            <text:p>TRUE</text:p>
          </table:table-cell>
        </table:table-row>
        <table:table-row table:style-name="ro1">
          <table:table-cell table:formula="of:=[Sheet1.A394]" office:value-type="string" office:string-value="mprime">
            <text:p>mprime</text:p>
          </table:table-cell>
          <table:table-cell table:formula="of:=[Sheet1.B394]" office:value-type="string" office:string-value="prob24">
            <text:p>prob24</text:p>
          </table:table-cell>
          <table:table-cell table:formula="of:=MAX([Sheet1.C394];[Sheet1.E394])" office:value-type="float" office:value="6">
            <text:p>6</text:p>
          </table:table-cell>
          <table:table-cell table:formula="of:=[Sheet1.G394]" office:value-type="float" office:value="6">
            <text:p>6</text:p>
          </table:table-cell>
          <table:table-cell table:formula="of:=OR(NOT(NOT([Sheet1.D394])); NOT(NOT([Sheet1.F394])); [.C394]=[.D394])" office:value-type="boolean" office:boolean-value="true">
            <text:p>TRUE</text:p>
          </table:table-cell>
        </table:table-row>
        <table:table-row table:style-name="ro1">
          <table:table-cell table:formula="of:=[Sheet1.A395]" office:value-type="string" office:string-value="mprime">
            <text:p>mprime</text:p>
          </table:table-cell>
          <table:table-cell table:formula="of:=[Sheet1.B395]" office:value-type="string" office:string-value="prob25">
            <text:p>prob25</text:p>
          </table:table-cell>
          <table:table-cell table:formula="of:=MAX([Sheet1.C395];[Sheet1.E395])" office:value-type="float" office:value="4">
            <text:p>4</text:p>
          </table:table-cell>
          <table:table-cell table:formula="of:=[Sheet1.G395]" office:value-type="float" office:value="4">
            <text:p>4</text:p>
          </table:table-cell>
          <table:table-cell table:formula="of:=OR(NOT(NOT([Sheet1.D395])); NOT(NOT([Sheet1.F395])); [.C395]=[.D395])" office:value-type="boolean" office:boolean-value="true">
            <text:p>TRUE</text:p>
          </table:table-cell>
        </table:table-row>
        <table:table-row table:style-name="ro1">
          <table:table-cell table:formula="of:=[Sheet1.A396]" office:value-type="string" office:string-value="mprime">
            <text:p>mprime</text:p>
          </table:table-cell>
          <table:table-cell table:formula="of:=[Sheet1.B396]" office:value-type="string" office:string-value="prob26">
            <text:p>prob26</text:p>
          </table:table-cell>
          <table:table-cell table:formula="of:=MAX([Sheet1.C396];[Sheet1.E396])" office:value-type="float" office:value="6">
            <text:p>6</text:p>
          </table:table-cell>
          <table:table-cell table:formula="of:=[Sheet1.G396]" office:value-type="float" office:value="6">
            <text:p>6</text:p>
          </table:table-cell>
          <table:table-cell table:formula="of:=OR(NOT(NOT([Sheet1.D396])); NOT(NOT([Sheet1.F396])); [.C396]=[.D396])" office:value-type="boolean" office:boolean-value="true">
            <text:p>TRUE</text:p>
          </table:table-cell>
        </table:table-row>
        <table:table-row table:style-name="ro1">
          <table:table-cell table:formula="of:=[Sheet1.A397]" office:value-type="string" office:string-value="mprime">
            <text:p>mprime</text:p>
          </table:table-cell>
          <table:table-cell table:formula="of:=[Sheet1.B397]" office:value-type="string" office:string-value="prob27">
            <text:p>prob27</text:p>
          </table:table-cell>
          <table:table-cell table:formula="of:=MAX([Sheet1.C397];[Sheet1.E397])" office:value-type="float" office:value="5">
            <text:p>5</text:p>
          </table:table-cell>
          <table:table-cell table:formula="of:=[Sheet1.G397]" office:value-type="float" office:value="5">
            <text:p>5</text:p>
          </table:table-cell>
          <table:table-cell table:formula="of:=OR(NOT(NOT([Sheet1.D397])); NOT(NOT([Sheet1.F397])); [.C397]=[.D397])" office:value-type="boolean" office:boolean-value="true">
            <text:p>TRUE</text:p>
          </table:table-cell>
        </table:table-row>
        <table:table-row table:style-name="ro1">
          <table:table-cell table:formula="of:=[Sheet1.A398]" office:value-type="string" office:string-value="mprime">
            <text:p>mprime</text:p>
          </table:table-cell>
          <table:table-cell table:formula="of:=[Sheet1.B398]" office:value-type="string" office:string-value="prob28">
            <text:p>prob28</text:p>
          </table:table-cell>
          <table:table-cell table:formula="of:=MAX([Sheet1.C398];[Sheet1.E398])" office:value-type="float" office:value="7">
            <text:p>7</text:p>
          </table:table-cell>
          <table:table-cell table:formula="of:=[Sheet1.G398]" office:value-type="float" office:value="7">
            <text:p>7</text:p>
          </table:table-cell>
          <table:table-cell table:formula="of:=OR(NOT(NOT([Sheet1.D398])); NOT(NOT([Sheet1.F398])); [.C398]=[.D398])" office:value-type="boolean" office:boolean-value="true">
            <text:p>TRUE</text:p>
          </table:table-cell>
        </table:table-row>
        <table:table-row table:style-name="ro1">
          <table:table-cell table:formula="of:=[Sheet1.A399]" office:value-type="string" office:string-value="mprime">
            <text:p>mprime</text:p>
          </table:table-cell>
          <table:table-cell table:formula="of:=[Sheet1.B399]" office:value-type="string" office:string-value="prob29">
            <text:p>prob29</text:p>
          </table:table-cell>
          <table:table-cell table:formula="of:=MAX([Sheet1.C399];[Sheet1.E399])" office:value-type="float" office:value="4">
            <text:p>4</text:p>
          </table:table-cell>
          <table:table-cell table:formula="of:=[Sheet1.G399]" office:value-type="float" office:value="4">
            <text:p>4</text:p>
          </table:table-cell>
          <table:table-cell table:formula="of:=OR(NOT(NOT([Sheet1.D399])); NOT(NOT([Sheet1.F399])); [.C399]=[.D399])" office:value-type="boolean" office:boolean-value="true">
            <text:p>TRUE</text:p>
          </table:table-cell>
        </table:table-row>
        <table:table-row table:style-name="ro1">
          <table:table-cell table:formula="of:=[Sheet1.A400]" office:value-type="string" office:string-value="mprime">
            <text:p>mprime</text:p>
          </table:table-cell>
          <table:table-cell table:formula="of:=[Sheet1.B400]" office:value-type="string" office:string-value="prob30">
            <text:p>prob30</text:p>
          </table:table-cell>
          <table:table-cell table:formula="of:=MAX([Sheet1.C400];[Sheet1.E400])" office:value-type="float" office:value="8">
            <text:p>8</text:p>
          </table:table-cell>
          <table:table-cell table:formula="of:=[Sheet1.G400]" office:value-type="float" office:value="8">
            <text:p>8</text:p>
          </table:table-cell>
          <table:table-cell table:formula="of:=OR(NOT(NOT([Sheet1.D400])); NOT(NOT([Sheet1.F400])); [.C400]=[.D400])" office:value-type="boolean" office:boolean-value="true">
            <text:p>TRUE</text:p>
          </table:table-cell>
        </table:table-row>
        <table:table-row table:style-name="ro1">
          <table:table-cell table:formula="of:=[Sheet1.A401]" office:value-type="string" office:string-value="mprime">
            <text:p>mprime</text:p>
          </table:table-cell>
          <table:table-cell table:formula="of:=[Sheet1.B401]" office:value-type="string" office:string-value="prob31">
            <text:p>prob31</text:p>
          </table:table-cell>
          <table:table-cell table:formula="of:=MAX([Sheet1.C401];[Sheet1.E401])" office:value-type="float" office:value="4">
            <text:p>4</text:p>
          </table:table-cell>
          <table:table-cell table:formula="of:=[Sheet1.G401]" office:value-type="float" office:value="4">
            <text:p>4</text:p>
          </table:table-cell>
          <table:table-cell table:formula="of:=OR(NOT(NOT([Sheet1.D401])); NOT(NOT([Sheet1.F401])); [.C401]=[.D401])" office:value-type="boolean" office:boolean-value="true">
            <text:p>TRUE</text:p>
          </table:table-cell>
        </table:table-row>
        <table:table-row table:style-name="ro1">
          <table:table-cell table:formula="of:=[Sheet1.A402]" office:value-type="string" office:string-value="mprime">
            <text:p>mprime</text:p>
          </table:table-cell>
          <table:table-cell table:formula="of:=[Sheet1.B402]" office:value-type="string" office:string-value="prob32">
            <text:p>prob32</text:p>
          </table:table-cell>
          <table:table-cell table:formula="of:=MAX([Sheet1.C402];[Sheet1.E402])" office:value-type="float" office:value="5">
            <text:p>5</text:p>
          </table:table-cell>
          <table:table-cell table:formula="of:=[Sheet1.G402]" office:value-type="float" office:value="5">
            <text:p>5</text:p>
          </table:table-cell>
          <table:table-cell table:formula="of:=OR(NOT(NOT([Sheet1.D402])); NOT(NOT([Sheet1.F402])); [.C402]=[.D402])" office:value-type="boolean" office:boolean-value="true">
            <text:p>TRUE</text:p>
          </table:table-cell>
        </table:table-row>
        <table:table-row table:style-name="ro1">
          <table:table-cell table:formula="of:=[Sheet1.A403]" office:value-type="string" office:string-value="mprime">
            <text:p>mprime</text:p>
          </table:table-cell>
          <table:table-cell table:formula="of:=[Sheet1.B403]" office:value-type="string" office:string-value="prob33">
            <text:p>prob33</text:p>
          </table:table-cell>
          <table:table-cell table:formula="of:=MAX([Sheet1.C403];[Sheet1.E403])" office:value-type="float" office:value="8">
            <text:p>8</text:p>
          </table:table-cell>
          <table:table-cell table:formula="of:=[Sheet1.G403]" office:value-type="float" office:value="8">
            <text:p>8</text:p>
          </table:table-cell>
          <table:table-cell table:formula="of:=OR(NOT(NOT([Sheet1.D403])); NOT(NOT([Sheet1.F403])); [.C403]=[.D403])" office:value-type="boolean" office:boolean-value="true">
            <text:p>TRUE</text:p>
          </table:table-cell>
        </table:table-row>
        <table:table-row table:style-name="ro1">
          <table:table-cell table:formula="of:=[Sheet1.A404]" office:value-type="string" office:string-value="mprime">
            <text:p>mprime</text:p>
          </table:table-cell>
          <table:table-cell table:formula="of:=[Sheet1.B404]" office:value-type="string" office:string-value="prob34">
            <text:p>prob34</text:p>
          </table:table-cell>
          <table:table-cell table:formula="of:=MAX([Sheet1.C404];[Sheet1.E404])" office:value-type="float" office:value="4">
            <text:p>4</text:p>
          </table:table-cell>
          <table:table-cell table:formula="of:=[Sheet1.G404]" office:value-type="float" office:value="4">
            <text:p>4</text:p>
          </table:table-cell>
          <table:table-cell table:formula="of:=OR(NOT(NOT([Sheet1.D404])); NOT(NOT([Sheet1.F404])); [.C404]=[.D404])" office:value-type="boolean" office:boolean-value="true">
            <text:p>TRUE</text:p>
          </table:table-cell>
        </table:table-row>
        <table:table-row table:style-name="ro1">
          <table:table-cell table:formula="of:=[Sheet1.A405]" office:value-type="string" office:string-value="mprime">
            <text:p>mprime</text:p>
          </table:table-cell>
          <table:table-cell table:formula="of:=[Sheet1.B405]" office:value-type="string" office:string-value="prob35">
            <text:p>prob35</text:p>
          </table:table-cell>
          <table:table-cell table:formula="of:=MAX([Sheet1.C405];[Sheet1.E405])" office:value-type="float" office:value="4">
            <text:p>4</text:p>
          </table:table-cell>
          <table:table-cell table:formula="of:=[Sheet1.G405]" office:value-type="float" office:value="4">
            <text:p>4</text:p>
          </table:table-cell>
          <table:table-cell table:formula="of:=OR(NOT(NOT([Sheet1.D405])); NOT(NOT([Sheet1.F405])); [.C405]=[.D405])" office:value-type="boolean" office:boolean-value="true">
            <text:p>TRUE</text:p>
          </table:table-cell>
        </table:table-row>
        <table:table-row table:style-name="ro1">
          <table:table-cell table:formula="of:=[Sheet1.A406]" office:value-type="string" office:string-value="mystery">
            <text:p>mystery</text:p>
          </table:table-cell>
          <table:table-cell table:formula="of:=[Sheet1.B406]" office:value-type="string" office:string-value="prob01">
            <text:p>prob01</text:p>
          </table:table-cell>
          <table:table-cell table:formula="of:=MAX([Sheet1.C406];[Sheet1.E406])" office:value-type="float" office:value="5">
            <text:p>5</text:p>
          </table:table-cell>
          <table:table-cell table:formula="of:=[Sheet1.G406]" office:value-type="float" office:value="5">
            <text:p>5</text:p>
          </table:table-cell>
          <table:table-cell table:formula="of:=OR(NOT(NOT([Sheet1.D406])); NOT(NOT([Sheet1.F406])); [.C406]=[.D406])" office:value-type="boolean" office:boolean-value="true">
            <text:p>TRUE</text:p>
          </table:table-cell>
        </table:table-row>
        <table:table-row table:style-name="ro1">
          <table:table-cell table:formula="of:=[Sheet1.A407]" office:value-type="string" office:string-value="mystery">
            <text:p>mystery</text:p>
          </table:table-cell>
          <table:table-cell table:formula="of:=[Sheet1.B407]" office:value-type="string" office:string-value="prob02">
            <text:p>prob02</text:p>
          </table:table-cell>
          <table:table-cell table:formula="of:=MAX([Sheet1.C407];[Sheet1.E407])" office:value-type="float" office:value="7">
            <text:p>7</text:p>
          </table:table-cell>
          <table:table-cell table:formula="of:=[Sheet1.G407]" office:value-type="float" office:value="7">
            <text:p>7</text:p>
          </table:table-cell>
          <table:table-cell table:formula="of:=OR(NOT(NOT([Sheet1.D407])); NOT(NOT([Sheet1.F407])); [.C407]=[.D407])" office:value-type="boolean" office:boolean-value="true">
            <text:p>TRUE</text:p>
          </table:table-cell>
        </table:table-row>
        <table:table-row table:style-name="ro1">
          <table:table-cell table:formula="of:=[Sheet1.A408]" office:value-type="string" office:string-value="mystery">
            <text:p>mystery</text:p>
          </table:table-cell>
          <table:table-cell table:formula="of:=[Sheet1.B408]" office:value-type="string" office:string-value="prob03">
            <text:p>prob03</text:p>
          </table:table-cell>
          <table:table-cell table:formula="of:=MAX([Sheet1.C408];[Sheet1.E408])" office:value-type="float" office:value="4">
            <text:p>4</text:p>
          </table:table-cell>
          <table:table-cell table:formula="of:=[Sheet1.G408]" office:value-type="float" office:value="4">
            <text:p>4</text:p>
          </table:table-cell>
          <table:table-cell table:formula="of:=OR(NOT(NOT([Sheet1.D408])); NOT(NOT([Sheet1.F408])); [.C408]=[.D408])" office:value-type="boolean" office:boolean-value="true">
            <text:p>TRUE</text:p>
          </table:table-cell>
        </table:table-row>
        <table:table-row table:style-name="ro1">
          <table:table-cell table:formula="of:=[Sheet1.A409]" office:value-type="string" office:string-value="mystery">
            <text:p>mystery</text:p>
          </table:table-cell>
          <table:table-cell table:formula="of:=[Sheet1.B409]" office:value-type="string" office:string-value="prob04">
            <text:p>prob04</text:p>
          </table:table-cell>
          <table:table-cell table:formula="of:=MAX([Sheet1.C409];[Sheet1.E409])" office:value-type="float" office:value="7">
            <text:p>7</text:p>
          </table:table-cell>
          <table:table-cell table:formula="of:=[Sheet1.G409]" office:value-type="float" office:value="7">
            <text:p>7</text:p>
          </table:table-cell>
          <table:table-cell table:formula="of:=OR(NOT(NOT([Sheet1.D409])); NOT(NOT([Sheet1.F409])); [.C409]=[.D409])" office:value-type="boolean" office:boolean-value="true">
            <text:p>TRUE</text:p>
          </table:table-cell>
        </table:table-row>
        <table:table-row table:style-name="ro1">
          <table:table-cell table:formula="of:=[Sheet1.A410]" office:value-type="string" office:string-value="mystery">
            <text:p>mystery</text:p>
          </table:table-cell>
          <table:table-cell table:formula="of:=[Sheet1.B410]" office:value-type="string" office:string-value="prob05">
            <text:p>prob05</text:p>
          </table:table-cell>
          <table:table-cell table:formula="of:=MAX([Sheet1.C410];[Sheet1.E410])" office:value-type="float" office:value="8">
            <text:p>8</text:p>
          </table:table-cell>
          <table:table-cell table:formula="of:=[Sheet1.G410]" office:value-type="float" office:value="8">
            <text:p>8</text:p>
          </table:table-cell>
          <table:table-cell table:formula="of:=OR(NOT(NOT([Sheet1.D410])); NOT(NOT([Sheet1.F410])); [.C410]=[.D410])" office:value-type="boolean" office:boolean-value="true">
            <text:p>TRUE</text:p>
          </table:table-cell>
        </table:table-row>
        <table:table-row table:style-name="ro1">
          <table:table-cell table:formula="of:=[Sheet1.A411]" office:value-type="string" office:string-value="mystery">
            <text:p>mystery</text:p>
          </table:table-cell>
          <table:table-cell table:formula="of:=[Sheet1.B411]" office:value-type="string" office:string-value="prob06">
            <text:p>prob06</text:p>
          </table:table-cell>
          <table:table-cell table:formula="of:=MAX([Sheet1.C411];[Sheet1.E411])" office:value-type="float" office:value="11">
            <text:p>11</text:p>
          </table:table-cell>
          <table:table-cell table:formula="of:=[Sheet1.G411]" office:value-type="float" office:value="11">
            <text:p>11</text:p>
          </table:table-cell>
          <table:table-cell table:formula="of:=OR(NOT(NOT([Sheet1.D411])); NOT(NOT([Sheet1.F411])); [.C411]=[.D411])" office:value-type="boolean" office:boolean-value="true">
            <text:p>TRUE</text:p>
          </table:table-cell>
        </table:table-row>
        <table:table-row table:style-name="ro1">
          <table:table-cell table:formula="of:=[Sheet1.A412]" office:value-type="string" office:string-value="mystery">
            <text:p>mystery</text:p>
          </table:table-cell>
          <table:table-cell table:formula="of:=[Sheet1.B412]" office:value-type="string" office:string-value="prob07">
            <text:p>prob07</text:p>
          </table:table-cell>
          <table:table-cell office:value-type="string">
            <text:p>Inf</text:p>
          </table:table-cell>
          <table:table-cell table:formula="of:=[Sheet1.G412]" office:value-type="string" office:string-value="Inf">
            <text:p>Inf</text:p>
          </table:table-cell>
          <table:table-cell table:formula="of:=OR(NOT(NOT([Sheet1.D412])); NOT(NOT([Sheet1.F412])); [.C412]=[.D412])" office:value-type="boolean" office:boolean-value="true">
            <text:p>TRUE</text:p>
          </table:table-cell>
        </table:table-row>
        <table:table-row table:style-name="ro1">
          <table:table-cell table:formula="of:=[Sheet1.A413]" office:value-type="string" office:string-value="mystery">
            <text:p>mystery</text:p>
          </table:table-cell>
          <table:table-cell table:formula="of:=[Sheet1.B413]" office:value-type="string" office:string-value="prob08">
            <text:p>prob08</text:p>
          </table:table-cell>
          <table:table-cell table:formula="of:=MAX([Sheet1.C413];[Sheet1.E413])" office:value-type="float" office:value="5">
            <text:p>5</text:p>
          </table:table-cell>
          <table:table-cell table:formula="of:=[Sheet1.G413]" office:value-type="float" office:value="5">
            <text:p>5</text:p>
          </table:table-cell>
          <table:table-cell table:formula="of:=OR(NOT(NOT([Sheet1.D413])); NOT(NOT([Sheet1.F413])); [.C413]=[.D413])" office:value-type="boolean" office:boolean-value="true">
            <text:p>TRUE</text:p>
          </table:table-cell>
        </table:table-row>
        <table:table-row table:style-name="ro1">
          <table:table-cell table:formula="of:=[Sheet1.A414]" office:value-type="string" office:string-value="mystery">
            <text:p>mystery</text:p>
          </table:table-cell>
          <table:table-cell table:formula="of:=[Sheet1.B414]" office:value-type="string" office:string-value="prob09">
            <text:p>prob09</text:p>
          </table:table-cell>
          <table:table-cell table:formula="of:=MAX([Sheet1.C414];[Sheet1.E414])" office:value-type="float" office:value="8">
            <text:p>8</text:p>
          </table:table-cell>
          <table:table-cell table:formula="of:=[Sheet1.G414]" office:value-type="float" office:value="8">
            <text:p>8</text:p>
          </table:table-cell>
          <table:table-cell table:formula="of:=OR(NOT(NOT([Sheet1.D414])); NOT(NOT([Sheet1.F414])); [.C414]=[.D414])" office:value-type="boolean" office:boolean-value="true">
            <text:p>TRUE</text:p>
          </table:table-cell>
        </table:table-row>
        <table:table-row table:style-name="ro1">
          <table:table-cell table:formula="of:=[Sheet1.A415]" office:value-type="string" office:string-value="mystery">
            <text:p>mystery</text:p>
          </table:table-cell>
          <table:table-cell table:formula="of:=[Sheet1.B415]" office:value-type="string" office:string-value="prob10">
            <text:p>prob10</text:p>
          </table:table-cell>
          <table:table-cell table:formula="of:=MAX([Sheet1.C415];[Sheet1.E415])" office:value-type="float" office:value="7">
            <text:p>7</text:p>
          </table:table-cell>
          <table:table-cell table:formula="of:=[Sheet1.G415]" office:value-type="float" office:value="7">
            <text:p>7</text:p>
          </table:table-cell>
          <table:table-cell table:formula="of:=OR(NOT(NOT([Sheet1.D415])); NOT(NOT([Sheet1.F415])); [.C415]=[.D415])" office:value-type="boolean" office:boolean-value="true">
            <text:p>TRUE</text:p>
          </table:table-cell>
        </table:table-row>
        <table:table-row table:style-name="ro1">
          <table:table-cell table:formula="of:=[Sheet1.A416]" office:value-type="string" office:string-value="mystery">
            <text:p>mystery</text:p>
          </table:table-cell>
          <table:table-cell table:formula="of:=[Sheet1.B416]" office:value-type="string" office:string-value="prob11">
            <text:p>prob11</text:p>
          </table:table-cell>
          <table:table-cell table:formula="of:=MAX([Sheet1.C416];[Sheet1.E416])" office:value-type="float" office:value="7">
            <text:p>7</text:p>
          </table:table-cell>
          <table:table-cell table:formula="of:=[Sheet1.G416]" office:value-type="float" office:value="7">
            <text:p>7</text:p>
          </table:table-cell>
          <table:table-cell table:formula="of:=OR(NOT(NOT([Sheet1.D416])); NOT(NOT([Sheet1.F416])); [.C416]=[.D416])" office:value-type="boolean" office:boolean-value="true">
            <text:p>TRUE</text:p>
          </table:table-cell>
        </table:table-row>
        <table:table-row table:style-name="ro1">
          <table:table-cell table:formula="of:=[Sheet1.A417]" office:value-type="string" office:string-value="mystery">
            <text:p>mystery</text:p>
          </table:table-cell>
          <table:table-cell table:formula="of:=[Sheet1.B417]" office:value-type="string" office:string-value="prob12">
            <text:p>prob12</text:p>
          </table:table-cell>
          <table:table-cell table:formula="of:=MAX([Sheet1.C417];[Sheet1.E417])" office:value-type="float" office:value="5">
            <text:p>5</text:p>
          </table:table-cell>
          <table:table-cell table:formula="of:=[Sheet1.G417]" office:value-type="float" office:value="5">
            <text:p>5</text:p>
          </table:table-cell>
          <table:table-cell table:formula="of:=OR(NOT(NOT([Sheet1.D417])); NOT(NOT([Sheet1.F417])); [.C417]=[.D417])" office:value-type="boolean" office:boolean-value="true">
            <text:p>TRUE</text:p>
          </table:table-cell>
        </table:table-row>
        <table:table-row table:style-name="ro1">
          <table:table-cell table:formula="of:=[Sheet1.A418]" office:value-type="string" office:string-value="mystery">
            <text:p>mystery</text:p>
          </table:table-cell>
          <table:table-cell table:formula="of:=[Sheet1.B418]" office:value-type="string" office:string-value="prob13">
            <text:p>prob13</text:p>
          </table:table-cell>
          <table:table-cell table:formula="of:=MAX([Sheet1.C418];[Sheet1.E418])" office:value-type="float" office:value="11">
            <text:p>11</text:p>
          </table:table-cell>
          <table:table-cell table:formula="of:=[Sheet1.G418]" office:value-type="float" office:value="11">
            <text:p>11</text:p>
          </table:table-cell>
          <table:table-cell table:formula="of:=OR(NOT(NOT([Sheet1.D418])); NOT(NOT([Sheet1.F418])); [.C418]=[.D418])" office:value-type="boolean" office:boolean-value="true">
            <text:p>TRUE</text:p>
          </table:table-cell>
        </table:table-row>
        <table:table-row table:style-name="ro1">
          <table:table-cell table:formula="of:=[Sheet1.A419]" office:value-type="string" office:string-value="mystery">
            <text:p>mystery</text:p>
          </table:table-cell>
          <table:table-cell table:formula="of:=[Sheet1.B419]" office:value-type="string" office:string-value="prob14">
            <text:p>prob14</text:p>
          </table:table-cell>
          <table:table-cell table:formula="of:=MAX([Sheet1.C419];[Sheet1.E419])" office:value-type="float" office:value="9">
            <text:p>9</text:p>
          </table:table-cell>
          <table:table-cell table:formula="of:=[Sheet1.G419]" office:value-type="float" office:value="9">
            <text:p>9</text:p>
          </table:table-cell>
          <table:table-cell table:formula="of:=OR(NOT(NOT([Sheet1.D419])); NOT(NOT([Sheet1.F419])); [.C419]=[.D419])" office:value-type="boolean" office:boolean-value="true">
            <text:p>TRUE</text:p>
          </table:table-cell>
        </table:table-row>
        <table:table-row table:style-name="ro1">
          <table:table-cell table:formula="of:=[Sheet1.A420]" office:value-type="string" office:string-value="mystery">
            <text:p>mystery</text:p>
          </table:table-cell>
          <table:table-cell table:formula="of:=[Sheet1.B420]" office:value-type="string" office:string-value="prob15">
            <text:p>prob15</text:p>
          </table:table-cell>
          <table:table-cell table:formula="of:=MAX([Sheet1.C420];[Sheet1.E420])" office:value-type="float" office:value="6">
            <text:p>6</text:p>
          </table:table-cell>
          <table:table-cell table:formula="of:=[Sheet1.G420]" office:value-type="float" office:value="6">
            <text:p>6</text:p>
          </table:table-cell>
          <table:table-cell table:formula="of:=OR(NOT(NOT([Sheet1.D420])); NOT(NOT([Sheet1.F420])); [.C420]=[.D420])" office:value-type="boolean" office:boolean-value="true">
            <text:p>TRUE</text:p>
          </table:table-cell>
        </table:table-row>
        <table:table-row table:style-name="ro1">
          <table:table-cell table:formula="of:=[Sheet1.A421]" office:value-type="string" office:string-value="mystery">
            <text:p>mystery</text:p>
          </table:table-cell>
          <table:table-cell table:formula="of:=[Sheet1.B421]" office:value-type="string" office:string-value="prob16">
            <text:p>prob16</text:p>
          </table:table-cell>
          <table:table-cell table:formula="of:=MAX([Sheet1.C421];[Sheet1.E421])" office:value-type="float" office:value="5">
            <text:p>5</text:p>
          </table:table-cell>
          <table:table-cell table:formula="of:=[Sheet1.G421]" office:value-type="float" office:value="5">
            <text:p>5</text:p>
          </table:table-cell>
          <table:table-cell table:formula="of:=OR(NOT(NOT([Sheet1.D421])); NOT(NOT([Sheet1.F421])); [.C421]=[.D421])" office:value-type="boolean" office:boolean-value="true">
            <text:p>TRUE</text:p>
          </table:table-cell>
        </table:table-row>
        <table:table-row table:style-name="ro1">
          <table:table-cell table:formula="of:=[Sheet1.A422]" office:value-type="string" office:string-value="mystery">
            <text:p>mystery</text:p>
          </table:table-cell>
          <table:table-cell table:formula="of:=[Sheet1.B422]" office:value-type="string" office:string-value="prob17">
            <text:p>prob17</text:p>
          </table:table-cell>
          <table:table-cell table:formula="of:=MAX([Sheet1.C422];[Sheet1.E422])" office:value-type="float" office:value="4">
            <text:p>4</text:p>
          </table:table-cell>
          <table:table-cell table:formula="of:=[Sheet1.G422]" office:value-type="float" office:value="4">
            <text:p>4</text:p>
          </table:table-cell>
          <table:table-cell table:formula="of:=OR(NOT(NOT([Sheet1.D422])); NOT(NOT([Sheet1.F422])); [.C422]=[.D422])" office:value-type="boolean" office:boolean-value="true">
            <text:p>TRUE</text:p>
          </table:table-cell>
        </table:table-row>
        <table:table-row table:style-name="ro1">
          <table:table-cell table:formula="of:=[Sheet1.A423]" office:value-type="string" office:string-value="mystery">
            <text:p>mystery</text:p>
          </table:table-cell>
          <table:table-cell table:formula="of:=[Sheet1.B423]" office:value-type="string" office:string-value="prob18">
            <text:p>prob18</text:p>
          </table:table-cell>
          <table:table-cell office:value-type="string">
            <text:p>Inf</text:p>
          </table:table-cell>
          <table:table-cell table:formula="of:=[Sheet1.G423]" office:value-type="string" office:string-value="Inf">
            <text:p>Inf</text:p>
          </table:table-cell>
          <table:table-cell table:formula="of:=OR(NOT(NOT([Sheet1.D423])); NOT(NOT([Sheet1.F423])); [.C423]=[.D423])" office:value-type="boolean" office:boolean-value="true">
            <text:p>TRUE</text:p>
          </table:table-cell>
        </table:table-row>
        <table:table-row table:style-name="ro1">
          <table:table-cell table:formula="of:=[Sheet1.A424]" office:value-type="string" office:string-value="mystery">
            <text:p>mystery</text:p>
          </table:table-cell>
          <table:table-cell table:formula="of:=[Sheet1.B424]" office:value-type="string" office:string-value="prob19">
            <text:p>prob19</text:p>
          </table:table-cell>
          <table:table-cell table:formula="of:=MAX([Sheet1.C424];[Sheet1.E424])" office:value-type="float" office:value="5">
            <text:p>5</text:p>
          </table:table-cell>
          <table:table-cell table:formula="of:=[Sheet1.G424]" office:value-type="float" office:value="5">
            <text:p>5</text:p>
          </table:table-cell>
          <table:table-cell table:formula="of:=OR(NOT(NOT([Sheet1.D424])); NOT(NOT([Sheet1.F424])); [.C424]=[.D424])" office:value-type="boolean" office:boolean-value="true">
            <text:p>TRUE</text:p>
          </table:table-cell>
        </table:table-row>
        <table:table-row table:style-name="ro1">
          <table:table-cell table:formula="of:=[Sheet1.A425]" office:value-type="string" office:string-value="mystery">
            <text:p>mystery</text:p>
          </table:table-cell>
          <table:table-cell table:formula="of:=[Sheet1.B425]" office:value-type="string" office:string-value="prob20">
            <text:p>prob20</text:p>
          </table:table-cell>
          <table:table-cell table:formula="of:=MAX([Sheet1.C425];[Sheet1.E425])" office:value-type="float" office:value="7">
            <text:p>7</text:p>
          </table:table-cell>
          <table:table-cell table:formula="of:=[Sheet1.G425]" office:value-type="float" office:value="7">
            <text:p>7</text:p>
          </table:table-cell>
          <table:table-cell table:formula="of:=OR(NOT(NOT([Sheet1.D425])); NOT(NOT([Sheet1.F425])); [.C425]=[.D425])" office:value-type="boolean" office:boolean-value="true">
            <text:p>TRUE</text:p>
          </table:table-cell>
        </table:table-row>
        <table:table-row table:style-name="ro1">
          <table:table-cell table:formula="of:=[Sheet1.A426]" office:value-type="string" office:string-value="mystery">
            <text:p>mystery</text:p>
          </table:table-cell>
          <table:table-cell table:formula="of:=[Sheet1.B426]" office:value-type="string" office:string-value="prob21">
            <text:p>prob21</text:p>
          </table:table-cell>
          <table:table-cell table:formula="of:=MAX([Sheet1.C426];[Sheet1.E426])" office:value-type="float" office:value="4">
            <text:p>4</text:p>
          </table:table-cell>
          <table:table-cell table:formula="of:=[Sheet1.G426]" office:value-type="float" office:value="4">
            <text:p>4</text:p>
          </table:table-cell>
          <table:table-cell table:formula="of:=OR(NOT(NOT([Sheet1.D426])); NOT(NOT([Sheet1.F426])); [.C426]=[.D426])" office:value-type="boolean" office:boolean-value="true">
            <text:p>TRUE</text:p>
          </table:table-cell>
        </table:table-row>
        <table:table-row table:style-name="ro1">
          <table:table-cell table:formula="of:=[Sheet1.A427]" office:value-type="string" office:string-value="mystery">
            <text:p>mystery</text:p>
          </table:table-cell>
          <table:table-cell table:formula="of:=[Sheet1.B427]" office:value-type="string" office:string-value="prob22">
            <text:p>prob22</text:p>
          </table:table-cell>
          <table:table-cell table:formula="of:=MAX([Sheet1.C427];[Sheet1.E427])" office:value-type="float" office:value="10">
            <text:p>10</text:p>
          </table:table-cell>
          <table:table-cell table:formula="of:=[Sheet1.G427]" office:value-type="float" office:value="10">
            <text:p>10</text:p>
          </table:table-cell>
          <table:table-cell table:formula="of:=OR(NOT(NOT([Sheet1.D427])); NOT(NOT([Sheet1.F427])); [.C427]=[.D427])" office:value-type="boolean" office:boolean-value="true">
            <text:p>TRUE</text:p>
          </table:table-cell>
        </table:table-row>
        <table:table-row table:style-name="ro1">
          <table:table-cell table:formula="of:=[Sheet1.A428]" office:value-type="string" office:string-value="mystery">
            <text:p>mystery</text:p>
          </table:table-cell>
          <table:table-cell table:formula="of:=[Sheet1.B428]" office:value-type="string" office:string-value="prob23">
            <text:p>prob23</text:p>
          </table:table-cell>
          <table:table-cell table:formula="of:=MAX([Sheet1.C428];[Sheet1.E428])" office:value-type="float" office:value="11">
            <text:p>11</text:p>
          </table:table-cell>
          <table:table-cell table:formula="of:=[Sheet1.G428]" office:value-type="float" office:value="11">
            <text:p>11</text:p>
          </table:table-cell>
          <table:table-cell table:formula="of:=OR(NOT(NOT([Sheet1.D428])); NOT(NOT([Sheet1.F428])); [.C428]=[.D428])" office:value-type="boolean" office:boolean-value="true">
            <text:p>TRUE</text:p>
          </table:table-cell>
        </table:table-row>
        <table:table-row table:style-name="ro1">
          <table:table-cell table:formula="of:=[Sheet1.A429]" office:value-type="string" office:string-value="mystery">
            <text:p>mystery</text:p>
          </table:table-cell>
          <table:table-cell table:formula="of:=[Sheet1.B429]" office:value-type="string" office:string-value="prob24">
            <text:p>prob24</text:p>
          </table:table-cell>
          <table:table-cell table:formula="of:=MAX([Sheet1.C429];[Sheet1.E429])" office:value-type="float" office:value="10">
            <text:p>10</text:p>
          </table:table-cell>
          <table:table-cell table:formula="of:=[Sheet1.G429]" office:value-type="float" office:value="10">
            <text:p>10</text:p>
          </table:table-cell>
          <table:table-cell table:formula="of:=OR(NOT(NOT([Sheet1.D429])); NOT(NOT([Sheet1.F429])); [.C429]=[.D429])" office:value-type="boolean" office:boolean-value="true">
            <text:p>TRUE</text:p>
          </table:table-cell>
        </table:table-row>
        <table:table-row table:style-name="ro1">
          <table:table-cell table:formula="of:=[Sheet1.A430]" office:value-type="string" office:string-value="mystery">
            <text:p>mystery</text:p>
          </table:table-cell>
          <table:table-cell table:formula="of:=[Sheet1.B430]" office:value-type="string" office:string-value="prob25">
            <text:p>prob25</text:p>
          </table:table-cell>
          <table:table-cell table:formula="of:=MAX([Sheet1.C430];[Sheet1.E430])" office:value-type="float" office:value="4">
            <text:p>4</text:p>
          </table:table-cell>
          <table:table-cell table:formula="of:=[Sheet1.G430]" office:value-type="float" office:value="4">
            <text:p>4</text:p>
          </table:table-cell>
          <table:table-cell table:formula="of:=OR(NOT(NOT([Sheet1.D430])); NOT(NOT([Sheet1.F430])); [.C430]=[.D430])" office:value-type="boolean" office:boolean-value="true">
            <text:p>TRUE</text:p>
          </table:table-cell>
        </table:table-row>
        <table:table-row table:style-name="ro1">
          <table:table-cell table:formula="of:=[Sheet1.A431]" office:value-type="string" office:string-value="mystery">
            <text:p>mystery</text:p>
          </table:table-cell>
          <table:table-cell table:formula="of:=[Sheet1.B431]" office:value-type="string" office:string-value="prob26">
            <text:p>prob26</text:p>
          </table:table-cell>
          <table:table-cell table:formula="of:=MAX([Sheet1.C431];[Sheet1.E431])" office:value-type="float" office:value="6">
            <text:p>6</text:p>
          </table:table-cell>
          <table:table-cell table:formula="of:=[Sheet1.G431]" office:value-type="float" office:value="6">
            <text:p>6</text:p>
          </table:table-cell>
          <table:table-cell table:formula="of:=OR(NOT(NOT([Sheet1.D431])); NOT(NOT([Sheet1.F431])); [.C431]=[.D431])" office:value-type="boolean" office:boolean-value="true">
            <text:p>TRUE</text:p>
          </table:table-cell>
        </table:table-row>
        <table:table-row table:style-name="ro1">
          <table:table-cell table:formula="of:=[Sheet1.A432]" office:value-type="string" office:string-value="mystery">
            <text:p>mystery</text:p>
          </table:table-cell>
          <table:table-cell table:formula="of:=[Sheet1.B432]" office:value-type="string" office:string-value="prob27">
            <text:p>prob27</text:p>
          </table:table-cell>
          <table:table-cell table:formula="of:=MAX([Sheet1.C432];[Sheet1.E432])" office:value-type="float" office:value="5">
            <text:p>5</text:p>
          </table:table-cell>
          <table:table-cell table:formula="of:=[Sheet1.G432]" office:value-type="float" office:value="5">
            <text:p>5</text:p>
          </table:table-cell>
          <table:table-cell table:formula="of:=OR(NOT(NOT([Sheet1.D432])); NOT(NOT([Sheet1.F432])); [.C432]=[.D432])" office:value-type="boolean" office:boolean-value="true">
            <text:p>TRUE</text:p>
          </table:table-cell>
        </table:table-row>
        <table:table-row table:style-name="ro1">
          <table:table-cell table:formula="of:=[Sheet1.A433]" office:value-type="string" office:string-value="mystery">
            <text:p>mystery</text:p>
          </table:table-cell>
          <table:table-cell table:formula="of:=[Sheet1.B433]" office:value-type="string" office:string-value="prob28">
            <text:p>prob28</text:p>
          </table:table-cell>
          <table:table-cell table:formula="of:=MAX([Sheet1.C433];[Sheet1.E433])" office:value-type="float" office:value="7">
            <text:p>7</text:p>
          </table:table-cell>
          <table:table-cell table:formula="of:=[Sheet1.G433]" office:value-type="float" office:value="7">
            <text:p>7</text:p>
          </table:table-cell>
          <table:table-cell table:formula="of:=OR(NOT(NOT([Sheet1.D433])); NOT(NOT([Sheet1.F433])); [.C433]=[.D433])" office:value-type="boolean" office:boolean-value="true">
            <text:p>TRUE</text:p>
          </table:table-cell>
        </table:table-row>
        <table:table-row table:style-name="ro1">
          <table:table-cell table:formula="of:=[Sheet1.A434]" office:value-type="string" office:string-value="mystery">
            <text:p>mystery</text:p>
          </table:table-cell>
          <table:table-cell table:formula="of:=[Sheet1.B434]" office:value-type="string" office:string-value="prob29">
            <text:p>prob29</text:p>
          </table:table-cell>
          <table:table-cell table:formula="of:=MAX([Sheet1.C434];[Sheet1.E434])" office:value-type="float" office:value="4">
            <text:p>4</text:p>
          </table:table-cell>
          <table:table-cell table:formula="of:=[Sheet1.G434]" office:value-type="float" office:value="4">
            <text:p>4</text:p>
          </table:table-cell>
          <table:table-cell table:formula="of:=OR(NOT(NOT([Sheet1.D434])); NOT(NOT([Sheet1.F434])); [.C434]=[.D434])" office:value-type="boolean" office:boolean-value="true">
            <text:p>TRUE</text:p>
          </table:table-cell>
        </table:table-row>
        <table:table-row table:style-name="ro1">
          <table:table-cell table:formula="of:=[Sheet1.A435]" office:value-type="string" office:string-value="mystery">
            <text:p>mystery</text:p>
          </table:table-cell>
          <table:table-cell table:formula="of:=[Sheet1.B435]" office:value-type="string" office:string-value="prob30">
            <text:p>prob30</text:p>
          </table:table-cell>
          <table:table-cell table:formula="of:=MAX([Sheet1.C435];[Sheet1.E435])" office:value-type="float" office:value="8">
            <text:p>8</text:p>
          </table:table-cell>
          <table:table-cell table:formula="of:=[Sheet1.G435]" office:value-type="float" office:value="8">
            <text:p>8</text:p>
          </table:table-cell>
          <table:table-cell table:formula="of:=OR(NOT(NOT([Sheet1.D435])); NOT(NOT([Sheet1.F435])); [.C435]=[.D435])" office:value-type="boolean" office:boolean-value="true">
            <text:p>TRUE</text:p>
          </table:table-cell>
        </table:table-row>
        <table:table-row table:style-name="ro1">
          <table:table-cell table:formula="of:=[Sheet1.A436]" office:value-type="string" office:string-value="pathways-strips">
            <text:p>pathways-strips</text:p>
          </table:table-cell>
          <table:table-cell table:formula="of:=[Sheet1.B436]" office:value-type="string" office:string-value="p01">
            <text:p>p01</text:p>
          </table:table-cell>
          <table:table-cell table:formula="of:=MAX([Sheet1.C436];[Sheet1.E436])" office:value-type="float" office:value="6">
            <text:p>6</text:p>
          </table:table-cell>
          <table:table-cell table:formula="of:=[Sheet1.G436]" office:value-type="float" office:value="6">
            <text:p>6</text:p>
          </table:table-cell>
          <table:table-cell table:formula="of:=OR(NOT(NOT([Sheet1.D436])); NOT(NOT([Sheet1.F436])); [.C436]=[.D436])" office:value-type="boolean" office:boolean-value="true">
            <text:p>TRUE</text:p>
          </table:table-cell>
        </table:table-row>
        <table:table-row table:style-name="ro1">
          <table:table-cell table:formula="of:=[Sheet1.A437]" office:value-type="string" office:string-value="pathways-strips">
            <text:p>pathways-strips</text:p>
          </table:table-cell>
          <table:table-cell table:formula="of:=[Sheet1.B437]" office:value-type="string" office:string-value="p02">
            <text:p>p02</text:p>
          </table:table-cell>
          <table:table-cell table:formula="of:=MAX([Sheet1.C437];[Sheet1.E437])" office:value-type="float" office:value="12">
            <text:p>12</text:p>
          </table:table-cell>
          <table:table-cell table:formula="of:=[Sheet1.G437]" office:value-type="float" office:value="12">
            <text:p>12</text:p>
          </table:table-cell>
          <table:table-cell table:formula="of:=OR(NOT(NOT([Sheet1.D437])); NOT(NOT([Sheet1.F437])); [.C437]=[.D437])" office:value-type="boolean" office:boolean-value="true">
            <text:p>TRUE</text:p>
          </table:table-cell>
        </table:table-row>
        <table:table-row table:style-name="ro1">
          <table:table-cell table:formula="of:=[Sheet1.A438]" office:value-type="string" office:string-value="pathways-strips">
            <text:p>pathways-strips</text:p>
          </table:table-cell>
          <table:table-cell table:formula="of:=[Sheet1.B438]" office:value-type="string" office:string-value="p03">
            <text:p>p03</text:p>
          </table:table-cell>
          <table:table-cell table:formula="of:=MAX([Sheet1.C438];[Sheet1.E438])" office:value-type="float" office:value="16">
            <text:p>16</text:p>
          </table:table-cell>
          <table:table-cell table:formula="of:=[Sheet1.G438]" office:value-type="float" office:value="16">
            <text:p>16</text:p>
          </table:table-cell>
          <table:table-cell table:formula="of:=OR(NOT(NOT([Sheet1.D438])); NOT(NOT([Sheet1.F438])); [.C438]=[.D438])" office:value-type="boolean" office:boolean-value="true">
            <text:p>TRUE</text:p>
          </table:table-cell>
        </table:table-row>
        <table:table-row table:style-name="ro1">
          <table:table-cell table:formula="of:=[Sheet1.A439]" office:value-type="string" office:string-value="pathways-strips">
            <text:p>pathways-strips</text:p>
          </table:table-cell>
          <table:table-cell table:formula="of:=[Sheet1.B439]" office:value-type="string" office:string-value="p04">
            <text:p>p04</text:p>
          </table:table-cell>
          <table:table-cell table:formula="of:=MAX([Sheet1.C439];[Sheet1.E439])" office:value-type="float" office:value="15">
            <text:p>15</text:p>
          </table:table-cell>
          <table:table-cell table:formula="of:=[Sheet1.G439]" office:value-type="float" office:value="15">
            <text:p>15</text:p>
          </table:table-cell>
          <table:table-cell table:formula="of:=OR(NOT(NOT([Sheet1.D439])); NOT(NOT([Sheet1.F439])); [.C439]=[.D439])" office:value-type="boolean" office:boolean-value="true">
            <text:p>TRUE</text:p>
          </table:table-cell>
        </table:table-row>
        <table:table-row table:style-name="ro1">
          <table:table-cell table:formula="of:=[Sheet1.A440]" office:value-type="string" office:string-value="pathways-strips">
            <text:p>pathways-strips</text:p>
          </table:table-cell>
          <table:table-cell table:formula="of:=[Sheet1.B440]" office:value-type="string" office:string-value="p05">
            <text:p>p05</text:p>
          </table:table-cell>
          <table:table-cell table:formula="of:=MAX([Sheet1.C440];[Sheet1.E440])" office:value-type="float" office:value="29">
            <text:p>29</text:p>
          </table:table-cell>
          <table:table-cell table:formula="of:=[Sheet1.G440]" office:value-type="float" office:value="29">
            <text:p>29</text:p>
          </table:table-cell>
          <table:table-cell table:formula="of:=OR(NOT(NOT([Sheet1.D440])); NOT(NOT([Sheet1.F440])); [.C440]=[.D440])" office:value-type="boolean" office:boolean-value="true">
            <text:p>TRUE</text:p>
          </table:table-cell>
        </table:table-row>
        <table:table-row table:style-name="ro1">
          <table:table-cell table:formula="of:=[Sheet1.A441]" office:value-type="string" office:string-value="pathways-strips">
            <text:p>pathways-strips</text:p>
          </table:table-cell>
          <table:table-cell table:formula="of:=[Sheet1.B441]" office:value-type="string" office:string-value="p06">
            <text:p>p06</text:p>
          </table:table-cell>
          <table:table-cell table:formula="of:=MAX([Sheet1.C441];[Sheet1.E441])" office:value-type="float" office:value="46">
            <text:p>46</text:p>
          </table:table-cell>
          <table:table-cell table:formula="of:=[Sheet1.G441]" office:value-type="float" office:value="46">
            <text:p>46</text:p>
          </table:table-cell>
          <table:table-cell table:formula="of:=OR(NOT(NOT([Sheet1.D441])); NOT(NOT([Sheet1.F441])); [.C441]=[.D441])" office:value-type="boolean" office:boolean-value="true">
            <text:p>TRUE</text:p>
          </table:table-cell>
        </table:table-row>
        <table:table-row table:style-name="ro1">
          <table:table-cell table:formula="of:=[Sheet1.A442]" office:value-type="string" office:string-value="pathways-strips">
            <text:p>pathways-strips</text:p>
          </table:table-cell>
          <table:table-cell table:formula="of:=[Sheet1.B442]" office:value-type="string" office:string-value="p07">
            <text:p>p07</text:p>
          </table:table-cell>
          <table:table-cell table:formula="of:=MAX([Sheet1.C442];[Sheet1.E442])" office:value-type="float" office:value="46">
            <text:p>46</text:p>
          </table:table-cell>
          <table:table-cell table:formula="of:=[Sheet1.G442]" office:value-type="float" office:value="46">
            <text:p>46</text:p>
          </table:table-cell>
          <table:table-cell table:formula="of:=OR(NOT(NOT([Sheet1.D442])); NOT(NOT([Sheet1.F442])); [.C442]=[.D442])" office:value-type="boolean" office:boolean-value="true">
            <text:p>TRUE</text:p>
          </table:table-cell>
        </table:table-row>
        <table:table-row table:style-name="ro1">
          <table:table-cell table:formula="of:=[Sheet1.A443]" office:value-type="string" office:string-value="pathways-strips">
            <text:p>pathways-strips</text:p>
          </table:table-cell>
          <table:table-cell table:formula="of:=[Sheet1.B443]" office:value-type="string" office:string-value="p08">
            <text:p>p08</text:p>
          </table:table-cell>
          <table:table-cell table:formula="of:=MAX([Sheet1.C443];[Sheet1.E443])" office:value-type="float" office:value="66">
            <text:p>66</text:p>
          </table:table-cell>
          <table:table-cell table:formula="of:=[Sheet1.G443]" office:value-type="float" office:value="67">
            <text:p>67</text:p>
          </table:table-cell>
          <table:table-cell table:formula="of:=OR(NOT(NOT([Sheet1.D443])); NOT(NOT([Sheet1.F443])); [.C443]=[.D443])" office:value-type="boolean" office:boolean-value="true">
            <text:p>TRUE</text:p>
          </table:table-cell>
        </table:table-row>
        <table:table-row table:style-name="ro1">
          <table:table-cell table:formula="of:=[Sheet1.A444]" office:value-type="string" office:string-value="pathways-strips">
            <text:p>pathways-strips</text:p>
          </table:table-cell>
          <table:table-cell table:formula="of:=[Sheet1.B444]" office:value-type="string" office:string-value="p09">
            <text:p>p09</text:p>
          </table:table-cell>
          <table:table-cell table:formula="of:=MAX([Sheet1.C444];[Sheet1.E444])" office:value-type="float" office:value="50">
            <text:p>50</text:p>
          </table:table-cell>
          <table:table-cell table:formula="of:=[Sheet1.G444]" office:value-type="float" office:value="50">
            <text:p>50</text:p>
          </table:table-cell>
          <table:table-cell table:formula="of:=OR(NOT(NOT([Sheet1.D444])); NOT(NOT([Sheet1.F444])); [.C444]=[.D444])" office:value-type="boolean" office:boolean-value="true">
            <text:p>TRUE</text:p>
          </table:table-cell>
        </table:table-row>
        <table:table-row table:style-name="ro1">
          <table:table-cell table:formula="of:=[Sheet1.A445]" office:value-type="string" office:string-value="pathways-strips">
            <text:p>pathways-strips</text:p>
          </table:table-cell>
          <table:table-cell table:formula="of:=[Sheet1.B445]" office:value-type="string" office:string-value="p10">
            <text:p>p10</text:p>
          </table:table-cell>
          <table:table-cell table:formula="of:=MAX([Sheet1.C445];[Sheet1.E445])" office:value-type="float" office:value="58">
            <text:p>58</text:p>
          </table:table-cell>
          <table:table-cell table:formula="of:=[Sheet1.G445]" office:value-type="float" office:value="58">
            <text:p>58</text:p>
          </table:table-cell>
          <table:table-cell table:formula="of:=OR(NOT(NOT([Sheet1.D445])); NOT(NOT([Sheet1.F445])); [.C445]=[.D445])" office:value-type="boolean" office:boolean-value="true">
            <text:p>TRUE</text:p>
          </table:table-cell>
        </table:table-row>
        <table:table-row table:style-name="ro1">
          <table:table-cell table:formula="of:=[Sheet1.A446]" office:value-type="string" office:string-value="pathways-strips">
            <text:p>pathways-strips</text:p>
          </table:table-cell>
          <table:table-cell table:formula="of:=[Sheet1.B446]" office:value-type="string" office:string-value="p11">
            <text:p>p11</text:p>
          </table:table-cell>
          <table:table-cell table:formula="of:=MAX([Sheet1.C446];[Sheet1.E446])" office:value-type="float" office:value="54">
            <text:p>54</text:p>
          </table:table-cell>
          <table:table-cell table:formula="of:=[Sheet1.G446]" office:value-type="float" office:value="56">
            <text:p>56</text:p>
          </table:table-cell>
          <table:table-cell table:formula="of:=OR(NOT(NOT([Sheet1.D446])); NOT(NOT([Sheet1.F446])); [.C446]=[.D446])" office:value-type="boolean" office:boolean-value="true">
            <text:p>TRUE</text:p>
          </table:table-cell>
        </table:table-row>
        <table:table-row table:style-name="ro1">
          <table:table-cell table:formula="of:=[Sheet1.A447]" office:value-type="string" office:string-value="pathways-strips">
            <text:p>pathways-strips</text:p>
          </table:table-cell>
          <table:table-cell table:formula="of:=[Sheet1.B447]" office:value-type="string" office:string-value="p12">
            <text:p>p12</text:p>
          </table:table-cell>
          <table:table-cell table:formula="of:=MAX([Sheet1.C447];[Sheet1.E447])" office:value-type="float" office:value="80">
            <text:p>80</text:p>
          </table:table-cell>
          <table:table-cell table:formula="of:=[Sheet1.G447]" office:value-type="float" office:value="86">
            <text:p>86</text:p>
          </table:table-cell>
          <table:table-cell table:formula="of:=OR(NOT(NOT([Sheet1.D447])); NOT(NOT([Sheet1.F447])); [.C447]=[.D447])" office:value-type="boolean" office:boolean-value="true">
            <text:p>TRUE</text:p>
          </table:table-cell>
        </table:table-row>
        <table:table-row table:style-name="ro1">
          <table:table-cell table:formula="of:=[Sheet1.A448]" office:value-type="string" office:string-value="pathways-strips">
            <text:p>pathways-strips</text:p>
          </table:table-cell>
          <table:table-cell table:formula="of:=[Sheet1.B448]" office:value-type="string" office:string-value="p13">
            <text:p>p13</text:p>
          </table:table-cell>
          <table:table-cell table:formula="of:=MAX([Sheet1.C448];[Sheet1.E448])" office:value-type="float" office:value="75">
            <text:p>75</text:p>
          </table:table-cell>
          <table:table-cell table:formula="of:=[Sheet1.G448]" office:value-type="float" office:value="76">
            <text:p>76</text:p>
          </table:table-cell>
          <table:table-cell table:formula="of:=OR(NOT(NOT([Sheet1.D448])); NOT(NOT([Sheet1.F448])); [.C448]=[.D448])" office:value-type="boolean" office:boolean-value="true">
            <text:p>TRUE</text:p>
          </table:table-cell>
        </table:table-row>
        <table:table-row table:style-name="ro1">
          <table:table-cell table:formula="of:=[Sheet1.A449]" office:value-type="string" office:string-value="pathways-strips">
            <text:p>pathways-strips</text:p>
          </table:table-cell>
          <table:table-cell table:formula="of:=[Sheet1.B449]" office:value-type="string" office:string-value="p14">
            <text:p>p14</text:p>
          </table:table-cell>
          <table:table-cell table:formula="of:=MAX([Sheet1.C449];[Sheet1.E449])" office:value-type="float" office:value="76">
            <text:p>76</text:p>
          </table:table-cell>
          <table:table-cell table:formula="of:=[Sheet1.G449]" office:value-type="float" office:value="76">
            <text:p>76</text:p>
          </table:table-cell>
          <table:table-cell table:formula="of:=OR(NOT(NOT([Sheet1.D449])); NOT(NOT([Sheet1.F449])); [.C449]=[.D449])" office:value-type="boolean" office:boolean-value="true">
            <text:p>TRUE</text:p>
          </table:table-cell>
        </table:table-row>
        <table:table-row table:style-name="ro1">
          <table:table-cell table:formula="of:=[Sheet1.A450]" office:value-type="string" office:string-value="pathways-strips">
            <text:p>pathways-strips</text:p>
          </table:table-cell>
          <table:table-cell table:formula="of:=[Sheet1.B450]" office:value-type="string" office:string-value="p15">
            <text:p>p15</text:p>
          </table:table-cell>
          <table:table-cell table:formula="of:=MAX([Sheet1.C450];[Sheet1.E450])" office:value-type="float" office:value="78">
            <text:p>78</text:p>
          </table:table-cell>
          <table:table-cell table:formula="of:=[Sheet1.G450]" office:value-type="float" office:value="78">
            <text:p>78</text:p>
          </table:table-cell>
          <table:table-cell table:formula="of:=OR(NOT(NOT([Sheet1.D450])); NOT(NOT([Sheet1.F450])); [.C450]=[.D450])" office:value-type="boolean" office:boolean-value="true">
            <text:p>TRUE</text:p>
          </table:table-cell>
        </table:table-row>
        <table:table-row table:style-name="ro1">
          <table:table-cell table:formula="of:=[Sheet1.A451]" office:value-type="string" office:string-value="pathways-strips">
            <text:p>pathways-strips</text:p>
          </table:table-cell>
          <table:table-cell table:formula="of:=[Sheet1.B451]" office:value-type="string" office:string-value="p16">
            <text:p>p16</text:p>
          </table:table-cell>
          <table:table-cell table:formula="of:=MAX([Sheet1.C451];[Sheet1.E451])" office:value-type="float" office:value="89">
            <text:p>89</text:p>
          </table:table-cell>
          <table:table-cell table:formula="of:=[Sheet1.G451]" office:value-type="float" office:value="91">
            <text:p>91</text:p>
          </table:table-cell>
          <table:table-cell table:formula="of:=OR(NOT(NOT([Sheet1.D451])); NOT(NOT([Sheet1.F451])); [.C451]=[.D451])" office:value-type="boolean" office:boolean-value="true">
            <text:p>TRUE</text:p>
          </table:table-cell>
        </table:table-row>
        <table:table-row table:style-name="ro1">
          <table:table-cell table:formula="of:=[Sheet1.A452]" office:value-type="string" office:string-value="pathways-strips">
            <text:p>pathways-strips</text:p>
          </table:table-cell>
          <table:table-cell table:formula="of:=[Sheet1.B452]" office:value-type="string" office:string-value="p17">
            <text:p>p17</text:p>
          </table:table-cell>
          <table:table-cell table:formula="of:=MAX([Sheet1.C452];[Sheet1.E452])" office:value-type="float" office:value="97">
            <text:p>97</text:p>
          </table:table-cell>
          <table:table-cell table:formula="of:=[Sheet1.G452]" office:value-type="float" office:value="98">
            <text:p>98</text:p>
          </table:table-cell>
          <table:table-cell table:formula="of:=OR(NOT(NOT([Sheet1.D452])); NOT(NOT([Sheet1.F452])); [.C452]=[.D452])" office:value-type="boolean" office:boolean-value="true">
            <text:p>TRUE</text:p>
          </table:table-cell>
        </table:table-row>
        <table:table-row table:style-name="ro1">
          <table:table-cell table:formula="of:=[Sheet1.A453]" office:value-type="string" office:string-value="pathways-strips">
            <text:p>pathways-strips</text:p>
          </table:table-cell>
          <table:table-cell table:formula="of:=[Sheet1.B453]" office:value-type="string" office:string-value="p18">
            <text:p>p18</text:p>
          </table:table-cell>
          <table:table-cell table:formula="of:=MAX([Sheet1.C453];[Sheet1.E453])" office:value-type="float" office:value="98">
            <text:p>98</text:p>
          </table:table-cell>
          <table:table-cell table:formula="of:=[Sheet1.G453]" office:value-type="float" office:value="98">
            <text:p>98</text:p>
          </table:table-cell>
          <table:table-cell table:formula="of:=OR(NOT(NOT([Sheet1.D453])); NOT(NOT([Sheet1.F453])); [.C453]=[.D453])" office:value-type="boolean" office:boolean-value="true">
            <text:p>TRUE</text:p>
          </table:table-cell>
        </table:table-row>
        <table:table-row table:style-name="ro1">
          <table:table-cell table:formula="of:=[Sheet1.A454]" office:value-type="string" office:string-value="pathways-strips">
            <text:p>pathways-strips</text:p>
          </table:table-cell>
          <table:table-cell table:formula="of:=[Sheet1.B454]" office:value-type="string" office:string-value="p19">
            <text:p>p19</text:p>
          </table:table-cell>
          <table:table-cell table:formula="of:=MAX([Sheet1.C454];[Sheet1.E454])" office:value-type="float" office:value="106">
            <text:p>106</text:p>
          </table:table-cell>
          <table:table-cell table:formula="of:=[Sheet1.G454]" office:value-type="float" office:value="111">
            <text:p>111</text:p>
          </table:table-cell>
          <table:table-cell table:formula="of:=OR(NOT(NOT([Sheet1.D454])); NOT(NOT([Sheet1.F454])); [.C454]=[.D454])" office:value-type="boolean" office:boolean-value="true">
            <text:p>TRUE</text:p>
          </table:table-cell>
        </table:table-row>
        <table:table-row table:style-name="ro1">
          <table:table-cell table:formula="of:=[Sheet1.A455]" office:value-type="string" office:string-value="pathways-strips">
            <text:p>pathways-strips</text:p>
          </table:table-cell>
          <table:table-cell table:formula="of:=[Sheet1.B455]" office:value-type="string" office:string-value="p20">
            <text:p>p20</text:p>
          </table:table-cell>
          <table:table-cell table:formula="of:=MAX([Sheet1.C455];[Sheet1.E455])" office:value-type="float" office:value="102">
            <text:p>102</text:p>
          </table:table-cell>
          <table:table-cell table:formula="of:=[Sheet1.G455]" office:value-type="float" office:value="103">
            <text:p>103</text:p>
          </table:table-cell>
          <table:table-cell table:formula="of:=OR(NOT(NOT([Sheet1.D455])); NOT(NOT([Sheet1.F455])); [.C455]=[.D455])" office:value-type="boolean" office:boolean-value="true">
            <text:p>TRUE</text:p>
          </table:table-cell>
        </table:table-row>
        <table:table-row table:style-name="ro1">
          <table:table-cell table:formula="of:=[Sheet1.A456]" office:value-type="string" office:string-value="pathways-strips">
            <text:p>pathways-strips</text:p>
          </table:table-cell>
          <table:table-cell table:formula="of:=[Sheet1.B456]" office:value-type="string" office:string-value="p21">
            <text:p>p21</text:p>
          </table:table-cell>
          <table:table-cell table:formula="of:=MAX([Sheet1.C456];[Sheet1.E456])" office:value-type="float" office:value="106">
            <text:p>106</text:p>
          </table:table-cell>
          <table:table-cell table:formula="of:=[Sheet1.G456]" office:value-type="float" office:value="107">
            <text:p>107</text:p>
          </table:table-cell>
          <table:table-cell table:formula="of:=OR(NOT(NOT([Sheet1.D456])); NOT(NOT([Sheet1.F456])); [.C456]=[.D456])" office:value-type="boolean" office:boolean-value="true">
            <text:p>TRUE</text:p>
          </table:table-cell>
        </table:table-row>
        <table:table-row table:style-name="ro1">
          <table:table-cell table:formula="of:=[Sheet1.A457]" office:value-type="string" office:string-value="pathways-strips">
            <text:p>pathways-strips</text:p>
          </table:table-cell>
          <table:table-cell table:formula="of:=[Sheet1.B457]" office:value-type="string" office:string-value="p22">
            <text:p>p22</text:p>
          </table:table-cell>
          <table:table-cell table:formula="of:=MAX([Sheet1.C457];[Sheet1.E457])" office:value-type="float" office:value="106">
            <text:p>106</text:p>
          </table:table-cell>
          <table:table-cell table:formula="of:=[Sheet1.G457]" office:value-type="float" office:value="111">
            <text:p>111</text:p>
          </table:table-cell>
          <table:table-cell table:formula="of:=OR(NOT(NOT([Sheet1.D457])); NOT(NOT([Sheet1.F457])); [.C457]=[.D457])" office:value-type="boolean" office:boolean-value="true">
            <text:p>TRUE</text:p>
          </table:table-cell>
        </table:table-row>
        <table:table-row table:style-name="ro1">
          <table:table-cell table:formula="of:=[Sheet1.A458]" office:value-type="string" office:string-value="pathways-strips">
            <text:p>pathways-strips</text:p>
          </table:table-cell>
          <table:table-cell table:formula="of:=[Sheet1.B458]" office:value-type="string" office:string-value="p23">
            <text:p>p23</text:p>
          </table:table-cell>
          <table:table-cell table:formula="of:=MAX([Sheet1.C458];[Sheet1.E458])" office:value-type="float" office:value="112">
            <text:p>112</text:p>
          </table:table-cell>
          <table:table-cell table:formula="of:=[Sheet1.G458]" office:value-type="float" office:value="116">
            <text:p>116</text:p>
          </table:table-cell>
          <table:table-cell table:formula="of:=OR(NOT(NOT([Sheet1.D458])); NOT(NOT([Sheet1.F458])); [.C458]=[.D458])" office:value-type="boolean" office:boolean-value="true">
            <text:p>TRUE</text:p>
          </table:table-cell>
        </table:table-row>
        <table:table-row table:style-name="ro1">
          <table:table-cell table:formula="of:=[Sheet1.A459]" office:value-type="string" office:string-value="pathways-strips">
            <text:p>pathways-strips</text:p>
          </table:table-cell>
          <table:table-cell table:formula="of:=[Sheet1.B459]" office:value-type="string" office:string-value="p24">
            <text:p>p24</text:p>
          </table:table-cell>
          <table:table-cell table:formula="of:=MAX([Sheet1.C459];[Sheet1.E459])" office:value-type="float" office:value="117">
            <text:p>117</text:p>
          </table:table-cell>
          <table:table-cell table:formula="of:=[Sheet1.G459]" office:value-type="float" office:value="121">
            <text:p>121</text:p>
          </table:table-cell>
          <table:table-cell table:formula="of:=OR(NOT(NOT([Sheet1.D459])); NOT(NOT([Sheet1.F459])); [.C459]=[.D459])" office:value-type="boolean" office:boolean-value="true">
            <text:p>TRUE</text:p>
          </table:table-cell>
        </table:table-row>
        <table:table-row table:style-name="ro1">
          <table:table-cell table:formula="of:=[Sheet1.A460]" office:value-type="string" office:string-value="pathways-strips">
            <text:p>pathways-strips</text:p>
          </table:table-cell>
          <table:table-cell table:formula="of:=[Sheet1.B460]" office:value-type="string" office:string-value="p25">
            <text:p>p25</text:p>
          </table:table-cell>
          <table:table-cell table:formula="of:=MAX([Sheet1.C460];[Sheet1.E460])" office:value-type="float" office:value="127">
            <text:p>127</text:p>
          </table:table-cell>
          <table:table-cell table:formula="of:=[Sheet1.G460]" office:value-type="float" office:value="133">
            <text:p>133</text:p>
          </table:table-cell>
          <table:table-cell table:formula="of:=OR(NOT(NOT([Sheet1.D460])); NOT(NOT([Sheet1.F460])); [.C460]=[.D460])" office:value-type="boolean" office:boolean-value="true">
            <text:p>TRUE</text:p>
          </table:table-cell>
        </table:table-row>
        <table:table-row table:style-name="ro1">
          <table:table-cell table:formula="of:=[Sheet1.A461]" office:value-type="string" office:string-value="pathways-strips">
            <text:p>pathways-strips</text:p>
          </table:table-cell>
          <table:table-cell table:formula="of:=[Sheet1.B461]" office:value-type="string" office:string-value="p26">
            <text:p>p26</text:p>
          </table:table-cell>
          <table:table-cell table:formula="of:=MAX([Sheet1.C461];[Sheet1.E461])" office:value-type="float" office:value="129">
            <text:p>129</text:p>
          </table:table-cell>
          <table:table-cell table:formula="of:=[Sheet1.G461]" office:value-type="float" office:value="132">
            <text:p>132</text:p>
          </table:table-cell>
          <table:table-cell table:formula="of:=OR(NOT(NOT([Sheet1.D461])); NOT(NOT([Sheet1.F461])); [.C461]=[.D461])" office:value-type="boolean" office:boolean-value="true">
            <text:p>TRUE</text:p>
          </table:table-cell>
        </table:table-row>
        <table:table-row table:style-name="ro1">
          <table:table-cell table:formula="of:=[Sheet1.A462]" office:value-type="string" office:string-value="pathways-strips">
            <text:p>pathways-strips</text:p>
          </table:table-cell>
          <table:table-cell table:formula="of:=[Sheet1.B462]" office:value-type="string" office:string-value="p27">
            <text:p>p27</text:p>
          </table:table-cell>
          <table:table-cell table:formula="of:=MAX([Sheet1.C462];[Sheet1.E462])" office:value-type="float" office:value="127">
            <text:p>127</text:p>
          </table:table-cell>
          <table:table-cell table:formula="of:=[Sheet1.G462]" office:value-type="float" office:value="130">
            <text:p>130</text:p>
          </table:table-cell>
          <table:table-cell table:formula="of:=OR(NOT(NOT([Sheet1.D462])); NOT(NOT([Sheet1.F462])); [.C462]=[.D462])" office:value-type="boolean" office:boolean-value="true">
            <text:p>TRUE</text:p>
          </table:table-cell>
        </table:table-row>
        <table:table-row table:style-name="ro1">
          <table:table-cell table:formula="of:=[Sheet1.A463]" office:value-type="string" office:string-value="pathways-strips">
            <text:p>pathways-strips</text:p>
          </table:table-cell>
          <table:table-cell table:formula="of:=[Sheet1.B463]" office:value-type="string" office:string-value="p28">
            <text:p>p28</text:p>
          </table:table-cell>
          <table:table-cell table:formula="of:=MAX([Sheet1.C463];[Sheet1.E463])" office:value-type="float" office:value="127">
            <text:p>127</text:p>
          </table:table-cell>
          <table:table-cell table:formula="of:=[Sheet1.G463]" office:value-type="float" office:value="128">
            <text:p>128</text:p>
          </table:table-cell>
          <table:table-cell table:formula="of:=OR(NOT(NOT([Sheet1.D463])); NOT(NOT([Sheet1.F463])); [.C463]=[.D463])" office:value-type="boolean" office:boolean-value="true">
            <text:p>TRUE</text:p>
          </table:table-cell>
        </table:table-row>
        <table:table-row table:style-name="ro1">
          <table:table-cell table:formula="of:=[Sheet1.A464]" office:value-type="string" office:string-value="pathways-strips">
            <text:p>pathways-strips</text:p>
          </table:table-cell>
          <table:table-cell table:formula="of:=[Sheet1.B464]" office:value-type="string" office:string-value="p29">
            <text:p>p29</text:p>
          </table:table-cell>
          <table:table-cell table:formula="of:=MAX([Sheet1.C464];[Sheet1.E464])" office:value-type="float" office:value="140">
            <text:p>140</text:p>
          </table:table-cell>
          <table:table-cell table:formula="of:=[Sheet1.G464]" office:value-type="float" office:value="149">
            <text:p>149</text:p>
          </table:table-cell>
          <table:table-cell table:formula="of:=OR(NOT(NOT([Sheet1.D464])); NOT(NOT([Sheet1.F464])); [.C464]=[.D464])" office:value-type="boolean" office:boolean-value="false">
            <text:p>FALSE</text:p>
          </table:table-cell>
        </table:table-row>
        <table:table-row table:style-name="ro1">
          <table:table-cell table:formula="of:=[Sheet1.A465]" office:value-type="string" office:string-value="pathways-strips">
            <text:p>pathways-strips</text:p>
          </table:table-cell>
          <table:table-cell table:formula="of:=[Sheet1.B465]" office:value-type="string" office:string-value="p30">
            <text:p>p30</text:p>
          </table:table-cell>
          <table:table-cell table:formula="of:=MAX([Sheet1.C465];[Sheet1.E465])" office:value-type="float" office:value="131">
            <text:p>131</text:p>
          </table:table-cell>
          <table:table-cell table:formula="of:=[Sheet1.G465]" office:value-type="float" office:value="138">
            <text:p>138</text:p>
          </table:table-cell>
          <table:table-cell table:formula="of:=OR(NOT(NOT([Sheet1.D465])); NOT(NOT([Sheet1.F465])); [.C465]=[.D465])" office:value-type="boolean" office:boolean-value="true">
            <text:p>TRUE</text:p>
          </table:table-cell>
        </table:table-row>
        <table:table-row table:style-name="ro1">
          <table:table-cell table:formula="of:=[Sheet1.A466]" office:value-type="string" office:string-value="pipesworld-notankage">
            <text:p>pipesworld-notankage</text:p>
          </table:table-cell>
          <table:table-cell table:formula="of:=[Sheet1.B466]" office:value-type="string" office:string-value="p01_net1_b6_g2">
            <text:p>p01_net1_b6_g2</text:p>
          </table:table-cell>
          <table:table-cell table:formula="of:=MAX([Sheet1.C466];[Sheet1.E466])" office:value-type="float" office:value="5">
            <text:p>5</text:p>
          </table:table-cell>
          <table:table-cell table:formula="of:=[Sheet1.G466]" office:value-type="float" office:value="5">
            <text:p>5</text:p>
          </table:table-cell>
          <table:table-cell table:formula="of:=OR(NOT(NOT([Sheet1.D466])); NOT(NOT([Sheet1.F466])); [.C466]=[.D466])" office:value-type="boolean" office:boolean-value="true">
            <text:p>TRUE</text:p>
          </table:table-cell>
        </table:table-row>
        <table:table-row table:style-name="ro1">
          <table:table-cell table:formula="of:=[Sheet1.A467]" office:value-type="string" office:string-value="pipesworld-notankage">
            <text:p>pipesworld-notankage</text:p>
          </table:table-cell>
          <table:table-cell table:formula="of:=[Sheet1.B467]" office:value-type="string" office:string-value="p02_net1_b6_g4">
            <text:p>p02_net1_b6_g4</text:p>
          </table:table-cell>
          <table:table-cell table:formula="of:=MAX([Sheet1.C467];[Sheet1.E467])" office:value-type="float" office:value="7">
            <text:p>7</text:p>
          </table:table-cell>
          <table:table-cell table:formula="of:=[Sheet1.G467]" office:value-type="float" office:value="7">
            <text:p>7</text:p>
          </table:table-cell>
          <table:table-cell table:formula="of:=OR(NOT(NOT([Sheet1.D467])); NOT(NOT([Sheet1.F467])); [.C467]=[.D467])" office:value-type="boolean" office:boolean-value="true">
            <text:p>TRUE</text:p>
          </table:table-cell>
        </table:table-row>
        <table:table-row table:style-name="ro1">
          <table:table-cell table:formula="of:=[Sheet1.A468]" office:value-type="string" office:string-value="pipesworld-notankage">
            <text:p>pipesworld-notankage</text:p>
          </table:table-cell>
          <table:table-cell table:formula="of:=[Sheet1.B468]" office:value-type="string" office:string-value="p03_net1_b8_g3">
            <text:p>p03_net1_b8_g3</text:p>
          </table:table-cell>
          <table:table-cell table:formula="of:=MAX([Sheet1.C468];[Sheet1.E468])" office:value-type="float" office:value="7">
            <text:p>7</text:p>
          </table:table-cell>
          <table:table-cell table:formula="of:=[Sheet1.G468]" office:value-type="float" office:value="7">
            <text:p>7</text:p>
          </table:table-cell>
          <table:table-cell table:formula="of:=OR(NOT(NOT([Sheet1.D468])); NOT(NOT([Sheet1.F468])); [.C468]=[.D468])" office:value-type="boolean" office:boolean-value="true">
            <text:p>TRUE</text:p>
          </table:table-cell>
        </table:table-row>
        <table:table-row table:style-name="ro1">
          <table:table-cell table:formula="of:=[Sheet1.A469]" office:value-type="string" office:string-value="pipesworld-notankage">
            <text:p>pipesworld-notankage</text:p>
          </table:table-cell>
          <table:table-cell table:formula="of:=[Sheet1.B469]" office:value-type="string" office:string-value="p04_net1_b8_g5">
            <text:p>p04_net1_b8_g5</text:p>
          </table:table-cell>
          <table:table-cell table:formula="of:=MAX([Sheet1.C469];[Sheet1.E469])" office:value-type="float" office:value="7">
            <text:p>7</text:p>
          </table:table-cell>
          <table:table-cell table:formula="of:=[Sheet1.G469]" office:value-type="float" office:value="7">
            <text:p>7</text:p>
          </table:table-cell>
          <table:table-cell table:formula="of:=OR(NOT(NOT([Sheet1.D469])); NOT(NOT([Sheet1.F469])); [.C469]=[.D469])" office:value-type="boolean" office:boolean-value="true">
            <text:p>TRUE</text:p>
          </table:table-cell>
        </table:table-row>
        <table:table-row table:style-name="ro1">
          <table:table-cell table:formula="of:=[Sheet1.A470]" office:value-type="string" office:string-value="pipesworld-notankage">
            <text:p>pipesworld-notankage</text:p>
          </table:table-cell>
          <table:table-cell table:formula="of:=[Sheet1.B470]" office:value-type="string" office:string-value="p05_net1_b10_g4">
            <text:p>p05_net1_b10_g4</text:p>
          </table:table-cell>
          <table:table-cell table:formula="of:=MAX([Sheet1.C470];[Sheet1.E470])" office:value-type="float" office:value="7">
            <text:p>7</text:p>
          </table:table-cell>
          <table:table-cell table:formula="of:=[Sheet1.G470]" office:value-type="float" office:value="7">
            <text:p>7</text:p>
          </table:table-cell>
          <table:table-cell table:formula="of:=OR(NOT(NOT([Sheet1.D470])); NOT(NOT([Sheet1.F470])); [.C470]=[.D470])" office:value-type="boolean" office:boolean-value="true">
            <text:p>TRUE</text:p>
          </table:table-cell>
        </table:table-row>
        <table:table-row table:style-name="ro1">
          <table:table-cell table:formula="of:=[Sheet1.A471]" office:value-type="string" office:string-value="pipesworld-notankage">
            <text:p>pipesworld-notankage</text:p>
          </table:table-cell>
          <table:table-cell table:formula="of:=[Sheet1.B471]" office:value-type="string" office:string-value="p06_net1_b10_g6">
            <text:p>p06_net1_b10_g6</text:p>
          </table:table-cell>
          <table:table-cell table:formula="of:=MAX([Sheet1.C471];[Sheet1.E471])" office:value-type="float" office:value="9">
            <text:p>9</text:p>
          </table:table-cell>
          <table:table-cell table:formula="of:=[Sheet1.G471]" office:value-type="float" office:value="9">
            <text:p>9</text:p>
          </table:table-cell>
          <table:table-cell table:formula="of:=OR(NOT(NOT([Sheet1.D471])); NOT(NOT([Sheet1.F471])); [.C471]=[.D471])" office:value-type="boolean" office:boolean-value="true">
            <text:p>TRUE</text:p>
          </table:table-cell>
        </table:table-row>
        <table:table-row table:style-name="ro1">
          <table:table-cell table:formula="of:=[Sheet1.A472]" office:value-type="string" office:string-value="pipesworld-notankage">
            <text:p>pipesworld-notankage</text:p>
          </table:table-cell>
          <table:table-cell table:formula="of:=[Sheet1.B472]" office:value-type="string" office:string-value="p07_net1_b12_g5">
            <text:p>p07_net1_b12_g5</text:p>
          </table:table-cell>
          <table:table-cell table:formula="of:=MAX([Sheet1.C472];[Sheet1.E472])" office:value-type="float" office:value="8">
            <text:p>8</text:p>
          </table:table-cell>
          <table:table-cell table:formula="of:=[Sheet1.G472]" office:value-type="float" office:value="8">
            <text:p>8</text:p>
          </table:table-cell>
          <table:table-cell table:formula="of:=OR(NOT(NOT([Sheet1.D472])); NOT(NOT([Sheet1.F472])); [.C472]=[.D472])" office:value-type="boolean" office:boolean-value="true">
            <text:p>TRUE</text:p>
          </table:table-cell>
        </table:table-row>
        <table:table-row table:style-name="ro1">
          <table:table-cell table:formula="of:=[Sheet1.A473]" office:value-type="string" office:string-value="pipesworld-notankage">
            <text:p>pipesworld-notankage</text:p>
          </table:table-cell>
          <table:table-cell table:formula="of:=[Sheet1.B473]" office:value-type="string" office:string-value="p08_net1_b12_g7">
            <text:p>p08_net1_b12_g7</text:p>
          </table:table-cell>
          <table:table-cell table:formula="of:=MAX([Sheet1.C473];[Sheet1.E473])" office:value-type="float" office:value="10">
            <text:p>10</text:p>
          </table:table-cell>
          <table:table-cell table:formula="of:=[Sheet1.G473]" office:value-type="float" office:value="10">
            <text:p>10</text:p>
          </table:table-cell>
          <table:table-cell table:formula="of:=OR(NOT(NOT([Sheet1.D473])); NOT(NOT([Sheet1.F473])); [.C473]=[.D473])" office:value-type="boolean" office:boolean-value="true">
            <text:p>TRUE</text:p>
          </table:table-cell>
        </table:table-row>
        <table:table-row table:style-name="ro1">
          <table:table-cell table:formula="of:=[Sheet1.A474]" office:value-type="string" office:string-value="pipesworld-notankage">
            <text:p>pipesworld-notankage</text:p>
          </table:table-cell>
          <table:table-cell table:formula="of:=[Sheet1.B474]" office:value-type="string" office:string-value="p09_net1_b14_g6">
            <text:p>p09_net1_b14_g6</text:p>
          </table:table-cell>
          <table:table-cell table:formula="of:=MAX([Sheet1.C474];[Sheet1.E474])" office:value-type="float" office:value="13">
            <text:p>13</text:p>
          </table:table-cell>
          <table:table-cell table:formula="of:=[Sheet1.G474]" office:value-type="float" office:value="13">
            <text:p>13</text:p>
          </table:table-cell>
          <table:table-cell table:formula="of:=OR(NOT(NOT([Sheet1.D474])); NOT(NOT([Sheet1.F474])); [.C474]=[.D474])" office:value-type="boolean" office:boolean-value="true">
            <text:p>TRUE</text:p>
          </table:table-cell>
        </table:table-row>
        <table:table-row table:style-name="ro1">
          <table:table-cell table:formula="of:=[Sheet1.A475]" office:value-type="string" office:string-value="pipesworld-notankage">
            <text:p>pipesworld-notankage</text:p>
          </table:table-cell>
          <table:table-cell table:formula="of:=[Sheet1.B475]" office:value-type="string" office:string-value="p10_net1_b14_g8">
            <text:p>p10_net1_b14_g8</text:p>
          </table:table-cell>
          <table:table-cell table:formula="of:=MAX([Sheet1.C475];[Sheet1.E475])" office:value-type="float" office:value="17">
            <text:p>17</text:p>
          </table:table-cell>
          <table:table-cell table:formula="of:=[Sheet1.G475]" office:value-type="float" office:value="20">
            <text:p>20</text:p>
          </table:table-cell>
          <table:table-cell table:formula="of:=OR(NOT(NOT([Sheet1.D475])); NOT(NOT([Sheet1.F475])); [.C475]=[.D475])" office:value-type="boolean" office:boolean-value="true">
            <text:p>TRUE</text:p>
          </table:table-cell>
        </table:table-row>
        <table:table-row table:style-name="ro1">
          <table:table-cell table:formula="of:=[Sheet1.A476]" office:value-type="string" office:string-value="pipesworld-notankage">
            <text:p>pipesworld-notankage</text:p>
          </table:table-cell>
          <table:table-cell table:formula="of:=[Sheet1.B476]" office:value-type="string" office:string-value="p11_net2_b10_g2">
            <text:p>p11_net2_b10_g2</text:p>
          </table:table-cell>
          <table:table-cell table:formula="of:=MAX([Sheet1.C476];[Sheet1.E476])" office:value-type="float" office:value="11">
            <text:p>11</text:p>
          </table:table-cell>
          <table:table-cell table:formula="of:=[Sheet1.G476]" office:value-type="float" office:value="11">
            <text:p>11</text:p>
          </table:table-cell>
          <table:table-cell table:formula="of:=OR(NOT(NOT([Sheet1.D476])); NOT(NOT([Sheet1.F476])); [.C476]=[.D476])" office:value-type="boolean" office:boolean-value="true">
            <text:p>TRUE</text:p>
          </table:table-cell>
        </table:table-row>
        <table:table-row table:style-name="ro1">
          <table:table-cell table:formula="of:=[Sheet1.A477]" office:value-type="string" office:string-value="pipesworld-notankage">
            <text:p>pipesworld-notankage</text:p>
          </table:table-cell>
          <table:table-cell table:formula="of:=[Sheet1.B477]" office:value-type="string" office:string-value="p12_net2_b10_g4">
            <text:p>p12_net2_b10_g4</text:p>
          </table:table-cell>
          <table:table-cell table:formula="of:=MAX([Sheet1.C477];[Sheet1.E477])" office:value-type="float" office:value="13">
            <text:p>13</text:p>
          </table:table-cell>
          <table:table-cell table:formula="of:=[Sheet1.G477]" office:value-type="float" office:value="13">
            <text:p>13</text:p>
          </table:table-cell>
          <table:table-cell table:formula="of:=OR(NOT(NOT([Sheet1.D477])); NOT(NOT([Sheet1.F477])); [.C477]=[.D477])" office:value-type="boolean" office:boolean-value="true">
            <text:p>TRUE</text:p>
          </table:table-cell>
        </table:table-row>
        <table:table-row table:style-name="ro1">
          <table:table-cell table:formula="of:=[Sheet1.A478]" office:value-type="string" office:string-value="pipesworld-notankage">
            <text:p>pipesworld-notankage</text:p>
          </table:table-cell>
          <table:table-cell table:formula="of:=[Sheet1.B478]" office:value-type="string" office:string-value="p13_net2_b12_g3">
            <text:p>p13_net2_b12_g3</text:p>
          </table:table-cell>
          <table:table-cell table:formula="of:=MAX([Sheet1.C478];[Sheet1.E478])" office:value-type="float" office:value="12">
            <text:p>12</text:p>
          </table:table-cell>
          <table:table-cell table:formula="of:=[Sheet1.G478]" office:value-type="float" office:value="12">
            <text:p>12</text:p>
          </table:table-cell>
          <table:table-cell table:formula="of:=OR(NOT(NOT([Sheet1.D478])); NOT(NOT([Sheet1.F478])); [.C478]=[.D478])" office:value-type="boolean" office:boolean-value="true">
            <text:p>TRUE</text:p>
          </table:table-cell>
        </table:table-row>
        <table:table-row table:style-name="ro1">
          <table:table-cell table:formula="of:=[Sheet1.A479]" office:value-type="string" office:string-value="pipesworld-notankage">
            <text:p>pipesworld-notankage</text:p>
          </table:table-cell>
          <table:table-cell table:formula="of:=[Sheet1.B479]" office:value-type="string" office:string-value="p14_net2_b12_g5">
            <text:p>p14_net2_b12_g5</text:p>
          </table:table-cell>
          <table:table-cell table:formula="of:=MAX([Sheet1.C479];[Sheet1.E479])" office:value-type="float" office:value="18">
            <text:p>18</text:p>
          </table:table-cell>
          <table:table-cell table:formula="of:=[Sheet1.G479]" office:value-type="float" office:value="18">
            <text:p>18</text:p>
          </table:table-cell>
          <table:table-cell table:formula="of:=OR(NOT(NOT([Sheet1.D479])); NOT(NOT([Sheet1.F479])); [.C479]=[.D479])" office:value-type="boolean" office:boolean-value="true">
            <text:p>TRUE</text:p>
          </table:table-cell>
        </table:table-row>
        <table:table-row table:style-name="ro1">
          <table:table-cell table:formula="of:=[Sheet1.A480]" office:value-type="string" office:string-value="pipesworld-notankage">
            <text:p>pipesworld-notankage</text:p>
          </table:table-cell>
          <table:table-cell table:formula="of:=[Sheet1.B480]" office:value-type="string" office:string-value="p15_net2_b14_g4">
            <text:p>p15_net2_b14_g4</text:p>
          </table:table-cell>
          <table:table-cell table:formula="of:=MAX([Sheet1.C480];[Sheet1.E480])" office:value-type="float" office:value="14">
            <text:p>14</text:p>
          </table:table-cell>
          <table:table-cell table:formula="of:=[Sheet1.G480]" office:value-type="float" office:value="14">
            <text:p>14</text:p>
          </table:table-cell>
          <table:table-cell table:formula="of:=OR(NOT(NOT([Sheet1.D480])); NOT(NOT([Sheet1.F480])); [.C480]=[.D480])" office:value-type="boolean" office:boolean-value="true">
            <text:p>TRUE</text:p>
          </table:table-cell>
        </table:table-row>
        <table:table-row table:style-name="ro1">
          <table:table-cell table:formula="of:=[Sheet1.A481]" office:value-type="string" office:string-value="pipesworld-notankage">
            <text:p>pipesworld-notankage</text:p>
          </table:table-cell>
          <table:table-cell table:formula="of:=[Sheet1.B481]" office:value-type="string" office:string-value="p16_net2_b14_g6">
            <text:p>p16_net2_b14_g6</text:p>
          </table:table-cell>
          <table:table-cell table:formula="of:=MAX([Sheet1.C481];[Sheet1.E481])" office:value-type="float" office:value="19">
            <text:p>19</text:p>
          </table:table-cell>
          <table:table-cell table:formula="of:=[Sheet1.G481]" office:value-type="float" office:value="19">
            <text:p>19</text:p>
          </table:table-cell>
          <table:table-cell table:formula="of:=OR(NOT(NOT([Sheet1.D481])); NOT(NOT([Sheet1.F481])); [.C481]=[.D481])" office:value-type="boolean" office:boolean-value="true">
            <text:p>TRUE</text:p>
          </table:table-cell>
        </table:table-row>
        <table:table-row table:style-name="ro1">
          <table:table-cell table:formula="of:=[Sheet1.A482]" office:value-type="string" office:string-value="pipesworld-notankage">
            <text:p>pipesworld-notankage</text:p>
          </table:table-cell>
          <table:table-cell table:formula="of:=[Sheet1.B482]" office:value-type="string" office:string-value="p17_net2_b16_g5">
            <text:p>p17_net2_b16_g5</text:p>
          </table:table-cell>
          <table:table-cell table:formula="of:=MAX([Sheet1.C482];[Sheet1.E482])" office:value-type="float" office:value="12">
            <text:p>12</text:p>
          </table:table-cell>
          <table:table-cell table:formula="of:=[Sheet1.G482]" office:value-type="float" office:value="12">
            <text:p>12</text:p>
          </table:table-cell>
          <table:table-cell table:formula="of:=OR(NOT(NOT([Sheet1.D482])); NOT(NOT([Sheet1.F482])); [.C482]=[.D482])" office:value-type="boolean" office:boolean-value="true">
            <text:p>TRUE</text:p>
          </table:table-cell>
        </table:table-row>
        <table:table-row table:style-name="ro1">
          <table:table-cell table:formula="of:=[Sheet1.A483]" office:value-type="string" office:string-value="pipesworld-notankage">
            <text:p>pipesworld-notankage</text:p>
          </table:table-cell>
          <table:table-cell table:formula="of:=[Sheet1.B483]" office:value-type="string" office:string-value="p18_net2_b16_g7">
            <text:p>p18_net2_b16_g7</text:p>
          </table:table-cell>
          <table:table-cell table:formula="of:=MAX([Sheet1.C483];[Sheet1.E483])" office:value-type="float" office:value="16">
            <text:p>16</text:p>
          </table:table-cell>
          <table:table-cell table:formula="of:=[Sheet1.G483]" office:value-type="float" office:value="22">
            <text:p>22</text:p>
          </table:table-cell>
          <table:table-cell table:formula="of:=OR(NOT(NOT([Sheet1.D483])); NOT(NOT([Sheet1.F483])); [.C483]=[.D483])" office:value-type="boolean" office:boolean-value="false">
            <text:p>FALSE</text:p>
          </table:table-cell>
        </table:table-row>
        <table:table-row table:style-name="ro1">
          <table:table-cell table:formula="of:=[Sheet1.A484]" office:value-type="string" office:string-value="pipesworld-notankage">
            <text:p>pipesworld-notankage</text:p>
          </table:table-cell>
          <table:table-cell table:formula="of:=[Sheet1.B484]" office:value-type="string" office:string-value="p19_net2_b18_g6">
            <text:p>p19_net2_b18_g6</text:p>
          </table:table-cell>
          <table:table-cell table:formula="of:=MAX([Sheet1.C484];[Sheet1.E484])" office:value-type="float" office:value="16">
            <text:p>16</text:p>
          </table:table-cell>
          <table:table-cell table:formula="of:=[Sheet1.G484]" office:value-type="float" office:value="21">
            <text:p>21</text:p>
          </table:table-cell>
          <table:table-cell table:formula="of:=OR(NOT(NOT([Sheet1.D484])); NOT(NOT([Sheet1.F484])); [.C484]=[.D484])" office:value-type="boolean" office:boolean-value="false">
            <text:p>FALSE</text:p>
          </table:table-cell>
        </table:table-row>
        <table:table-row table:style-name="ro1">
          <table:table-cell table:formula="of:=[Sheet1.A485]" office:value-type="string" office:string-value="pipesworld-notankage">
            <text:p>pipesworld-notankage</text:p>
          </table:table-cell>
          <table:table-cell table:formula="of:=[Sheet1.B485]" office:value-type="string" office:string-value="p20_net2_b18_g8">
            <text:p>p20_net2_b18_g8</text:p>
          </table:table-cell>
          <table:table-cell table:formula="of:=MAX([Sheet1.C485];[Sheet1.E485])" office:value-type="float" office:value="18">
            <text:p>18</text:p>
          </table:table-cell>
          <table:table-cell table:formula="of:=[Sheet1.G485]" office:value-type="float" office:value="35">
            <text:p>35</text:p>
          </table:table-cell>
          <table:table-cell table:formula="of:=OR(NOT(NOT([Sheet1.D485])); NOT(NOT([Sheet1.F485])); [.C485]=[.D485])" office:value-type="boolean" office:boolean-value="false">
            <text:p>FALSE</text:p>
          </table:table-cell>
        </table:table-row>
        <table:table-row table:style-name="ro1">
          <table:table-cell table:formula="of:=[Sheet1.A486]" office:value-type="string" office:string-value="pipesworld-notankage">
            <text:p>pipesworld-notankage</text:p>
          </table:table-cell>
          <table:table-cell table:formula="of:=[Sheet1.B486]" office:value-type="string" office:string-value="p21_net3_b12_g2">
            <text:p>p21_net3_b12_g2</text:p>
          </table:table-cell>
          <table:table-cell table:formula="of:=MAX([Sheet1.C486];[Sheet1.E486])" office:value-type="float" office:value="9">
            <text:p>9</text:p>
          </table:table-cell>
          <table:table-cell table:formula="of:=[Sheet1.G486]" office:value-type="float" office:value="9">
            <text:p>9</text:p>
          </table:table-cell>
          <table:table-cell table:formula="of:=OR(NOT(NOT([Sheet1.D486])); NOT(NOT([Sheet1.F486])); [.C486]=[.D486])" office:value-type="boolean" office:boolean-value="true">
            <text:p>TRUE</text:p>
          </table:table-cell>
        </table:table-row>
        <table:table-row table:style-name="ro1">
          <table:table-cell table:formula="of:=[Sheet1.A487]" office:value-type="string" office:string-value="pipesworld-notankage">
            <text:p>pipesworld-notankage</text:p>
          </table:table-cell>
          <table:table-cell table:formula="of:=[Sheet1.B487]" office:value-type="string" office:string-value="p22_net3_b12_g4">
            <text:p>p22_net3_b12_g4</text:p>
          </table:table-cell>
          <table:table-cell table:formula="of:=MAX([Sheet1.C487];[Sheet1.E487])" office:value-type="float" office:value="19">
            <text:p>19</text:p>
          </table:table-cell>
          <table:table-cell table:formula="of:=[Sheet1.G487]" office:value-type="float" office:value="19">
            <text:p>19</text:p>
          </table:table-cell>
          <table:table-cell table:formula="of:=OR(NOT(NOT([Sheet1.D487])); NOT(NOT([Sheet1.F487])); [.C487]=[.D487])" office:value-type="boolean" office:boolean-value="true">
            <text:p>TRUE</text:p>
          </table:table-cell>
        </table:table-row>
        <table:table-row table:style-name="ro1">
          <table:table-cell table:formula="of:=[Sheet1.A488]" office:value-type="string" office:string-value="pipesworld-notankage">
            <text:p>pipesworld-notankage</text:p>
          </table:table-cell>
          <table:table-cell table:formula="of:=[Sheet1.B488]" office:value-type="string" office:string-value="p23_net3_b14_g3">
            <text:p>p23_net3_b14_g3</text:p>
          </table:table-cell>
          <table:table-cell table:formula="of:=MAX([Sheet1.C488];[Sheet1.E488])" office:value-type="float" office:value="14">
            <text:p>14</text:p>
          </table:table-cell>
          <table:table-cell table:formula="of:=[Sheet1.G488]" office:value-type="float" office:value="14">
            <text:p>14</text:p>
          </table:table-cell>
          <table:table-cell table:formula="of:=OR(NOT(NOT([Sheet1.D488])); NOT(NOT([Sheet1.F488])); [.C488]=[.D488])" office:value-type="boolean" office:boolean-value="true">
            <text:p>TRUE</text:p>
          </table:table-cell>
        </table:table-row>
        <table:table-row table:style-name="ro1">
          <table:table-cell table:formula="of:=[Sheet1.A489]" office:value-type="string" office:string-value="pipesworld-notankage">
            <text:p>pipesworld-notankage</text:p>
          </table:table-cell>
          <table:table-cell table:formula="of:=[Sheet1.B489]" office:value-type="string" office:string-value="p24_net3_b14_g5">
            <text:p>p24_net3_b14_g5</text:p>
          </table:table-cell>
          <table:table-cell table:formula="of:=MAX([Sheet1.C489];[Sheet1.E489])" office:value-type="float" office:value="17">
            <text:p>17</text:p>
          </table:table-cell>
          <table:table-cell table:formula="of:=[Sheet1.G489]" office:value-type="float" office:value="18">
            <text:p>18</text:p>
          </table:table-cell>
          <table:table-cell table:formula="of:=OR(NOT(NOT([Sheet1.D489])); NOT(NOT([Sheet1.F489])); [.C489]=[.D489])" office:value-type="boolean" office:boolean-value="false">
            <text:p>FALSE</text:p>
          </table:table-cell>
        </table:table-row>
        <table:table-row table:style-name="ro1">
          <table:table-cell table:formula="of:=[Sheet1.A490]" office:value-type="string" office:string-value="pipesworld-notankage">
            <text:p>pipesworld-notankage</text:p>
          </table:table-cell>
          <table:table-cell table:formula="of:=[Sheet1.B490]" office:value-type="string" office:string-value="p25_net3_b16_g5">
            <text:p>p25_net3_b16_g5</text:p>
          </table:table-cell>
          <table:table-cell table:formula="of:=MAX([Sheet1.C490];[Sheet1.E490])" office:value-type="float" office:value="16">
            <text:p>16</text:p>
          </table:table-cell>
          <table:table-cell table:formula="of:=[Sheet1.G490]" office:value-type="float" office:value="23">
            <text:p>23</text:p>
          </table:table-cell>
          <table:table-cell table:formula="of:=OR(NOT(NOT([Sheet1.D490])); NOT(NOT([Sheet1.F490])); [.C490]=[.D490])" office:value-type="boolean" office:boolean-value="false">
            <text:p>FALSE</text:p>
          </table:table-cell>
        </table:table-row>
        <table:table-row table:style-name="ro1">
          <table:table-cell table:formula="of:=[Sheet1.A491]" office:value-type="string" office:string-value="pipesworld-notankage">
            <text:p>pipesworld-notankage</text:p>
          </table:table-cell>
          <table:table-cell table:formula="of:=[Sheet1.B491]" office:value-type="string" office:string-value="p26_net3_b16_g7">
            <text:p>p26_net3_b16_g7</text:p>
          </table:table-cell>
          <table:table-cell table:formula="of:=MAX([Sheet1.C491];[Sheet1.E491])" office:value-type="float" office:value="21">
            <text:p>21</text:p>
          </table:table-cell>
          <table:table-cell table:formula="of:=[Sheet1.G491]" office:value-type="float" office:value="31">
            <text:p>31</text:p>
          </table:table-cell>
          <table:table-cell table:formula="of:=OR(NOT(NOT([Sheet1.D491])); NOT(NOT([Sheet1.F491])); [.C491]=[.D491])" office:value-type="boolean" office:boolean-value="false">
            <text:p>FALSE</text:p>
          </table:table-cell>
        </table:table-row>
        <table:table-row table:style-name="ro1">
          <table:table-cell table:formula="of:=[Sheet1.A492]" office:value-type="string" office:string-value="pipesworld-notankage">
            <text:p>pipesworld-notankage</text:p>
          </table:table-cell>
          <table:table-cell table:formula="of:=[Sheet1.B492]" office:value-type="string" office:string-value="p27_net3_b18_g6">
            <text:p>p27_net3_b18_g6</text:p>
          </table:table-cell>
          <table:table-cell table:formula="of:=MAX([Sheet1.C492];[Sheet1.E492])" office:value-type="float" office:value="16">
            <text:p>16</text:p>
          </table:table-cell>
          <table:table-cell table:formula="of:=[Sheet1.G492]" office:value-type="float" office:value="27">
            <text:p>27</text:p>
          </table:table-cell>
          <table:table-cell table:formula="of:=OR(NOT(NOT([Sheet1.D492])); NOT(NOT([Sheet1.F492])); [.C492]=[.D492])" office:value-type="boolean" office:boolean-value="false">
            <text:p>FALSE</text:p>
          </table:table-cell>
        </table:table-row>
        <table:table-row table:style-name="ro1">
          <table:table-cell table:formula="of:=[Sheet1.A493]" office:value-type="string" office:string-value="pipesworld-notankage">
            <text:p>pipesworld-notankage</text:p>
          </table:table-cell>
          <table:table-cell table:formula="of:=[Sheet1.B493]" office:value-type="string" office:string-value="p28_net3_b18_g7">
            <text:p>p28_net3_b18_g7</text:p>
          </table:table-cell>
          <table:table-cell table:formula="of:=MAX([Sheet1.C493];[Sheet1.E493])" office:value-type="float" office:value="21">
            <text:p>21</text:p>
          </table:table-cell>
          <table:table-cell table:formula="of:=[Sheet1.G493]" office:value-type="float" office:value="36">
            <text:p>36</text:p>
          </table:table-cell>
          <table:table-cell table:formula="of:=OR(NOT(NOT([Sheet1.D493])); NOT(NOT([Sheet1.F493])); [.C493]=[.D493])" office:value-type="boolean" office:boolean-value="false">
            <text:p>FALSE</text:p>
          </table:table-cell>
        </table:table-row>
        <table:table-row table:style-name="ro1">
          <table:table-cell table:formula="of:=[Sheet1.A494]" office:value-type="string" office:string-value="pipesworld-notankage">
            <text:p>pipesworld-notankage</text:p>
          </table:table-cell>
          <table:table-cell table:formula="of:=[Sheet1.B494]" office:value-type="string" office:string-value="p29_net3_b20_g6">
            <text:p>p29_net3_b20_g6</text:p>
          </table:table-cell>
          <table:table-cell table:formula="of:=MAX([Sheet1.C494];[Sheet1.E494])" office:value-type="float" office:value="17">
            <text:p>17</text:p>
          </table:table-cell>
          <table:table-cell table:formula="of:=[Sheet1.G494]" office:value-type="float" office:value="30">
            <text:p>30</text:p>
          </table:table-cell>
          <table:table-cell table:formula="of:=OR(NOT(NOT([Sheet1.D494])); NOT(NOT([Sheet1.F494])); [.C494]=[.D494])" office:value-type="boolean" office:boolean-value="false">
            <text:p>FALSE</text:p>
          </table:table-cell>
        </table:table-row>
        <table:table-row table:style-name="ro1">
          <table:table-cell table:formula="of:=[Sheet1.A495]" office:value-type="string" office:string-value="pipesworld-notankage">
            <text:p>pipesworld-notankage</text:p>
          </table:table-cell>
          <table:table-cell table:formula="of:=[Sheet1.B495]" office:value-type="string" office:string-value="p30_net3_b20_g8">
            <text:p>p30_net3_b20_g8</text:p>
          </table:table-cell>
          <table:table-cell table:formula="of:=MAX([Sheet1.C495];[Sheet1.E495])" office:value-type="float" office:value="25">
            <text:p>25</text:p>
          </table:table-cell>
          <table:table-cell table:formula="of:=[Sheet1.G495]" office:value-type="float" office:value="40">
            <text:p>40</text:p>
          </table:table-cell>
          <table:table-cell table:formula="of:=OR(NOT(NOT([Sheet1.D495])); NOT(NOT([Sheet1.F495])); [.C495]=[.D495])" office:value-type="boolean" office:boolean-value="false">
            <text:p>FALSE</text:p>
          </table:table-cell>
        </table:table-row>
        <table:table-row table:style-name="ro1">
          <table:table-cell table:formula="of:=[Sheet1.A496]" office:value-type="string" office:string-value="pipesworld-notankage">
            <text:p>pipesworld-notankage</text:p>
          </table:table-cell>
          <table:table-cell table:formula="of:=[Sheet1.B496]" office:value-type="string" office:string-value="p31_net4_b14_g3">
            <text:p>p31_net4_b14_g3</text:p>
          </table:table-cell>
          <table:table-cell table:formula="of:=MAX([Sheet1.C496];[Sheet1.E496])" office:value-type="float" office:value="14">
            <text:p>14</text:p>
          </table:table-cell>
          <table:table-cell table:formula="of:=[Sheet1.G496]" office:value-type="float" office:value="18">
            <text:p>18</text:p>
          </table:table-cell>
          <table:table-cell table:formula="of:=OR(NOT(NOT([Sheet1.D496])); NOT(NOT([Sheet1.F496])); [.C496]=[.D496])" office:value-type="boolean" office:boolean-value="false">
            <text:p>FALSE</text:p>
          </table:table-cell>
        </table:table-row>
        <table:table-row table:style-name="ro1">
          <table:table-cell table:formula="of:=[Sheet1.A497]" office:value-type="string" office:string-value="pipesworld-notankage">
            <text:p>pipesworld-notankage</text:p>
          </table:table-cell>
          <table:table-cell table:formula="of:=[Sheet1.B497]" office:value-type="string" office:string-value="p32_net4_b14_g5">
            <text:p>p32_net4_b14_g5</text:p>
          </table:table-cell>
          <table:table-cell table:formula="of:=MAX([Sheet1.C497];[Sheet1.E497])" office:value-type="float" office:value="16">
            <text:p>16</text:p>
          </table:table-cell>
          <table:table-cell table:formula="of:=[Sheet1.G497]" office:value-type="float" office:value="22">
            <text:p>22</text:p>
          </table:table-cell>
          <table:table-cell table:formula="of:=OR(NOT(NOT([Sheet1.D497])); NOT(NOT([Sheet1.F497])); [.C497]=[.D497])" office:value-type="boolean" office:boolean-value="false">
            <text:p>FALSE</text:p>
          </table:table-cell>
        </table:table-row>
        <table:table-row table:style-name="ro1">
          <table:table-cell table:formula="of:=[Sheet1.A498]" office:value-type="string" office:string-value="pipesworld-notankage">
            <text:p>pipesworld-notankage</text:p>
          </table:table-cell>
          <table:table-cell table:formula="of:=[Sheet1.B498]" office:value-type="string" office:string-value="p33_net4_b16_g5">
            <text:p>p33_net4_b16_g5</text:p>
          </table:table-cell>
          <table:table-cell table:formula="of:=MAX([Sheet1.C498];[Sheet1.E498])" office:value-type="float" office:value="16">
            <text:p>16</text:p>
          </table:table-cell>
          <table:table-cell table:formula="of:=[Sheet1.G498]" office:value-type="float" office:value="19">
            <text:p>19</text:p>
          </table:table-cell>
          <table:table-cell table:formula="of:=OR(NOT(NOT([Sheet1.D498])); NOT(NOT([Sheet1.F498])); [.C498]=[.D498])" office:value-type="boolean" office:boolean-value="false">
            <text:p>FALSE</text:p>
          </table:table-cell>
        </table:table-row>
        <table:table-row table:style-name="ro1">
          <table:table-cell table:formula="of:=[Sheet1.A499]" office:value-type="string" office:string-value="pipesworld-notankage">
            <text:p>pipesworld-notankage</text:p>
          </table:table-cell>
          <table:table-cell table:formula="of:=[Sheet1.B499]" office:value-type="string" office:string-value="p34_net4_b16_g6">
            <text:p>p34_net4_b16_g6</text:p>
          </table:table-cell>
          <table:table-cell table:formula="of:=MAX([Sheet1.C499];[Sheet1.E499])" office:value-type="float" office:value="18">
            <text:p>18</text:p>
          </table:table-cell>
          <table:table-cell table:formula="of:=[Sheet1.G499]" office:value-type="float" office:value="30">
            <text:p>30</text:p>
          </table:table-cell>
          <table:table-cell table:formula="of:=OR(NOT(NOT([Sheet1.D499])); NOT(NOT([Sheet1.F499])); [.C499]=[.D499])" office:value-type="boolean" office:boolean-value="false">
            <text:p>FALSE</text:p>
          </table:table-cell>
        </table:table-row>
        <table:table-row table:style-name="ro1">
          <table:table-cell table:formula="of:=[Sheet1.A500]" office:value-type="string" office:string-value="pipesworld-notankage">
            <text:p>pipesworld-notankage</text:p>
          </table:table-cell>
          <table:table-cell table:formula="of:=[Sheet1.B500]" office:value-type="string" office:string-value="p35_net4_b18_g4">
            <text:p>p35_net4_b18_g4</text:p>
          </table:table-cell>
          <table:table-cell table:formula="of:=MAX([Sheet1.C500];[Sheet1.E500])" office:value-type="float" office:value="12">
            <text:p>12</text:p>
          </table:table-cell>
          <table:table-cell table:formula="of:=[Sheet1.G500]" office:value-type="float" office:value="20">
            <text:p>20</text:p>
          </table:table-cell>
          <table:table-cell table:formula="of:=OR(NOT(NOT([Sheet1.D500])); NOT(NOT([Sheet1.F500])); [.C500]=[.D500])" office:value-type="boolean" office:boolean-value="false">
            <text:p>FALSE</text:p>
          </table:table-cell>
        </table:table-row>
        <table:table-row table:style-name="ro1">
          <table:table-cell table:formula="of:=[Sheet1.A501]" office:value-type="string" office:string-value="pipesworld-notankage">
            <text:p>pipesworld-notankage</text:p>
          </table:table-cell>
          <table:table-cell table:formula="of:=[Sheet1.B501]" office:value-type="string" office:string-value="p36_net4_b18_g6">
            <text:p>p36_net4_b18_g6</text:p>
          </table:table-cell>
          <table:table-cell table:formula="of:=MAX([Sheet1.C501];[Sheet1.E501])" office:value-type="float" office:value="15">
            <text:p>15</text:p>
          </table:table-cell>
          <table:table-cell table:formula="of:=[Sheet1.G501]" office:value-type="float" office:value="26">
            <text:p>26</text:p>
          </table:table-cell>
          <table:table-cell table:formula="of:=OR(NOT(NOT([Sheet1.D501])); NOT(NOT([Sheet1.F501])); [.C501]=[.D501])" office:value-type="boolean" office:boolean-value="false">
            <text:p>FALSE</text:p>
          </table:table-cell>
        </table:table-row>
        <table:table-row table:style-name="ro1">
          <table:table-cell table:formula="of:=[Sheet1.A502]" office:value-type="string" office:string-value="pipesworld-notankage">
            <text:p>pipesworld-notankage</text:p>
          </table:table-cell>
          <table:table-cell table:formula="of:=[Sheet1.B502]" office:value-type="string" office:string-value="p37_net4_b20_g5">
            <text:p>p37_net4_b20_g5</text:p>
          </table:table-cell>
          <table:table-cell table:formula="of:=MAX([Sheet1.C502];[Sheet1.E502])" office:value-type="float" office:value="14">
            <text:p>14</text:p>
          </table:table-cell>
          <table:table-cell table:formula="of:=[Sheet1.G502]" office:value-type="float" office:value="14">
            <text:p>14</text:p>
          </table:table-cell>
          <table:table-cell table:formula="of:=OR(NOT(NOT([Sheet1.D502])); NOT(NOT([Sheet1.F502])); [.C502]=[.D502])" office:value-type="boolean" office:boolean-value="true">
            <text:p>TRUE</text:p>
          </table:table-cell>
        </table:table-row>
        <table:table-row table:style-name="ro1">
          <table:table-cell table:formula="of:=[Sheet1.A503]" office:value-type="string" office:string-value="pipesworld-notankage">
            <text:p>pipesworld-notankage</text:p>
          </table:table-cell>
          <table:table-cell table:formula="of:=[Sheet1.B503]" office:value-type="string" office:string-value="p38_net4_b20_g7">
            <text:p>p38_net4_b20_g7</text:p>
          </table:table-cell>
          <table:table-cell table:formula="of:=MAX([Sheet1.C503];[Sheet1.E503])" office:value-type="float" office:value="14">
            <text:p>14</text:p>
          </table:table-cell>
          <table:table-cell table:formula="of:=[Sheet1.G503]" office:value-type="float" office:value="23">
            <text:p>23</text:p>
          </table:table-cell>
          <table:table-cell table:formula="of:=OR(NOT(NOT([Sheet1.D503])); NOT(NOT([Sheet1.F503])); [.C503]=[.D503])" office:value-type="boolean" office:boolean-value="false">
            <text:p>FALSE</text:p>
          </table:table-cell>
        </table:table-row>
        <table:table-row table:style-name="ro1">
          <table:table-cell table:formula="of:=[Sheet1.A504]" office:value-type="string" office:string-value="pipesworld-notankage">
            <text:p>pipesworld-notankage</text:p>
          </table:table-cell>
          <table:table-cell table:formula="of:=[Sheet1.B504]" office:value-type="string" office:string-value="p39_net4_b22_g7">
            <text:p>p39_net4_b22_g7</text:p>
          </table:table-cell>
          <table:table-cell table:formula="of:=MAX([Sheet1.C504];[Sheet1.E504])" office:value-type="float" office:value="16">
            <text:p>16</text:p>
          </table:table-cell>
          <table:table-cell table:formula="of:=[Sheet1.G504]" office:value-type="float" office:value="24">
            <text:p>24</text:p>
          </table:table-cell>
          <table:table-cell table:formula="of:=OR(NOT(NOT([Sheet1.D504])); NOT(NOT([Sheet1.F504])); [.C504]=[.D504])" office:value-type="boolean" office:boolean-value="false">
            <text:p>FALSE</text:p>
          </table:table-cell>
        </table:table-row>
        <table:table-row table:style-name="ro1">
          <table:table-cell table:formula="of:=[Sheet1.A505]" office:value-type="string" office:string-value="pipesworld-notankage">
            <text:p>pipesworld-notankage</text:p>
          </table:table-cell>
          <table:table-cell table:formula="of:=[Sheet1.B505]" office:value-type="string" office:string-value="p40_net4_b22_g8">
            <text:p>p40_net4_b22_g8</text:p>
          </table:table-cell>
          <table:table-cell table:formula="of:=MAX([Sheet1.C505];[Sheet1.E505])" office:value-type="float" office:value="15">
            <text:p>15</text:p>
          </table:table-cell>
          <table:table-cell table:formula="of:=[Sheet1.G505]" office:value-type="float" office:value="28">
            <text:p>28</text:p>
          </table:table-cell>
          <table:table-cell table:formula="of:=OR(NOT(NOT([Sheet1.D505])); NOT(NOT([Sheet1.F505])); [.C505]=[.D505])" office:value-type="boolean" office:boolean-value="false">
            <text:p>FALSE</text:p>
          </table:table-cell>
        </table:table-row>
        <table:table-row table:style-name="ro1">
          <table:table-cell table:formula="of:=[Sheet1.A506]" office:value-type="string" office:string-value="pipesworld-notankage">
            <text:p>pipesworld-notankage</text:p>
          </table:table-cell>
          <table:table-cell table:formula="of:=[Sheet1.B506]" office:value-type="string" office:string-value="p41_net5_b22_g2">
            <text:p>p41_net5_b22_g2</text:p>
          </table:table-cell>
          <table:table-cell table:formula="of:=MAX([Sheet1.C506];[Sheet1.E506])" office:value-type="float" office:value="8">
            <text:p>8</text:p>
          </table:table-cell>
          <table:table-cell table:formula="of:=[Sheet1.G506]" office:value-type="float" office:value="8">
            <text:p>8</text:p>
          </table:table-cell>
          <table:table-cell table:formula="of:=OR(NOT(NOT([Sheet1.D506])); NOT(NOT([Sheet1.F506])); [.C506]=[.D506])" office:value-type="boolean" office:boolean-value="true">
            <text:p>TRUE</text:p>
          </table:table-cell>
        </table:table-row>
        <table:table-row table:style-name="ro1">
          <table:table-cell table:formula="of:=[Sheet1.A507]" office:value-type="string" office:string-value="pipesworld-notankage">
            <text:p>pipesworld-notankage</text:p>
          </table:table-cell>
          <table:table-cell table:formula="of:=[Sheet1.B507]" office:value-type="string" office:string-value="p42_net5_b22_g4">
            <text:p>p42_net5_b22_g4</text:p>
          </table:table-cell>
          <table:table-cell table:formula="of:=MAX([Sheet1.C507];[Sheet1.E507])" office:value-type="float" office:value="14">
            <text:p>14</text:p>
          </table:table-cell>
          <table:table-cell table:formula="of:=[Sheet1.G507]" office:value-type="float" office:value="20">
            <text:p>20</text:p>
          </table:table-cell>
          <table:table-cell table:formula="of:=OR(NOT(NOT([Sheet1.D507])); NOT(NOT([Sheet1.F507])); [.C507]=[.D507])" office:value-type="boolean" office:boolean-value="false">
            <text:p>FALSE</text:p>
          </table:table-cell>
        </table:table-row>
        <table:table-row table:style-name="ro1">
          <table:table-cell table:formula="of:=[Sheet1.A508]" office:value-type="string" office:string-value="pipesworld-notankage">
            <text:p>pipesworld-notankage</text:p>
          </table:table-cell>
          <table:table-cell table:formula="of:=[Sheet1.B508]" office:value-type="string" office:string-value="p43_net5_b24_g3">
            <text:p>p43_net5_b24_g3</text:p>
          </table:table-cell>
          <table:table-cell table:formula="of:=MAX([Sheet1.C508];[Sheet1.E508])" office:value-type="float" office:value="15">
            <text:p>15</text:p>
          </table:table-cell>
          <table:table-cell table:formula="of:=[Sheet1.G508]" office:value-type="float" office:value="25">
            <text:p>25</text:p>
          </table:table-cell>
          <table:table-cell table:formula="of:=OR(NOT(NOT([Sheet1.D508])); NOT(NOT([Sheet1.F508])); [.C508]=[.D508])" office:value-type="boolean" office:boolean-value="false">
            <text:p>FALSE</text:p>
          </table:table-cell>
        </table:table-row>
        <table:table-row table:style-name="ro1">
          <table:table-cell table:formula="of:=[Sheet1.A509]" office:value-type="string" office:string-value="pipesworld-notankage">
            <text:p>pipesworld-notankage</text:p>
          </table:table-cell>
          <table:table-cell table:formula="of:=[Sheet1.B509]" office:value-type="string" office:string-value="p44_net5_b24_g5">
            <text:p>p44_net5_b24_g5</text:p>
          </table:table-cell>
          <table:table-cell table:formula="of:=MAX([Sheet1.C509];[Sheet1.E509])" office:value-type="float" office:value="16">
            <text:p>16</text:p>
          </table:table-cell>
          <table:table-cell table:formula="of:=[Sheet1.G509]" office:value-type="float" office:value="29">
            <text:p>29</text:p>
          </table:table-cell>
          <table:table-cell table:formula="of:=OR(NOT(NOT([Sheet1.D509])); NOT(NOT([Sheet1.F509])); [.C509]=[.D509])" office:value-type="boolean" office:boolean-value="false">
            <text:p>FALSE</text:p>
          </table:table-cell>
        </table:table-row>
        <table:table-row table:style-name="ro1">
          <table:table-cell table:formula="of:=[Sheet1.A510]" office:value-type="string" office:string-value="pipesworld-notankage">
            <text:p>pipesworld-notankage</text:p>
          </table:table-cell>
          <table:table-cell table:formula="of:=[Sheet1.B510]" office:value-type="string" office:string-value="p45_net5_b26_g4">
            <text:p>p45_net5_b26_g4</text:p>
          </table:table-cell>
          <table:table-cell table:formula="of:=MAX([Sheet1.C510];[Sheet1.E510])" office:value-type="float" office:value="15">
            <text:p>15</text:p>
          </table:table-cell>
          <table:table-cell table:formula="of:=[Sheet1.G510]" office:value-type="float" office:value="24">
            <text:p>24</text:p>
          </table:table-cell>
          <table:table-cell table:formula="of:=OR(NOT(NOT([Sheet1.D510])); NOT(NOT([Sheet1.F510])); [.C510]=[.D510])" office:value-type="boolean" office:boolean-value="false">
            <text:p>FALSE</text:p>
          </table:table-cell>
        </table:table-row>
        <table:table-row table:style-name="ro1">
          <table:table-cell table:formula="of:=[Sheet1.A511]" office:value-type="string" office:string-value="pipesworld-notankage">
            <text:p>pipesworld-notankage</text:p>
          </table:table-cell>
          <table:table-cell table:formula="of:=[Sheet1.B511]" office:value-type="string" office:string-value="p46_net5_b26_g6">
            <text:p>p46_net5_b26_g6</text:p>
          </table:table-cell>
          <table:table-cell table:formula="of:=MAX([Sheet1.C511];[Sheet1.E511])" office:value-type="float" office:value="17">
            <text:p>17</text:p>
          </table:table-cell>
          <table:table-cell table:formula="of:=[Sheet1.G511]" office:value-type="float" office:value="34">
            <text:p>34</text:p>
          </table:table-cell>
          <table:table-cell table:formula="of:=OR(NOT(NOT([Sheet1.D511])); NOT(NOT([Sheet1.F511])); [.C511]=[.D511])" office:value-type="boolean" office:boolean-value="false">
            <text:p>FALSE</text:p>
          </table:table-cell>
        </table:table-row>
        <table:table-row table:style-name="ro1">
          <table:table-cell table:formula="of:=[Sheet1.A512]" office:value-type="string" office:string-value="pipesworld-notankage">
            <text:p>pipesworld-notankage</text:p>
          </table:table-cell>
          <table:table-cell table:formula="of:=[Sheet1.B512]" office:value-type="string" office:string-value="p47_net5_b28_g5">
            <text:p>p47_net5_b28_g5</text:p>
          </table:table-cell>
          <table:table-cell table:formula="of:=MAX([Sheet1.C512];[Sheet1.E512])" office:value-type="float" office:value="21">
            <text:p>21</text:p>
          </table:table-cell>
          <table:table-cell table:formula="of:=[Sheet1.G512]" office:value-type="float" office:value="39">
            <text:p>39</text:p>
          </table:table-cell>
          <table:table-cell table:formula="of:=OR(NOT(NOT([Sheet1.D512])); NOT(NOT([Sheet1.F512])); [.C512]=[.D512])" office:value-type="boolean" office:boolean-value="false">
            <text:p>FALSE</text:p>
          </table:table-cell>
        </table:table-row>
        <table:table-row table:style-name="ro1">
          <table:table-cell table:formula="of:=[Sheet1.A513]" office:value-type="string" office:string-value="pipesworld-notankage">
            <text:p>pipesworld-notankage</text:p>
          </table:table-cell>
          <table:table-cell table:formula="of:=[Sheet1.B513]" office:value-type="string" office:string-value="p48_net5_b28_g7">
            <text:p>p48_net5_b28_g7</text:p>
          </table:table-cell>
          <table:table-cell table:formula="of:=MAX([Sheet1.C513];[Sheet1.E513])" office:value-type="float" office:value="24">
            <text:p>24</text:p>
          </table:table-cell>
          <table:table-cell table:formula="of:=[Sheet1.G513]" office:value-type="float" office:value="47">
            <text:p>47</text:p>
          </table:table-cell>
          <table:table-cell table:formula="of:=OR(NOT(NOT([Sheet1.D513])); NOT(NOT([Sheet1.F513])); [.C513]=[.D513])" office:value-type="boolean" office:boolean-value="false">
            <text:p>FALSE</text:p>
          </table:table-cell>
        </table:table-row>
        <table:table-row table:style-name="ro1">
          <table:table-cell table:formula="of:=[Sheet1.A514]" office:value-type="string" office:string-value="pipesworld-notankage">
            <text:p>pipesworld-notankage</text:p>
          </table:table-cell>
          <table:table-cell table:formula="of:=[Sheet1.B514]" office:value-type="string" office:string-value="p49_net5_b30_g6">
            <text:p>p49_net5_b30_g6</text:p>
          </table:table-cell>
          <table:table-cell table:formula="of:=MAX([Sheet1.C514];[Sheet1.E514])" office:value-type="float" office:value="18">
            <text:p>18</text:p>
          </table:table-cell>
          <table:table-cell table:formula="of:=[Sheet1.G514]" office:value-type="float" office:value="31">
            <text:p>31</text:p>
          </table:table-cell>
          <table:table-cell table:formula="of:=OR(NOT(NOT([Sheet1.D514])); NOT(NOT([Sheet1.F514])); [.C514]=[.D514])" office:value-type="boolean" office:boolean-value="false">
            <text:p>FALSE</text:p>
          </table:table-cell>
        </table:table-row>
        <table:table-row table:style-name="ro1">
          <table:table-cell table:formula="of:=[Sheet1.A515]" office:value-type="string" office:string-value="pipesworld-notankage">
            <text:p>pipesworld-notankage</text:p>
          </table:table-cell>
          <table:table-cell table:formula="of:=[Sheet1.B515]" office:value-type="string" office:string-value="p50_net5_b30_g8">
            <text:p>p50_net5_b30_g8</text:p>
          </table:table-cell>
          <table:table-cell table:formula="of:=MAX([Sheet1.C515];[Sheet1.E515])" office:value-type="float" office:value="21">
            <text:p>21</text:p>
          </table:table-cell>
          <table:table-cell table:formula="of:=[Sheet1.G515]" office:value-type="float" office:value="48">
            <text:p>48</text:p>
          </table:table-cell>
          <table:table-cell table:formula="of:=OR(NOT(NOT([Sheet1.D515])); NOT(NOT([Sheet1.F515])); [.C515]=[.D515])" office:value-type="boolean" office:boolean-value="false">
            <text:p>FALSE</text:p>
          </table:table-cell>
        </table:table-row>
        <table:table-row table:style-name="ro1">
          <table:table-cell table:formula="of:=[Sheet1.A516]" office:value-type="string" office:string-value="pipesworld-tankage">
            <text:p>pipesworld-tankage</text:p>
          </table:table-cell>
          <table:table-cell table:formula="of:=[Sheet1.B516]" office:value-type="string" office:string-value="p01_net1_b6_g2_t50">
            <text:p>p01_net1_b6_g2_t50</text:p>
          </table:table-cell>
          <table:table-cell table:formula="of:=MAX([Sheet1.C516];[Sheet1.E516])" office:value-type="float" office:value="5">
            <text:p>5</text:p>
          </table:table-cell>
          <table:table-cell table:formula="of:=[Sheet1.G516]" office:value-type="float" office:value="5">
            <text:p>5</text:p>
          </table:table-cell>
          <table:table-cell table:formula="of:=OR(NOT(NOT([Sheet1.D516])); NOT(NOT([Sheet1.F516])); [.C516]=[.D516])" office:value-type="boolean" office:boolean-value="true">
            <text:p>TRUE</text:p>
          </table:table-cell>
        </table:table-row>
        <table:table-row table:style-name="ro1">
          <table:table-cell table:formula="of:=[Sheet1.A517]" office:value-type="string" office:string-value="pipesworld-tankage">
            <text:p>pipesworld-tankage</text:p>
          </table:table-cell>
          <table:table-cell table:formula="of:=[Sheet1.B517]" office:value-type="string" office:string-value="p02_net1_b6_g4_t50">
            <text:p>p02_net1_b6_g4_t50</text:p>
          </table:table-cell>
          <table:table-cell table:formula="of:=MAX([Sheet1.C517];[Sheet1.E517])" office:value-type="float" office:value="7">
            <text:p>7</text:p>
          </table:table-cell>
          <table:table-cell table:formula="of:=[Sheet1.G517]" office:value-type="float" office:value="7">
            <text:p>7</text:p>
          </table:table-cell>
          <table:table-cell table:formula="of:=OR(NOT(NOT([Sheet1.D517])); NOT(NOT([Sheet1.F517])); [.C517]=[.D517])" office:value-type="boolean" office:boolean-value="true">
            <text:p>TRUE</text:p>
          </table:table-cell>
        </table:table-row>
        <table:table-row table:style-name="ro1">
          <table:table-cell table:formula="of:=[Sheet1.A518]" office:value-type="string" office:string-value="pipesworld-tankage">
            <text:p>pipesworld-tankage</text:p>
          </table:table-cell>
          <table:table-cell table:formula="of:=[Sheet1.B518]" office:value-type="string" office:string-value="p03_net1_b8_g3_t80">
            <text:p>p03_net1_b8_g3_t80</text:p>
          </table:table-cell>
          <table:table-cell table:formula="of:=MAX([Sheet1.C518];[Sheet1.E518])" office:value-type="float" office:value="7">
            <text:p>7</text:p>
          </table:table-cell>
          <table:table-cell table:formula="of:=[Sheet1.G518]" office:value-type="float" office:value="7">
            <text:p>7</text:p>
          </table:table-cell>
          <table:table-cell table:formula="of:=OR(NOT(NOT([Sheet1.D518])); NOT(NOT([Sheet1.F518])); [.C518]=[.D518])" office:value-type="boolean" office:boolean-value="true">
            <text:p>TRUE</text:p>
          </table:table-cell>
        </table:table-row>
        <table:table-row table:style-name="ro1">
          <table:table-cell table:formula="of:=[Sheet1.A519]" office:value-type="string" office:string-value="pipesworld-tankage">
            <text:p>pipesworld-tankage</text:p>
          </table:table-cell>
          <table:table-cell table:formula="of:=[Sheet1.B519]" office:value-type="string" office:string-value="p04_net1_b8_g5_t80">
            <text:p>p04_net1_b8_g5_t80</text:p>
          </table:table-cell>
          <table:table-cell table:formula="of:=MAX([Sheet1.C519];[Sheet1.E519])" office:value-type="float" office:value="7">
            <text:p>7</text:p>
          </table:table-cell>
          <table:table-cell table:formula="of:=[Sheet1.G519]" office:value-type="float" office:value="7">
            <text:p>7</text:p>
          </table:table-cell>
          <table:table-cell table:formula="of:=OR(NOT(NOT([Sheet1.D519])); NOT(NOT([Sheet1.F519])); [.C519]=[.D519])" office:value-type="boolean" office:boolean-value="true">
            <text:p>TRUE</text:p>
          </table:table-cell>
        </table:table-row>
        <table:table-row table:style-name="ro1">
          <table:table-cell table:formula="of:=[Sheet1.A520]" office:value-type="string" office:string-value="pipesworld-tankage">
            <text:p>pipesworld-tankage</text:p>
          </table:table-cell>
          <table:table-cell table:formula="of:=[Sheet1.B520]" office:value-type="string" office:string-value="p05_net1_b10_g4_t50">
            <text:p>p05_net1_b10_g4_t50</text:p>
          </table:table-cell>
          <table:table-cell table:formula="of:=MAX([Sheet1.C520];[Sheet1.E520])" office:value-type="float" office:value="7">
            <text:p>7</text:p>
          </table:table-cell>
          <table:table-cell table:formula="of:=[Sheet1.G520]" office:value-type="float" office:value="7">
            <text:p>7</text:p>
          </table:table-cell>
          <table:table-cell table:formula="of:=OR(NOT(NOT([Sheet1.D520])); NOT(NOT([Sheet1.F520])); [.C520]=[.D520])" office:value-type="boolean" office:boolean-value="true">
            <text:p>TRUE</text:p>
          </table:table-cell>
        </table:table-row>
        <table:table-row table:style-name="ro1">
          <table:table-cell table:formula="of:=[Sheet1.A521]" office:value-type="string" office:string-value="pipesworld-tankage">
            <text:p>pipesworld-tankage</text:p>
          </table:table-cell>
          <table:table-cell table:formula="of:=[Sheet1.B521]" office:value-type="string" office:string-value="p06_net1_b10_g6_t50">
            <text:p>p06_net1_b10_g6_t50</text:p>
          </table:table-cell>
          <table:table-cell table:formula="of:=MAX([Sheet1.C521];[Sheet1.E521])" office:value-type="float" office:value="9">
            <text:p>9</text:p>
          </table:table-cell>
          <table:table-cell table:formula="of:=[Sheet1.G521]" office:value-type="float" office:value="9">
            <text:p>9</text:p>
          </table:table-cell>
          <table:table-cell table:formula="of:=OR(NOT(NOT([Sheet1.D521])); NOT(NOT([Sheet1.F521])); [.C521]=[.D521])" office:value-type="boolean" office:boolean-value="true">
            <text:p>TRUE</text:p>
          </table:table-cell>
        </table:table-row>
        <table:table-row table:style-name="ro1">
          <table:table-cell table:formula="of:=[Sheet1.A522]" office:value-type="string" office:string-value="pipesworld-tankage">
            <text:p>pipesworld-tankage</text:p>
          </table:table-cell>
          <table:table-cell table:formula="of:=[Sheet1.B522]" office:value-type="string" office:string-value="p07_net1_b12_g5_t80">
            <text:p>p07_net1_b12_g5_t80</text:p>
          </table:table-cell>
          <table:table-cell table:formula="of:=MAX([Sheet1.C522];[Sheet1.E522])" office:value-type="float" office:value="8">
            <text:p>8</text:p>
          </table:table-cell>
          <table:table-cell table:formula="of:=[Sheet1.G522]" office:value-type="float" office:value="8">
            <text:p>8</text:p>
          </table:table-cell>
          <table:table-cell table:formula="of:=OR(NOT(NOT([Sheet1.D522])); NOT(NOT([Sheet1.F522])); [.C522]=[.D522])" office:value-type="boolean" office:boolean-value="true">
            <text:p>TRUE</text:p>
          </table:table-cell>
        </table:table-row>
        <table:table-row table:style-name="ro1">
          <table:table-cell table:formula="of:=[Sheet1.A523]" office:value-type="string" office:string-value="pipesworld-tankage">
            <text:p>pipesworld-tankage</text:p>
          </table:table-cell>
          <table:table-cell table:formula="of:=[Sheet1.B523]" office:value-type="string" office:string-value="p08_net1_b12_g7_t80">
            <text:p>p08_net1_b12_g7_t80</text:p>
          </table:table-cell>
          <table:table-cell table:formula="of:=MAX([Sheet1.C523];[Sheet1.E523])" office:value-type="float" office:value="10">
            <text:p>10</text:p>
          </table:table-cell>
          <table:table-cell table:formula="of:=[Sheet1.G523]" office:value-type="float" office:value="11">
            <text:p>11</text:p>
          </table:table-cell>
          <table:table-cell table:formula="of:=OR(NOT(NOT([Sheet1.D523])); NOT(NOT([Sheet1.F523])); [.C523]=[.D523])" office:value-type="boolean" office:boolean-value="true">
            <text:p>TRUE</text:p>
          </table:table-cell>
        </table:table-row>
        <table:table-row table:style-name="ro1">
          <table:table-cell table:formula="of:=[Sheet1.A524]" office:value-type="string" office:string-value="pipesworld-tankage">
            <text:p>pipesworld-tankage</text:p>
          </table:table-cell>
          <table:table-cell table:formula="of:=[Sheet1.B524]" office:value-type="string" office:string-value="p09_net1_b14_g6_t50">
            <text:p>p09_net1_b14_g6_t50</text:p>
          </table:table-cell>
          <table:table-cell table:formula="of:=MAX([Sheet1.C524];[Sheet1.E524])" office:value-type="float" office:value="13">
            <text:p>13</text:p>
          </table:table-cell>
          <table:table-cell table:formula="of:=[Sheet1.G524]" office:value-type="float" office:value="16">
            <text:p>16</text:p>
          </table:table-cell>
          <table:table-cell table:formula="of:=OR(NOT(NOT([Sheet1.D524])); NOT(NOT([Sheet1.F524])); [.C524]=[.D524])" office:value-type="boolean" office:boolean-value="true">
            <text:p>TRUE</text:p>
          </table:table-cell>
        </table:table-row>
        <table:table-row table:style-name="ro1">
          <table:table-cell table:formula="of:=[Sheet1.A525]" office:value-type="string" office:string-value="pipesworld-tankage">
            <text:p>pipesworld-tankage</text:p>
          </table:table-cell>
          <table:table-cell table:formula="of:=[Sheet1.B525]" office:value-type="string" office:string-value="p10_net1_b14_g8_t50">
            <text:p>p10_net1_b14_g8_t50</text:p>
          </table:table-cell>
          <table:table-cell table:formula="of:=MAX([Sheet1.C525];[Sheet1.E525])" office:value-type="float" office:value="17">
            <text:p>17</text:p>
          </table:table-cell>
          <table:table-cell table:formula="of:=[Sheet1.G525]" office:value-type="float" office:value="23">
            <text:p>23</text:p>
          </table:table-cell>
          <table:table-cell table:formula="of:=OR(NOT(NOT([Sheet1.D525])); NOT(NOT([Sheet1.F525])); [.C525]=[.D525])" office:value-type="boolean" office:boolean-value="true">
            <text:p>TRUE</text:p>
          </table:table-cell>
        </table:table-row>
        <table:table-row table:style-name="ro1">
          <table:table-cell table:formula="of:=[Sheet1.A526]" office:value-type="string" office:string-value="pipesworld-tankage">
            <text:p>pipesworld-tankage</text:p>
          </table:table-cell>
          <table:table-cell table:formula="of:=[Sheet1.B526]" office:value-type="string" office:string-value="p11_net2_b10_g2_t30">
            <text:p>p11_net2_b10_g2_t30</text:p>
          </table:table-cell>
          <table:table-cell table:formula="of:=MAX([Sheet1.C526];[Sheet1.E526])" office:value-type="float" office:value="12">
            <text:p>12</text:p>
          </table:table-cell>
          <table:table-cell table:formula="of:=[Sheet1.G526]" office:value-type="float" office:value="12">
            <text:p>12</text:p>
          </table:table-cell>
          <table:table-cell table:formula="of:=OR(NOT(NOT([Sheet1.D526])); NOT(NOT([Sheet1.F526])); [.C526]=[.D526])" office:value-type="boolean" office:boolean-value="true">
            <text:p>TRUE</text:p>
          </table:table-cell>
        </table:table-row>
        <table:table-row table:style-name="ro1">
          <table:table-cell table:formula="of:=[Sheet1.A527]" office:value-type="string" office:string-value="pipesworld-tankage">
            <text:p>pipesworld-tankage</text:p>
          </table:table-cell>
          <table:table-cell table:formula="of:=[Sheet1.B527]" office:value-type="string" office:string-value="p12_net2_b10_g4_t60">
            <text:p>p12_net2_b10_g4_t60</text:p>
          </table:table-cell>
          <table:table-cell table:formula="of:=MAX([Sheet1.C527];[Sheet1.E527])" office:value-type="float" office:value="13">
            <text:p>13</text:p>
          </table:table-cell>
          <table:table-cell table:formula="of:=[Sheet1.G527]" office:value-type="float" office:value="13">
            <text:p>13</text:p>
          </table:table-cell>
          <table:table-cell table:formula="of:=OR(NOT(NOT([Sheet1.D527])); NOT(NOT([Sheet1.F527])); [.C527]=[.D527])" office:value-type="boolean" office:boolean-value="true">
            <text:p>TRUE</text:p>
          </table:table-cell>
        </table:table-row>
        <table:table-row table:style-name="ro1">
          <table:table-cell table:formula="of:=[Sheet1.A528]" office:value-type="string" office:string-value="pipesworld-tankage">
            <text:p>pipesworld-tankage</text:p>
          </table:table-cell>
          <table:table-cell table:formula="of:=[Sheet1.B528]" office:value-type="string" office:string-value="p13_net2_b12_g3_t70">
            <text:p>p13_net2_b12_g3_t70</text:p>
          </table:table-cell>
          <table:table-cell table:formula="of:=MAX([Sheet1.C528];[Sheet1.E528])" office:value-type="float" office:value="12">
            <text:p>12</text:p>
          </table:table-cell>
          <table:table-cell table:formula="of:=[Sheet1.G528]" office:value-type="float" office:value="13">
            <text:p>13</text:p>
          </table:table-cell>
          <table:table-cell table:formula="of:=OR(NOT(NOT([Sheet1.D528])); NOT(NOT([Sheet1.F528])); [.C528]=[.D528])" office:value-type="boolean" office:boolean-value="true">
            <text:p>TRUE</text:p>
          </table:table-cell>
        </table:table-row>
        <table:table-row table:style-name="ro1">
          <table:table-cell table:formula="of:=[Sheet1.A529]" office:value-type="string" office:string-value="pipesworld-tankage">
            <text:p>pipesworld-tankage</text:p>
          </table:table-cell>
          <table:table-cell table:formula="of:=[Sheet1.B529]" office:value-type="string" office:string-value="p14_net2_b12_g5_t30">
            <text:p>p14_net2_b12_g5_t30</text:p>
          </table:table-cell>
          <table:table-cell table:formula="of:=MAX([Sheet1.C529];[Sheet1.E529])" office:value-type="float" office:value="16">
            <text:p>16</text:p>
          </table:table-cell>
          <table:table-cell table:formula="of:=[Sheet1.G529]" office:value-type="float" office:value="19">
            <text:p>19</text:p>
          </table:table-cell>
          <table:table-cell table:formula="of:=OR(NOT(NOT([Sheet1.D529])); NOT(NOT([Sheet1.F529])); [.C529]=[.D529])" office:value-type="boolean" office:boolean-value="false">
            <text:p>FALSE</text:p>
          </table:table-cell>
        </table:table-row>
        <table:table-row table:style-name="ro1">
          <table:table-cell table:formula="of:=[Sheet1.A530]" office:value-type="string" office:string-value="pipesworld-tankage">
            <text:p>pipesworld-tankage</text:p>
          </table:table-cell>
          <table:table-cell table:formula="of:=[Sheet1.B530]" office:value-type="string" office:string-value="p15_net2_b14_g4_t30">
            <text:p>p15_net2_b14_g4_t30</text:p>
          </table:table-cell>
          <table:table-cell table:formula="of:=MAX([Sheet1.C530];[Sheet1.E530])" office:value-type="float" office:value="14">
            <text:p>14</text:p>
          </table:table-cell>
          <table:table-cell table:formula="of:=[Sheet1.G530]" office:value-type="float" office:value="14">
            <text:p>14</text:p>
          </table:table-cell>
          <table:table-cell table:formula="of:=OR(NOT(NOT([Sheet1.D530])); NOT(NOT([Sheet1.F530])); [.C530]=[.D530])" office:value-type="boolean" office:boolean-value="true">
            <text:p>TRUE</text:p>
          </table:table-cell>
        </table:table-row>
        <table:table-row table:style-name="ro1">
          <table:table-cell table:formula="of:=[Sheet1.A531]" office:value-type="string" office:string-value="pipesworld-tankage">
            <text:p>pipesworld-tankage</text:p>
          </table:table-cell>
          <table:table-cell table:formula="of:=[Sheet1.B531]" office:value-type="string" office:string-value="p16_net2_b14_g6_t80">
            <text:p>p16_net2_b14_g6_t80</text:p>
          </table:table-cell>
          <table:table-cell table:formula="of:=MAX([Sheet1.C531];[Sheet1.E531])" office:value-type="float" office:value="18">
            <text:p>18</text:p>
          </table:table-cell>
          <table:table-cell table:formula="of:=[Sheet1.G531]" office:value-type="float" office:value="20">
            <text:p>20</text:p>
          </table:table-cell>
          <table:table-cell table:formula="of:=OR(NOT(NOT([Sheet1.D531])); NOT(NOT([Sheet1.F531])); [.C531]=[.D531])" office:value-type="boolean" office:boolean-value="false">
            <text:p>FALSE</text:p>
          </table:table-cell>
        </table:table-row>
        <table:table-row table:style-name="ro1">
          <table:table-cell table:formula="of:=[Sheet1.A532]" office:value-type="string" office:string-value="pipesworld-tankage">
            <text:p>pipesworld-tankage</text:p>
          </table:table-cell>
          <table:table-cell table:formula="of:=[Sheet1.B532]" office:value-type="string" office:string-value="p17_net2_b16_g5_t20">
            <text:p>p17_net2_b16_g5_t20</text:p>
          </table:table-cell>
          <table:table-cell table:formula="of:=MAX([Sheet1.C532];[Sheet1.E532])" office:value-type="float" office:value="13">
            <text:p>13</text:p>
          </table:table-cell>
          <table:table-cell table:formula="of:=[Sheet1.G532]" office:value-type="float" office:value="13">
            <text:p>13</text:p>
          </table:table-cell>
          <table:table-cell table:formula="of:=OR(NOT(NOT([Sheet1.D532])); NOT(NOT([Sheet1.F532])); [.C532]=[.D532])" office:value-type="boolean" office:boolean-value="true">
            <text:p>TRUE</text:p>
          </table:table-cell>
        </table:table-row>
        <table:table-row table:style-name="ro1">
          <table:table-cell table:formula="of:=[Sheet1.A533]" office:value-type="string" office:string-value="pipesworld-tankage">
            <text:p>pipesworld-tankage</text:p>
          </table:table-cell>
          <table:table-cell table:formula="of:=[Sheet1.B533]" office:value-type="string" office:string-value="p18_net2_b16_g7_t60">
            <text:p>p18_net2_b16_g7_t60</text:p>
          </table:table-cell>
          <table:table-cell table:formula="of:=MAX([Sheet1.C533];[Sheet1.E533])" office:value-type="float" office:value="14">
            <text:p>14</text:p>
          </table:table-cell>
          <table:table-cell table:formula="of:=[Sheet1.G533]" office:value-type="float" office:value="22">
            <text:p>22</text:p>
          </table:table-cell>
          <table:table-cell table:formula="of:=OR(NOT(NOT([Sheet1.D533])); NOT(NOT([Sheet1.F533])); [.C533]=[.D533])" office:value-type="boolean" office:boolean-value="false">
            <text:p>FALSE</text:p>
          </table:table-cell>
        </table:table-row>
        <table:table-row table:style-name="ro1">
          <table:table-cell table:formula="of:=[Sheet1.A534]" office:value-type="string" office:string-value="pipesworld-tankage">
            <text:p>pipesworld-tankage</text:p>
          </table:table-cell>
          <table:table-cell table:formula="of:=[Sheet1.B534]" office:value-type="string" office:string-value="p19_net2_b18_g6_t60">
            <text:p>p19_net2_b18_g6_t60</text:p>
          </table:table-cell>
          <table:table-cell table:formula="of:=MAX([Sheet1.C534];[Sheet1.E534])" office:value-type="float" office:value="15">
            <text:p>15</text:p>
          </table:table-cell>
          <table:table-cell table:formula="of:=[Sheet1.G534]" office:value-type="float" office:value="29">
            <text:p>29</text:p>
          </table:table-cell>
          <table:table-cell table:formula="of:=OR(NOT(NOT([Sheet1.D534])); NOT(NOT([Sheet1.F534])); [.C534]=[.D534])" office:value-type="boolean" office:boolean-value="false">
            <text:p>FALSE</text:p>
          </table:table-cell>
        </table:table-row>
        <table:table-row table:style-name="ro1">
          <table:table-cell table:formula="of:=[Sheet1.A535]" office:value-type="string" office:string-value="pipesworld-tankage">
            <text:p>pipesworld-tankage</text:p>
          </table:table-cell>
          <table:table-cell table:formula="of:=[Sheet1.B535]" office:value-type="string" office:string-value="p20_net2_b18_g8_t90">
            <text:p>p20_net2_b18_g8_t90</text:p>
          </table:table-cell>
          <table:table-cell table:formula="of:=MAX([Sheet1.C535];[Sheet1.E535])" office:value-type="float" office:value="17">
            <text:p>17</text:p>
          </table:table-cell>
          <table:table-cell table:formula="of:=[Sheet1.G535]" office:value-type="float" office:value="33">
            <text:p>33</text:p>
          </table:table-cell>
          <table:table-cell table:formula="of:=OR(NOT(NOT([Sheet1.D535])); NOT(NOT([Sheet1.F535])); [.C535]=[.D535])" office:value-type="boolean" office:boolean-value="false">
            <text:p>FALSE</text:p>
          </table:table-cell>
        </table:table-row>
        <table:table-row table:style-name="ro1">
          <table:table-cell table:formula="of:=[Sheet1.A536]" office:value-type="string" office:string-value="pipesworld-tankage">
            <text:p>pipesworld-tankage</text:p>
          </table:table-cell>
          <table:table-cell table:formula="of:=[Sheet1.B536]" office:value-type="string" office:string-value="p21_net3_b12_g2_t60">
            <text:p>p21_net3_b12_g2_t60</text:p>
          </table:table-cell>
          <table:table-cell table:formula="of:=MAX([Sheet1.C536];[Sheet1.E536])" office:value-type="float" office:value="9">
            <text:p>9</text:p>
          </table:table-cell>
          <table:table-cell table:formula="of:=[Sheet1.G536]" office:value-type="float" office:value="9">
            <text:p>9</text:p>
          </table:table-cell>
          <table:table-cell table:formula="of:=OR(NOT(NOT([Sheet1.D536])); NOT(NOT([Sheet1.F536])); [.C536]=[.D536])" office:value-type="boolean" office:boolean-value="true">
            <text:p>TRUE</text:p>
          </table:table-cell>
        </table:table-row>
        <table:table-row table:style-name="ro1">
          <table:table-cell table:formula="of:=[Sheet1.A537]" office:value-type="string" office:string-value="pipesworld-tankage">
            <text:p>pipesworld-tankage</text:p>
          </table:table-cell>
          <table:table-cell table:formula="of:=[Sheet1.B537]" office:value-type="string" office:string-value="p22_net3_b12_g4_t60">
            <text:p>p22_net3_b12_g4_t60</text:p>
          </table:table-cell>
          <table:table-cell table:formula="of:=MAX([Sheet1.C537];[Sheet1.E537])" office:value-type="float" office:value="16">
            <text:p>16</text:p>
          </table:table-cell>
          <table:table-cell table:formula="of:=[Sheet1.G537]" office:value-type="float" office:value="20">
            <text:p>20</text:p>
          </table:table-cell>
          <table:table-cell table:formula="of:=OR(NOT(NOT([Sheet1.D537])); NOT(NOT([Sheet1.F537])); [.C537]=[.D537])" office:value-type="boolean" office:boolean-value="false">
            <text:p>FALSE</text:p>
          </table:table-cell>
        </table:table-row>
        <table:table-row table:style-name="ro1">
          <table:table-cell table:formula="of:=[Sheet1.A538]" office:value-type="string" office:string-value="pipesworld-tankage">
            <text:p>pipesworld-tankage</text:p>
          </table:table-cell>
          <table:table-cell table:formula="of:=[Sheet1.B538]" office:value-type="string" office:string-value="p23_net3_b14_g3_t60">
            <text:p>p23_net3_b14_g3_t60</text:p>
          </table:table-cell>
          <table:table-cell table:formula="of:=MAX([Sheet1.C538];[Sheet1.E538])" office:value-type="float" office:value="14">
            <text:p>14</text:p>
          </table:table-cell>
          <table:table-cell table:formula="of:=[Sheet1.G538]" office:value-type="float" office:value="17">
            <text:p>17</text:p>
          </table:table-cell>
          <table:table-cell table:formula="of:=OR(NOT(NOT([Sheet1.D538])); NOT(NOT([Sheet1.F538])); [.C538]=[.D538])" office:value-type="boolean" office:boolean-value="false">
            <text:p>FALSE</text:p>
          </table:table-cell>
        </table:table-row>
        <table:table-row table:style-name="ro1">
          <table:table-cell table:formula="of:=[Sheet1.A539]" office:value-type="string" office:string-value="pipesworld-tankage">
            <text:p>pipesworld-tankage</text:p>
          </table:table-cell>
          <table:table-cell table:formula="of:=[Sheet1.B539]" office:value-type="string" office:string-value="p24_net3_b14_g5_t60">
            <text:p>p24_net3_b14_g5_t60</text:p>
          </table:table-cell>
          <table:table-cell table:formula="of:=MAX([Sheet1.C539];[Sheet1.E539])" office:value-type="float" office:value="15">
            <text:p>15</text:p>
          </table:table-cell>
          <table:table-cell table:formula="of:=[Sheet1.G539]" office:value-type="float" office:value="25">
            <text:p>25</text:p>
          </table:table-cell>
          <table:table-cell table:formula="of:=OR(NOT(NOT([Sheet1.D539])); NOT(NOT([Sheet1.F539])); [.C539]=[.D539])" office:value-type="boolean" office:boolean-value="false">
            <text:p>FALSE</text:p>
          </table:table-cell>
        </table:table-row>
        <table:table-row table:style-name="ro1">
          <table:table-cell table:formula="of:=[Sheet1.A540]" office:value-type="string" office:string-value="pipesworld-tankage">
            <text:p>pipesworld-tankage</text:p>
          </table:table-cell>
          <table:table-cell table:formula="of:=[Sheet1.B540]" office:value-type="string" office:string-value="p25_net3_b16_g5_t60">
            <text:p>p25_net3_b16_g5_t60</text:p>
          </table:table-cell>
          <table:table-cell table:formula="of:=MAX([Sheet1.C540];[Sheet1.E540])" office:value-type="float" office:value="16">
            <text:p>16</text:p>
          </table:table-cell>
          <table:table-cell table:formula="of:=[Sheet1.G540]" office:value-type="float" office:value="25">
            <text:p>25</text:p>
          </table:table-cell>
          <table:table-cell table:formula="of:=OR(NOT(NOT([Sheet1.D540])); NOT(NOT([Sheet1.F540])); [.C540]=[.D540])" office:value-type="boolean" office:boolean-value="false">
            <text:p>FALSE</text:p>
          </table:table-cell>
        </table:table-row>
        <table:table-row table:style-name="ro1">
          <table:table-cell table:formula="of:=[Sheet1.A541]" office:value-type="string" office:string-value="pipesworld-tankage">
            <text:p>pipesworld-tankage</text:p>
          </table:table-cell>
          <table:table-cell table:formula="of:=[Sheet1.B541]" office:value-type="string" office:string-value="p26_net3_b16_g7_t70">
            <text:p>p26_net3_b16_g7_t70</text:p>
          </table:table-cell>
          <table:table-cell table:formula="of:=MAX([Sheet1.C541];[Sheet1.E541])" office:value-type="float" office:value="19">
            <text:p>19</text:p>
          </table:table-cell>
          <table:table-cell table:formula="of:=[Sheet1.G541]" office:value-type="float" office:value="33">
            <text:p>33</text:p>
          </table:table-cell>
          <table:table-cell table:formula="of:=OR(NOT(NOT([Sheet1.D541])); NOT(NOT([Sheet1.F541])); [.C541]=[.D541])" office:value-type="boolean" office:boolean-value="false">
            <text:p>FALSE</text:p>
          </table:table-cell>
        </table:table-row>
        <table:table-row table:style-name="ro1">
          <table:table-cell table:formula="of:=[Sheet1.A542]" office:value-type="string" office:string-value="pipesworld-tankage">
            <text:p>pipesworld-tankage</text:p>
          </table:table-cell>
          <table:table-cell table:formula="of:=[Sheet1.B542]" office:value-type="string" office:string-value="p27_net3_b18_g6_t70">
            <text:p>p27_net3_b18_g6_t70</text:p>
          </table:table-cell>
          <table:table-cell table:formula="of:=MAX([Sheet1.C542];[Sheet1.E542])" office:value-type="float" office:value="15">
            <text:p>15</text:p>
          </table:table-cell>
          <table:table-cell table:formula="of:=[Sheet1.G542]" office:value-type="float" office:value="26">
            <text:p>26</text:p>
          </table:table-cell>
          <table:table-cell table:formula="of:=OR(NOT(NOT([Sheet1.D542])); NOT(NOT([Sheet1.F542])); [.C542]=[.D542])" office:value-type="boolean" office:boolean-value="false">
            <text:p>FALSE</text:p>
          </table:table-cell>
        </table:table-row>
        <table:table-row table:style-name="ro1">
          <table:table-cell table:formula="of:=[Sheet1.A543]" office:value-type="string" office:string-value="pipesworld-tankage">
            <text:p>pipesworld-tankage</text:p>
          </table:table-cell>
          <table:table-cell table:formula="of:=[Sheet1.B543]" office:value-type="string" office:string-value="p28_net3_b18_g7_t70">
            <text:p>p28_net3_b18_g7_t70</text:p>
          </table:table-cell>
          <table:table-cell table:formula="of:=MAX([Sheet1.C543];[Sheet1.E543])" office:value-type="float" office:value="19">
            <text:p>19</text:p>
          </table:table-cell>
          <table:table-cell table:formula="of:=[Sheet1.G543]" office:value-type="float" office:value="37">
            <text:p>37</text:p>
          </table:table-cell>
          <table:table-cell table:formula="of:=OR(NOT(NOT([Sheet1.D543])); NOT(NOT([Sheet1.F543])); [.C543]=[.D543])" office:value-type="boolean" office:boolean-value="false">
            <text:p>FALSE</text:p>
          </table:table-cell>
        </table:table-row>
        <table:table-row table:style-name="ro1">
          <table:table-cell table:formula="of:=[Sheet1.A544]" office:value-type="string" office:string-value="pipesworld-tankage">
            <text:p>pipesworld-tankage</text:p>
          </table:table-cell>
          <table:table-cell table:formula="of:=[Sheet1.B544]" office:value-type="string" office:string-value="p29_net3_b20_g6_t70">
            <text:p>p29_net3_b20_g6_t70</text:p>
          </table:table-cell>
          <table:table-cell table:formula="of:=MAX([Sheet1.C544];[Sheet1.E544])" office:value-type="float" office:value="18">
            <text:p>18</text:p>
          </table:table-cell>
          <table:table-cell table:formula="of:=[Sheet1.G544]" office:value-type="float" office:value="31">
            <text:p>31</text:p>
          </table:table-cell>
          <table:table-cell table:formula="of:=OR(NOT(NOT([Sheet1.D544])); NOT(NOT([Sheet1.F544])); [.C544]=[.D544])" office:value-type="boolean" office:boolean-value="false">
            <text:p>FALSE</text:p>
          </table:table-cell>
        </table:table-row>
        <table:table-row table:style-name="ro1">
          <table:table-cell table:formula="of:=[Sheet1.A545]" office:value-type="string" office:string-value="pipesworld-tankage">
            <text:p>pipesworld-tankage</text:p>
          </table:table-cell>
          <table:table-cell table:formula="of:=[Sheet1.B545]" office:value-type="string" office:string-value="p30_net3_b20_g8_t70">
            <text:p>p30_net3_b20_g8_t70</text:p>
          </table:table-cell>
          <table:table-cell table:formula="of:=MAX([Sheet1.C545];[Sheet1.E545])" office:value-type="float" office:value="21">
            <text:p>21</text:p>
          </table:table-cell>
          <table:table-cell table:formula="of:=[Sheet1.G545]" office:value-type="float" office:value="40">
            <text:p>40</text:p>
          </table:table-cell>
          <table:table-cell table:formula="of:=OR(NOT(NOT([Sheet1.D545])); NOT(NOT([Sheet1.F545])); [.C545]=[.D545])" office:value-type="boolean" office:boolean-value="false">
            <text:p>FALSE</text:p>
          </table:table-cell>
        </table:table-row>
        <table:table-row table:style-name="ro1">
          <table:table-cell table:formula="of:=[Sheet1.A546]" office:value-type="string" office:string-value="pipesworld-tankage">
            <text:p>pipesworld-tankage</text:p>
          </table:table-cell>
          <table:table-cell table:formula="of:=[Sheet1.B546]" office:value-type="string" office:string-value="p31_net4_b14_g3_t20">
            <text:p>p31_net4_b14_g3_t20</text:p>
          </table:table-cell>
          <table:table-cell table:formula="of:=MAX([Sheet1.C546];[Sheet1.E546])" office:value-type="float" office:value="17">
            <text:p>17</text:p>
          </table:table-cell>
          <table:table-cell table:formula="of:=[Sheet1.G546]" office:value-type="float" office:value="19">
            <text:p>19</text:p>
          </table:table-cell>
          <table:table-cell table:formula="of:=OR(NOT(NOT([Sheet1.D546])); NOT(NOT([Sheet1.F546])); [.C546]=[.D546])" office:value-type="boolean" office:boolean-value="false">
            <text:p>FALSE</text:p>
          </table:table-cell>
        </table:table-row>
        <table:table-row table:style-name="ro1">
          <table:table-cell table:formula="of:=[Sheet1.A547]" office:value-type="string" office:string-value="pipesworld-tankage">
            <text:p>pipesworld-tankage</text:p>
          </table:table-cell>
          <table:table-cell table:formula="of:=[Sheet1.B547]" office:value-type="string" office:string-value="p32_net4_b14_g5_t30">
            <text:p>p32_net4_b14_g5_t30</text:p>
          </table:table-cell>
          <table:table-cell table:formula="of:=MAX([Sheet1.C547];[Sheet1.E547])" office:value-type="float" office:value="15">
            <text:p>15</text:p>
          </table:table-cell>
          <table:table-cell table:formula="of:=[Sheet1.G547]" office:value-type="float" office:value="24">
            <text:p>24</text:p>
          </table:table-cell>
          <table:table-cell table:formula="of:=OR(NOT(NOT([Sheet1.D547])); NOT(NOT([Sheet1.F547])); [.C547]=[.D547])" office:value-type="boolean" office:boolean-value="false">
            <text:p>FALSE</text:p>
          </table:table-cell>
        </table:table-row>
        <table:table-row table:style-name="ro1">
          <table:table-cell table:formula="of:=[Sheet1.A548]" office:value-type="string" office:string-value="pipesworld-tankage">
            <text:p>pipesworld-tankage</text:p>
          </table:table-cell>
          <table:table-cell table:formula="of:=[Sheet1.B548]" office:value-type="string" office:string-value="p33_net4_b16_g5_t60">
            <text:p>p33_net4_b16_g5_t60</text:p>
          </table:table-cell>
          <table:table-cell table:formula="of:=MAX([Sheet1.C548];[Sheet1.E548])" office:value-type="float" office:value="14">
            <text:p>14</text:p>
          </table:table-cell>
          <table:table-cell table:formula="of:=[Sheet1.G548]" office:value-type="float" office:value="20">
            <text:p>20</text:p>
          </table:table-cell>
          <table:table-cell table:formula="of:=OR(NOT(NOT([Sheet1.D548])); NOT(NOT([Sheet1.F548])); [.C548]=[.D548])" office:value-type="boolean" office:boolean-value="false">
            <text:p>FALSE</text:p>
          </table:table-cell>
        </table:table-row>
        <table:table-row table:style-name="ro1">
          <table:table-cell table:formula="of:=[Sheet1.A549]" office:value-type="string" office:string-value="pipesworld-tankage">
            <text:p>pipesworld-tankage</text:p>
          </table:table-cell>
          <table:table-cell table:formula="of:=[Sheet1.B549]" office:value-type="string" office:string-value="p34_net4_b16_g6_t60">
            <text:p>p34_net4_b16_g6_t60</text:p>
          </table:table-cell>
          <table:table-cell table:formula="of:=MAX([Sheet1.C549];[Sheet1.E549])" office:value-type="float" office:value="17">
            <text:p>17</text:p>
          </table:table-cell>
          <table:table-cell table:formula="of:=[Sheet1.G549]" office:value-type="float" office:value="31">
            <text:p>31</text:p>
          </table:table-cell>
          <table:table-cell table:formula="of:=OR(NOT(NOT([Sheet1.D549])); NOT(NOT([Sheet1.F549])); [.C549]=[.D549])" office:value-type="boolean" office:boolean-value="false">
            <text:p>FALSE</text:p>
          </table:table-cell>
        </table:table-row>
        <table:table-row table:style-name="ro1">
          <table:table-cell table:formula="of:=[Sheet1.A550]" office:value-type="string" office:string-value="pipesworld-tankage">
            <text:p>pipesworld-tankage</text:p>
          </table:table-cell>
          <table:table-cell table:formula="of:=[Sheet1.B550]" office:value-type="string" office:string-value="p35_net4_b18_g4_t90">
            <text:p>p35_net4_b18_g4_t90</text:p>
          </table:table-cell>
          <table:table-cell table:formula="of:=MAX([Sheet1.C550];[Sheet1.E550])" office:value-type="float" office:value="11">
            <text:p>11</text:p>
          </table:table-cell>
          <table:table-cell table:formula="of:=[Sheet1.G550]" office:value-type="float" office:value="19">
            <text:p>19</text:p>
          </table:table-cell>
          <table:table-cell table:formula="of:=OR(NOT(NOT([Sheet1.D550])); NOT(NOT([Sheet1.F550])); [.C550]=[.D550])" office:value-type="boolean" office:boolean-value="false">
            <text:p>FALSE</text:p>
          </table:table-cell>
        </table:table-row>
        <table:table-row table:style-name="ro1">
          <table:table-cell table:formula="of:=[Sheet1.A551]" office:value-type="string" office:string-value="pipesworld-tankage">
            <text:p>pipesworld-tankage</text:p>
          </table:table-cell>
          <table:table-cell table:formula="of:=[Sheet1.B551]" office:value-type="string" office:string-value="p36_net4_b18_g6_t90">
            <text:p>p36_net4_b18_g6_t90</text:p>
          </table:table-cell>
          <table:table-cell table:formula="of:=MAX([Sheet1.C551];[Sheet1.E551])" office:value-type="float" office:value="11">
            <text:p>11</text:p>
          </table:table-cell>
          <table:table-cell table:formula="of:=[Sheet1.G551]" office:value-type="float" office:value="26">
            <text:p>26</text:p>
          </table:table-cell>
          <table:table-cell table:formula="of:=OR(NOT(NOT([Sheet1.D551])); NOT(NOT([Sheet1.F551])); [.C551]=[.D551])" office:value-type="boolean" office:boolean-value="false">
            <text:p>FALSE</text:p>
          </table:table-cell>
        </table:table-row>
        <table:table-row table:style-name="ro1">
          <table:table-cell table:formula="of:=[Sheet1.A552]" office:value-type="string" office:string-value="pipesworld-tankage">
            <text:p>pipesworld-tankage</text:p>
          </table:table-cell>
          <table:table-cell table:formula="of:=[Sheet1.B552]" office:value-type="string" office:string-value="p37_net4_b20_g5_t60">
            <text:p>p37_net4_b20_g5_t60</text:p>
          </table:table-cell>
          <table:table-cell table:formula="of:=MAX([Sheet1.C552];[Sheet1.E552])" office:value-type="float" office:value="10">
            <text:p>10</text:p>
          </table:table-cell>
          <table:table-cell table:formula="of:=[Sheet1.G552]" office:value-type="float" office:value="17">
            <text:p>17</text:p>
          </table:table-cell>
          <table:table-cell table:formula="of:=OR(NOT(NOT([Sheet1.D552])); NOT(NOT([Sheet1.F552])); [.C552]=[.D552])" office:value-type="boolean" office:boolean-value="false">
            <text:p>FALSE</text:p>
          </table:table-cell>
        </table:table-row>
        <table:table-row table:style-name="ro1">
          <table:table-cell table:formula="of:=[Sheet1.A553]" office:value-type="string" office:string-value="pipesworld-tankage">
            <text:p>pipesworld-tankage</text:p>
          </table:table-cell>
          <table:table-cell table:formula="of:=[Sheet1.B553]" office:value-type="string" office:string-value="p38_net4_b20_g7_t60">
            <text:p>p38_net4_b20_g7_t60</text:p>
          </table:table-cell>
          <table:table-cell table:formula="of:=MAX([Sheet1.C553];[Sheet1.E553])" office:value-type="float" office:value="12">
            <text:p>12</text:p>
          </table:table-cell>
          <table:table-cell table:formula="of:=[Sheet1.G553]" office:value-type="float" office:value="24">
            <text:p>24</text:p>
          </table:table-cell>
          <table:table-cell table:formula="of:=OR(NOT(NOT([Sheet1.D553])); NOT(NOT([Sheet1.F553])); [.C553]=[.D553])" office:value-type="boolean" office:boolean-value="false">
            <text:p>FALSE</text:p>
          </table:table-cell>
        </table:table-row>
        <table:table-row table:style-name="ro1">
          <table:table-cell table:formula="of:=[Sheet1.A554]" office:value-type="string" office:string-value="pipesworld-tankage">
            <text:p>pipesworld-tankage</text:p>
          </table:table-cell>
          <table:table-cell table:formula="of:=[Sheet1.B554]" office:value-type="string" office:string-value="p39_net4_b22_g7_t50">
            <text:p>p39_net4_b22_g7_t50</text:p>
          </table:table-cell>
          <table:table-cell table:formula="of:=MAX([Sheet1.C554];[Sheet1.E554])" office:value-type="float" office:value="15">
            <text:p>15</text:p>
          </table:table-cell>
          <table:table-cell table:formula="of:=[Sheet1.G554]" office:value-type="float" office:value="24">
            <text:p>24</text:p>
          </table:table-cell>
          <table:table-cell table:formula="of:=OR(NOT(NOT([Sheet1.D554])); NOT(NOT([Sheet1.F554])); [.C554]=[.D554])" office:value-type="boolean" office:boolean-value="false">
            <text:p>FALSE</text:p>
          </table:table-cell>
        </table:table-row>
        <table:table-row table:style-name="ro1">
          <table:table-cell table:formula="of:=[Sheet1.A555]" office:value-type="string" office:string-value="pipesworld-tankage">
            <text:p>pipesworld-tankage</text:p>
          </table:table-cell>
          <table:table-cell table:formula="of:=[Sheet1.B555]" office:value-type="string" office:string-value="p40_net4_b22_g8_t50">
            <text:p>p40_net4_b22_g8_t50</text:p>
          </table:table-cell>
          <table:table-cell table:formula="of:=MAX([Sheet1.C555];[Sheet1.E555])" office:value-type="float" office:value="15">
            <text:p>15</text:p>
          </table:table-cell>
          <table:table-cell table:formula="of:=[Sheet1.G555]" office:value-type="float" office:value="27">
            <text:p>27</text:p>
          </table:table-cell>
          <table:table-cell table:formula="of:=OR(NOT(NOT([Sheet1.D555])); NOT(NOT([Sheet1.F555])); [.C555]=[.D555])" office:value-type="boolean" office:boolean-value="false">
            <text:p>FALSE</text:p>
          </table:table-cell>
        </table:table-row>
        <table:table-row table:style-name="ro1">
          <table:table-cell table:formula="of:=[Sheet1.A556]" office:value-type="string" office:string-value="pipesworld-tankage">
            <text:p>pipesworld-tankage</text:p>
          </table:table-cell>
          <table:table-cell table:formula="of:=[Sheet1.B556]" office:value-type="string" office:string-value="p41_net5_b22_g2_t20">
            <text:p>p41_net5_b22_g2_t20</text:p>
          </table:table-cell>
          <table:table-cell table:formula="of:=MAX([Sheet1.C556];[Sheet1.E556])" office:value-type="float" office:value="8">
            <text:p>8</text:p>
          </table:table-cell>
          <table:table-cell table:formula="of:=[Sheet1.G556]" office:value-type="float" office:value="8">
            <text:p>8</text:p>
          </table:table-cell>
          <table:table-cell table:formula="of:=OR(NOT(NOT([Sheet1.D556])); NOT(NOT([Sheet1.F556])); [.C556]=[.D556])" office:value-type="boolean" office:boolean-value="true">
            <text:p>TRUE</text:p>
          </table:table-cell>
        </table:table-row>
        <table:table-row table:style-name="ro1">
          <table:table-cell table:formula="of:=[Sheet1.A557]" office:value-type="string" office:string-value="pipesworld-tankage">
            <text:p>pipesworld-tankage</text:p>
          </table:table-cell>
          <table:table-cell table:formula="of:=[Sheet1.B557]" office:value-type="string" office:string-value="p42_net5_b22_g4_t50">
            <text:p>p42_net5_b22_g4_t50</text:p>
          </table:table-cell>
          <table:table-cell table:formula="of:=MAX([Sheet1.C557];[Sheet1.E557])" office:value-type="float" office:value="12">
            <text:p>12</text:p>
          </table:table-cell>
          <table:table-cell table:formula="of:=[Sheet1.G557]" office:value-type="float" office:value="22">
            <text:p>22</text:p>
          </table:table-cell>
          <table:table-cell table:formula="of:=OR(NOT(NOT([Sheet1.D557])); NOT(NOT([Sheet1.F557])); [.C557]=[.D557])" office:value-type="boolean" office:boolean-value="false">
            <text:p>FALSE</text:p>
          </table:table-cell>
        </table:table-row>
        <table:table-row table:style-name="ro1">
          <table:table-cell table:formula="of:=[Sheet1.A558]" office:value-type="string" office:string-value="pipesworld-tankage">
            <text:p>pipesworld-tankage</text:p>
          </table:table-cell>
          <table:table-cell table:formula="of:=[Sheet1.B558]" office:value-type="string" office:string-value="p43_net5_b24_g3_t80">
            <text:p>p43_net5_b24_g3_t80</text:p>
          </table:table-cell>
          <table:table-cell table:formula="of:=MAX([Sheet1.C558];[Sheet1.E558])" office:value-type="float" office:value="12">
            <text:p>12</text:p>
          </table:table-cell>
          <table:table-cell table:formula="of:=[Sheet1.G558]" office:value-type="float" office:value="26">
            <text:p>26</text:p>
          </table:table-cell>
          <table:table-cell table:formula="of:=OR(NOT(NOT([Sheet1.D558])); NOT(NOT([Sheet1.F558])); [.C558]=[.D558])" office:value-type="boolean" office:boolean-value="false">
            <text:p>FALSE</text:p>
          </table:table-cell>
        </table:table-row>
        <table:table-row table:style-name="ro1">
          <table:table-cell table:formula="of:=[Sheet1.A559]" office:value-type="string" office:string-value="pipesworld-tankage">
            <text:p>pipesworld-tankage</text:p>
          </table:table-cell>
          <table:table-cell table:formula="of:=[Sheet1.B559]" office:value-type="string" office:string-value="p44_net5_b24_g5_t80">
            <text:p>p44_net5_b24_g5_t80</text:p>
          </table:table-cell>
          <table:table-cell table:formula="of:=MAX([Sheet1.C559];[Sheet1.E559])" office:value-type="float" office:value="13">
            <text:p>13</text:p>
          </table:table-cell>
          <table:table-cell table:formula="of:=[Sheet1.G559]" office:value-type="float" office:value="30">
            <text:p>30</text:p>
          </table:table-cell>
          <table:table-cell table:formula="of:=OR(NOT(NOT([Sheet1.D559])); NOT(NOT([Sheet1.F559])); [.C559]=[.D559])" office:value-type="boolean" office:boolean-value="false">
            <text:p>FALSE</text:p>
          </table:table-cell>
        </table:table-row>
        <table:table-row table:style-name="ro1">
          <table:table-cell table:formula="of:=[Sheet1.A560]" office:value-type="string" office:string-value="pipesworld-tankage">
            <text:p>pipesworld-tankage</text:p>
          </table:table-cell>
          <table:table-cell table:formula="of:=[Sheet1.B560]" office:value-type="string" office:string-value="p45_net5_b26_g4_t50">
            <text:p>p45_net5_b26_g4_t50</text:p>
          </table:table-cell>
          <table:table-cell table:formula="of:=MAX([Sheet1.C560];[Sheet1.E560])" office:value-type="float" office:value="13">
            <text:p>13</text:p>
          </table:table-cell>
          <table:table-cell table:formula="of:=[Sheet1.G560]" office:value-type="float" office:value="25">
            <text:p>25</text:p>
          </table:table-cell>
          <table:table-cell table:formula="of:=OR(NOT(NOT([Sheet1.D560])); NOT(NOT([Sheet1.F560])); [.C560]=[.D560])" office:value-type="boolean" office:boolean-value="false">
            <text:p>FALSE</text:p>
          </table:table-cell>
        </table:table-row>
        <table:table-row table:style-name="ro1">
          <table:table-cell table:formula="of:=[Sheet1.A561]" office:value-type="string" office:string-value="pipesworld-tankage">
            <text:p>pipesworld-tankage</text:p>
          </table:table-cell>
          <table:table-cell table:formula="of:=[Sheet1.B561]" office:value-type="string" office:string-value="p46_net5_b26_g6_t50">
            <text:p>p46_net5_b26_g6_t50</text:p>
          </table:table-cell>
          <table:table-cell table:formula="of:=MAX([Sheet1.C561];[Sheet1.E561])" office:value-type="float" office:value="15">
            <text:p>15</text:p>
          </table:table-cell>
          <table:table-cell table:formula="of:=[Sheet1.G561]" office:value-type="float" office:value="35">
            <text:p>35</text:p>
          </table:table-cell>
          <table:table-cell table:formula="of:=OR(NOT(NOT([Sheet1.D561])); NOT(NOT([Sheet1.F561])); [.C561]=[.D561])" office:value-type="boolean" office:boolean-value="false">
            <text:p>FALSE</text:p>
          </table:table-cell>
        </table:table-row>
        <table:table-row table:style-name="ro1">
          <table:table-cell table:formula="of:=[Sheet1.A562]" office:value-type="string" office:string-value="pipesworld-tankage">
            <text:p>pipesworld-tankage</text:p>
          </table:table-cell>
          <table:table-cell table:formula="of:=[Sheet1.B562]" office:value-type="string" office:string-value="p47_net5_b28_g5_t50">
            <text:p>p47_net5_b28_g5_t50</text:p>
          </table:table-cell>
          <table:table-cell table:formula="of:=MAX([Sheet1.C562];[Sheet1.E562])" office:value-type="float" office:value="19">
            <text:p>19</text:p>
          </table:table-cell>
          <table:table-cell table:formula="of:=[Sheet1.G562]" office:value-type="float" office:value="41">
            <text:p>41</text:p>
          </table:table-cell>
          <table:table-cell table:formula="of:=OR(NOT(NOT([Sheet1.D562])); NOT(NOT([Sheet1.F562])); [.C562]=[.D562])" office:value-type="boolean" office:boolean-value="false">
            <text:p>FALSE</text:p>
          </table:table-cell>
        </table:table-row>
        <table:table-row table:style-name="ro1">
          <table:table-cell table:formula="of:=[Sheet1.A563]" office:value-type="string" office:string-value="pipesworld-tankage">
            <text:p>pipesworld-tankage</text:p>
          </table:table-cell>
          <table:table-cell table:formula="of:=[Sheet1.B563]" office:value-type="string" office:string-value="p48_net5_b28_g7_t50">
            <text:p>p48_net5_b28_g7_t50</text:p>
          </table:table-cell>
          <table:table-cell table:formula="of:=MAX([Sheet1.C563];[Sheet1.E563])" office:value-type="float" office:value="21">
            <text:p>21</text:p>
          </table:table-cell>
          <table:table-cell table:formula="of:=[Sheet1.G563]" office:value-type="float" office:value="51">
            <text:p>51</text:p>
          </table:table-cell>
          <table:table-cell table:formula="of:=OR(NOT(NOT([Sheet1.D563])); NOT(NOT([Sheet1.F563])); [.C563]=[.D563])" office:value-type="boolean" office:boolean-value="false">
            <text:p>FALSE</text:p>
          </table:table-cell>
        </table:table-row>
        <table:table-row table:style-name="ro1">
          <table:table-cell table:formula="of:=[Sheet1.A564]" office:value-type="string" office:string-value="pipesworld-tankage">
            <text:p>pipesworld-tankage</text:p>
          </table:table-cell>
          <table:table-cell table:formula="of:=[Sheet1.B564]" office:value-type="string" office:string-value="p49_net5_b30_g6_t50">
            <text:p>p49_net5_b30_g6_t50</text:p>
          </table:table-cell>
          <table:table-cell table:formula="of:=MAX([Sheet1.C564];[Sheet1.E564])" office:value-type="float" office:value="13">
            <text:p>13</text:p>
          </table:table-cell>
          <table:table-cell table:formula="of:=[Sheet1.G564]" office:value-type="float" office:value="32">
            <text:p>32</text:p>
          </table:table-cell>
          <table:table-cell table:formula="of:=OR(NOT(NOT([Sheet1.D564])); NOT(NOT([Sheet1.F564])); [.C564]=[.D564])" office:value-type="boolean" office:boolean-value="false">
            <text:p>FALSE</text:p>
          </table:table-cell>
        </table:table-row>
        <table:table-row table:style-name="ro1">
          <table:table-cell table:formula="of:=[Sheet1.A565]" office:value-type="string" office:string-value="pipesworld-tankage">
            <text:p>pipesworld-tankage</text:p>
          </table:table-cell>
          <table:table-cell table:formula="of:=[Sheet1.B565]" office:value-type="string" office:string-value="p50_net5_b30_g8_t50">
            <text:p>p50_net5_b30_g8_t50</text:p>
          </table:table-cell>
          <table:table-cell table:formula="of:=MAX([Sheet1.C565];[Sheet1.E565])" office:value-type="float" office:value="17">
            <text:p>17</text:p>
          </table:table-cell>
          <table:table-cell table:formula="of:=[Sheet1.G565]" office:value-type="float" office:value="50">
            <text:p>50</text:p>
          </table:table-cell>
          <table:table-cell table:formula="of:=OR(NOT(NOT([Sheet1.D565])); NOT(NOT([Sheet1.F565])); [.C565]=[.D565])" office:value-type="boolean" office:boolean-value="false">
            <text:p>FALSE</text:p>
          </table:table-cell>
        </table:table-row>
        <table:table-row table:style-name="ro1">
          <table:table-cell table:formula="of:=[Sheet1.A566]" office:value-type="string" office:string-value="psr-small">
            <text:p>psr-small</text:p>
          </table:table-cell>
          <table:table-cell table:formula="of:=[Sheet1.B566]" office:value-type="string" office:string-value="p01">
            <text:p>p01</text:p>
          </table:table-cell>
          <table:table-cell table:formula="of:=MAX([Sheet1.C566];[Sheet1.E566])" office:value-type="float" office:value="1">
            <text:p>1</text:p>
          </table:table-cell>
          <table:table-cell table:formula="of:=[Sheet1.G566]" office:value-type="float" office:value="1">
            <text:p>1</text:p>
          </table:table-cell>
          <table:table-cell table:formula="of:=OR(NOT(NOT([Sheet1.D566])); NOT(NOT([Sheet1.F566])); [.C566]=[.D566])" office:value-type="boolean" office:boolean-value="true">
            <text:p>TRUE</text:p>
          </table:table-cell>
        </table:table-row>
        <table:table-row table:style-name="ro1">
          <table:table-cell table:formula="of:=[Sheet1.A567]" office:value-type="string" office:string-value="psr-small">
            <text:p>psr-small</text:p>
          </table:table-cell>
          <table:table-cell table:formula="of:=[Sheet1.B567]" office:value-type="string" office:string-value="p02">
            <text:p>p02</text:p>
          </table:table-cell>
          <table:table-cell table:formula="of:=MAX([Sheet1.C567];[Sheet1.E567])" office:value-type="float" office:value="1">
            <text:p>1</text:p>
          </table:table-cell>
          <table:table-cell table:formula="of:=[Sheet1.G567]" office:value-type="float" office:value="1">
            <text:p>1</text:p>
          </table:table-cell>
          <table:table-cell table:formula="of:=OR(NOT(NOT([Sheet1.D567])); NOT(NOT([Sheet1.F567])); [.C567]=[.D567])" office:value-type="boolean" office:boolean-value="true">
            <text:p>TRUE</text:p>
          </table:table-cell>
        </table:table-row>
        <table:table-row table:style-name="ro1">
          <table:table-cell table:formula="of:=[Sheet1.A568]" office:value-type="string" office:string-value="psr-small">
            <text:p>psr-small</text:p>
          </table:table-cell>
          <table:table-cell table:formula="of:=[Sheet1.B568]" office:value-type="string" office:string-value="p03">
            <text:p>p03</text:p>
          </table:table-cell>
          <table:table-cell table:formula="of:=MAX([Sheet1.C568];[Sheet1.E568])" office:value-type="float" office:value="1">
            <text:p>1</text:p>
          </table:table-cell>
          <table:table-cell table:formula="of:=[Sheet1.G568]" office:value-type="float" office:value="1">
            <text:p>1</text:p>
          </table:table-cell>
          <table:table-cell table:formula="of:=OR(NOT(NOT([Sheet1.D568])); NOT(NOT([Sheet1.F568])); [.C568]=[.D568])" office:value-type="boolean" office:boolean-value="true">
            <text:p>TRUE</text:p>
          </table:table-cell>
        </table:table-row>
        <table:table-row table:style-name="ro1">
          <table:table-cell table:formula="of:=[Sheet1.A569]" office:value-type="string" office:string-value="psr-small">
            <text:p>psr-small</text:p>
          </table:table-cell>
          <table:table-cell table:formula="of:=[Sheet1.B569]" office:value-type="string" office:string-value="p04">
            <text:p>p04</text:p>
          </table:table-cell>
          <table:table-cell table:formula="of:=MAX([Sheet1.C569];[Sheet1.E569])" office:value-type="float" office:value="1">
            <text:p>1</text:p>
          </table:table-cell>
          <table:table-cell table:formula="of:=[Sheet1.G569]" office:value-type="float" office:value="1">
            <text:p>1</text:p>
          </table:table-cell>
          <table:table-cell table:formula="of:=OR(NOT(NOT([Sheet1.D569])); NOT(NOT([Sheet1.F569])); [.C569]=[.D569])" office:value-type="boolean" office:boolean-value="true">
            <text:p>TRUE</text:p>
          </table:table-cell>
        </table:table-row>
        <table:table-row table:style-name="ro1">
          <table:table-cell table:formula="of:=[Sheet1.A570]" office:value-type="string" office:string-value="psr-small">
            <text:p>psr-small</text:p>
          </table:table-cell>
          <table:table-cell table:formula="of:=[Sheet1.B570]" office:value-type="string" office:string-value="p05">
            <text:p>p05</text:p>
          </table:table-cell>
          <table:table-cell table:formula="of:=MAX([Sheet1.C570];[Sheet1.E570])" office:value-type="float" office:value="1">
            <text:p>1</text:p>
          </table:table-cell>
          <table:table-cell table:formula="of:=[Sheet1.G570]" office:value-type="float" office:value="1">
            <text:p>1</text:p>
          </table:table-cell>
          <table:table-cell table:formula="of:=OR(NOT(NOT([Sheet1.D570])); NOT(NOT([Sheet1.F570])); [.C570]=[.D570])" office:value-type="boolean" office:boolean-value="true">
            <text:p>TRUE</text:p>
          </table:table-cell>
        </table:table-row>
        <table:table-row table:style-name="ro1">
          <table:table-cell table:formula="of:=[Sheet1.A571]" office:value-type="string" office:string-value="psr-small">
            <text:p>psr-small</text:p>
          </table:table-cell>
          <table:table-cell table:formula="of:=[Sheet1.B571]" office:value-type="string" office:string-value="p06">
            <text:p>p06</text:p>
          </table:table-cell>
          <table:table-cell table:formula="of:=MAX([Sheet1.C571];[Sheet1.E571])" office:value-type="float" office:value="1">
            <text:p>1</text:p>
          </table:table-cell>
          <table:table-cell table:formula="of:=[Sheet1.G571]" office:value-type="float" office:value="1">
            <text:p>1</text:p>
          </table:table-cell>
          <table:table-cell table:formula="of:=OR(NOT(NOT([Sheet1.D571])); NOT(NOT([Sheet1.F571])); [.C571]=[.D571])" office:value-type="boolean" office:boolean-value="true">
            <text:p>TRUE</text:p>
          </table:table-cell>
        </table:table-row>
        <table:table-row table:style-name="ro1">
          <table:table-cell table:formula="of:=[Sheet1.A572]" office:value-type="string" office:string-value="psr-small">
            <text:p>psr-small</text:p>
          </table:table-cell>
          <table:table-cell table:formula="of:=[Sheet1.B572]" office:value-type="string" office:string-value="p07">
            <text:p>p07</text:p>
          </table:table-cell>
          <table:table-cell table:formula="of:=MAX([Sheet1.C572];[Sheet1.E572])" office:value-type="float" office:value="1">
            <text:p>1</text:p>
          </table:table-cell>
          <table:table-cell table:formula="of:=[Sheet1.G572]" office:value-type="float" office:value="1">
            <text:p>1</text:p>
          </table:table-cell>
          <table:table-cell table:formula="of:=OR(NOT(NOT([Sheet1.D572])); NOT(NOT([Sheet1.F572])); [.C572]=[.D572])" office:value-type="boolean" office:boolean-value="true">
            <text:p>TRUE</text:p>
          </table:table-cell>
        </table:table-row>
        <table:table-row table:style-name="ro1">
          <table:table-cell table:formula="of:=[Sheet1.A573]" office:value-type="string" office:string-value="psr-small">
            <text:p>psr-small</text:p>
          </table:table-cell>
          <table:table-cell table:formula="of:=[Sheet1.B573]" office:value-type="string" office:string-value="p08">
            <text:p>p08</text:p>
          </table:table-cell>
          <table:table-cell table:formula="of:=MAX([Sheet1.C573];[Sheet1.E573])" office:value-type="float" office:value="1">
            <text:p>1</text:p>
          </table:table-cell>
          <table:table-cell table:formula="of:=[Sheet1.G573]" office:value-type="float" office:value="1">
            <text:p>1</text:p>
          </table:table-cell>
          <table:table-cell table:formula="of:=OR(NOT(NOT([Sheet1.D573])); NOT(NOT([Sheet1.F573])); [.C573]=[.D573])" office:value-type="boolean" office:boolean-value="true">
            <text:p>TRUE</text:p>
          </table:table-cell>
        </table:table-row>
        <table:table-row table:style-name="ro1">
          <table:table-cell table:formula="of:=[Sheet1.A574]" office:value-type="string" office:string-value="psr-small">
            <text:p>psr-small</text:p>
          </table:table-cell>
          <table:table-cell table:formula="of:=[Sheet1.B574]" office:value-type="string" office:string-value="p09">
            <text:p>p09</text:p>
          </table:table-cell>
          <table:table-cell table:formula="of:=MAX([Sheet1.C574];[Sheet1.E574])" office:value-type="float" office:value="1">
            <text:p>1</text:p>
          </table:table-cell>
          <table:table-cell table:formula="of:=[Sheet1.G574]" office:value-type="float" office:value="1">
            <text:p>1</text:p>
          </table:table-cell>
          <table:table-cell table:formula="of:=OR(NOT(NOT([Sheet1.D574])); NOT(NOT([Sheet1.F574])); [.C574]=[.D574])" office:value-type="boolean" office:boolean-value="true">
            <text:p>TRUE</text:p>
          </table:table-cell>
        </table:table-row>
        <table:table-row table:style-name="ro1">
          <table:table-cell table:formula="of:=[Sheet1.A575]" office:value-type="string" office:string-value="psr-small">
            <text:p>psr-small</text:p>
          </table:table-cell>
          <table:table-cell table:formula="of:=[Sheet1.B575]" office:value-type="string" office:string-value="p10">
            <text:p>p10</text:p>
          </table:table-cell>
          <table:table-cell table:formula="of:=MAX([Sheet1.C575];[Sheet1.E575])" office:value-type="float" office:value="2">
            <text:p>2</text:p>
          </table:table-cell>
          <table:table-cell table:formula="of:=[Sheet1.G575]" office:value-type="float" office:value="2">
            <text:p>2</text:p>
          </table:table-cell>
          <table:table-cell table:formula="of:=OR(NOT(NOT([Sheet1.D575])); NOT(NOT([Sheet1.F575])); [.C575]=[.D575])" office:value-type="boolean" office:boolean-value="true">
            <text:p>TRUE</text:p>
          </table:table-cell>
        </table:table-row>
        <table:table-row table:style-name="ro1">
          <table:table-cell table:formula="of:=[Sheet1.A576]" office:value-type="string" office:string-value="psr-small">
            <text:p>psr-small</text:p>
          </table:table-cell>
          <table:table-cell table:formula="of:=[Sheet1.B576]" office:value-type="string" office:string-value="p11">
            <text:p>p11</text:p>
          </table:table-cell>
          <table:table-cell table:formula="of:=MAX([Sheet1.C576];[Sheet1.E576])" office:value-type="float" office:value="2">
            <text:p>2</text:p>
          </table:table-cell>
          <table:table-cell table:formula="of:=[Sheet1.G576]" office:value-type="float" office:value="2">
            <text:p>2</text:p>
          </table:table-cell>
          <table:table-cell table:formula="of:=OR(NOT(NOT([Sheet1.D576])); NOT(NOT([Sheet1.F576])); [.C576]=[.D576])" office:value-type="boolean" office:boolean-value="true">
            <text:p>TRUE</text:p>
          </table:table-cell>
        </table:table-row>
        <table:table-row table:style-name="ro1">
          <table:table-cell table:formula="of:=[Sheet1.A577]" office:value-type="string" office:string-value="psr-small">
            <text:p>psr-small</text:p>
          </table:table-cell>
          <table:table-cell table:formula="of:=[Sheet1.B577]" office:value-type="string" office:string-value="p12">
            <text:p>p12</text:p>
          </table:table-cell>
          <table:table-cell table:formula="of:=MAX([Sheet1.C577];[Sheet1.E577])" office:value-type="float" office:value="2">
            <text:p>2</text:p>
          </table:table-cell>
          <table:table-cell table:formula="of:=[Sheet1.G577]" office:value-type="float" office:value="2">
            <text:p>2</text:p>
          </table:table-cell>
          <table:table-cell table:formula="of:=OR(NOT(NOT([Sheet1.D577])); NOT(NOT([Sheet1.F577])); [.C577]=[.D577])" office:value-type="boolean" office:boolean-value="true">
            <text:p>TRUE</text:p>
          </table:table-cell>
        </table:table-row>
        <table:table-row table:style-name="ro1">
          <table:table-cell table:formula="of:=[Sheet1.A578]" office:value-type="string" office:string-value="psr-small">
            <text:p>psr-small</text:p>
          </table:table-cell>
          <table:table-cell table:formula="of:=[Sheet1.B578]" office:value-type="string" office:string-value="p13">
            <text:p>p13</text:p>
          </table:table-cell>
          <table:table-cell table:formula="of:=MAX([Sheet1.C578];[Sheet1.E578])" office:value-type="float" office:value="3">
            <text:p>3</text:p>
          </table:table-cell>
          <table:table-cell table:formula="of:=[Sheet1.G578]" office:value-type="float" office:value="3">
            <text:p>3</text:p>
          </table:table-cell>
          <table:table-cell table:formula="of:=OR(NOT(NOT([Sheet1.D578])); NOT(NOT([Sheet1.F578])); [.C578]=[.D578])" office:value-type="boolean" office:boolean-value="true">
            <text:p>TRUE</text:p>
          </table:table-cell>
        </table:table-row>
        <table:table-row table:style-name="ro1">
          <table:table-cell table:formula="of:=[Sheet1.A579]" office:value-type="string" office:string-value="psr-small">
            <text:p>psr-small</text:p>
          </table:table-cell>
          <table:table-cell table:formula="of:=[Sheet1.B579]" office:value-type="string" office:string-value="p14">
            <text:p>p14</text:p>
          </table:table-cell>
          <table:table-cell table:formula="of:=MAX([Sheet1.C579];[Sheet1.E579])" office:value-type="float" office:value="2">
            <text:p>2</text:p>
          </table:table-cell>
          <table:table-cell table:formula="of:=[Sheet1.G579]" office:value-type="float" office:value="2">
            <text:p>2</text:p>
          </table:table-cell>
          <table:table-cell table:formula="of:=OR(NOT(NOT([Sheet1.D579])); NOT(NOT([Sheet1.F579])); [.C579]=[.D579])" office:value-type="boolean" office:boolean-value="true">
            <text:p>TRUE</text:p>
          </table:table-cell>
        </table:table-row>
        <table:table-row table:style-name="ro1">
          <table:table-cell table:formula="of:=[Sheet1.A580]" office:value-type="string" office:string-value="psr-small">
            <text:p>psr-small</text:p>
          </table:table-cell>
          <table:table-cell table:formula="of:=[Sheet1.B580]" office:value-type="string" office:string-value="p15">
            <text:p>p15</text:p>
          </table:table-cell>
          <table:table-cell table:formula="of:=MAX([Sheet1.C580];[Sheet1.E580])" office:value-type="float" office:value="2">
            <text:p>2</text:p>
          </table:table-cell>
          <table:table-cell table:formula="of:=[Sheet1.G580]" office:value-type="float" office:value="2">
            <text:p>2</text:p>
          </table:table-cell>
          <table:table-cell table:formula="of:=OR(NOT(NOT([Sheet1.D580])); NOT(NOT([Sheet1.F580])); [.C580]=[.D580])" office:value-type="boolean" office:boolean-value="true">
            <text:p>TRUE</text:p>
          </table:table-cell>
        </table:table-row>
        <table:table-row table:style-name="ro1">
          <table:table-cell table:formula="of:=[Sheet1.A581]" office:value-type="string" office:string-value="psr-small">
            <text:p>psr-small</text:p>
          </table:table-cell>
          <table:table-cell table:formula="of:=[Sheet1.B581]" office:value-type="string" office:string-value="p16">
            <text:p>p16</text:p>
          </table:table-cell>
          <table:table-cell table:formula="of:=MAX([Sheet1.C581];[Sheet1.E581])" office:value-type="float" office:value="3">
            <text:p>3</text:p>
          </table:table-cell>
          <table:table-cell table:formula="of:=[Sheet1.G581]" office:value-type="float" office:value="3">
            <text:p>3</text:p>
          </table:table-cell>
          <table:table-cell table:formula="of:=OR(NOT(NOT([Sheet1.D581])); NOT(NOT([Sheet1.F581])); [.C581]=[.D581])" office:value-type="boolean" office:boolean-value="true">
            <text:p>TRUE</text:p>
          </table:table-cell>
        </table:table-row>
        <table:table-row table:style-name="ro1">
          <table:table-cell table:formula="of:=[Sheet1.A582]" office:value-type="string" office:string-value="psr-small">
            <text:p>psr-small</text:p>
          </table:table-cell>
          <table:table-cell table:formula="of:=[Sheet1.B582]" office:value-type="string" office:string-value="p17">
            <text:p>p17</text:p>
          </table:table-cell>
          <table:table-cell table:formula="of:=MAX([Sheet1.C582];[Sheet1.E582])" office:value-type="float" office:value="2">
            <text:p>2</text:p>
          </table:table-cell>
          <table:table-cell table:formula="of:=[Sheet1.G582]" office:value-type="float" office:value="2">
            <text:p>2</text:p>
          </table:table-cell>
          <table:table-cell table:formula="of:=OR(NOT(NOT([Sheet1.D582])); NOT(NOT([Sheet1.F582])); [.C582]=[.D582])" office:value-type="boolean" office:boolean-value="true">
            <text:p>TRUE</text:p>
          </table:table-cell>
        </table:table-row>
        <table:table-row table:style-name="ro1">
          <table:table-cell table:formula="of:=[Sheet1.A583]" office:value-type="string" office:string-value="psr-small">
            <text:p>psr-small</text:p>
          </table:table-cell>
          <table:table-cell table:formula="of:=[Sheet1.B583]" office:value-type="string" office:string-value="p18">
            <text:p>p18</text:p>
          </table:table-cell>
          <table:table-cell table:formula="of:=MAX([Sheet1.C583];[Sheet1.E583])" office:value-type="float" office:value="2">
            <text:p>2</text:p>
          </table:table-cell>
          <table:table-cell table:formula="of:=[Sheet1.G583]" office:value-type="float" office:value="2">
            <text:p>2</text:p>
          </table:table-cell>
          <table:table-cell table:formula="of:=OR(NOT(NOT([Sheet1.D583])); NOT(NOT([Sheet1.F583])); [.C583]=[.D583])" office:value-type="boolean" office:boolean-value="true">
            <text:p>TRUE</text:p>
          </table:table-cell>
        </table:table-row>
        <table:table-row table:style-name="ro1">
          <table:table-cell table:formula="of:=[Sheet1.A584]" office:value-type="string" office:string-value="psr-small">
            <text:p>psr-small</text:p>
          </table:table-cell>
          <table:table-cell table:formula="of:=[Sheet1.B584]" office:value-type="string" office:string-value="p19">
            <text:p>p19</text:p>
          </table:table-cell>
          <table:table-cell table:formula="of:=MAX([Sheet1.C584];[Sheet1.E584])" office:value-type="float" office:value="5">
            <text:p>5</text:p>
          </table:table-cell>
          <table:table-cell table:formula="of:=[Sheet1.G584]" office:value-type="float" office:value="5">
            <text:p>5</text:p>
          </table:table-cell>
          <table:table-cell table:formula="of:=OR(NOT(NOT([Sheet1.D584])); NOT(NOT([Sheet1.F584])); [.C584]=[.D584])" office:value-type="boolean" office:boolean-value="true">
            <text:p>TRUE</text:p>
          </table:table-cell>
        </table:table-row>
        <table:table-row table:style-name="ro1">
          <table:table-cell table:formula="of:=[Sheet1.A585]" office:value-type="string" office:string-value="psr-small">
            <text:p>psr-small</text:p>
          </table:table-cell>
          <table:table-cell table:formula="of:=[Sheet1.B585]" office:value-type="string" office:string-value="p20">
            <text:p>p20</text:p>
          </table:table-cell>
          <table:table-cell table:formula="of:=MAX([Sheet1.C585];[Sheet1.E585])" office:value-type="float" office:value="3">
            <text:p>3</text:p>
          </table:table-cell>
          <table:table-cell table:formula="of:=[Sheet1.G585]" office:value-type="float" office:value="3">
            <text:p>3</text:p>
          </table:table-cell>
          <table:table-cell table:formula="of:=OR(NOT(NOT([Sheet1.D585])); NOT(NOT([Sheet1.F585])); [.C585]=[.D585])" office:value-type="boolean" office:boolean-value="true">
            <text:p>TRUE</text:p>
          </table:table-cell>
        </table:table-row>
        <table:table-row table:style-name="ro1">
          <table:table-cell table:formula="of:=[Sheet1.A586]" office:value-type="string" office:string-value="psr-small">
            <text:p>psr-small</text:p>
          </table:table-cell>
          <table:table-cell table:formula="of:=[Sheet1.B586]" office:value-type="string" office:string-value="p21">
            <text:p>p21</text:p>
          </table:table-cell>
          <table:table-cell table:formula="of:=MAX([Sheet1.C586];[Sheet1.E586])" office:value-type="float" office:value="3">
            <text:p>3</text:p>
          </table:table-cell>
          <table:table-cell table:formula="of:=[Sheet1.G586]" office:value-type="float" office:value="3">
            <text:p>3</text:p>
          </table:table-cell>
          <table:table-cell table:formula="of:=OR(NOT(NOT([Sheet1.D586])); NOT(NOT([Sheet1.F586])); [.C586]=[.D586])" office:value-type="boolean" office:boolean-value="true">
            <text:p>TRUE</text:p>
          </table:table-cell>
        </table:table-row>
        <table:table-row table:style-name="ro1">
          <table:table-cell table:formula="of:=[Sheet1.A587]" office:value-type="string" office:string-value="psr-small">
            <text:p>psr-small</text:p>
          </table:table-cell>
          <table:table-cell table:formula="of:=[Sheet1.B587]" office:value-type="string" office:string-value="p22">
            <text:p>p22</text:p>
          </table:table-cell>
          <table:table-cell table:formula="of:=MAX([Sheet1.C587];[Sheet1.E587])" office:value-type="float" office:value="4">
            <text:p>4</text:p>
          </table:table-cell>
          <table:table-cell table:formula="of:=[Sheet1.G587]" office:value-type="float" office:value="4">
            <text:p>4</text:p>
          </table:table-cell>
          <table:table-cell table:formula="of:=OR(NOT(NOT([Sheet1.D587])); NOT(NOT([Sheet1.F587])); [.C587]=[.D587])" office:value-type="boolean" office:boolean-value="true">
            <text:p>TRUE</text:p>
          </table:table-cell>
        </table:table-row>
        <table:table-row table:style-name="ro1">
          <table:table-cell table:formula="of:=[Sheet1.A588]" office:value-type="string" office:string-value="psr-small">
            <text:p>psr-small</text:p>
          </table:table-cell>
          <table:table-cell table:formula="of:=[Sheet1.B588]" office:value-type="string" office:string-value="p23">
            <text:p>p23</text:p>
          </table:table-cell>
          <table:table-cell table:formula="of:=MAX([Sheet1.C588];[Sheet1.E588])" office:value-type="float" office:value="3">
            <text:p>3</text:p>
          </table:table-cell>
          <table:table-cell table:formula="of:=[Sheet1.G588]" office:value-type="float" office:value="3">
            <text:p>3</text:p>
          </table:table-cell>
          <table:table-cell table:formula="of:=OR(NOT(NOT([Sheet1.D588])); NOT(NOT([Sheet1.F588])); [.C588]=[.D588])" office:value-type="boolean" office:boolean-value="true">
            <text:p>TRUE</text:p>
          </table:table-cell>
        </table:table-row>
        <table:table-row table:style-name="ro1">
          <table:table-cell table:formula="of:=[Sheet1.A589]" office:value-type="string" office:string-value="psr-small">
            <text:p>psr-small</text:p>
          </table:table-cell>
          <table:table-cell table:formula="of:=[Sheet1.B589]" office:value-type="string" office:string-value="p24">
            <text:p>p24</text:p>
          </table:table-cell>
          <table:table-cell table:formula="of:=MAX([Sheet1.C589];[Sheet1.E589])" office:value-type="float" office:value="3">
            <text:p>3</text:p>
          </table:table-cell>
          <table:table-cell table:formula="of:=[Sheet1.G589]" office:value-type="float" office:value="3">
            <text:p>3</text:p>
          </table:table-cell>
          <table:table-cell table:formula="of:=OR(NOT(NOT([Sheet1.D589])); NOT(NOT([Sheet1.F589])); [.C589]=[.D589])" office:value-type="boolean" office:boolean-value="true">
            <text:p>TRUE</text:p>
          </table:table-cell>
        </table:table-row>
        <table:table-row table:style-name="ro1">
          <table:table-cell table:formula="of:=[Sheet1.A590]" office:value-type="string" office:string-value="psr-small">
            <text:p>psr-small</text:p>
          </table:table-cell>
          <table:table-cell table:formula="of:=[Sheet1.B590]" office:value-type="string" office:string-value="p25">
            <text:p>p25</text:p>
          </table:table-cell>
          <table:table-cell table:formula="of:=MAX([Sheet1.C590];[Sheet1.E590])" office:value-type="float" office:value="2">
            <text:p>2</text:p>
          </table:table-cell>
          <table:table-cell table:formula="of:=[Sheet1.G590]" office:value-type="float" office:value="2">
            <text:p>2</text:p>
          </table:table-cell>
          <table:table-cell table:formula="of:=OR(NOT(NOT([Sheet1.D590])); NOT(NOT([Sheet1.F590])); [.C590]=[.D590])" office:value-type="boolean" office:boolean-value="true">
            <text:p>TRUE</text:p>
          </table:table-cell>
        </table:table-row>
        <table:table-row table:style-name="ro1">
          <table:table-cell table:formula="of:=[Sheet1.A591]" office:value-type="string" office:string-value="psr-small">
            <text:p>psr-small</text:p>
          </table:table-cell>
          <table:table-cell table:formula="of:=[Sheet1.B591]" office:value-type="string" office:string-value="p26">
            <text:p>p26</text:p>
          </table:table-cell>
          <table:table-cell table:formula="of:=MAX([Sheet1.C591];[Sheet1.E591])" office:value-type="float" office:value="3">
            <text:p>3</text:p>
          </table:table-cell>
          <table:table-cell table:formula="of:=[Sheet1.G591]" office:value-type="float" office:value="3">
            <text:p>3</text:p>
          </table:table-cell>
          <table:table-cell table:formula="of:=OR(NOT(NOT([Sheet1.D591])); NOT(NOT([Sheet1.F591])); [.C591]=[.D591])" office:value-type="boolean" office:boolean-value="true">
            <text:p>TRUE</text:p>
          </table:table-cell>
        </table:table-row>
        <table:table-row table:style-name="ro1">
          <table:table-cell table:formula="of:=[Sheet1.A592]" office:value-type="string" office:string-value="psr-small">
            <text:p>psr-small</text:p>
          </table:table-cell>
          <table:table-cell table:formula="of:=[Sheet1.B592]" office:value-type="string" office:string-value="p27">
            <text:p>p27</text:p>
          </table:table-cell>
          <table:table-cell table:formula="of:=MAX([Sheet1.C592];[Sheet1.E592])" office:value-type="float" office:value="3">
            <text:p>3</text:p>
          </table:table-cell>
          <table:table-cell table:formula="of:=[Sheet1.G592]" office:value-type="float" office:value="3">
            <text:p>3</text:p>
          </table:table-cell>
          <table:table-cell table:formula="of:=OR(NOT(NOT([Sheet1.D592])); NOT(NOT([Sheet1.F592])); [.C592]=[.D592])" office:value-type="boolean" office:boolean-value="true">
            <text:p>TRUE</text:p>
          </table:table-cell>
        </table:table-row>
        <table:table-row table:style-name="ro1">
          <table:table-cell table:formula="of:=[Sheet1.A593]" office:value-type="string" office:string-value="psr-small">
            <text:p>psr-small</text:p>
          </table:table-cell>
          <table:table-cell table:formula="of:=[Sheet1.B593]" office:value-type="string" office:string-value="p28">
            <text:p>p28</text:p>
          </table:table-cell>
          <table:table-cell table:formula="of:=MAX([Sheet1.C593];[Sheet1.E593])" office:value-type="float" office:value="3">
            <text:p>3</text:p>
          </table:table-cell>
          <table:table-cell table:formula="of:=[Sheet1.G593]" office:value-type="float" office:value="3">
            <text:p>3</text:p>
          </table:table-cell>
          <table:table-cell table:formula="of:=OR(NOT(NOT([Sheet1.D593])); NOT(NOT([Sheet1.F593])); [.C593]=[.D593])" office:value-type="boolean" office:boolean-value="true">
            <text:p>TRUE</text:p>
          </table:table-cell>
        </table:table-row>
        <table:table-row table:style-name="ro1">
          <table:table-cell table:formula="of:=[Sheet1.A594]" office:value-type="string" office:string-value="psr-small">
            <text:p>psr-small</text:p>
          </table:table-cell>
          <table:table-cell table:formula="of:=[Sheet1.B594]" office:value-type="string" office:string-value="p29">
            <text:p>p29</text:p>
          </table:table-cell>
          <table:table-cell table:formula="of:=MAX([Sheet1.C594];[Sheet1.E594])" office:value-type="float" office:value="5">
            <text:p>5</text:p>
          </table:table-cell>
          <table:table-cell table:formula="of:=[Sheet1.G594]" office:value-type="float" office:value="5">
            <text:p>5</text:p>
          </table:table-cell>
          <table:table-cell table:formula="of:=OR(NOT(NOT([Sheet1.D594])); NOT(NOT([Sheet1.F594])); [.C594]=[.D594])" office:value-type="boolean" office:boolean-value="true">
            <text:p>TRUE</text:p>
          </table:table-cell>
        </table:table-row>
        <table:table-row table:style-name="ro1">
          <table:table-cell table:formula="of:=[Sheet1.A595]" office:value-type="string" office:string-value="psr-small">
            <text:p>psr-small</text:p>
          </table:table-cell>
          <table:table-cell table:formula="of:=[Sheet1.B595]" office:value-type="string" office:string-value="p30">
            <text:p>p30</text:p>
          </table:table-cell>
          <table:table-cell table:formula="of:=MAX([Sheet1.C595];[Sheet1.E595])" office:value-type="float" office:value="3">
            <text:p>3</text:p>
          </table:table-cell>
          <table:table-cell table:formula="of:=[Sheet1.G595]" office:value-type="float" office:value="3">
            <text:p>3</text:p>
          </table:table-cell>
          <table:table-cell table:formula="of:=OR(NOT(NOT([Sheet1.D595])); NOT(NOT([Sheet1.F595])); [.C595]=[.D595])" office:value-type="boolean" office:boolean-value="true">
            <text:p>TRUE</text:p>
          </table:table-cell>
        </table:table-row>
        <table:table-row table:style-name="ro1">
          <table:table-cell table:formula="of:=[Sheet1.A596]" office:value-type="string" office:string-value="psr-small">
            <text:p>psr-small</text:p>
          </table:table-cell>
          <table:table-cell table:formula="of:=[Sheet1.B596]" office:value-type="string" office:string-value="p31">
            <text:p>p31</text:p>
          </table:table-cell>
          <table:table-cell table:formula="of:=MAX([Sheet1.C596];[Sheet1.E596])" office:value-type="float" office:value="4">
            <text:p>4</text:p>
          </table:table-cell>
          <table:table-cell table:formula="of:=[Sheet1.G596]" office:value-type="float" office:value="4">
            <text:p>4</text:p>
          </table:table-cell>
          <table:table-cell table:formula="of:=OR(NOT(NOT([Sheet1.D596])); NOT(NOT([Sheet1.F596])); [.C596]=[.D596])" office:value-type="boolean" office:boolean-value="true">
            <text:p>TRUE</text:p>
          </table:table-cell>
        </table:table-row>
        <table:table-row table:style-name="ro1">
          <table:table-cell table:formula="of:=[Sheet1.A597]" office:value-type="string" office:string-value="psr-small">
            <text:p>psr-small</text:p>
          </table:table-cell>
          <table:table-cell table:formula="of:=[Sheet1.B597]" office:value-type="string" office:string-value="p32">
            <text:p>p32</text:p>
          </table:table-cell>
          <table:table-cell table:formula="of:=MAX([Sheet1.C597];[Sheet1.E597])" office:value-type="float" office:value="4">
            <text:p>4</text:p>
          </table:table-cell>
          <table:table-cell table:formula="of:=[Sheet1.G597]" office:value-type="float" office:value="4">
            <text:p>4</text:p>
          </table:table-cell>
          <table:table-cell table:formula="of:=OR(NOT(NOT([Sheet1.D597])); NOT(NOT([Sheet1.F597])); [.C597]=[.D597])" office:value-type="boolean" office:boolean-value="true">
            <text:p>TRUE</text:p>
          </table:table-cell>
        </table:table-row>
        <table:table-row table:style-name="ro1">
          <table:table-cell table:formula="of:=[Sheet1.A598]" office:value-type="string" office:string-value="psr-small">
            <text:p>psr-small</text:p>
          </table:table-cell>
          <table:table-cell table:formula="of:=[Sheet1.B598]" office:value-type="string" office:string-value="p33">
            <text:p>p33</text:p>
          </table:table-cell>
          <table:table-cell table:formula="of:=MAX([Sheet1.C598];[Sheet1.E598])" office:value-type="float" office:value="4">
            <text:p>4</text:p>
          </table:table-cell>
          <table:table-cell table:formula="of:=[Sheet1.G598]" office:value-type="float" office:value="4">
            <text:p>4</text:p>
          </table:table-cell>
          <table:table-cell table:formula="of:=OR(NOT(NOT([Sheet1.D598])); NOT(NOT([Sheet1.F598])); [.C598]=[.D598])" office:value-type="boolean" office:boolean-value="true">
            <text:p>TRUE</text:p>
          </table:table-cell>
        </table:table-row>
        <table:table-row table:style-name="ro1">
          <table:table-cell table:formula="of:=[Sheet1.A599]" office:value-type="string" office:string-value="psr-small">
            <text:p>psr-small</text:p>
          </table:table-cell>
          <table:table-cell table:formula="of:=[Sheet1.B599]" office:value-type="string" office:string-value="p34">
            <text:p>p34</text:p>
          </table:table-cell>
          <table:table-cell table:formula="of:=MAX([Sheet1.C599];[Sheet1.E599])" office:value-type="float" office:value="4">
            <text:p>4</text:p>
          </table:table-cell>
          <table:table-cell table:formula="of:=[Sheet1.G599]" office:value-type="float" office:value="4">
            <text:p>4</text:p>
          </table:table-cell>
          <table:table-cell table:formula="of:=OR(NOT(NOT([Sheet1.D599])); NOT(NOT([Sheet1.F599])); [.C599]=[.D599])" office:value-type="boolean" office:boolean-value="true">
            <text:p>TRUE</text:p>
          </table:table-cell>
        </table:table-row>
        <table:table-row table:style-name="ro1">
          <table:table-cell table:formula="of:=[Sheet1.A600]" office:value-type="string" office:string-value="psr-small">
            <text:p>psr-small</text:p>
          </table:table-cell>
          <table:table-cell table:formula="of:=[Sheet1.B600]" office:value-type="string" office:string-value="p35">
            <text:p>p35</text:p>
          </table:table-cell>
          <table:table-cell table:formula="of:=MAX([Sheet1.C600];[Sheet1.E600])" office:value-type="float" office:value="4">
            <text:p>4</text:p>
          </table:table-cell>
          <table:table-cell table:formula="of:=[Sheet1.G600]" office:value-type="float" office:value="4">
            <text:p>4</text:p>
          </table:table-cell>
          <table:table-cell table:formula="of:=OR(NOT(NOT([Sheet1.D600])); NOT(NOT([Sheet1.F600])); [.C600]=[.D600])" office:value-type="boolean" office:boolean-value="true">
            <text:p>TRUE</text:p>
          </table:table-cell>
        </table:table-row>
        <table:table-row table:style-name="ro1">
          <table:table-cell table:formula="of:=[Sheet1.A601]" office:value-type="string" office:string-value="psr-small">
            <text:p>psr-small</text:p>
          </table:table-cell>
          <table:table-cell table:formula="of:=[Sheet1.B601]" office:value-type="string" office:string-value="p36">
            <text:p>p36</text:p>
          </table:table-cell>
          <table:table-cell table:formula="of:=MAX([Sheet1.C601];[Sheet1.E601])" office:value-type="float" office:value="6">
            <text:p>6</text:p>
          </table:table-cell>
          <table:table-cell table:formula="of:=[Sheet1.G601]" office:value-type="float" office:value="6">
            <text:p>6</text:p>
          </table:table-cell>
          <table:table-cell table:formula="of:=OR(NOT(NOT([Sheet1.D601])); NOT(NOT([Sheet1.F601])); [.C601]=[.D601])" office:value-type="boolean" office:boolean-value="true">
            <text:p>TRUE</text:p>
          </table:table-cell>
        </table:table-row>
        <table:table-row table:style-name="ro1">
          <table:table-cell table:formula="of:=[Sheet1.A602]" office:value-type="string" office:string-value="psr-small">
            <text:p>psr-small</text:p>
          </table:table-cell>
          <table:table-cell table:formula="of:=[Sheet1.B602]" office:value-type="string" office:string-value="p37">
            <text:p>p37</text:p>
          </table:table-cell>
          <table:table-cell table:formula="of:=MAX([Sheet1.C602];[Sheet1.E602])" office:value-type="float" office:value="6">
            <text:p>6</text:p>
          </table:table-cell>
          <table:table-cell table:formula="of:=[Sheet1.G602]" office:value-type="float" office:value="6">
            <text:p>6</text:p>
          </table:table-cell>
          <table:table-cell table:formula="of:=OR(NOT(NOT([Sheet1.D602])); NOT(NOT([Sheet1.F602])); [.C602]=[.D602])" office:value-type="boolean" office:boolean-value="true">
            <text:p>TRUE</text:p>
          </table:table-cell>
        </table:table-row>
        <table:table-row table:style-name="ro1">
          <table:table-cell table:formula="of:=[Sheet1.A603]" office:value-type="string" office:string-value="psr-small">
            <text:p>psr-small</text:p>
          </table:table-cell>
          <table:table-cell table:formula="of:=[Sheet1.B603]" office:value-type="string" office:string-value="p38">
            <text:p>p38</text:p>
          </table:table-cell>
          <table:table-cell table:formula="of:=MAX([Sheet1.C603];[Sheet1.E603])" office:value-type="float" office:value="3">
            <text:p>3</text:p>
          </table:table-cell>
          <table:table-cell table:formula="of:=[Sheet1.G603]" office:value-type="float" office:value="3">
            <text:p>3</text:p>
          </table:table-cell>
          <table:table-cell table:formula="of:=OR(NOT(NOT([Sheet1.D603])); NOT(NOT([Sheet1.F603])); [.C603]=[.D603])" office:value-type="boolean" office:boolean-value="true">
            <text:p>TRUE</text:p>
          </table:table-cell>
        </table:table-row>
        <table:table-row table:style-name="ro1">
          <table:table-cell table:formula="of:=[Sheet1.A604]" office:value-type="string" office:string-value="psr-small">
            <text:p>psr-small</text:p>
          </table:table-cell>
          <table:table-cell table:formula="of:=[Sheet1.B604]" office:value-type="string" office:string-value="p39">
            <text:p>p39</text:p>
          </table:table-cell>
          <table:table-cell table:formula="of:=MAX([Sheet1.C604];[Sheet1.E604])" office:value-type="float" office:value="3">
            <text:p>3</text:p>
          </table:table-cell>
          <table:table-cell table:formula="of:=[Sheet1.G604]" office:value-type="float" office:value="3">
            <text:p>3</text:p>
          </table:table-cell>
          <table:table-cell table:formula="of:=OR(NOT(NOT([Sheet1.D604])); NOT(NOT([Sheet1.F604])); [.C604]=[.D604])" office:value-type="boolean" office:boolean-value="true">
            <text:p>TRUE</text:p>
          </table:table-cell>
        </table:table-row>
        <table:table-row table:style-name="ro1">
          <table:table-cell table:formula="of:=[Sheet1.A605]" office:value-type="string" office:string-value="psr-small">
            <text:p>psr-small</text:p>
          </table:table-cell>
          <table:table-cell table:formula="of:=[Sheet1.B605]" office:value-type="string" office:string-value="p40">
            <text:p>p40</text:p>
          </table:table-cell>
          <table:table-cell table:formula="of:=MAX([Sheet1.C605];[Sheet1.E605])" office:value-type="float" office:value="3">
            <text:p>3</text:p>
          </table:table-cell>
          <table:table-cell table:formula="of:=[Sheet1.G605]" office:value-type="float" office:value="3">
            <text:p>3</text:p>
          </table:table-cell>
          <table:table-cell table:formula="of:=OR(NOT(NOT([Sheet1.D605])); NOT(NOT([Sheet1.F605])); [.C605]=[.D605])" office:value-type="boolean" office:boolean-value="true">
            <text:p>TRUE</text:p>
          </table:table-cell>
        </table:table-row>
        <table:table-row table:style-name="ro1">
          <table:table-cell table:formula="of:=[Sheet1.A606]" office:value-type="string" office:string-value="psr-small">
            <text:p>psr-small</text:p>
          </table:table-cell>
          <table:table-cell table:formula="of:=[Sheet1.B606]" office:value-type="string" office:string-value="p41">
            <text:p>p41</text:p>
          </table:table-cell>
          <table:table-cell table:formula="of:=MAX([Sheet1.C606];[Sheet1.E606])" office:value-type="float" office:value="3">
            <text:p>3</text:p>
          </table:table-cell>
          <table:table-cell table:formula="of:=[Sheet1.G606]" office:value-type="float" office:value="3">
            <text:p>3</text:p>
          </table:table-cell>
          <table:table-cell table:formula="of:=OR(NOT(NOT([Sheet1.D606])); NOT(NOT([Sheet1.F606])); [.C606]=[.D606])" office:value-type="boolean" office:boolean-value="true">
            <text:p>TRUE</text:p>
          </table:table-cell>
        </table:table-row>
        <table:table-row table:style-name="ro1">
          <table:table-cell table:formula="of:=[Sheet1.A607]" office:value-type="string" office:string-value="psr-small">
            <text:p>psr-small</text:p>
          </table:table-cell>
          <table:table-cell table:formula="of:=[Sheet1.B607]" office:value-type="string" office:string-value="p42">
            <text:p>p42</text:p>
          </table:table-cell>
          <table:table-cell table:formula="of:=MAX([Sheet1.C607];[Sheet1.E607])" office:value-type="float" office:value="4">
            <text:p>4</text:p>
          </table:table-cell>
          <table:table-cell table:formula="of:=[Sheet1.G607]" office:value-type="float" office:value="4">
            <text:p>4</text:p>
          </table:table-cell>
          <table:table-cell table:formula="of:=OR(NOT(NOT([Sheet1.D607])); NOT(NOT([Sheet1.F607])); [.C607]=[.D607])" office:value-type="boolean" office:boolean-value="true">
            <text:p>TRUE</text:p>
          </table:table-cell>
        </table:table-row>
        <table:table-row table:style-name="ro1">
          <table:table-cell table:formula="of:=[Sheet1.A608]" office:value-type="string" office:string-value="psr-small">
            <text:p>psr-small</text:p>
          </table:table-cell>
          <table:table-cell table:formula="of:=[Sheet1.B608]" office:value-type="string" office:string-value="p43">
            <text:p>p43</text:p>
          </table:table-cell>
          <table:table-cell table:formula="of:=MAX([Sheet1.C608];[Sheet1.E608])" office:value-type="float" office:value="4">
            <text:p>4</text:p>
          </table:table-cell>
          <table:table-cell table:formula="of:=[Sheet1.G608]" office:value-type="float" office:value="4">
            <text:p>4</text:p>
          </table:table-cell>
          <table:table-cell table:formula="of:=OR(NOT(NOT([Sheet1.D608])); NOT(NOT([Sheet1.F608])); [.C608]=[.D608])" office:value-type="boolean" office:boolean-value="true">
            <text:p>TRUE</text:p>
          </table:table-cell>
        </table:table-row>
        <table:table-row table:style-name="ro1">
          <table:table-cell table:formula="of:=[Sheet1.A609]" office:value-type="string" office:string-value="psr-small">
            <text:p>psr-small</text:p>
          </table:table-cell>
          <table:table-cell table:formula="of:=[Sheet1.B609]" office:value-type="string" office:string-value="p44">
            <text:p>p44</text:p>
          </table:table-cell>
          <table:table-cell table:formula="of:=MAX([Sheet1.C609];[Sheet1.E609])" office:value-type="float" office:value="5">
            <text:p>5</text:p>
          </table:table-cell>
          <table:table-cell table:formula="of:=[Sheet1.G609]" office:value-type="float" office:value="5">
            <text:p>5</text:p>
          </table:table-cell>
          <table:table-cell table:formula="of:=OR(NOT(NOT([Sheet1.D609])); NOT(NOT([Sheet1.F609])); [.C609]=[.D609])" office:value-type="boolean" office:boolean-value="true">
            <text:p>TRUE</text:p>
          </table:table-cell>
        </table:table-row>
        <table:table-row table:style-name="ro1">
          <table:table-cell table:formula="of:=[Sheet1.A610]" office:value-type="string" office:string-value="psr-small">
            <text:p>psr-small</text:p>
          </table:table-cell>
          <table:table-cell table:formula="of:=[Sheet1.B610]" office:value-type="string" office:string-value="p45">
            <text:p>p45</text:p>
          </table:table-cell>
          <table:table-cell table:formula="of:=MAX([Sheet1.C610];[Sheet1.E610])" office:value-type="float" office:value="4">
            <text:p>4</text:p>
          </table:table-cell>
          <table:table-cell table:formula="of:=[Sheet1.G610]" office:value-type="float" office:value="4">
            <text:p>4</text:p>
          </table:table-cell>
          <table:table-cell table:formula="of:=OR(NOT(NOT([Sheet1.D610])); NOT(NOT([Sheet1.F610])); [.C610]=[.D610])" office:value-type="boolean" office:boolean-value="true">
            <text:p>TRUE</text:p>
          </table:table-cell>
        </table:table-row>
        <table:table-row table:style-name="ro1">
          <table:table-cell table:formula="of:=[Sheet1.A611]" office:value-type="string" office:string-value="psr-small">
            <text:p>psr-small</text:p>
          </table:table-cell>
          <table:table-cell table:formula="of:=[Sheet1.B611]" office:value-type="string" office:string-value="p46">
            <text:p>p46</text:p>
          </table:table-cell>
          <table:table-cell table:formula="of:=MAX([Sheet1.C611];[Sheet1.E611])" office:value-type="float" office:value="5">
            <text:p>5</text:p>
          </table:table-cell>
          <table:table-cell table:formula="of:=[Sheet1.G611]" office:value-type="float" office:value="5">
            <text:p>5</text:p>
          </table:table-cell>
          <table:table-cell table:formula="of:=OR(NOT(NOT([Sheet1.D611])); NOT(NOT([Sheet1.F611])); [.C611]=[.D611])" office:value-type="boolean" office:boolean-value="true">
            <text:p>TRUE</text:p>
          </table:table-cell>
        </table:table-row>
        <table:table-row table:style-name="ro1">
          <table:table-cell table:formula="of:=[Sheet1.A612]" office:value-type="string" office:string-value="psr-small">
            <text:p>psr-small</text:p>
          </table:table-cell>
          <table:table-cell table:formula="of:=[Sheet1.B612]" office:value-type="string" office:string-value="p47">
            <text:p>p47</text:p>
          </table:table-cell>
          <table:table-cell table:formula="of:=MAX([Sheet1.C612];[Sheet1.E612])" office:value-type="float" office:value="4">
            <text:p>4</text:p>
          </table:table-cell>
          <table:table-cell table:formula="of:=[Sheet1.G612]" office:value-type="float" office:value="4">
            <text:p>4</text:p>
          </table:table-cell>
          <table:table-cell table:formula="of:=OR(NOT(NOT([Sheet1.D612])); NOT(NOT([Sheet1.F612])); [.C612]=[.D612])" office:value-type="boolean" office:boolean-value="true">
            <text:p>TRUE</text:p>
          </table:table-cell>
        </table:table-row>
        <table:table-row table:style-name="ro1">
          <table:table-cell table:formula="of:=[Sheet1.A613]" office:value-type="string" office:string-value="psr-small">
            <text:p>psr-small</text:p>
          </table:table-cell>
          <table:table-cell table:formula="of:=[Sheet1.B613]" office:value-type="string" office:string-value="p48">
            <text:p>p48</text:p>
          </table:table-cell>
          <table:table-cell table:formula="of:=MAX([Sheet1.C613];[Sheet1.E613])" office:value-type="float" office:value="5">
            <text:p>5</text:p>
          </table:table-cell>
          <table:table-cell table:formula="of:=[Sheet1.G613]" office:value-type="float" office:value="5">
            <text:p>5</text:p>
          </table:table-cell>
          <table:table-cell table:formula="of:=OR(NOT(NOT([Sheet1.D613])); NOT(NOT([Sheet1.F613])); [.C613]=[.D613])" office:value-type="boolean" office:boolean-value="true">
            <text:p>TRUE</text:p>
          </table:table-cell>
        </table:table-row>
        <table:table-row table:style-name="ro1">
          <table:table-cell table:formula="of:=[Sheet1.A614]" office:value-type="string" office:string-value="psr-small">
            <text:p>psr-small</text:p>
          </table:table-cell>
          <table:table-cell table:formula="of:=[Sheet1.B614]" office:value-type="string" office:string-value="p49">
            <text:p>p49</text:p>
          </table:table-cell>
          <table:table-cell table:formula="of:=MAX([Sheet1.C614];[Sheet1.E614])" office:value-type="float" office:value="7">
            <text:p>7</text:p>
          </table:table-cell>
          <table:table-cell table:formula="of:=[Sheet1.G614]" office:value-type="float" office:value="7">
            <text:p>7</text:p>
          </table:table-cell>
          <table:table-cell table:formula="of:=OR(NOT(NOT([Sheet1.D614])); NOT(NOT([Sheet1.F614])); [.C614]=[.D614])" office:value-type="boolean" office:boolean-value="true">
            <text:p>TRUE</text:p>
          </table:table-cell>
        </table:table-row>
        <table:table-row table:style-name="ro1">
          <table:table-cell table:formula="of:=[Sheet1.A615]" office:value-type="string" office:string-value="psr-small">
            <text:p>psr-small</text:p>
          </table:table-cell>
          <table:table-cell table:formula="of:=[Sheet1.B615]" office:value-type="string" office:string-value="p50">
            <text:p>p50</text:p>
          </table:table-cell>
          <table:table-cell table:formula="of:=MAX([Sheet1.C615];[Sheet1.E615])" office:value-type="float" office:value="6">
            <text:p>6</text:p>
          </table:table-cell>
          <table:table-cell table:formula="of:=[Sheet1.G615]" office:value-type="float" office:value="6">
            <text:p>6</text:p>
          </table:table-cell>
          <table:table-cell table:formula="of:=OR(NOT(NOT([Sheet1.D615])); NOT(NOT([Sheet1.F615])); [.C615]=[.D615])" office:value-type="boolean" office:boolean-value="true">
            <text:p>TRUE</text:p>
          </table:table-cell>
        </table:table-row>
        <table:table-row table:style-name="ro1">
          <table:table-cell table:formula="of:=[Sheet1.A616]" office:value-type="string" office:string-value="rovers-strips">
            <text:p>rovers-strips</text:p>
          </table:table-cell>
          <table:table-cell table:formula="of:=[Sheet1.B616]" office:value-type="string" office:string-value="p01">
            <text:p>p01</text:p>
          </table:table-cell>
          <table:table-cell table:formula="of:=MAX([Sheet1.C616];[Sheet1.E616])" office:value-type="float" office:value="9">
            <text:p>9</text:p>
          </table:table-cell>
          <table:table-cell table:formula="of:=[Sheet1.G616]" office:value-type="float" office:value="9">
            <text:p>9</text:p>
          </table:table-cell>
          <table:table-cell table:formula="of:=OR(NOT(NOT([Sheet1.D616])); NOT(NOT([Sheet1.F616])); [.C616]=[.D616])" office:value-type="boolean" office:boolean-value="true">
            <text:p>TRUE</text:p>
          </table:table-cell>
        </table:table-row>
        <table:table-row table:style-name="ro1">
          <table:table-cell table:formula="of:=[Sheet1.A617]" office:value-type="string" office:string-value="rovers-strips">
            <text:p>rovers-strips</text:p>
          </table:table-cell>
          <table:table-cell table:formula="of:=[Sheet1.B617]" office:value-type="string" office:string-value="p02">
            <text:p>p02</text:p>
          </table:table-cell>
          <table:table-cell table:formula="of:=MAX([Sheet1.C617];[Sheet1.E617])" office:value-type="float" office:value="7">
            <text:p>7</text:p>
          </table:table-cell>
          <table:table-cell table:formula="of:=[Sheet1.G617]" office:value-type="float" office:value="7">
            <text:p>7</text:p>
          </table:table-cell>
          <table:table-cell table:formula="of:=OR(NOT(NOT([Sheet1.D617])); NOT(NOT([Sheet1.F617])); [.C617]=[.D617])" office:value-type="boolean" office:boolean-value="true">
            <text:p>TRUE</text:p>
          </table:table-cell>
        </table:table-row>
        <table:table-row table:style-name="ro1">
          <table:table-cell table:formula="of:=[Sheet1.A618]" office:value-type="string" office:string-value="rovers-strips">
            <text:p>rovers-strips</text:p>
          </table:table-cell>
          <table:table-cell table:formula="of:=[Sheet1.B618]" office:value-type="string" office:string-value="p03">
            <text:p>p03</text:p>
          </table:table-cell>
          <table:table-cell table:formula="of:=MAX([Sheet1.C618];[Sheet1.E618])" office:value-type="float" office:value="9">
            <text:p>9</text:p>
          </table:table-cell>
          <table:table-cell table:formula="of:=[Sheet1.G618]" office:value-type="float" office:value="9">
            <text:p>9</text:p>
          </table:table-cell>
          <table:table-cell table:formula="of:=OR(NOT(NOT([Sheet1.D618])); NOT(NOT([Sheet1.F618])); [.C618]=[.D618])" office:value-type="boolean" office:boolean-value="true">
            <text:p>TRUE</text:p>
          </table:table-cell>
        </table:table-row>
        <table:table-row table:style-name="ro1">
          <table:table-cell table:formula="of:=[Sheet1.A619]" office:value-type="string" office:string-value="rovers-strips">
            <text:p>rovers-strips</text:p>
          </table:table-cell>
          <table:table-cell table:formula="of:=[Sheet1.B619]" office:value-type="string" office:string-value="p04">
            <text:p>p04</text:p>
          </table:table-cell>
          <table:table-cell table:formula="of:=MAX([Sheet1.C619];[Sheet1.E619])" office:value-type="float" office:value="8">
            <text:p>8</text:p>
          </table:table-cell>
          <table:table-cell table:formula="of:=[Sheet1.G619]" office:value-type="float" office:value="8">
            <text:p>8</text:p>
          </table:table-cell>
          <table:table-cell table:formula="of:=OR(NOT(NOT([Sheet1.D619])); NOT(NOT([Sheet1.F619])); [.C619]=[.D619])" office:value-type="boolean" office:boolean-value="true">
            <text:p>TRUE</text:p>
          </table:table-cell>
        </table:table-row>
        <table:table-row table:style-name="ro1">
          <table:table-cell table:formula="of:=[Sheet1.A620]" office:value-type="string" office:string-value="rovers-strips">
            <text:p>rovers-strips</text:p>
          </table:table-cell>
          <table:table-cell table:formula="of:=[Sheet1.B620]" office:value-type="string" office:string-value="p05">
            <text:p>p05</text:p>
          </table:table-cell>
          <table:table-cell table:formula="of:=MAX([Sheet1.C620];[Sheet1.E620])" office:value-type="float" office:value="18">
            <text:p>18</text:p>
          </table:table-cell>
          <table:table-cell table:formula="of:=[Sheet1.G620]" office:value-type="float" office:value="18">
            <text:p>18</text:p>
          </table:table-cell>
          <table:table-cell table:formula="of:=OR(NOT(NOT([Sheet1.D620])); NOT(NOT([Sheet1.F620])); [.C620]=[.D620])" office:value-type="boolean" office:boolean-value="true">
            <text:p>TRUE</text:p>
          </table:table-cell>
        </table:table-row>
        <table:table-row table:style-name="ro1">
          <table:table-cell table:formula="of:=[Sheet1.A621]" office:value-type="string" office:string-value="rovers-strips">
            <text:p>rovers-strips</text:p>
          </table:table-cell>
          <table:table-cell table:formula="of:=[Sheet1.B621]" office:value-type="string" office:string-value="p06">
            <text:p>p06</text:p>
          </table:table-cell>
          <table:table-cell table:formula="of:=MAX([Sheet1.C621];[Sheet1.E621])" office:value-type="float" office:value="27">
            <text:p>27</text:p>
          </table:table-cell>
          <table:table-cell table:formula="of:=[Sheet1.G621]" office:value-type="float" office:value="27">
            <text:p>27</text:p>
          </table:table-cell>
          <table:table-cell table:formula="of:=OR(NOT(NOT([Sheet1.D621])); NOT(NOT([Sheet1.F621])); [.C621]=[.D621])" office:value-type="boolean" office:boolean-value="true">
            <text:p>TRUE</text:p>
          </table:table-cell>
        </table:table-row>
        <table:table-row table:style-name="ro1">
          <table:table-cell table:formula="of:=[Sheet1.A622]" office:value-type="string" office:string-value="rovers-strips">
            <text:p>rovers-strips</text:p>
          </table:table-cell>
          <table:table-cell table:formula="of:=[Sheet1.B622]" office:value-type="string" office:string-value="p07">
            <text:p>p07</text:p>
          </table:table-cell>
          <table:table-cell table:formula="of:=MAX([Sheet1.C622];[Sheet1.E622])" office:value-type="float" office:value="15">
            <text:p>15</text:p>
          </table:table-cell>
          <table:table-cell table:formula="of:=[Sheet1.G622]" office:value-type="float" office:value="15">
            <text:p>15</text:p>
          </table:table-cell>
          <table:table-cell table:formula="of:=OR(NOT(NOT([Sheet1.D622])); NOT(NOT([Sheet1.F622])); [.C622]=[.D622])" office:value-type="boolean" office:boolean-value="true">
            <text:p>TRUE</text:p>
          </table:table-cell>
        </table:table-row>
        <table:table-row table:style-name="ro1">
          <table:table-cell table:formula="of:=[Sheet1.A623]" office:value-type="string" office:string-value="rovers-strips">
            <text:p>rovers-strips</text:p>
          </table:table-cell>
          <table:table-cell table:formula="of:=[Sheet1.B623]" office:value-type="string" office:string-value="p08">
            <text:p>p08</text:p>
          </table:table-cell>
          <table:table-cell table:formula="of:=MAX([Sheet1.C623];[Sheet1.E623])" office:value-type="float" office:value="21">
            <text:p>21</text:p>
          </table:table-cell>
          <table:table-cell table:formula="of:=[Sheet1.G623]" office:value-type="float" office:value="21">
            <text:p>21</text:p>
          </table:table-cell>
          <table:table-cell table:formula="of:=OR(NOT(NOT([Sheet1.D623])); NOT(NOT([Sheet1.F623])); [.C623]=[.D623])" office:value-type="boolean" office:boolean-value="true">
            <text:p>TRUE</text:p>
          </table:table-cell>
        </table:table-row>
        <table:table-row table:style-name="ro1">
          <table:table-cell table:formula="of:=[Sheet1.A624]" office:value-type="string" office:string-value="rovers-strips">
            <text:p>rovers-strips</text:p>
          </table:table-cell>
          <table:table-cell table:formula="of:=[Sheet1.B624]" office:value-type="string" office:string-value="p09">
            <text:p>p09</text:p>
          </table:table-cell>
          <table:table-cell table:formula="of:=MAX([Sheet1.C624];[Sheet1.E624])" office:value-type="float" office:value="24">
            <text:p>24</text:p>
          </table:table-cell>
          <table:table-cell table:formula="of:=[Sheet1.G624]" office:value-type="float" office:value="24">
            <text:p>24</text:p>
          </table:table-cell>
          <table:table-cell table:formula="of:=OR(NOT(NOT([Sheet1.D624])); NOT(NOT([Sheet1.F624])); [.C624]=[.D624])" office:value-type="boolean" office:boolean-value="true">
            <text:p>TRUE</text:p>
          </table:table-cell>
        </table:table-row>
        <table:table-row table:style-name="ro1">
          <table:table-cell table:formula="of:=[Sheet1.A625]" office:value-type="string" office:string-value="rovers-strips">
            <text:p>rovers-strips</text:p>
          </table:table-cell>
          <table:table-cell table:formula="of:=[Sheet1.B625]" office:value-type="string" office:string-value="p10">
            <text:p>p10</text:p>
          </table:table-cell>
          <table:table-cell table:formula="of:=MAX([Sheet1.C625];[Sheet1.E625])" office:value-type="float" office:value="26">
            <text:p>26</text:p>
          </table:table-cell>
          <table:table-cell table:formula="of:=[Sheet1.G625]" office:value-type="float" office:value="26">
            <text:p>26</text:p>
          </table:table-cell>
          <table:table-cell table:formula="of:=OR(NOT(NOT([Sheet1.D625])); NOT(NOT([Sheet1.F625])); [.C625]=[.D625])" office:value-type="boolean" office:boolean-value="true">
            <text:p>TRUE</text:p>
          </table:table-cell>
        </table:table-row>
        <table:table-row table:style-name="ro1">
          <table:table-cell table:formula="of:=[Sheet1.A626]" office:value-type="string" office:string-value="rovers-strips">
            <text:p>rovers-strips</text:p>
          </table:table-cell>
          <table:table-cell table:formula="of:=[Sheet1.B626]" office:value-type="string" office:string-value="p11">
            <text:p>p11</text:p>
          </table:table-cell>
          <table:table-cell table:formula="of:=MAX([Sheet1.C626];[Sheet1.E626])" office:value-type="float" office:value="24">
            <text:p>24</text:p>
          </table:table-cell>
          <table:table-cell table:formula="of:=[Sheet1.G626]" office:value-type="float" office:value="24">
            <text:p>24</text:p>
          </table:table-cell>
          <table:table-cell table:formula="of:=OR(NOT(NOT([Sheet1.D626])); NOT(NOT([Sheet1.F626])); [.C626]=[.D626])" office:value-type="boolean" office:boolean-value="true">
            <text:p>TRUE</text:p>
          </table:table-cell>
        </table:table-row>
        <table:table-row table:style-name="ro1">
          <table:table-cell table:formula="of:=[Sheet1.A627]" office:value-type="string" office:string-value="rovers-strips">
            <text:p>rovers-strips</text:p>
          </table:table-cell>
          <table:table-cell table:formula="of:=[Sheet1.B627]" office:value-type="string" office:string-value="p12">
            <text:p>p12</text:p>
          </table:table-cell>
          <table:table-cell table:formula="of:=MAX([Sheet1.C627];[Sheet1.E627])" office:value-type="float" office:value="16">
            <text:p>16</text:p>
          </table:table-cell>
          <table:table-cell table:formula="of:=[Sheet1.G627]" office:value-type="float" office:value="16">
            <text:p>16</text:p>
          </table:table-cell>
          <table:table-cell table:formula="of:=OR(NOT(NOT([Sheet1.D627])); NOT(NOT([Sheet1.F627])); [.C627]=[.D627])" office:value-type="boolean" office:boolean-value="true">
            <text:p>TRUE</text:p>
          </table:table-cell>
        </table:table-row>
        <table:table-row table:style-name="ro1">
          <table:table-cell table:formula="of:=[Sheet1.A628]" office:value-type="string" office:string-value="rovers-strips">
            <text:p>rovers-strips</text:p>
          </table:table-cell>
          <table:table-cell table:formula="of:=[Sheet1.B628]" office:value-type="string" office:string-value="p13">
            <text:p>p13</text:p>
          </table:table-cell>
          <table:table-cell table:formula="of:=MAX([Sheet1.C628];[Sheet1.E628])" office:value-type="float" office:value="32">
            <text:p>32</text:p>
          </table:table-cell>
          <table:table-cell table:formula="of:=[Sheet1.G628]" office:value-type="float" office:value="32">
            <text:p>32</text:p>
          </table:table-cell>
          <table:table-cell table:formula="of:=OR(NOT(NOT([Sheet1.D628])); NOT(NOT([Sheet1.F628])); [.C628]=[.D628])" office:value-type="boolean" office:boolean-value="true">
            <text:p>TRUE</text:p>
          </table:table-cell>
        </table:table-row>
        <table:table-row table:style-name="ro1">
          <table:table-cell table:formula="of:=[Sheet1.A629]" office:value-type="string" office:string-value="rovers-strips">
            <text:p>rovers-strips</text:p>
          </table:table-cell>
          <table:table-cell table:formula="of:=[Sheet1.B629]" office:value-type="string" office:string-value="p14">
            <text:p>p14</text:p>
          </table:table-cell>
          <table:table-cell table:formula="of:=MAX([Sheet1.C629];[Sheet1.E629])" office:value-type="float" office:value="22">
            <text:p>22</text:p>
          </table:table-cell>
          <table:table-cell table:formula="of:=[Sheet1.G629]" office:value-type="float" office:value="22">
            <text:p>22</text:p>
          </table:table-cell>
          <table:table-cell table:formula="of:=OR(NOT(NOT([Sheet1.D629])); NOT(NOT([Sheet1.F629])); [.C629]=[.D629])" office:value-type="boolean" office:boolean-value="true">
            <text:p>TRUE</text:p>
          </table:table-cell>
        </table:table-row>
        <table:table-row table:style-name="ro1">
          <table:table-cell table:formula="of:=[Sheet1.A630]" office:value-type="string" office:string-value="rovers-strips">
            <text:p>rovers-strips</text:p>
          </table:table-cell>
          <table:table-cell table:formula="of:=[Sheet1.B630]" office:value-type="string" office:string-value="p15">
            <text:p>p15</text:p>
          </table:table-cell>
          <table:table-cell table:formula="of:=MAX([Sheet1.C630];[Sheet1.E630])" office:value-type="float" office:value="29">
            <text:p>29</text:p>
          </table:table-cell>
          <table:table-cell table:formula="of:=[Sheet1.G630]" office:value-type="float" office:value="29">
            <text:p>29</text:p>
          </table:table-cell>
          <table:table-cell table:formula="of:=OR(NOT(NOT([Sheet1.D630])); NOT(NOT([Sheet1.F630])); [.C630]=[.D630])" office:value-type="boolean" office:boolean-value="true">
            <text:p>TRUE</text:p>
          </table:table-cell>
        </table:table-row>
        <table:table-row table:style-name="ro1">
          <table:table-cell table:formula="of:=[Sheet1.A631]" office:value-type="string" office:string-value="rovers-strips">
            <text:p>rovers-strips</text:p>
          </table:table-cell>
          <table:table-cell table:formula="of:=[Sheet1.B631]" office:value-type="string" office:string-value="p16">
            <text:p>p16</text:p>
          </table:table-cell>
          <table:table-cell table:formula="of:=MAX([Sheet1.C631];[Sheet1.E631])" office:value-type="float" office:value="30">
            <text:p>30</text:p>
          </table:table-cell>
          <table:table-cell table:formula="of:=[Sheet1.G631]" office:value-type="float" office:value="30">
            <text:p>30</text:p>
          </table:table-cell>
          <table:table-cell table:formula="of:=OR(NOT(NOT([Sheet1.D631])); NOT(NOT([Sheet1.F631])); [.C631]=[.D631])" office:value-type="boolean" office:boolean-value="true">
            <text:p>TRUE</text:p>
          </table:table-cell>
        </table:table-row>
        <table:table-row table:style-name="ro1">
          <table:table-cell table:formula="of:=[Sheet1.A632]" office:value-type="string" office:string-value="rovers-strips">
            <text:p>rovers-strips</text:p>
          </table:table-cell>
          <table:table-cell table:formula="of:=[Sheet1.B632]" office:value-type="string" office:string-value="p17">
            <text:p>p17</text:p>
          </table:table-cell>
          <table:table-cell table:formula="of:=MAX([Sheet1.C632];[Sheet1.E632])" office:value-type="float" office:value="36">
            <text:p>36</text:p>
          </table:table-cell>
          <table:table-cell table:formula="of:=[Sheet1.G632]" office:value-type="float" office:value="36">
            <text:p>36</text:p>
          </table:table-cell>
          <table:table-cell table:formula="of:=OR(NOT(NOT([Sheet1.D632])); NOT(NOT([Sheet1.F632])); [.C632]=[.D632])" office:value-type="boolean" office:boolean-value="true">
            <text:p>TRUE</text:p>
          </table:table-cell>
        </table:table-row>
        <table:table-row table:style-name="ro1">
          <table:table-cell table:formula="of:=[Sheet1.A633]" office:value-type="string" office:string-value="rovers-strips">
            <text:p>rovers-strips</text:p>
          </table:table-cell>
          <table:table-cell table:formula="of:=[Sheet1.B633]" office:value-type="string" office:string-value="p18">
            <text:p>p18</text:p>
          </table:table-cell>
          <table:table-cell table:formula="of:=MAX([Sheet1.C633];[Sheet1.E633])" office:value-type="float" office:value="31">
            <text:p>31</text:p>
          </table:table-cell>
          <table:table-cell table:formula="of:=[Sheet1.G633]" office:value-type="float" office:value="31">
            <text:p>31</text:p>
          </table:table-cell>
          <table:table-cell table:formula="of:=OR(NOT(NOT([Sheet1.D633])); NOT(NOT([Sheet1.F633])); [.C633]=[.D633])" office:value-type="boolean" office:boolean-value="true">
            <text:p>TRUE</text:p>
          </table:table-cell>
        </table:table-row>
        <table:table-row table:style-name="ro1">
          <table:table-cell table:formula="of:=[Sheet1.A634]" office:value-type="string" office:string-value="rovers-strips">
            <text:p>rovers-strips</text:p>
          </table:table-cell>
          <table:table-cell table:formula="of:=[Sheet1.B634]" office:value-type="string" office:string-value="p19">
            <text:p>p19</text:p>
          </table:table-cell>
          <table:table-cell table:formula="of:=MAX([Sheet1.C634];[Sheet1.E634])" office:value-type="float" office:value="45">
            <text:p>45</text:p>
          </table:table-cell>
          <table:table-cell table:formula="of:=[Sheet1.G634]" office:value-type="float" office:value="45">
            <text:p>45</text:p>
          </table:table-cell>
          <table:table-cell table:formula="of:=OR(NOT(NOT([Sheet1.D634])); NOT(NOT([Sheet1.F634])); [.C634]=[.D634])" office:value-type="boolean" office:boolean-value="true">
            <text:p>TRUE</text:p>
          </table:table-cell>
        </table:table-row>
        <table:table-row table:style-name="ro1">
          <table:table-cell table:formula="of:=[Sheet1.A635]" office:value-type="string" office:string-value="rovers-strips">
            <text:p>rovers-strips</text:p>
          </table:table-cell>
          <table:table-cell table:formula="of:=[Sheet1.B635]" office:value-type="string" office:string-value="p20">
            <text:p>p20</text:p>
          </table:table-cell>
          <table:table-cell table:formula="of:=MAX([Sheet1.C635];[Sheet1.E635])" office:value-type="float" office:value="56">
            <text:p>56</text:p>
          </table:table-cell>
          <table:table-cell table:formula="of:=[Sheet1.G635]" office:value-type="float" office:value="60">
            <text:p>60</text:p>
          </table:table-cell>
          <table:table-cell table:formula="of:=OR(NOT(NOT([Sheet1.D635])); NOT(NOT([Sheet1.F635])); [.C635]=[.D635])" office:value-type="boolean" office:boolean-value="false">
            <text:p>FALSE</text:p>
          </table:table-cell>
        </table:table-row>
        <table:table-row table:style-name="ro1">
          <table:table-cell table:formula="of:=[Sheet1.A636]" office:value-type="string" office:string-value="rovers-strips">
            <text:p>rovers-strips</text:p>
          </table:table-cell>
          <table:table-cell table:formula="of:=[Sheet1.B636]" office:value-type="string" office:string-value="p21">
            <text:p>p21</text:p>
          </table:table-cell>
          <table:table-cell table:formula="of:=MAX([Sheet1.C636];[Sheet1.E636])" office:value-type="float" office:value="39">
            <text:p>39</text:p>
          </table:table-cell>
          <table:table-cell table:formula="of:=[Sheet1.G636]" office:value-type="float" office:value="43">
            <text:p>43</text:p>
          </table:table-cell>
          <table:table-cell table:formula="of:=OR(NOT(NOT([Sheet1.D636])); NOT(NOT([Sheet1.F636])); [.C636]=[.D636])" office:value-type="boolean" office:boolean-value="false">
            <text:p>FALSE</text:p>
          </table:table-cell>
        </table:table-row>
        <table:table-row table:style-name="ro1">
          <table:table-cell table:formula="of:=[Sheet1.A637]" office:value-type="string" office:string-value="rovers-strips">
            <text:p>rovers-strips</text:p>
          </table:table-cell>
          <table:table-cell table:formula="of:=[Sheet1.B637]" office:value-type="string" office:string-value="p22">
            <text:p>p22</text:p>
          </table:table-cell>
          <table:table-cell table:formula="of:=MAX([Sheet1.C637];[Sheet1.E637])" office:value-type="float" office:value="46">
            <text:p>46</text:p>
          </table:table-cell>
          <table:table-cell table:formula="of:=[Sheet1.G637]" office:value-type="float" office:value="46">
            <text:p>46</text:p>
          </table:table-cell>
          <table:table-cell table:formula="of:=OR(NOT(NOT([Sheet1.D637])); NOT(NOT([Sheet1.F637])); [.C637]=[.D637])" office:value-type="boolean" office:boolean-value="true">
            <text:p>TRUE</text:p>
          </table:table-cell>
        </table:table-row>
        <table:table-row table:style-name="ro1">
          <table:table-cell table:formula="of:=[Sheet1.A638]" office:value-type="string" office:string-value="rovers-strips">
            <text:p>rovers-strips</text:p>
          </table:table-cell>
          <table:table-cell table:formula="of:=[Sheet1.B638]" office:value-type="string" office:string-value="p23">
            <text:p>p23</text:p>
          </table:table-cell>
          <table:table-cell table:formula="of:=MAX([Sheet1.C638];[Sheet1.E638])" office:value-type="float" office:value="46">
            <text:p>46</text:p>
          </table:table-cell>
          <table:table-cell table:formula="of:=[Sheet1.G638]" office:value-type="float" office:value="56">
            <text:p>56</text:p>
          </table:table-cell>
          <table:table-cell table:formula="of:=OR(NOT(NOT([Sheet1.D638])); NOT(NOT([Sheet1.F638])); [.C638]=[.D638])" office:value-type="boolean" office:boolean-value="false">
            <text:p>FALSE</text:p>
          </table:table-cell>
        </table:table-row>
        <table:table-row table:style-name="ro1">
          <table:table-cell table:formula="of:=[Sheet1.A639]" office:value-type="string" office:string-value="rovers-strips">
            <text:p>rovers-strips</text:p>
          </table:table-cell>
          <table:table-cell table:formula="of:=[Sheet1.B639]" office:value-type="string" office:string-value="p24">
            <text:p>p24</text:p>
          </table:table-cell>
          <table:table-cell table:formula="of:=MAX([Sheet1.C639];[Sheet1.E639])" office:value-type="float" office:value="59">
            <text:p>59</text:p>
          </table:table-cell>
          <table:table-cell table:formula="of:=[Sheet1.G639]" office:value-type="float" office:value="67">
            <text:p>67</text:p>
          </table:table-cell>
          <table:table-cell table:formula="of:=OR(NOT(NOT([Sheet1.D639])); NOT(NOT([Sheet1.F639])); [.C639]=[.D639])" office:value-type="boolean" office:boolean-value="false">
            <text:p>FALSE</text:p>
          </table:table-cell>
        </table:table-row>
        <table:table-row table:style-name="ro1">
          <table:table-cell table:formula="of:=[Sheet1.A640]" office:value-type="string" office:string-value="rovers-strips">
            <text:p>rovers-strips</text:p>
          </table:table-cell>
          <table:table-cell table:formula="of:=[Sheet1.B640]" office:value-type="string" office:string-value="p25">
            <text:p>p25</text:p>
          </table:table-cell>
          <table:table-cell table:formula="of:=MAX([Sheet1.C640];[Sheet1.E640])" office:value-type="float" office:value="25">
            <text:p>25</text:p>
          </table:table-cell>
          <table:table-cell table:formula="of:=[Sheet1.G640]" office:value-type="float" office:value="25">
            <text:p>25</text:p>
          </table:table-cell>
          <table:table-cell table:formula="of:=OR(NOT(NOT([Sheet1.D640])); NOT(NOT([Sheet1.F640])); [.C640]=[.D640])" office:value-type="boolean" office:boolean-value="true">
            <text:p>TRUE</text:p>
          </table:table-cell>
        </table:table-row>
        <table:table-row table:style-name="ro1">
          <table:table-cell table:formula="of:=[Sheet1.A641]" office:value-type="string" office:string-value="rovers-strips">
            <text:p>rovers-strips</text:p>
          </table:table-cell>
          <table:table-cell table:formula="of:=[Sheet1.B641]" office:value-type="string" office:string-value="p26">
            <text:p>p26</text:p>
          </table:table-cell>
          <table:table-cell table:formula="of:=MAX([Sheet1.C641];[Sheet1.E641])" office:value-type="float" office:value="40">
            <text:p>40</text:p>
          </table:table-cell>
          <table:table-cell table:formula="of:=[Sheet1.G641]" office:value-type="float" office:value="40">
            <text:p>40</text:p>
          </table:table-cell>
          <table:table-cell table:formula="of:=OR(NOT(NOT([Sheet1.D641])); NOT(NOT([Sheet1.F641])); [.C641]=[.D641])" office:value-type="boolean" office:boolean-value="true">
            <text:p>TRUE</text:p>
          </table:table-cell>
        </table:table-row>
        <table:table-row table:style-name="ro1">
          <table:table-cell table:formula="of:=[Sheet1.A642]" office:value-type="string" office:string-value="rovers-strips">
            <text:p>rovers-strips</text:p>
          </table:table-cell>
          <table:table-cell table:formula="of:=[Sheet1.B642]" office:value-type="string" office:string-value="p27">
            <text:p>p27</text:p>
          </table:table-cell>
          <table:table-cell table:formula="of:=MAX([Sheet1.C642];[Sheet1.E642])" office:value-type="float" office:value="59">
            <text:p>59</text:p>
          </table:table-cell>
          <table:table-cell table:formula="of:=[Sheet1.G642]" office:value-type="float" office:value="59">
            <text:p>59</text:p>
          </table:table-cell>
          <table:table-cell table:formula="of:=OR(NOT(NOT([Sheet1.D642])); NOT(NOT([Sheet1.F642])); [.C642]=[.D642])" office:value-type="boolean" office:boolean-value="true">
            <text:p>TRUE</text:p>
          </table:table-cell>
        </table:table-row>
        <table:table-row table:style-name="ro1">
          <table:table-cell table:formula="of:=[Sheet1.A643]" office:value-type="string" office:string-value="rovers-strips">
            <text:p>rovers-strips</text:p>
          </table:table-cell>
          <table:table-cell table:formula="of:=[Sheet1.B643]" office:value-type="string" office:string-value="p28">
            <text:p>p28</text:p>
          </table:table-cell>
          <table:table-cell table:formula="of:=MAX([Sheet1.C643];[Sheet1.E643])" office:value-type="float" office:value="49">
            <text:p>49</text:p>
          </table:table-cell>
          <table:table-cell table:formula="of:=[Sheet1.G643]" office:value-type="float" office:value="55">
            <text:p>55</text:p>
          </table:table-cell>
          <table:table-cell table:formula="of:=OR(NOT(NOT([Sheet1.D643])); NOT(NOT([Sheet1.F643])); [.C643]=[.D643])" office:value-type="boolean" office:boolean-value="false">
            <text:p>FALSE</text:p>
          </table:table-cell>
        </table:table-row>
        <table:table-row table:style-name="ro1">
          <table:table-cell table:formula="of:=[Sheet1.A644]" office:value-type="string" office:string-value="rovers-strips">
            <text:p>rovers-strips</text:p>
          </table:table-cell>
          <table:table-cell table:formula="of:=[Sheet1.B644]" office:value-type="string" office:string-value="p29">
            <text:p>p29</text:p>
          </table:table-cell>
          <table:table-cell table:formula="of:=MAX([Sheet1.C644];[Sheet1.E644])" office:value-type="float" office:value="39">
            <text:p>39</text:p>
          </table:table-cell>
          <table:table-cell table:formula="of:=[Sheet1.G644]" office:value-type="float" office:value="46">
            <text:p>46</text:p>
          </table:table-cell>
          <table:table-cell table:formula="of:=OR(NOT(NOT([Sheet1.D644])); NOT(NOT([Sheet1.F644])); [.C644]=[.D644])" office:value-type="boolean" office:boolean-value="false">
            <text:p>FALSE</text:p>
          </table:table-cell>
        </table:table-row>
        <table:table-row table:style-name="ro1">
          <table:table-cell table:formula="of:=[Sheet1.A645]" office:value-type="string" office:string-value="rovers-strips">
            <text:p>rovers-strips</text:p>
          </table:table-cell>
          <table:table-cell table:formula="of:=[Sheet1.B645]" office:value-type="string" office:string-value="p30">
            <text:p>p30</text:p>
          </table:table-cell>
          <table:table-cell table:formula="of:=MAX([Sheet1.C645];[Sheet1.E645])" office:value-type="float" office:value="61">
            <text:p>61</text:p>
          </table:table-cell>
          <table:table-cell table:formula="of:=[Sheet1.G645]" office:value-type="float" office:value="75">
            <text:p>75</text:p>
          </table:table-cell>
          <table:table-cell table:formula="of:=OR(NOT(NOT([Sheet1.D645])); NOT(NOT([Sheet1.F645])); [.C645]=[.D645])" office:value-type="boolean" office:boolean-value="false">
            <text:p>FALSE</text:p>
          </table:table-cell>
        </table:table-row>
        <table:table-row table:style-name="ro1">
          <table:table-cell table:formula="of:=[Sheet1.A646]" office:value-type="string" office:string-value="rovers-strips">
            <text:p>rovers-strips</text:p>
          </table:table-cell>
          <table:table-cell table:formula="of:=[Sheet1.B646]" office:value-type="string" office:string-value="p31">
            <text:p>p31</text:p>
          </table:table-cell>
          <table:table-cell table:formula="of:=MAX([Sheet1.C646];[Sheet1.E646])" office:value-type="float" office:value="66">
            <text:p>66</text:p>
          </table:table-cell>
          <table:table-cell table:formula="of:=[Sheet1.G646]" office:value-type="float" office:value="71">
            <text:p>71</text:p>
          </table:table-cell>
          <table:table-cell table:formula="of:=OR(NOT(NOT([Sheet1.D646])); NOT(NOT([Sheet1.F646])); [.C646]=[.D646])" office:value-type="boolean" office:boolean-value="false">
            <text:p>FALSE</text:p>
          </table:table-cell>
        </table:table-row>
        <table:table-row table:style-name="ro1">
          <table:table-cell table:formula="of:=[Sheet1.A647]" office:value-type="string" office:string-value="rovers-strips">
            <text:p>rovers-strips</text:p>
          </table:table-cell>
          <table:table-cell table:formula="of:=[Sheet1.B647]" office:value-type="string" office:string-value="p32">
            <text:p>p32</text:p>
          </table:table-cell>
          <table:table-cell table:formula="of:=MAX([Sheet1.C647];[Sheet1.E647])" office:value-type="float" office:value="90">
            <text:p>90</text:p>
          </table:table-cell>
          <table:table-cell table:formula="of:=[Sheet1.G647]" office:value-type="float" office:value="103">
            <text:p>103</text:p>
          </table:table-cell>
          <table:table-cell table:formula="of:=OR(NOT(NOT([Sheet1.D647])); NOT(NOT([Sheet1.F647])); [.C647]=[.D647])" office:value-type="boolean" office:boolean-value="false">
            <text:p>FALSE</text:p>
          </table:table-cell>
        </table:table-row>
        <table:table-row table:style-name="ro1">
          <table:table-cell table:formula="of:=[Sheet1.A648]" office:value-type="string" office:string-value="rovers-strips">
            <text:p>rovers-strips</text:p>
          </table:table-cell>
          <table:table-cell table:formula="of:=[Sheet1.B648]" office:value-type="string" office:string-value="p33">
            <text:p>p33</text:p>
          </table:table-cell>
          <table:table-cell table:formula="of:=MAX([Sheet1.C648];[Sheet1.E648])" office:value-type="float" office:value="115">
            <text:p>115</text:p>
          </table:table-cell>
          <table:table-cell table:formula="of:=[Sheet1.G648]" office:value-type="float" office:value="132">
            <text:p>132</text:p>
          </table:table-cell>
          <table:table-cell table:formula="of:=OR(NOT(NOT([Sheet1.D648])); NOT(NOT([Sheet1.F648])); [.C648]=[.D648])" office:value-type="boolean" office:boolean-value="false">
            <text:p>FALSE</text:p>
          </table:table-cell>
        </table:table-row>
        <table:table-row table:style-name="ro1">
          <table:table-cell table:formula="of:=[Sheet1.A649]" office:value-type="string" office:string-value="rovers-strips">
            <text:p>rovers-strips</text:p>
          </table:table-cell>
          <table:table-cell table:formula="of:=[Sheet1.B649]" office:value-type="string" office:string-value="p34">
            <text:p>p34</text:p>
          </table:table-cell>
          <table:table-cell table:formula="of:=MAX([Sheet1.C649];[Sheet1.E649])" office:value-type="float" office:value="79">
            <text:p>79</text:p>
          </table:table-cell>
          <table:table-cell table:formula="of:=[Sheet1.G649]" office:value-type="float" office:value="95">
            <text:p>95</text:p>
          </table:table-cell>
          <table:table-cell table:formula="of:=OR(NOT(NOT([Sheet1.D649])); NOT(NOT([Sheet1.F649])); [.C649]=[.D649])" office:value-type="boolean" office:boolean-value="false">
            <text:p>FALSE</text:p>
          </table:table-cell>
        </table:table-row>
        <table:table-row table:style-name="ro1">
          <table:table-cell table:formula="of:=[Sheet1.A650]" office:value-type="string" office:string-value="rovers-strips">
            <text:p>rovers-strips</text:p>
          </table:table-cell>
          <table:table-cell table:formula="of:=[Sheet1.B650]" office:value-type="string" office:string-value="p35">
            <text:p>p35</text:p>
          </table:table-cell>
          <table:table-cell table:formula="of:=MAX([Sheet1.C650];[Sheet1.E650])" office:value-type="float" office:value="163">
            <text:p>163</text:p>
          </table:table-cell>
          <table:table-cell table:formula="of:=[Sheet1.G650]" office:value-type="float" office:value="188">
            <text:p>188</text:p>
          </table:table-cell>
          <table:table-cell table:formula="of:=OR(NOT(NOT([Sheet1.D650])); NOT(NOT([Sheet1.F650])); [.C650]=[.D650])" office:value-type="boolean" office:boolean-value="false">
            <text:p>FALSE</text:p>
          </table:table-cell>
        </table:table-row>
        <table:table-row table:style-name="ro1">
          <table:table-cell table:formula="of:=[Sheet1.A651]" office:value-type="string" office:string-value="rovers-strips">
            <text:p>rovers-strips</text:p>
          </table:table-cell>
          <table:table-cell table:formula="of:=[Sheet1.B651]" office:value-type="string" office:string-value="p36">
            <text:p>p36</text:p>
          </table:table-cell>
          <table:table-cell table:formula="of:=MAX([Sheet1.C651];[Sheet1.E651])" office:value-type="float" office:value="107">
            <text:p>107</text:p>
          </table:table-cell>
          <table:table-cell table:formula="of:=[Sheet1.G651]" office:value-type="float" office:value="131">
            <text:p>131</text:p>
          </table:table-cell>
          <table:table-cell table:formula="of:=OR(NOT(NOT([Sheet1.D651])); NOT(NOT([Sheet1.F651])); [.C651]=[.D651])" office:value-type="boolean" office:boolean-value="false">
            <text:p>FALSE</text:p>
          </table:table-cell>
        </table:table-row>
        <table:table-row table:style-name="ro1">
          <table:table-cell table:formula="of:=[Sheet1.A652]" office:value-type="string" office:string-value="rovers-strips">
            <text:p>rovers-strips</text:p>
          </table:table-cell>
          <table:table-cell table:formula="of:=[Sheet1.B652]" office:value-type="string" office:string-value="p37">
            <text:p>p37</text:p>
          </table:table-cell>
          <table:table-cell table:formula="of:=MAX([Sheet1.C652];[Sheet1.E652])" office:value-type="float" office:value="148">
            <text:p>148</text:p>
          </table:table-cell>
          <table:table-cell table:formula="of:=[Sheet1.G652]" office:value-type="float" office:value="182">
            <text:p>182</text:p>
          </table:table-cell>
          <table:table-cell table:formula="of:=OR(NOT(NOT([Sheet1.D652])); NOT(NOT([Sheet1.F652])); [.C652]=[.D652])" office:value-type="boolean" office:boolean-value="false">
            <text:p>FALSE</text:p>
          </table:table-cell>
        </table:table-row>
        <table:table-row table:style-name="ro1">
          <table:table-cell table:formula="of:=[Sheet1.A653]" office:value-type="string" office:string-value="rovers-strips">
            <text:p>rovers-strips</text:p>
          </table:table-cell>
          <table:table-cell table:formula="of:=[Sheet1.B653]" office:value-type="string" office:string-value="p38">
            <text:p>p38</text:p>
          </table:table-cell>
          <table:table-cell table:formula="of:=MAX([Sheet1.C653];[Sheet1.E653])" office:value-type="float" office:value="135">
            <text:p>135</text:p>
          </table:table-cell>
          <table:table-cell table:formula="of:=[Sheet1.G653]" office:value-type="float" office:value="154">
            <text:p>154</text:p>
          </table:table-cell>
          <table:table-cell table:formula="of:=OR(NOT(NOT([Sheet1.D653])); NOT(NOT([Sheet1.F653])); [.C653]=[.D653])" office:value-type="boolean" office:boolean-value="false">
            <text:p>FALSE</text:p>
          </table:table-cell>
        </table:table-row>
        <table:table-row table:style-name="ro1">
          <table:table-cell table:formula="of:=[Sheet1.A654]" office:value-type="string" office:string-value="rovers-strips">
            <text:p>rovers-strips</text:p>
          </table:table-cell>
          <table:table-cell table:formula="of:=[Sheet1.B654]" office:value-type="string" office:string-value="p39">
            <text:p>p39</text:p>
          </table:table-cell>
          <table:table-cell table:formula="of:=MAX([Sheet1.C654];[Sheet1.E654])" office:value-type="float" office:value="172">
            <text:p>172</text:p>
          </table:table-cell>
          <table:table-cell table:formula="of:=[Sheet1.G654]" office:value-type="float" office:value="202">
            <text:p>202</text:p>
          </table:table-cell>
          <table:table-cell table:formula="of:=OR(NOT(NOT([Sheet1.D654])); NOT(NOT([Sheet1.F654])); [.C654]=[.D654])" office:value-type="boolean" office:boolean-value="false">
            <text:p>FALSE</text:p>
          </table:table-cell>
        </table:table-row>
        <table:table-row table:style-name="ro1">
          <table:table-cell table:formula="of:=[Sheet1.A655]" office:value-type="string" office:string-value="rovers-strips">
            <text:p>rovers-strips</text:p>
          </table:table-cell>
          <table:table-cell table:formula="of:=[Sheet1.B655]" office:value-type="string" office:string-value="p40">
            <text:p>p40</text:p>
          </table:table-cell>
          <table:table-cell table:formula="of:=MAX([Sheet1.C655];[Sheet1.E655])" office:value-type="float" office:value="163">
            <text:p>163</text:p>
          </table:table-cell>
          <table:table-cell table:formula="of:=[Sheet1.G655]" office:value-type="float" office:value="197">
            <text:p>197</text:p>
          </table:table-cell>
          <table:table-cell table:formula="of:=OR(NOT(NOT([Sheet1.D655])); NOT(NOT([Sheet1.F655])); [.C655]=[.D655])" office:value-type="boolean" office:boolean-value="false">
            <text:p>FALSE</text:p>
          </table:table-cell>
        </table:table-row>
        <table:table-row table:style-name="ro1">
          <table:table-cell table:formula="of:=[Sheet1.A656]" office:value-type="string" office:string-value="tpp-strips">
            <text:p>tpp-strips</text:p>
          </table:table-cell>
          <table:table-cell table:formula="of:=[Sheet1.B656]" office:value-type="string" office:string-value="p01">
            <text:p>p01</text:p>
          </table:table-cell>
          <table:table-cell table:formula="of:=MAX([Sheet1.C656];[Sheet1.E656])" office:value-type="float" office:value="4">
            <text:p>4</text:p>
          </table:table-cell>
          <table:table-cell table:formula="of:=[Sheet1.G656]" office:value-type="float" office:value="4">
            <text:p>4</text:p>
          </table:table-cell>
          <table:table-cell table:formula="of:=OR(NOT(NOT([Sheet1.D656])); NOT(NOT([Sheet1.F656])); [.C656]=[.D656])" office:value-type="boolean" office:boolean-value="true">
            <text:p>TRUE</text:p>
          </table:table-cell>
        </table:table-row>
        <table:table-row table:style-name="ro1">
          <table:table-cell table:formula="of:=[Sheet1.A657]" office:value-type="string" office:string-value="tpp-strips">
            <text:p>tpp-strips</text:p>
          </table:table-cell>
          <table:table-cell table:formula="of:=[Sheet1.B657]" office:value-type="string" office:string-value="p02">
            <text:p>p02</text:p>
          </table:table-cell>
          <table:table-cell table:formula="of:=MAX([Sheet1.C657];[Sheet1.E657])" office:value-type="float" office:value="7">
            <text:p>7</text:p>
          </table:table-cell>
          <table:table-cell table:formula="of:=[Sheet1.G657]" office:value-type="float" office:value="7">
            <text:p>7</text:p>
          </table:table-cell>
          <table:table-cell table:formula="of:=OR(NOT(NOT([Sheet1.D657])); NOT(NOT([Sheet1.F657])); [.C657]=[.D657])" office:value-type="boolean" office:boolean-value="true">
            <text:p>TRUE</text:p>
          </table:table-cell>
        </table:table-row>
        <table:table-row table:style-name="ro1">
          <table:table-cell table:formula="of:=[Sheet1.A658]" office:value-type="string" office:string-value="tpp-strips">
            <text:p>tpp-strips</text:p>
          </table:table-cell>
          <table:table-cell table:formula="of:=[Sheet1.B658]" office:value-type="string" office:string-value="p03">
            <text:p>p03</text:p>
          </table:table-cell>
          <table:table-cell table:formula="of:=MAX([Sheet1.C658];[Sheet1.E658])" office:value-type="float" office:value="10">
            <text:p>10</text:p>
          </table:table-cell>
          <table:table-cell table:formula="of:=[Sheet1.G658]" office:value-type="float" office:value="10">
            <text:p>10</text:p>
          </table:table-cell>
          <table:table-cell table:formula="of:=OR(NOT(NOT([Sheet1.D658])); NOT(NOT([Sheet1.F658])); [.C658]=[.D658])" office:value-type="boolean" office:boolean-value="true">
            <text:p>TRUE</text:p>
          </table:table-cell>
        </table:table-row>
        <table:table-row table:style-name="ro1">
          <table:table-cell table:formula="of:=[Sheet1.A659]" office:value-type="string" office:string-value="tpp-strips">
            <text:p>tpp-strips</text:p>
          </table:table-cell>
          <table:table-cell table:formula="of:=[Sheet1.B659]" office:value-type="string" office:string-value="p04">
            <text:p>p04</text:p>
          </table:table-cell>
          <table:table-cell table:formula="of:=MAX([Sheet1.C659];[Sheet1.E659])" office:value-type="float" office:value="13">
            <text:p>13</text:p>
          </table:table-cell>
          <table:table-cell table:formula="of:=[Sheet1.G659]" office:value-type="float" office:value="13">
            <text:p>13</text:p>
          </table:table-cell>
          <table:table-cell table:formula="of:=OR(NOT(NOT([Sheet1.D659])); NOT(NOT([Sheet1.F659])); [.C659]=[.D659])" office:value-type="boolean" office:boolean-value="true">
            <text:p>TRUE</text:p>
          </table:table-cell>
        </table:table-row>
        <table:table-row table:style-name="ro1">
          <table:table-cell table:formula="of:=[Sheet1.A660]" office:value-type="string" office:string-value="tpp-strips">
            <text:p>tpp-strips</text:p>
          </table:table-cell>
          <table:table-cell table:formula="of:=[Sheet1.B660]" office:value-type="string" office:string-value="p05">
            <text:p>p05</text:p>
          </table:table-cell>
          <table:table-cell table:formula="of:=MAX([Sheet1.C660];[Sheet1.E660])" office:value-type="float" office:value="17">
            <text:p>17</text:p>
          </table:table-cell>
          <table:table-cell table:formula="of:=[Sheet1.G660]" office:value-type="float" office:value="17">
            <text:p>17</text:p>
          </table:table-cell>
          <table:table-cell table:formula="of:=OR(NOT(NOT([Sheet1.D660])); NOT(NOT([Sheet1.F660])); [.C660]=[.D660])" office:value-type="boolean" office:boolean-value="true">
            <text:p>TRUE</text:p>
          </table:table-cell>
        </table:table-row>
        <table:table-row table:style-name="ro1">
          <table:table-cell table:formula="of:=[Sheet1.A661]" office:value-type="string" office:string-value="tpp-strips">
            <text:p>tpp-strips</text:p>
          </table:table-cell>
          <table:table-cell table:formula="of:=[Sheet1.B661]" office:value-type="string" office:string-value="p06">
            <text:p>p06</text:p>
          </table:table-cell>
          <table:table-cell table:formula="of:=MAX([Sheet1.C661];[Sheet1.E661])" office:value-type="float" office:value="21">
            <text:p>21</text:p>
          </table:table-cell>
          <table:table-cell table:formula="of:=[Sheet1.G661]" office:value-type="float" office:value="21">
            <text:p>21</text:p>
          </table:table-cell>
          <table:table-cell table:formula="of:=OR(NOT(NOT([Sheet1.D661])); NOT(NOT([Sheet1.F661])); [.C661]=[.D661])" office:value-type="boolean" office:boolean-value="true">
            <text:p>TRUE</text:p>
          </table:table-cell>
        </table:table-row>
        <table:table-row table:style-name="ro1">
          <table:table-cell table:formula="of:=[Sheet1.A662]" office:value-type="string" office:string-value="tpp-strips">
            <text:p>tpp-strips</text:p>
          </table:table-cell>
          <table:table-cell table:formula="of:=[Sheet1.B662]" office:value-type="string" office:string-value="p07">
            <text:p>p07</text:p>
          </table:table-cell>
          <table:table-cell table:formula="of:=MAX([Sheet1.C662];[Sheet1.E662])" office:value-type="float" office:value="26">
            <text:p>26</text:p>
          </table:table-cell>
          <table:table-cell table:formula="of:=[Sheet1.G662]" office:value-type="float" office:value="26">
            <text:p>26</text:p>
          </table:table-cell>
          <table:table-cell table:formula="of:=OR(NOT(NOT([Sheet1.D662])); NOT(NOT([Sheet1.F662])); [.C662]=[.D662])" office:value-type="boolean" office:boolean-value="true">
            <text:p>TRUE</text:p>
          </table:table-cell>
        </table:table-row>
        <table:table-row table:style-name="ro1">
          <table:table-cell table:formula="of:=[Sheet1.A663]" office:value-type="string" office:string-value="tpp-strips">
            <text:p>tpp-strips</text:p>
          </table:table-cell>
          <table:table-cell table:formula="of:=[Sheet1.B663]" office:value-type="string" office:string-value="p08">
            <text:p>p08</text:p>
          </table:table-cell>
          <table:table-cell table:formula="of:=MAX([Sheet1.C663];[Sheet1.E663])" office:value-type="float" office:value="30">
            <text:p>30</text:p>
          </table:table-cell>
          <table:table-cell table:formula="of:=[Sheet1.G663]" office:value-type="float" office:value="30">
            <text:p>30</text:p>
          </table:table-cell>
          <table:table-cell table:formula="of:=OR(NOT(NOT([Sheet1.D663])); NOT(NOT([Sheet1.F663])); [.C663]=[.D663])" office:value-type="boolean" office:boolean-value="true">
            <text:p>TRUE</text:p>
          </table:table-cell>
        </table:table-row>
        <table:table-row table:style-name="ro1">
          <table:table-cell table:formula="of:=[Sheet1.A664]" office:value-type="string" office:string-value="tpp-strips">
            <text:p>tpp-strips</text:p>
          </table:table-cell>
          <table:table-cell table:formula="of:=[Sheet1.B664]" office:value-type="string" office:string-value="p09">
            <text:p>p09</text:p>
          </table:table-cell>
          <table:table-cell table:formula="of:=MAX([Sheet1.C664];[Sheet1.E664])" office:value-type="float" office:value="35">
            <text:p>35</text:p>
          </table:table-cell>
          <table:table-cell table:formula="of:=[Sheet1.G664]" office:value-type="float" office:value="35">
            <text:p>35</text:p>
          </table:table-cell>
          <table:table-cell table:formula="of:=OR(NOT(NOT([Sheet1.D664])); NOT(NOT([Sheet1.F664])); [.C664]=[.D664])" office:value-type="boolean" office:boolean-value="true">
            <text:p>TRUE</text:p>
          </table:table-cell>
        </table:table-row>
        <table:table-row table:style-name="ro1">
          <table:table-cell table:formula="of:=[Sheet1.A665]" office:value-type="string" office:string-value="tpp-strips">
            <text:p>tpp-strips</text:p>
          </table:table-cell>
          <table:table-cell table:formula="of:=[Sheet1.B665]" office:value-type="string" office:string-value="p10">
            <text:p>p10</text:p>
          </table:table-cell>
          <table:table-cell table:formula="of:=MAX([Sheet1.C665];[Sheet1.E665])" office:value-type="float" office:value="39">
            <text:p>39</text:p>
          </table:table-cell>
          <table:table-cell table:formula="of:=[Sheet1.G665]" office:value-type="float" office:value="39">
            <text:p>39</text:p>
          </table:table-cell>
          <table:table-cell table:formula="of:=OR(NOT(NOT([Sheet1.D665])); NOT(NOT([Sheet1.F665])); [.C665]=[.D665])" office:value-type="boolean" office:boolean-value="true">
            <text:p>TRUE</text:p>
          </table:table-cell>
        </table:table-row>
        <table:table-row table:style-name="ro1">
          <table:table-cell table:formula="of:=[Sheet1.A666]" office:value-type="string" office:string-value="tpp-strips">
            <text:p>tpp-strips</text:p>
          </table:table-cell>
          <table:table-cell table:formula="of:=[Sheet1.B666]" office:value-type="string" office:string-value="p11">
            <text:p>p11</text:p>
          </table:table-cell>
          <table:table-cell table:formula="of:=MAX([Sheet1.C666];[Sheet1.E666])" office:value-type="float" office:value="30">
            <text:p>30</text:p>
          </table:table-cell>
          <table:table-cell table:formula="of:=[Sheet1.G666]" office:value-type="float" office:value="30">
            <text:p>30</text:p>
          </table:table-cell>
          <table:table-cell table:formula="of:=OR(NOT(NOT([Sheet1.D666])); NOT(NOT([Sheet1.F666])); [.C666]=[.D666])" office:value-type="boolean" office:boolean-value="true">
            <text:p>TRUE</text:p>
          </table:table-cell>
        </table:table-row>
        <table:table-row table:style-name="ro1">
          <table:table-cell table:formula="of:=[Sheet1.A667]" office:value-type="string" office:string-value="tpp-strips">
            <text:p>tpp-strips</text:p>
          </table:table-cell>
          <table:table-cell table:formula="of:=[Sheet1.B667]" office:value-type="string" office:string-value="p12">
            <text:p>p12</text:p>
          </table:table-cell>
          <table:table-cell table:formula="of:=MAX([Sheet1.C667];[Sheet1.E667])" office:value-type="float" office:value="32">
            <text:p>32</text:p>
          </table:table-cell>
          <table:table-cell table:formula="of:=[Sheet1.G667]" office:value-type="float" office:value="32">
            <text:p>32</text:p>
          </table:table-cell>
          <table:table-cell table:formula="of:=OR(NOT(NOT([Sheet1.D667])); NOT(NOT([Sheet1.F667])); [.C667]=[.D667])" office:value-type="boolean" office:boolean-value="true">
            <text:p>TRUE</text:p>
          </table:table-cell>
        </table:table-row>
        <table:table-row table:style-name="ro1">
          <table:table-cell table:formula="of:=[Sheet1.A668]" office:value-type="string" office:string-value="tpp-strips">
            <text:p>tpp-strips</text:p>
          </table:table-cell>
          <table:table-cell table:formula="of:=[Sheet1.B668]" office:value-type="string" office:string-value="p13">
            <text:p>p13</text:p>
          </table:table-cell>
          <table:table-cell table:formula="of:=MAX([Sheet1.C668];[Sheet1.E668])" office:value-type="float" office:value="31">
            <text:p>31</text:p>
          </table:table-cell>
          <table:table-cell table:formula="of:=[Sheet1.G668]" office:value-type="float" office:value="31">
            <text:p>31</text:p>
          </table:table-cell>
          <table:table-cell table:formula="of:=OR(NOT(NOT([Sheet1.D668])); NOT(NOT([Sheet1.F668])); [.C668]=[.D668])" office:value-type="boolean" office:boolean-value="true">
            <text:p>TRUE</text:p>
          </table:table-cell>
        </table:table-row>
        <table:table-row table:style-name="ro1">
          <table:table-cell table:formula="of:=[Sheet1.A669]" office:value-type="string" office:string-value="tpp-strips">
            <text:p>tpp-strips</text:p>
          </table:table-cell>
          <table:table-cell table:formula="of:=[Sheet1.B669]" office:value-type="string" office:string-value="p14">
            <text:p>p14</text:p>
          </table:table-cell>
          <table:table-cell table:formula="of:=MAX([Sheet1.C669];[Sheet1.E669])" office:value-type="float" office:value="39">
            <text:p>39</text:p>
          </table:table-cell>
          <table:table-cell table:formula="of:=[Sheet1.G669]" office:value-type="float" office:value="39">
            <text:p>39</text:p>
          </table:table-cell>
          <table:table-cell table:formula="of:=OR(NOT(NOT([Sheet1.D669])); NOT(NOT([Sheet1.F669])); [.C669]=[.D669])" office:value-type="boolean" office:boolean-value="true">
            <text:p>TRUE</text:p>
          </table:table-cell>
        </table:table-row>
        <table:table-row table:style-name="ro1">
          <table:table-cell table:formula="of:=[Sheet1.A670]" office:value-type="string" office:string-value="tpp-strips">
            <text:p>tpp-strips</text:p>
          </table:table-cell>
          <table:table-cell table:formula="of:=[Sheet1.B670]" office:value-type="string" office:string-value="p15">
            <text:p>p15</text:p>
          </table:table-cell>
          <table:table-cell table:formula="of:=MAX([Sheet1.C670];[Sheet1.E670])" office:value-type="float" office:value="45">
            <text:p>45</text:p>
          </table:table-cell>
          <table:table-cell table:formula="of:=[Sheet1.G670]" office:value-type="float" office:value="45">
            <text:p>45</text:p>
          </table:table-cell>
          <table:table-cell table:formula="of:=OR(NOT(NOT([Sheet1.D670])); NOT(NOT([Sheet1.F670])); [.C670]=[.D670])" office:value-type="boolean" office:boolean-value="true">
            <text:p>TRUE</text:p>
          </table:table-cell>
        </table:table-row>
        <table:table-row table:style-name="ro1">
          <table:table-cell table:formula="of:=[Sheet1.A671]" office:value-type="string" office:string-value="tpp-strips">
            <text:p>tpp-strips</text:p>
          </table:table-cell>
          <table:table-cell table:formula="of:=[Sheet1.B671]" office:value-type="string" office:string-value="p16">
            <text:p>p16</text:p>
          </table:table-cell>
          <table:table-cell table:formula="of:=MAX([Sheet1.C671];[Sheet1.E671])" office:value-type="float" office:value="52">
            <text:p>52</text:p>
          </table:table-cell>
          <table:table-cell table:formula="of:=[Sheet1.G671]" office:value-type="float" office:value="52">
            <text:p>52</text:p>
          </table:table-cell>
          <table:table-cell table:formula="of:=OR(NOT(NOT([Sheet1.D671])); NOT(NOT([Sheet1.F671])); [.C671]=[.D671])" office:value-type="boolean" office:boolean-value="true">
            <text:p>TRUE</text:p>
          </table:table-cell>
        </table:table-row>
        <table:table-row table:style-name="ro1">
          <table:table-cell table:formula="of:=[Sheet1.A672]" office:value-type="string" office:string-value="tpp-strips">
            <text:p>tpp-strips</text:p>
          </table:table-cell>
          <table:table-cell table:formula="of:=[Sheet1.B672]" office:value-type="string" office:string-value="p17">
            <text:p>p17</text:p>
          </table:table-cell>
          <table:table-cell table:formula="of:=MAX([Sheet1.C672];[Sheet1.E672])" office:value-type="float" office:value="50">
            <text:p>50</text:p>
          </table:table-cell>
          <table:table-cell table:formula="of:=[Sheet1.G672]" office:value-type="float" office:value="50">
            <text:p>50</text:p>
          </table:table-cell>
          <table:table-cell table:formula="of:=OR(NOT(NOT([Sheet1.D672])); NOT(NOT([Sheet1.F672])); [.C672]=[.D672])" office:value-type="boolean" office:boolean-value="true">
            <text:p>TRUE</text:p>
          </table:table-cell>
        </table:table-row>
        <table:table-row table:style-name="ro1">
          <table:table-cell table:formula="of:=[Sheet1.A673]" office:value-type="string" office:string-value="tpp-strips">
            <text:p>tpp-strips</text:p>
          </table:table-cell>
          <table:table-cell table:formula="of:=[Sheet1.B673]" office:value-type="string" office:string-value="p18">
            <text:p>p18</text:p>
          </table:table-cell>
          <table:table-cell table:formula="of:=MAX([Sheet1.C673];[Sheet1.E673])" office:value-type="float" office:value="51">
            <text:p>51</text:p>
          </table:table-cell>
          <table:table-cell table:formula="of:=[Sheet1.G673]" office:value-type="float" office:value="51">
            <text:p>51</text:p>
          </table:table-cell>
          <table:table-cell table:formula="of:=OR(NOT(NOT([Sheet1.D673])); NOT(NOT([Sheet1.F673])); [.C673]=[.D673])" office:value-type="boolean" office:boolean-value="true">
            <text:p>TRUE</text:p>
          </table:table-cell>
        </table:table-row>
        <table:table-row table:style-name="ro1">
          <table:table-cell table:formula="of:=[Sheet1.A674]" office:value-type="string" office:string-value="tpp-strips">
            <text:p>tpp-strips</text:p>
          </table:table-cell>
          <table:table-cell table:formula="of:=[Sheet1.B674]" office:value-type="string" office:string-value="p19">
            <text:p>p19</text:p>
          </table:table-cell>
          <table:table-cell table:formula="of:=MAX([Sheet1.C674];[Sheet1.E674])" office:value-type="float" office:value="62">
            <text:p>62</text:p>
          </table:table-cell>
          <table:table-cell table:formula="of:=[Sheet1.G674]" office:value-type="float" office:value="62">
            <text:p>62</text:p>
          </table:table-cell>
          <table:table-cell table:formula="of:=OR(NOT(NOT([Sheet1.D674])); NOT(NOT([Sheet1.F674])); [.C674]=[.D674])" office:value-type="boolean" office:boolean-value="true">
            <text:p>TRUE</text:p>
          </table:table-cell>
        </table:table-row>
        <table:table-row table:style-name="ro1">
          <table:table-cell table:formula="of:=[Sheet1.A675]" office:value-type="string" office:string-value="tpp-strips">
            <text:p>tpp-strips</text:p>
          </table:table-cell>
          <table:table-cell table:formula="of:=[Sheet1.B675]" office:value-type="string" office:string-value="p20">
            <text:p>p20</text:p>
          </table:table-cell>
          <table:table-cell table:formula="of:=MAX([Sheet1.C675];[Sheet1.E675])" office:value-type="float" office:value="69">
            <text:p>69</text:p>
          </table:table-cell>
          <table:table-cell table:formula="of:=[Sheet1.G675]" office:value-type="float" office:value="69">
            <text:p>69</text:p>
          </table:table-cell>
          <table:table-cell table:formula="of:=OR(NOT(NOT([Sheet1.D675])); NOT(NOT([Sheet1.F675])); [.C675]=[.D675])" office:value-type="boolean" office:boolean-value="true">
            <text:p>TRUE</text:p>
          </table:table-cell>
        </table:table-row>
        <table:table-row table:style-name="ro1">
          <table:table-cell table:formula="of:=[Sheet1.A676]" office:value-type="string" office:string-value="tpp-strips">
            <text:p>tpp-strips</text:p>
          </table:table-cell>
          <table:table-cell table:formula="of:=[Sheet1.B676]" office:value-type="string" office:string-value="p21">
            <text:p>p21</text:p>
          </table:table-cell>
          <table:table-cell table:formula="of:=MAX([Sheet1.C676];[Sheet1.E676])" office:value-type="float" office:value="60">
            <text:p>60</text:p>
          </table:table-cell>
          <table:table-cell table:formula="of:=[Sheet1.G676]" office:value-type="float" office:value="60">
            <text:p>60</text:p>
          </table:table-cell>
          <table:table-cell table:formula="of:=OR(NOT(NOT([Sheet1.D676])); NOT(NOT([Sheet1.F676])); [.C676]=[.D676])" office:value-type="boolean" office:boolean-value="true">
            <text:p>TRUE</text:p>
          </table:table-cell>
        </table:table-row>
        <table:table-row table:style-name="ro1">
          <table:table-cell table:formula="of:=[Sheet1.A677]" office:value-type="string" office:string-value="tpp-strips">
            <text:p>tpp-strips</text:p>
          </table:table-cell>
          <table:table-cell table:formula="of:=[Sheet1.B677]" office:value-type="string" office:string-value="p22">
            <text:p>p22</text:p>
          </table:table-cell>
          <table:table-cell table:formula="of:=MAX([Sheet1.C677];[Sheet1.E677])" office:value-type="float" office:value="54">
            <text:p>54</text:p>
          </table:table-cell>
          <table:table-cell table:formula="of:=[Sheet1.G677]" office:value-type="float" office:value="54">
            <text:p>54</text:p>
          </table:table-cell>
          <table:table-cell table:formula="of:=OR(NOT(NOT([Sheet1.D677])); NOT(NOT([Sheet1.F677])); [.C677]=[.D677])" office:value-type="boolean" office:boolean-value="true">
            <text:p>TRUE</text:p>
          </table:table-cell>
        </table:table-row>
        <table:table-row table:style-name="ro1">
          <table:table-cell table:formula="of:=[Sheet1.A678]" office:value-type="string" office:string-value="tpp-strips">
            <text:p>tpp-strips</text:p>
          </table:table-cell>
          <table:table-cell table:formula="of:=[Sheet1.B678]" office:value-type="string" office:string-value="p23">
            <text:p>p23</text:p>
          </table:table-cell>
          <table:table-cell table:formula="of:=MAX([Sheet1.C678];[Sheet1.E678])" office:value-type="float" office:value="63">
            <text:p>63</text:p>
          </table:table-cell>
          <table:table-cell table:formula="of:=[Sheet1.G678]" office:value-type="float" office:value="63">
            <text:p>63</text:p>
          </table:table-cell>
          <table:table-cell table:formula="of:=OR(NOT(NOT([Sheet1.D678])); NOT(NOT([Sheet1.F678])); [.C678]=[.D678])" office:value-type="boolean" office:boolean-value="true">
            <text:p>TRUE</text:p>
          </table:table-cell>
        </table:table-row>
        <table:table-row table:style-name="ro1">
          <table:table-cell table:formula="of:=[Sheet1.A679]" office:value-type="string" office:string-value="tpp-strips">
            <text:p>tpp-strips</text:p>
          </table:table-cell>
          <table:table-cell table:formula="of:=[Sheet1.B679]" office:value-type="string" office:string-value="p24">
            <text:p>p24</text:p>
          </table:table-cell>
          <table:table-cell table:formula="of:=MAX([Sheet1.C679];[Sheet1.E679])" office:value-type="float" office:value="65">
            <text:p>65</text:p>
          </table:table-cell>
          <table:table-cell table:formula="of:=[Sheet1.G679]" office:value-type="float" office:value="65">
            <text:p>65</text:p>
          </table:table-cell>
          <table:table-cell table:formula="of:=OR(NOT(NOT([Sheet1.D679])); NOT(NOT([Sheet1.F679])); [.C679]=[.D679])" office:value-type="boolean" office:boolean-value="true">
            <text:p>TRUE</text:p>
          </table:table-cell>
        </table:table-row>
        <table:table-row table:style-name="ro1">
          <table:table-cell table:formula="of:=[Sheet1.A680]" office:value-type="string" office:string-value="tpp-strips">
            <text:p>tpp-strips</text:p>
          </table:table-cell>
          <table:table-cell table:formula="of:=[Sheet1.B680]" office:value-type="string" office:string-value="p25">
            <text:p>p25</text:p>
          </table:table-cell>
          <table:table-cell table:formula="of:=MAX([Sheet1.C680];[Sheet1.E680])" office:value-type="float" office:value="74">
            <text:p>74</text:p>
          </table:table-cell>
          <table:table-cell table:formula="of:=[Sheet1.G680]" office:value-type="float" office:value="74">
            <text:p>74</text:p>
          </table:table-cell>
          <table:table-cell table:formula="of:=OR(NOT(NOT([Sheet1.D680])); NOT(NOT([Sheet1.F680])); [.C680]=[.D680])" office:value-type="boolean" office:boolean-value="true">
            <text:p>TRUE</text:p>
          </table:table-cell>
        </table:table-row>
        <table:table-row table:style-name="ro1">
          <table:table-cell table:formula="of:=[Sheet1.A681]" office:value-type="string" office:string-value="tpp-strips">
            <text:p>tpp-strips</text:p>
          </table:table-cell>
          <table:table-cell table:formula="of:=[Sheet1.B681]" office:value-type="string" office:string-value="p26">
            <text:p>p26</text:p>
          </table:table-cell>
          <table:table-cell table:formula="of:=MAX([Sheet1.C681];[Sheet1.E681])" office:value-type="float" office:value="75">
            <text:p>75</text:p>
          </table:table-cell>
          <table:table-cell table:formula="of:=[Sheet1.G681]" office:value-type="float" office:value="77">
            <text:p>77</text:p>
          </table:table-cell>
          <table:table-cell table:formula="of:=OR(NOT(NOT([Sheet1.D681])); NOT(NOT([Sheet1.F681])); [.C681]=[.D681])" office:value-type="boolean" office:boolean-value="false">
            <text:p>FALSE</text:p>
          </table:table-cell>
        </table:table-row>
        <table:table-row table:style-name="ro1">
          <table:table-cell table:formula="of:=[Sheet1.A682]" office:value-type="string" office:string-value="tpp-strips">
            <text:p>tpp-strips</text:p>
          </table:table-cell>
          <table:table-cell table:formula="of:=[Sheet1.B682]" office:value-type="string" office:string-value="p27">
            <text:p>p27</text:p>
          </table:table-cell>
          <table:table-cell table:formula="of:=MAX([Sheet1.C682];[Sheet1.E682])" office:value-type="float" office:value="82">
            <text:p>82</text:p>
          </table:table-cell>
          <table:table-cell table:formula="of:=[Sheet1.G682]" office:value-type="float" office:value="83">
            <text:p>83</text:p>
          </table:table-cell>
          <table:table-cell table:formula="of:=OR(NOT(NOT([Sheet1.D682])); NOT(NOT([Sheet1.F682])); [.C682]=[.D682])" office:value-type="boolean" office:boolean-value="false">
            <text:p>FALSE</text:p>
          </table:table-cell>
        </table:table-row>
        <table:table-row table:style-name="ro1">
          <table:table-cell table:formula="of:=[Sheet1.A683]" office:value-type="string" office:string-value="tpp-strips">
            <text:p>tpp-strips</text:p>
          </table:table-cell>
          <table:table-cell table:formula="of:=[Sheet1.B683]" office:value-type="string" office:string-value="p28">
            <text:p>p28</text:p>
          </table:table-cell>
          <table:table-cell table:formula="of:=MAX([Sheet1.C683];[Sheet1.E683])" office:value-type="float" office:value="87">
            <text:p>87</text:p>
          </table:table-cell>
          <table:table-cell table:formula="of:=[Sheet1.G683]" office:value-type="float" office:value="87">
            <text:p>87</text:p>
          </table:table-cell>
          <table:table-cell table:formula="of:=OR(NOT(NOT([Sheet1.D683])); NOT(NOT([Sheet1.F683])); [.C683]=[.D683])" office:value-type="boolean" office:boolean-value="true">
            <text:p>TRUE</text:p>
          </table:table-cell>
        </table:table-row>
        <table:table-row table:style-name="ro1">
          <table:table-cell table:formula="of:=[Sheet1.A684]" office:value-type="string" office:string-value="tpp-strips">
            <text:p>tpp-strips</text:p>
          </table:table-cell>
          <table:table-cell table:formula="of:=[Sheet1.B684]" office:value-type="string" office:string-value="p29">
            <text:p>p29</text:p>
          </table:table-cell>
          <table:table-cell table:formula="of:=MAX([Sheet1.C684];[Sheet1.E684])" office:value-type="float" office:value="101">
            <text:p>101</text:p>
          </table:table-cell>
          <table:table-cell table:formula="of:=[Sheet1.G684]" office:value-type="float" office:value="102">
            <text:p>102</text:p>
          </table:table-cell>
          <table:table-cell table:formula="of:=OR(NOT(NOT([Sheet1.D684])); NOT(NOT([Sheet1.F684])); [.C684]=[.D684])" office:value-type="boolean" office:boolean-value="false">
            <text:p>FALSE</text:p>
          </table:table-cell>
        </table:table-row>
        <table:table-row table:style-name="ro1">
          <table:table-cell table:formula="of:=[Sheet1.A685]" office:value-type="string" office:string-value="tpp-strips">
            <text:p>tpp-strips</text:p>
          </table:table-cell>
          <table:table-cell table:formula="of:=[Sheet1.B685]" office:value-type="string" office:string-value="p30">
            <text:p>p30</text:p>
          </table:table-cell>
          <table:table-cell table:formula="of:=MAX([Sheet1.C685];[Sheet1.E685])" office:value-type="float" office:value="99">
            <text:p>99</text:p>
          </table:table-cell>
          <table:table-cell table:formula="of:=[Sheet1.G685]" office:value-type="float" office:value="101">
            <text:p>101</text:p>
          </table:table-cell>
          <table:table-cell table:formula="of:=OR(NOT(NOT([Sheet1.D685])); NOT(NOT([Sheet1.F685])); [.C685]=[.D685])" office:value-type="boolean" office:boolean-value="false">
            <text:p>FALSE</text:p>
          </table:table-cell>
        </table:table-row>
        <table:table-row table:style-name="ro1">
          <table:table-cell table:formula="of:=[Sheet1.A686]" office:value-type="string" office:string-value="trucks-strips">
            <text:p>trucks-strips</text:p>
          </table:table-cell>
          <table:table-cell table:formula="of:=[Sheet1.B686]" office:value-type="string" office:string-value="p01">
            <text:p>p01</text:p>
          </table:table-cell>
          <table:table-cell table:formula="of:=MAX([Sheet1.C686];[Sheet1.E686])" office:value-type="float" office:value="11">
            <text:p>11</text:p>
          </table:table-cell>
          <table:table-cell table:formula="of:=[Sheet1.G686]" office:value-type="float" office:value="11">
            <text:p>11</text:p>
          </table:table-cell>
          <table:table-cell table:formula="of:=OR(NOT(NOT([Sheet1.D686])); NOT(NOT([Sheet1.F686])); [.C686]=[.D686])" office:value-type="boolean" office:boolean-value="true">
            <text:p>TRUE</text:p>
          </table:table-cell>
        </table:table-row>
        <table:table-row table:style-name="ro1">
          <table:table-cell table:formula="of:=[Sheet1.A687]" office:value-type="string" office:string-value="trucks-strips">
            <text:p>trucks-strips</text:p>
          </table:table-cell>
          <table:table-cell table:formula="of:=[Sheet1.B687]" office:value-type="string" office:string-value="p02">
            <text:p>p02</text:p>
          </table:table-cell>
          <table:table-cell table:formula="of:=MAX([Sheet1.C687];[Sheet1.E687])" office:value-type="float" office:value="14">
            <text:p>14</text:p>
          </table:table-cell>
          <table:table-cell table:formula="of:=[Sheet1.G687]" office:value-type="float" office:value="14">
            <text:p>14</text:p>
          </table:table-cell>
          <table:table-cell table:formula="of:=OR(NOT(NOT([Sheet1.D687])); NOT(NOT([Sheet1.F687])); [.C687]=[.D687])" office:value-type="boolean" office:boolean-value="true">
            <text:p>TRUE</text:p>
          </table:table-cell>
        </table:table-row>
        <table:table-row table:style-name="ro1">
          <table:table-cell table:formula="of:=[Sheet1.A688]" office:value-type="string" office:string-value="trucks-strips">
            <text:p>trucks-strips</text:p>
          </table:table-cell>
          <table:table-cell table:formula="of:=[Sheet1.B688]" office:value-type="string" office:string-value="p03">
            <text:p>p03</text:p>
          </table:table-cell>
          <table:table-cell table:formula="of:=MAX([Sheet1.C688];[Sheet1.E688])" office:value-type="float" office:value="17">
            <text:p>17</text:p>
          </table:table-cell>
          <table:table-cell table:formula="of:=[Sheet1.G688]" office:value-type="float" office:value="17">
            <text:p>17</text:p>
          </table:table-cell>
          <table:table-cell table:formula="of:=OR(NOT(NOT([Sheet1.D688])); NOT(NOT([Sheet1.F688])); [.C688]=[.D688])" office:value-type="boolean" office:boolean-value="true">
            <text:p>TRUE</text:p>
          </table:table-cell>
        </table:table-row>
        <table:table-row table:style-name="ro1">
          <table:table-cell table:formula="of:=[Sheet1.A689]" office:value-type="string" office:string-value="trucks-strips">
            <text:p>trucks-strips</text:p>
          </table:table-cell>
          <table:table-cell table:formula="of:=[Sheet1.B689]" office:value-type="string" office:string-value="p04">
            <text:p>p04</text:p>
          </table:table-cell>
          <table:table-cell table:formula="of:=MAX([Sheet1.C689];[Sheet1.E689])" office:value-type="float" office:value="20">
            <text:p>20</text:p>
          </table:table-cell>
          <table:table-cell table:formula="of:=[Sheet1.G689]" office:value-type="float" office:value="20">
            <text:p>20</text:p>
          </table:table-cell>
          <table:table-cell table:formula="of:=OR(NOT(NOT([Sheet1.D689])); NOT(NOT([Sheet1.F689])); [.C689]=[.D689])" office:value-type="boolean" office:boolean-value="true">
            <text:p>TRUE</text:p>
          </table:table-cell>
        </table:table-row>
        <table:table-row table:style-name="ro1">
          <table:table-cell table:formula="of:=[Sheet1.A690]" office:value-type="string" office:string-value="trucks-strips">
            <text:p>trucks-strips</text:p>
          </table:table-cell>
          <table:table-cell table:formula="of:=[Sheet1.B690]" office:value-type="string" office:string-value="p05">
            <text:p>p05</text:p>
          </table:table-cell>
          <table:table-cell table:formula="of:=MAX([Sheet1.C690];[Sheet1.E690])" office:value-type="float" office:value="23">
            <text:p>23</text:p>
          </table:table-cell>
          <table:table-cell table:formula="of:=[Sheet1.G690]" office:value-type="float" office:value="23">
            <text:p>23</text:p>
          </table:table-cell>
          <table:table-cell table:formula="of:=OR(NOT(NOT([Sheet1.D690])); NOT(NOT([Sheet1.F690])); [.C690]=[.D690])" office:value-type="boolean" office:boolean-value="true">
            <text:p>TRUE</text:p>
          </table:table-cell>
        </table:table-row>
        <table:table-row table:style-name="ro1">
          <table:table-cell table:formula="of:=[Sheet1.A691]" office:value-type="string" office:string-value="trucks-strips">
            <text:p>trucks-strips</text:p>
          </table:table-cell>
          <table:table-cell table:formula="of:=[Sheet1.B691]" office:value-type="string" office:string-value="p06">
            <text:p>p06</text:p>
          </table:table-cell>
          <table:table-cell table:formula="of:=MAX([Sheet1.C691];[Sheet1.E691])" office:value-type="float" office:value="26">
            <text:p>26</text:p>
          </table:table-cell>
          <table:table-cell table:formula="of:=[Sheet1.G691]" office:value-type="float" office:value="26">
            <text:p>26</text:p>
          </table:table-cell>
          <table:table-cell table:formula="of:=OR(NOT(NOT([Sheet1.D691])); NOT(NOT([Sheet1.F691])); [.C691]=[.D691])" office:value-type="boolean" office:boolean-value="true">
            <text:p>TRUE</text:p>
          </table:table-cell>
        </table:table-row>
        <table:table-row table:style-name="ro1">
          <table:table-cell table:formula="of:=[Sheet1.A692]" office:value-type="string" office:string-value="trucks-strips">
            <text:p>trucks-strips</text:p>
          </table:table-cell>
          <table:table-cell table:formula="of:=[Sheet1.B692]" office:value-type="string" office:string-value="p07">
            <text:p>p07</text:p>
          </table:table-cell>
          <table:table-cell table:formula="of:=MAX([Sheet1.C692];[Sheet1.E692])" office:value-type="float" office:value="20">
            <text:p>20</text:p>
          </table:table-cell>
          <table:table-cell table:formula="of:=[Sheet1.G692]" office:value-type="float" office:value="20">
            <text:p>20</text:p>
          </table:table-cell>
          <table:table-cell table:formula="of:=OR(NOT(NOT([Sheet1.D692])); NOT(NOT([Sheet1.F692])); [.C692]=[.D692])" office:value-type="boolean" office:boolean-value="true">
            <text:p>TRUE</text:p>
          </table:table-cell>
        </table:table-row>
        <table:table-row table:style-name="ro1">
          <table:table-cell table:formula="of:=[Sheet1.A693]" office:value-type="string" office:string-value="trucks-strips">
            <text:p>trucks-strips</text:p>
          </table:table-cell>
          <table:table-cell table:formula="of:=[Sheet1.B693]" office:value-type="string" office:string-value="p08">
            <text:p>p08</text:p>
          </table:table-cell>
          <table:table-cell table:formula="of:=MAX([Sheet1.C693];[Sheet1.E693])" office:value-type="float" office:value="24">
            <text:p>24</text:p>
          </table:table-cell>
          <table:table-cell table:formula="of:=[Sheet1.G693]" office:value-type="float" office:value="24">
            <text:p>24</text:p>
          </table:table-cell>
          <table:table-cell table:formula="of:=OR(NOT(NOT([Sheet1.D693])); NOT(NOT([Sheet1.F693])); [.C693]=[.D693])" office:value-type="boolean" office:boolean-value="true">
            <text:p>TRUE</text:p>
          </table:table-cell>
        </table:table-row>
        <table:table-row table:style-name="ro1">
          <table:table-cell table:formula="of:=[Sheet1.A694]" office:value-type="string" office:string-value="trucks-strips">
            <text:p>trucks-strips</text:p>
          </table:table-cell>
          <table:table-cell table:formula="of:=[Sheet1.B694]" office:value-type="string" office:string-value="p09">
            <text:p>p09</text:p>
          </table:table-cell>
          <table:table-cell table:formula="of:=MAX([Sheet1.C694];[Sheet1.E694])" office:value-type="float" office:value="26">
            <text:p>26</text:p>
          </table:table-cell>
          <table:table-cell table:formula="of:=[Sheet1.G694]" office:value-type="float" office:value="26">
            <text:p>26</text:p>
          </table:table-cell>
          <table:table-cell table:formula="of:=OR(NOT(NOT([Sheet1.D694])); NOT(NOT([Sheet1.F694])); [.C694]=[.D694])" office:value-type="boolean" office:boolean-value="true">
            <text:p>TRUE</text:p>
          </table:table-cell>
        </table:table-row>
        <table:table-row table:style-name="ro1">
          <table:table-cell table:formula="of:=[Sheet1.A695]" office:value-type="string" office:string-value="trucks-strips">
            <text:p>trucks-strips</text:p>
          </table:table-cell>
          <table:table-cell table:formula="of:=[Sheet1.B695]" office:value-type="string" office:string-value="p10">
            <text:p>p10</text:p>
          </table:table-cell>
          <table:table-cell table:formula="of:=MAX([Sheet1.C695];[Sheet1.E695])" office:value-type="float" office:value="30">
            <text:p>30</text:p>
          </table:table-cell>
          <table:table-cell table:formula="of:=[Sheet1.G695]" office:value-type="float" office:value="30">
            <text:p>30</text:p>
          </table:table-cell>
          <table:table-cell table:formula="of:=OR(NOT(NOT([Sheet1.D695])); NOT(NOT([Sheet1.F695])); [.C695]=[.D695])" office:value-type="boolean" office:boolean-value="true">
            <text:p>TRUE</text:p>
          </table:table-cell>
        </table:table-row>
        <table:table-row table:style-name="ro1">
          <table:table-cell table:formula="of:=[Sheet1.A696]" office:value-type="string" office:string-value="trucks-strips">
            <text:p>trucks-strips</text:p>
          </table:table-cell>
          <table:table-cell table:formula="of:=[Sheet1.B696]" office:value-type="string" office:string-value="p11">
            <text:p>p11</text:p>
          </table:table-cell>
          <table:table-cell table:formula="of:=MAX([Sheet1.C696];[Sheet1.E696])" office:value-type="float" office:value="33">
            <text:p>33</text:p>
          </table:table-cell>
          <table:table-cell table:formula="of:=[Sheet1.G696]" office:value-type="float" office:value="33">
            <text:p>33</text:p>
          </table:table-cell>
          <table:table-cell table:formula="of:=OR(NOT(NOT([Sheet1.D696])); NOT(NOT([Sheet1.F696])); [.C696]=[.D696])" office:value-type="boolean" office:boolean-value="true">
            <text:p>TRUE</text:p>
          </table:table-cell>
        </table:table-row>
        <table:table-row table:style-name="ro1">
          <table:table-cell table:formula="of:=[Sheet1.A697]" office:value-type="string" office:string-value="trucks-strips">
            <text:p>trucks-strips</text:p>
          </table:table-cell>
          <table:table-cell table:formula="of:=[Sheet1.B697]" office:value-type="string" office:string-value="p12">
            <text:p>p12</text:p>
          </table:table-cell>
          <table:table-cell table:formula="of:=MAX([Sheet1.C697];[Sheet1.E697])" office:value-type="float" office:value="36">
            <text:p>36</text:p>
          </table:table-cell>
          <table:table-cell table:formula="of:=[Sheet1.G697]" office:value-type="float" office:value="36">
            <text:p>36</text:p>
          </table:table-cell>
          <table:table-cell table:formula="of:=OR(NOT(NOT([Sheet1.D697])); NOT(NOT([Sheet1.F697])); [.C697]=[.D697])" office:value-type="boolean" office:boolean-value="true">
            <text:p>TRUE</text:p>
          </table:table-cell>
        </table:table-row>
        <table:table-row table:style-name="ro1">
          <table:table-cell table:formula="of:=[Sheet1.A698]" office:value-type="string" office:string-value="trucks-strips">
            <text:p>trucks-strips</text:p>
          </table:table-cell>
          <table:table-cell table:formula="of:=[Sheet1.B698]" office:value-type="string" office:string-value="p13">
            <text:p>p13</text:p>
          </table:table-cell>
          <table:table-cell table:formula="of:=MAX([Sheet1.C698];[Sheet1.E698])" office:value-type="float" office:value="30">
            <text:p>30</text:p>
          </table:table-cell>
          <table:table-cell table:formula="of:=[Sheet1.G698]" office:value-type="float" office:value="30">
            <text:p>30</text:p>
          </table:table-cell>
          <table:table-cell table:formula="of:=OR(NOT(NOT([Sheet1.D698])); NOT(NOT([Sheet1.F698])); [.C698]=[.D698])" office:value-type="boolean" office:boolean-value="true">
            <text:p>TRUE</text:p>
          </table:table-cell>
        </table:table-row>
        <table:table-row table:style-name="ro1">
          <table:table-cell table:formula="of:=[Sheet1.A699]" office:value-type="string" office:string-value="trucks-strips">
            <text:p>trucks-strips</text:p>
          </table:table-cell>
          <table:table-cell table:formula="of:=[Sheet1.B699]" office:value-type="string" office:string-value="p14">
            <text:p>p14</text:p>
          </table:table-cell>
          <table:table-cell table:formula="of:=MAX([Sheet1.C699];[Sheet1.E699])" office:value-type="float" office:value="34">
            <text:p>34</text:p>
          </table:table-cell>
          <table:table-cell table:formula="of:=[Sheet1.G699]" office:value-type="float" office:value="34">
            <text:p>34</text:p>
          </table:table-cell>
          <table:table-cell table:formula="of:=OR(NOT(NOT([Sheet1.D699])); NOT(NOT([Sheet1.F699])); [.C699]=[.D699])" office:value-type="boolean" office:boolean-value="true">
            <text:p>TRUE</text:p>
          </table:table-cell>
        </table:table-row>
        <table:table-row table:style-name="ro1">
          <table:table-cell table:formula="of:=[Sheet1.A700]" office:value-type="string" office:string-value="trucks-strips">
            <text:p>trucks-strips</text:p>
          </table:table-cell>
          <table:table-cell table:formula="of:=[Sheet1.B700]" office:value-type="string" office:string-value="p15">
            <text:p>p15</text:p>
          </table:table-cell>
          <table:table-cell table:formula="of:=MAX([Sheet1.C700];[Sheet1.E700])" office:value-type="float" office:value="37">
            <text:p>37</text:p>
          </table:table-cell>
          <table:table-cell table:formula="of:=[Sheet1.G700]" office:value-type="float" office:value="37">
            <text:p>37</text:p>
          </table:table-cell>
          <table:table-cell table:formula="of:=OR(NOT(NOT([Sheet1.D700])); NOT(NOT([Sheet1.F700])); [.C700]=[.D700])" office:value-type="boolean" office:boolean-value="true">
            <text:p>TRUE</text:p>
          </table:table-cell>
        </table:table-row>
        <table:table-row table:style-name="ro1">
          <table:table-cell table:formula="of:=[Sheet1.A701]" office:value-type="string" office:string-value="trucks-strips">
            <text:p>trucks-strips</text:p>
          </table:table-cell>
          <table:table-cell table:formula="of:=[Sheet1.B701]" office:value-type="string" office:string-value="p16">
            <text:p>p16</text:p>
          </table:table-cell>
          <table:table-cell table:formula="of:=MAX([Sheet1.C701];[Sheet1.E701])" office:value-type="float" office:value="40">
            <text:p>40</text:p>
          </table:table-cell>
          <table:table-cell table:formula="of:=[Sheet1.G701]" office:value-type="float" office:value="41">
            <text:p>41</text:p>
          </table:table-cell>
          <table:table-cell table:formula="of:=OR(NOT(NOT([Sheet1.D701])); NOT(NOT([Sheet1.F701])); [.C701]=[.D701])" office:value-type="boolean" office:boolean-value="true">
            <text:p>TRUE</text:p>
          </table:table-cell>
        </table:table-row>
        <table:table-row table:style-name="ro1">
          <table:table-cell table:formula="of:=[Sheet1.A702]" office:value-type="string" office:string-value="trucks-strips">
            <text:p>trucks-strips</text:p>
          </table:table-cell>
          <table:table-cell table:formula="of:=[Sheet1.B702]" office:value-type="string" office:string-value="p17">
            <text:p>p17</text:p>
          </table:table-cell>
          <table:table-cell table:formula="of:=MAX([Sheet1.C702];[Sheet1.E702])" office:value-type="float" office:value="43">
            <text:p>43</text:p>
          </table:table-cell>
          <table:table-cell table:formula="of:=[Sheet1.G702]" office:value-type="float" office:value="43">
            <text:p>43</text:p>
          </table:table-cell>
          <table:table-cell table:formula="of:=OR(NOT(NOT([Sheet1.D702])); NOT(NOT([Sheet1.F702])); [.C702]=[.D702])" office:value-type="boolean" office:boolean-value="true">
            <text:p>TRUE</text:p>
          </table:table-cell>
        </table:table-row>
        <table:table-row table:style-name="ro1">
          <table:table-cell table:formula="of:=[Sheet1.A703]" office:value-type="string" office:string-value="trucks-strips">
            <text:p>trucks-strips</text:p>
          </table:table-cell>
          <table:table-cell table:formula="of:=[Sheet1.B703]" office:value-type="string" office:string-value="p18">
            <text:p>p18</text:p>
          </table:table-cell>
          <table:table-cell table:formula="of:=MAX([Sheet1.C703];[Sheet1.E703])" office:value-type="float" office:value="46">
            <text:p>46</text:p>
          </table:table-cell>
          <table:table-cell table:formula="of:=[Sheet1.G703]" office:value-type="float" office:value="46">
            <text:p>46</text:p>
          </table:table-cell>
          <table:table-cell table:formula="of:=OR(NOT(NOT([Sheet1.D703])); NOT(NOT([Sheet1.F703])); [.C703]=[.D703])" office:value-type="boolean" office:boolean-value="true">
            <text:p>TRUE</text:p>
          </table:table-cell>
        </table:table-row>
        <table:table-row table:style-name="ro1">
          <table:table-cell table:formula="of:=[Sheet1.A704]" office:value-type="string" office:string-value="trucks-strips">
            <text:p>trucks-strips</text:p>
          </table:table-cell>
          <table:table-cell table:formula="of:=[Sheet1.B704]" office:value-type="string" office:string-value="p19">
            <text:p>p19</text:p>
          </table:table-cell>
          <table:table-cell table:formula="of:=MAX([Sheet1.C704];[Sheet1.E704])" office:value-type="float" office:value="41">
            <text:p>41</text:p>
          </table:table-cell>
          <table:table-cell table:formula="of:=[Sheet1.G704]" office:value-type="float" office:value="44">
            <text:p>44</text:p>
          </table:table-cell>
          <table:table-cell table:formula="of:=OR(NOT(NOT([Sheet1.D704])); NOT(NOT([Sheet1.F704])); [.C704]=[.D704])" office:value-type="boolean" office:boolean-value="true">
            <text:p>TRUE</text:p>
          </table:table-cell>
        </table:table-row>
        <table:table-row table:style-name="ro1">
          <table:table-cell table:formula="of:=[Sheet1.A705]" office:value-type="string" office:string-value="trucks-strips">
            <text:p>trucks-strips</text:p>
          </table:table-cell>
          <table:table-cell table:formula="of:=[Sheet1.B705]" office:value-type="string" office:string-value="p20">
            <text:p>p20</text:p>
          </table:table-cell>
          <table:table-cell table:formula="of:=MAX([Sheet1.C705];[Sheet1.E705])" office:value-type="float" office:value="44">
            <text:p>44</text:p>
          </table:table-cell>
          <table:table-cell table:formula="of:=[Sheet1.G705]" office:value-type="float" office:value="44">
            <text:p>44</text:p>
          </table:table-cell>
          <table:table-cell table:formula="of:=OR(NOT(NOT([Sheet1.D705])); NOT(NOT([Sheet1.F705])); [.C705]=[.D705])" office:value-type="boolean" office:boolean-value="true">
            <text:p>TRUE</text:p>
          </table:table-cell>
        </table:table-row>
        <table:table-row table:style-name="ro1">
          <table:table-cell table:formula="of:=[Sheet1.A706]" office:value-type="string" office:string-value="trucks-strips">
            <text:p>trucks-strips</text:p>
          </table:table-cell>
          <table:table-cell table:formula="of:=[Sheet1.B706]" office:value-type="string" office:string-value="p21">
            <text:p>p21</text:p>
          </table:table-cell>
          <table:table-cell table:formula="of:=MAX([Sheet1.C706];[Sheet1.E706])" office:value-type="float" office:value="47">
            <text:p>47</text:p>
          </table:table-cell>
          <table:table-cell table:formula="of:=[Sheet1.G706]" office:value-type="float" office:value="49">
            <text:p>49</text:p>
          </table:table-cell>
          <table:table-cell table:formula="of:=OR(NOT(NOT([Sheet1.D706])); NOT(NOT([Sheet1.F706])); [.C706]=[.D706])" office:value-type="boolean" office:boolean-value="true">
            <text:p>TRUE</text:p>
          </table:table-cell>
        </table:table-row>
        <table:table-row table:style-name="ro1">
          <table:table-cell table:formula="of:=[Sheet1.A707]" office:value-type="string" office:string-value="trucks-strips">
            <text:p>trucks-strips</text:p>
          </table:table-cell>
          <table:table-cell table:formula="of:=[Sheet1.B707]" office:value-type="string" office:string-value="p22">
            <text:p>p22</text:p>
          </table:table-cell>
          <table:table-cell table:formula="of:=MAX([Sheet1.C707];[Sheet1.E707])" office:value-type="float" office:value="50">
            <text:p>50</text:p>
          </table:table-cell>
          <table:table-cell table:formula="of:=[Sheet1.G707]" office:value-type="float" office:value="50">
            <text:p>50</text:p>
          </table:table-cell>
          <table:table-cell table:formula="of:=OR(NOT(NOT([Sheet1.D707])); NOT(NOT([Sheet1.F707])); [.C707]=[.D707])" office:value-type="boolean" office:boolean-value="true">
            <text:p>TRUE</text:p>
          </table:table-cell>
        </table:table-row>
        <table:table-row table:style-name="ro1">
          <table:table-cell table:formula="of:=[Sheet1.A708]" office:value-type="string" office:string-value="trucks-strips">
            <text:p>trucks-strips</text:p>
          </table:table-cell>
          <table:table-cell table:formula="of:=[Sheet1.B708]" office:value-type="string" office:string-value="p23">
            <text:p>p23</text:p>
          </table:table-cell>
          <table:table-cell table:formula="of:=MAX([Sheet1.C708];[Sheet1.E708])" office:value-type="float" office:value="53">
            <text:p>53</text:p>
          </table:table-cell>
          <table:table-cell table:formula="of:=[Sheet1.G708]" office:value-type="float" office:value="53">
            <text:p>53</text:p>
          </table:table-cell>
          <table:table-cell table:formula="of:=OR(NOT(NOT([Sheet1.D708])); NOT(NOT([Sheet1.F708])); [.C708]=[.D708])" office:value-type="boolean" office:boolean-value="true">
            <text:p>TRUE</text:p>
          </table:table-cell>
        </table:table-row>
        <table:table-row table:style-name="ro1">
          <table:table-cell table:formula="of:=[Sheet1.A709]" office:value-type="string" office:string-value="trucks-strips">
            <text:p>trucks-strips</text:p>
          </table:table-cell>
          <table:table-cell table:formula="of:=[Sheet1.B709]" office:value-type="string" office:string-value="p24">
            <text:p>p24</text:p>
          </table:table-cell>
          <table:table-cell table:formula="of:=MAX([Sheet1.C709];[Sheet1.E709])" office:value-type="float" office:value="56">
            <text:p>56</text:p>
          </table:table-cell>
          <table:table-cell table:formula="of:=[Sheet1.G709]" office:value-type="float" office:value="58">
            <text:p>58</text:p>
          </table:table-cell>
          <table:table-cell table:formula="of:=OR(NOT(NOT([Sheet1.D709])); NOT(NOT([Sheet1.F709])); [.C709]=[.D709])" office:value-type="boolean" office:boolean-value="true">
            <text:p>TRUE</text:p>
          </table:table-cell>
        </table:table-row>
        <table:table-row table:style-name="ro1">
          <table:table-cell table:formula="of:=[Sheet1.A710]" office:value-type="string" office:string-value="trucks-strips">
            <text:p>trucks-strips</text:p>
          </table:table-cell>
          <table:table-cell table:formula="of:=[Sheet1.B710]" office:value-type="string" office:string-value="p25">
            <text:p>p25</text:p>
          </table:table-cell>
          <table:table-cell table:formula="of:=MAX([Sheet1.C710];[Sheet1.E710])" office:value-type="float" office:value="50">
            <text:p>50</text:p>
          </table:table-cell>
          <table:table-cell table:formula="of:=[Sheet1.G710]" office:value-type="float" office:value="50">
            <text:p>50</text:p>
          </table:table-cell>
          <table:table-cell table:formula="of:=OR(NOT(NOT([Sheet1.D710])); NOT(NOT([Sheet1.F710])); [.C710]=[.D710])" office:value-type="boolean" office:boolean-value="true">
            <text:p>TRUE</text:p>
          </table:table-cell>
        </table:table-row>
        <table:table-row table:style-name="ro1">
          <table:table-cell table:formula="of:=[Sheet1.A711]" office:value-type="string" office:string-value="trucks-strips">
            <text:p>trucks-strips</text:p>
          </table:table-cell>
          <table:table-cell table:formula="of:=[Sheet1.B711]" office:value-type="string" office:string-value="p26">
            <text:p>p26</text:p>
          </table:table-cell>
          <table:table-cell table:formula="of:=MAX([Sheet1.C711];[Sheet1.E711])" office:value-type="float" office:value="54">
            <text:p>54</text:p>
          </table:table-cell>
          <table:table-cell table:formula="of:=[Sheet1.G711]" office:value-type="float" office:value="54">
            <text:p>54</text:p>
          </table:table-cell>
          <table:table-cell table:formula="of:=OR(NOT(NOT([Sheet1.D711])); NOT(NOT([Sheet1.F711])); [.C711]=[.D711])" office:value-type="boolean" office:boolean-value="true">
            <text:p>TRUE</text:p>
          </table:table-cell>
        </table:table-row>
        <table:table-row table:style-name="ro1">
          <table:table-cell table:formula="of:=[Sheet1.A712]" office:value-type="string" office:string-value="trucks-strips">
            <text:p>trucks-strips</text:p>
          </table:table-cell>
          <table:table-cell table:formula="of:=[Sheet1.B712]" office:value-type="string" office:string-value="p27">
            <text:p>p27</text:p>
          </table:table-cell>
          <table:table-cell table:formula="of:=MAX([Sheet1.C712];[Sheet1.E712])" office:value-type="float" office:value="57">
            <text:p>57</text:p>
          </table:table-cell>
          <table:table-cell table:formula="of:=[Sheet1.G712]" office:value-type="float" office:value="64">
            <text:p>64</text:p>
          </table:table-cell>
          <table:table-cell table:formula="of:=OR(NOT(NOT([Sheet1.D712])); NOT(NOT([Sheet1.F712])); [.C712]=[.D712])" office:value-type="boolean" office:boolean-value="true">
            <text:p>TRUE</text:p>
          </table:table-cell>
        </table:table-row>
        <table:table-row table:style-name="ro1">
          <table:table-cell table:formula="of:=[Sheet1.A713]" office:value-type="string" office:string-value="trucks-strips">
            <text:p>trucks-strips</text:p>
          </table:table-cell>
          <table:table-cell table:formula="of:=[Sheet1.B713]" office:value-type="string" office:string-value="p28">
            <text:p>p28</text:p>
          </table:table-cell>
          <table:table-cell table:formula="of:=MAX([Sheet1.C713];[Sheet1.E713])" office:value-type="float" office:value="60">
            <text:p>60</text:p>
          </table:table-cell>
          <table:table-cell table:formula="of:=[Sheet1.G713]" office:value-type="float" office:value="62">
            <text:p>62</text:p>
          </table:table-cell>
          <table:table-cell table:formula="of:=OR(NOT(NOT([Sheet1.D713])); NOT(NOT([Sheet1.F713])); [.C713]=[.D713])" office:value-type="boolean" office:boolean-value="true">
            <text:p>TRUE</text:p>
          </table:table-cell>
        </table:table-row>
        <table:table-row table:style-name="ro1">
          <table:table-cell table:formula="of:=[Sheet1.A714]" office:value-type="string" office:string-value="trucks-strips">
            <text:p>trucks-strips</text:p>
          </table:table-cell>
          <table:table-cell table:formula="of:=[Sheet1.B714]" office:value-type="string" office:string-value="p29">
            <text:p>p29</text:p>
          </table:table-cell>
          <table:table-cell table:formula="of:=MAX([Sheet1.C714];[Sheet1.E714])" office:value-type="float" office:value="63">
            <text:p>63</text:p>
          </table:table-cell>
          <table:table-cell table:formula="of:=[Sheet1.G714]" office:value-type="float" office:value="64">
            <text:p>64</text:p>
          </table:table-cell>
          <table:table-cell table:formula="of:=OR(NOT(NOT([Sheet1.D714])); NOT(NOT([Sheet1.F714])); [.C714]=[.D714])" office:value-type="boolean" office:boolean-value="true">
            <text:p>TRUE</text:p>
          </table:table-cell>
        </table:table-row>
        <table:table-row table:style-name="ro1">
          <table:table-cell table:formula="of:=[Sheet1.A715]" office:value-type="string" office:string-value="trucks-strips">
            <text:p>trucks-strips</text:p>
          </table:table-cell>
          <table:table-cell table:formula="of:=[Sheet1.B715]" office:value-type="string" office:string-value="p30">
            <text:p>p30</text:p>
          </table:table-cell>
          <table:table-cell table:formula="of:=MAX([Sheet1.C715];[Sheet1.E715])" office:value-type="float" office:value="66">
            <text:p>66</text:p>
          </table:table-cell>
          <table:table-cell table:formula="of:=[Sheet1.G715]" office:value-type="float" office:value="66">
            <text:p>66</text:p>
          </table:table-cell>
          <table:table-cell table:formula="of:=OR(NOT(NOT([Sheet1.D715])); NOT(NOT([Sheet1.F715])); [.C715]=[.D715])" office:value-type="boolean" office:boolean-value="true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0">08/30/2011</text:date>, <text:time>19:2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8-30T19:22:19</dc:date>
    <dc:creator>Florian Pommerening</dc:creator>
    <meta:generator>LibreOffice/3.3$Linux LibreOffice_project/330m19$Build-301</meta:generator>
    <meta:editing-duration>PT16M56S</meta:editing-duration>
    <meta:editing-cycles>4</meta:editing-cycles>
    <meta:document-statistic meta:table-count="2" meta:cell-count="8580" meta:object-count="0"/>
  </office:meta>
</office:document-meta>
</file>